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68.2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18.8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96.31mm"/>
    </style:style>
    <style:style style:name="co7" style:family="table-column">
      <style:table-column-properties fo:break-before="auto" style:column-width="41.54mm"/>
    </style:style>
    <style:style style:name="co8" style:family="table-column">
      <style:table-column-properties fo:break-before="auto" style:column-width="38.89mm"/>
    </style:style>
    <style:style style:name="co9" style:family="table-column">
      <style:table-column-properties fo:break-before="auto" style:column-width="51.86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6.25mm"/>
    </style:style>
    <style:style style:name="co13" style:family="table-column">
      <style:table-column-properties fo:break-before="auto" style:column-width="46.3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39.42mm"/>
    </style:style>
    <style:style style:name="co16" style:family="table-column">
      <style:table-column-properties fo:break-before="auto" style:column-width="41.28mm"/>
    </style:style>
    <style:style style:name="co17" style:family="table-column">
      <style:table-column-properties fo:break-before="auto" style:column-width="33.6mm"/>
    </style:style>
    <style:style style:name="co18" style:family="table-column">
      <style:table-column-properties fo:break-before="auto" style:column-width="42.07mm"/>
    </style:style>
    <style:style style:name="co19" style:family="table-column">
      <style:table-column-properties fo:break-before="auto" style:column-width="50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2_20_-_20_Trait_20_data_20_-_20_Physiological_20_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T1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style:text-position="-33% 58%" fo:color="#000000" style:font-name-complex="Times New Roman" style:font-size-asian="11pt" style:font-size-complex="11pt" style:font-weight-asian="normal" style:font-weight-complex="normal" style:font-style-asian="normal" fo:text-shadow="none"/>
    </style:style>
    <style:style style:name="T2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fo:text-shadow="none" style:text-position="0% 100%"/>
    </style:style>
    <style:style style:name="T3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fo:text-shadow="none" style:text-position="33% 58%"/>
    </style:style>
    <style:style style:name="T4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fo:text-shadow="none" style:text-position="-33% 58%"/>
    </style:style>
    <style:style style:name="T5" style:family="text">
      <style:text-properties fo:text-shadow="none" style:font-name="Times New Roman" style:font-style-asian="normal" style:font-weight-complex="normal" style:font-weight-asian="normal" style:font-size-complex="11pt" style:font-size-asian="11pt" style:font-name-complex="Times New Roman" fo:color="#000000" style:text-position="-33% 58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" style:family="text">
      <style:text-properties fo:text-shadow="none" style:font-name="Times New Roman" style:font-style-asian="normal" style:font-weight-complex="normal" style:font-weight-asian="normal" style:font-size-complex="11pt" style:font-size-asian="11pt" style:font-name-complex="Times New Roman" fo:color="#000000" style:text-outline="false" fo:font-style="normal" style:text-line-through-type="none" style:text-underline-style="none" style:text-underline-color="font-color" fo:font-weight="normal" fo:font-size="11pt" style:font-style-complex="normal" style:text-position="0% 100%"/>
    </style:style>
    <style:style style:name="T7" style:family="text">
      <style:text-properties fo:text-shadow="none" style:font-name="Times New Roman" style:font-style-asian="normal" style:font-weight-complex="normal" style:font-weight-asian="normal" style:font-size-complex="11pt" style:font-size-asian="11pt" style:font-name-complex="Times New Roman" fo:color="#000000" style:text-outline="false" fo:font-style="normal" style:text-line-through-type="none" style:text-underline-style="none" style:text-underline-color="font-color" fo:font-weight="normal" fo:font-size="11pt" style:font-style-complex="normal" style:text-position="33% 58%"/>
    </style:style>
    <style:style style:name="T8" style:family="text">
      <style:text-properties fo:text-shadow="none" style:font-name="Times New Roman" style:font-style-asian="normal" style:font-weight-complex="normal" style:font-weight-asian="normal" style:font-size-complex="11pt" style:font-size-asian="11pt" style:font-name-complex="Times New Roman" fo:color="#000000" style:text-outline="false" fo:font-style="normal" style:text-line-through-type="none" style:text-underline-style="none" style:text-underline-color="font-color" fo:font-weight="normal" fo:font-size="11pt" style:font-style-complex="normal" style:text-position="-33% 58%"/>
    </style:style>
    <style:style style:name="T9" style:family="text">
      <style:text-properties fo:text-shadow="none" style:font-name="Times New Roman" fo:font-size="11pt" fo:font-weight="normal" style:text-underline-style="none" style:text-underline-color="font-color" style:text-line-through-type="none" fo:font-style="normal" style:text-outline="false" style:text-position="33% 58%" fo:color="#000000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text-shadow="none" style:font-name="Times New Roman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style:font-style-complex="normal" style:text-position="0% 100%"/>
    </style:style>
    <style:style style:name="T11" style:family="text">
      <style:text-properties fo:text-shadow="none" style:font-name="Times New Roman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style:font-style-complex="normal" style:text-position="33% 58%"/>
    </style:style>
    <style:style style:name="T12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style:text-position="33% 58%" fo:color="#000000" style:font-name-complex="Times New Roman" style:font-size-asian="11pt" style:font-size-complex="11pt" style:font-weight-asian="normal" style:font-weight-complex="normal" style:font-style-asian="normal" fo:text-shadow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ata form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ull taxonomic desig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pec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ubsp. abbrevi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imal degre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Decimal degre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ion.avg</text:p>
          </table:table-cell>
          <table:table-cell office:value-type="string" calcext:value-type="string">
            <text:p>m as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verage site elev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ion.rep</text:p>
          </table:table-cell>
          <table:table-cell office:value-type="string" calcext:value-type="string">
            <text:p>m as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Individual tree elev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e.r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ID site/t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spect - 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spect categor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wc.leaf.dm</text:p>
          </table:table-cell>
          <table:table-cell table:style-name="ce2" office:value-type="string" calcext:value-type="string">
            <text:p>g<text:span text:style-name="T1">water</text:span><text:span text:style-name="T2"> g</text:span><text:span text:style-name="T3">-1</text:span><text:span text:style-name="T2"> </text:span><text:span text:style-name="T4">dry mass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- saturated water cont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.leaf.dm</text:p>
          </table:table-cell>
          <table:table-cell table:style-name="ce3" office:value-type="string" calcext:value-type="string">
            <text:p>g<text:span text:style-name="T5">water</text:span><text:span text:style-name="T6"> g</text:span><text:span text:style-name="T7">-1</text:span><text:span text:style-name="T8">dry mass</text:span><text:span text:style-name="T6"> MPa</text:span><text:span text:style-name="T7">-1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- Hydraulic capacita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min.leaf</text:p>
          </table:table-cell>
          <table:table-cell table:style-name="ce2" office:value-type="string" calcext:value-type="string">
            <text:p>mmol m<text:span text:style-name="T9">-2</text:span><text:span text:style-name="T10"> s</text:span><text:span text:style-name="T11">-1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eaf - Minimum surface water vapour conducta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min.stem</text:p>
          </table:table-cell>
          <table:table-cell table:style-name="ce2" office:value-type="string" calcext:value-type="string">
            <text:p>mmol m<text:span text:style-name="T9">-2</text:span><text:span text:style-name="T10"> s</text:span><text:span text:style-name="T11">-1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Stem Minimum surface water vapour conductan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.stem.dm</text:p>
          </table:table-cell>
          <table:table-cell table:style-name="ce3" office:value-type="string" calcext:value-type="string">
            <text:p>g<text:span text:style-name="T5">water</text:span><text:span text:style-name="T6"> g</text:span><text:span text:style-name="T7">-1</text:span><text:span text:style-name="T8">dry mass</text:span><text:span text:style-name="T6"> MPa</text:span><text:span text:style-name="T7">-1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Hydraulic capacitan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wc.stem.dm</text:p>
          </table:table-cell>
          <table:table-cell table:style-name="ce2" office:value-type="string" calcext:value-type="string">
            <text:p>g<text:span text:style-name="T1">water</text:span><text:span text:style-name="T2"> g</text:span><text:span text:style-name="T3">-1</text:span><text:span text:style-name="T2"> </text:span><text:span text:style-name="T4">dry mass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saturated water cont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.branch</text:p>
          </table:table-cell>
          <table:table-cell table:style-name="ce2" office:value-type="string" calcext:value-type="string">
            <text:p>g cm<text:span text:style-name="T12">-3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sapwood densi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ma</text:p>
          </table:table-cell>
          <table:table-cell table:style-name="ce2" office:value-type="string" calcext:value-type="string">
            <text:p>g m<text:span text:style-name="T12">-2</text:span></text:p>
          </table:table-cell>
          <table:table-cell office:value-type="string" calcext:value-type="string">
            <text:p>Numeric</text:p>
          </table:table-cell>
          <table:table-cell table:style-name="ce2" office:value-type="string" calcext:value-type="string">
            <text:p>Leaf mass per unit 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af.size</text:p>
          </table:table-cell>
          <table:table-cell table:style-name="ce2" office:value-type="string" calcext:value-type="string">
            <text:p>cm<text:span text:style-name="T12">2</text:span></text:p>
          </table:table-cell>
          <table:table-cell office:value-type="string" calcext:value-type="string">
            <text:p>Numeric</text:p>
          </table:table-cell>
          <table:table-cell table:style-name="ce3" office:value-type="string" calcext:value-type="string">
            <text:p>Leaf siz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v</text:p>
          </table:table-cell>
          <table:table-cell table:style-name="ce2" office:value-type="string" calcext:value-type="string">
            <text:p>cm<text:span text:style-name="T9">2</text:span><text:span text:style-name="T10"> m</text:span><text:span text:style-name="T11">-2</text:span></text:p>
          </table:table-cell>
          <table:table-cell office:value-type="string" calcext:value-type="string">
            <text:p>Numeric</text:p>
          </table:table-cell>
          <table:table-cell table:style-name="ce3" office:value-type="string" calcext:value-type="string">
            <text:p>Branch - Huber value (sapwood: leaf area rat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t.branch</text:p>
          </table:table-cell>
          <table:table-cell table:style-name="ce2" office:value-type="string" calcext:value-type="string">
            <text:p>% of diam.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Relative bark thick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h.cm</text:p>
          </table:table-cell>
          <table:table-cell table:style-name="ce2" office:value-type="string" calcext:value-type="string">
            <text:p>c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ametre at breast 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e.height.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 table:style-name="ce2" office:value-type="string" calcext:value-type="string">
            <text:p>Tree 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t.bole</text:p>
          </table:table-cell>
          <table:table-cell table:style-name="ce2" office:value-type="string" calcext:value-type="string">
            <text:p>% of DB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ole - relative bark thickne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.bole</text:p>
          </table:table-cell>
          <table:table-cell table:style-name="ce2" office:value-type="string" calcext:value-type="string">
            <text:p>g cm<text:span text:style-name="T12">-3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ole - sapwood densi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rk.dens.bole</text:p>
          </table:table-cell>
          <table:table-cell table:style-name="ce2" office:value-type="string" calcext:value-type="string">
            <text:p>g cm<text:span text:style-name="T12">-3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ole - bark densi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essel.dens.branch</text:p>
          </table:table-cell>
          <table:table-cell table:style-name="ce2" office:value-type="string" calcext:value-type="string">
            <text:p>no. vessel mm<text:span text:style-name="T12">-2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vessel den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men.area.branch</text:p>
          </table:table-cell>
          <table:table-cell table:style-name="ce3" office:value-type="string" calcext:value-type="string">
            <text:p>% per cross-sectional 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Xylem lumen fractional 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re.area.branch</text:p>
          </table:table-cell>
          <table:table-cell table:style-name="ce3" office:value-type="string" calcext:value-type="string">
            <text:p>% per cross-sectional 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Fibre fractional 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ssel.diam.branch</text:p>
          </table:table-cell>
          <table:table-cell table:style-name="ce2" office:value-type="string" calcext:value-type="string">
            <text:p>µ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vessel diame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v.branch</text:p>
          </table:table-cell>
          <table:table-cell table:style-name="ce2" office:value-type="string" calcext:value-type="string">
            <text:p>mg m<text:span text:style-name="T13">-1</text:span><text:span text:style-name="T2"> s</text:span><text:span text:style-name="T3">-1 </text:span><text:span text:style-name="T2">MPa</text:span><text:span text:style-name="T3">-1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xylem vessel-specific hydraulic conductivi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s.branch</text:p>
          </table:table-cell>
          <table:table-cell table:style-name="ce2" office:value-type="string" calcext:value-type="string">
            <text:p>kg m<text:span text:style-name="T13">-1</text:span><text:span text:style-name="T2"> s</text:span><text:span text:style-name="T3">-1 </text:span><text:span text:style-name="T2">MPa</text:span><text:span text:style-name="T3">-1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ranch - Stem-specific hydraulic conductivity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ibre.dens.branch</text:p>
          </table:table-cell>
          <table:table-cell table:style-name="ce2" office:value-type="string" calcext:value-type="string">
            <text:p>g cm<text:span text:style-name="T12">-3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ibre fraction den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 to bedrock.cm</text:p>
          </table:table-cell>
          <table:table-cell table:style-name="ce2" office:value-type="string" calcext:value-type="string">
            <text:p>c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oil depth to bedroc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 Clay</text:p>
          </table:table-cell>
          <table:table-cell table:style-name="ce2" office:value-type="string" calcext:value-type="string">
            <text:p>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oil Percent c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 (0-140)</text:p>
          </table:table-cell>
          <table:table-cell table:style-name="ce2" office:value-type="string" calcext:value-type="string">
            <text:p>0-140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oil 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 Sand</text:p>
          </table:table-cell>
          <table:table-cell table:style-name="ce2" office:value-type="string" calcext:value-type="string">
            <text:p>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oil Percent s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 Silt</text:p>
          </table:table-cell>
          <table:table-cell table:style-name="ce2" office:value-type="string" calcext:value-type="string">
            <text:p>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oil Percent si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l organic content (t.h)</text:p>
          </table:table-cell>
          <table:table-cell table:style-name="ce2" office:value-type="string" calcext:value-type="string">
            <text:p>tonnes per hecta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oil Organic Carb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 = Annual Mean Temper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2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2 = Mean Diurnal Range (Mean of monthly (max temp - min temp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3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3 = Isothermality (BIO2/BIO7) (×100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4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4 = Temperature Seasonality (standard deviation ×100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5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5 = Max Temperature of Warmest Mo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6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6 = Min Temperature of Coldest Mo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7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7 = Temperature Annual Range (BIO5-BIO6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8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8 = Mean Temperature of Wett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9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9 = Mean Temperature of Dri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0_cli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0 = Mean Temperature of Warm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1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1 = Mean Temperature of Cold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2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2 = Annual Precipi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3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3 = Precipitation of Wettest Mo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4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4 = Precipitation of Driest Mo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5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5 = Precipitation Seasonality (Coefficient of Vari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6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6 = Precipitation of Wett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7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7 = Precipitation of Dri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er_Pre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8 = Precipitation of Warme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O19_clip</text:p>
          </table:table-cell>
          <table:table-cell table:style-name="ce2" office:value-type="string" calcext:value-type="string">
            <text:p>m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IO19 = Precipitation of Coldest Quarter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- Trait data - Physiological " table:style-name="ta2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number-columns-repeated="995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.avg</text:p>
          </table:table-cell>
          <table:table-cell office:value-type="string" calcext:value-type="string">
            <text:p>elevation.rep</text:p>
          </table:table-cell>
          <table:table-cell office:value-type="string" calcext:value-type="string">
            <text:p>site.rep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satwc.leaf.dm</text:p>
          </table:table-cell>
          <table:table-cell office:value-type="string" calcext:value-type="string">
            <text:p>c.leaf.dm</text:p>
          </table:table-cell>
          <table:table-cell office:value-type="string" calcext:value-type="string">
            <text:p>gmin.leaf</text:p>
          </table:table-cell>
          <table:table-cell office:value-type="string" calcext:value-type="string">
            <text:p>gmin.stem</text:p>
          </table:table-cell>
          <table:table-cell office:value-type="string" calcext:value-type="string">
            <text:p>c.stem.dm</text:p>
          </table:table-cell>
          <table:table-cell office:value-type="string" calcext:value-type="string">
            <text:p>satwc.stem.dm</text:p>
          </table:table-cell>
          <table:table-cell office:value-type="string" calcext:value-type="string">
            <text:p>wd.branch</text:p>
          </table:table-cell>
          <table:table-cell office:value-type="string" calcext:value-type="string">
            <text:p>lma</text:p>
          </table:table-cell>
          <table:table-cell office:value-type="string" calcext:value-type="string">
            <text:p>leaf.size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rbt.branch</text:p>
          </table:table-cell>
          <table:table-cell office:value-type="string" calcext:value-type="string">
            <text:p>dbh.cm</text:p>
          </table:table-cell>
          <table:table-cell office:value-type="string" calcext:value-type="string">
            <text:p>tree.height.m</text:p>
          </table:table-cell>
          <table:table-cell office:value-type="string" calcext:value-type="string">
            <text:p>rbt.bole</text:p>
          </table:table-cell>
          <table:table-cell office:value-type="string" calcext:value-type="string">
            <text:p>wd.bole</text:p>
          </table:table-cell>
          <table:table-cell office:value-type="string" calcext:value-type="string">
            <text:p>bark.dens.bole</text:p>
          </table:table-cell>
          <table:table-cell office:value-type="string" calcext:value-type="string">
            <text:p>vessel.dens.branch</text:p>
          </table:table-cell>
          <table:table-cell office:value-type="string" calcext:value-type="string">
            <text:p>Lumen.area.branch</text:p>
          </table:table-cell>
          <table:table-cell office:value-type="string" calcext:value-type="string">
            <text:p>Fibre.area.branch</text:p>
          </table:table-cell>
          <table:table-cell office:value-type="string" calcext:value-type="string">
            <text:p>vessel.diam.branch</text:p>
          </table:table-cell>
          <table:table-cell office:value-type="string" calcext:value-type="string">
            <text:p>kv.branch</text:p>
          </table:table-cell>
          <table:table-cell office:value-type="string" calcext:value-type="string">
            <text:p>ks.branch</text:p>
          </table:table-cell>
          <table:table-cell office:value-type="string" calcext:value-type="string">
            <text:p>fibre.dens.branch</text:p>
          </table:table-cell>
          <table:table-cell office:value-type="string" calcext:value-type="string">
            <text:p>Depth to bedrock.cm</text:p>
          </table:table-cell>
          <table:table-cell office:value-type="string" calcext:value-type="string">
            <text:p>Percent Clay</text:p>
          </table:table-cell>
          <table:table-cell office:value-type="string" calcext:value-type="string">
            <text:p>pH (0-140)</text:p>
          </table:table-cell>
          <table:table-cell office:value-type="string" calcext:value-type="string">
            <text:p>Percent Sand</text:p>
          </table:table-cell>
          <table:table-cell office:value-type="string" calcext:value-type="string">
            <text:p>Percent Silt</text:p>
          </table:table-cell>
          <table:table-cell office:value-type="string" calcext:value-type="string">
            <text:p>Soil organic content (t.h)</text:p>
          </table:table-cell>
          <table:table-cell office:value-type="string" calcext:value-type="string">
            <text:p>BIO1_clip</text:p>
          </table:table-cell>
          <table:table-cell office:value-type="string" calcext:value-type="string">
            <text:p>BIO2_clip</text:p>
          </table:table-cell>
          <table:table-cell office:value-type="string" calcext:value-type="string">
            <text:p>BIO3_clip</text:p>
          </table:table-cell>
          <table:table-cell office:value-type="string" calcext:value-type="string">
            <text:p>BIO4_clip</text:p>
          </table:table-cell>
          <table:table-cell office:value-type="string" calcext:value-type="string">
            <text:p>BIO5_clip</text:p>
          </table:table-cell>
          <table:table-cell office:value-type="string" calcext:value-type="string">
            <text:p>BIO6_clip</text:p>
          </table:table-cell>
          <table:table-cell office:value-type="string" calcext:value-type="string">
            <text:p>BIO7_clip</text:p>
          </table:table-cell>
          <table:table-cell office:value-type="string" calcext:value-type="string">
            <text:p>BIO8_clip</text:p>
          </table:table-cell>
          <table:table-cell office:value-type="string" calcext:value-type="string">
            <text:p>BIO9_clip</text:p>
          </table:table-cell>
          <table:table-cell office:value-type="string" calcext:value-type="string">
            <text:p>BIO10_clip</text:p>
          </table:table-cell>
          <table:table-cell office:value-type="string" calcext:value-type="string">
            <text:p>BIO11</text:p>
          </table:table-cell>
          <table:table-cell office:value-type="string" calcext:value-type="string">
            <text:p>BIO12_clip</text:p>
          </table:table-cell>
          <table:table-cell office:value-type="string" calcext:value-type="string">
            <text:p>BIO13_clip</text:p>
          </table:table-cell>
          <table:table-cell office:value-type="string" calcext:value-type="string">
            <text:p>BIO14_clip</text:p>
          </table:table-cell>
          <table:table-cell office:value-type="string" calcext:value-type="string">
            <text:p>BIO15_clip</text:p>
          </table:table-cell>
          <table:table-cell office:value-type="string" calcext:value-type="string">
            <text:p>BIO16_clip</text:p>
          </table:table-cell>
          <table:table-cell office:value-type="string" calcext:value-type="string">
            <text:p>BIO17_clip</text:p>
          </table:table-cell>
          <table:table-cell office:value-type="string" calcext:value-type="string">
            <text:p>Summer_Pre</text:p>
          </table:table-cell>
          <table:table-cell office:value-type="string" calcext:value-type="string">
            <text:p>BIO19_clip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562397" calcext:value-type="float">
            <text:p>-36.43562397</text:p>
          </table:table-cell>
          <table:table-cell office:value-type="float" office:value="148.333218" calcext:value-type="float">
            <text:p>148.333218</text:p>
          </table:table-cell>
          <table:table-cell office:value-type="float" office:value="1810" calcext:value-type="float">
            <text:p>181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A1</text:p>
          </table:table-cell>
          <table:table-cell office:value-type="float" office:value="355.3469849" calcext:value-type="float">
            <text:p>355.3469849</text:p>
          </table:table-cell>
          <table:table-cell office:value-type="string" calcext:value-type="string">
            <text:p>N</text:p>
          </table:table-cell>
          <table:table-cell office:value-type="float" office:value="1.012995812" calcext:value-type="float">
            <text:p>1.012995812</text:p>
          </table:table-cell>
          <table:table-cell office:value-type="float" office:value="0.040616848" calcext:value-type="float">
            <text:p>0.040616848</text:p>
          </table:table-cell>
          <table:table-cell office:value-type="float" office:value="5.822413184" calcext:value-type="float">
            <text:p>5.822413184</text:p>
          </table:table-cell>
          <table:table-cell office:value-type="float" office:value="17.58531455" calcext:value-type="float">
            <text:p>17.58531455</text:p>
          </table:table-cell>
          <table:table-cell office:value-type="float" office:value="0.11446277" calcext:value-type="float">
            <text:p>0.11446277</text:p>
          </table:table-cell>
          <table:table-cell office:value-type="float" office:value="1.043613279" calcext:value-type="float">
            <text:p>1.043613279</text:p>
          </table:table-cell>
          <table:table-cell office:value-type="float" office:value="0.625187182" calcext:value-type="float">
            <text:p>0.625187182</text:p>
          </table:table-cell>
          <table:table-cell office:value-type="float" office:value="403.6527217" calcext:value-type="float">
            <text:p>403.6527217</text:p>
          </table:table-cell>
          <table:table-cell office:value-type="float" office:value="10.448" calcext:value-type="float">
            <text:p>10.448</text:p>
          </table:table-cell>
          <table:table-cell office:value-type="float" office:value="5.036035433" calcext:value-type="float">
            <text:p>5.036035433</text:p>
          </table:table-cell>
          <table:table-cell office:value-type="float" office:value="20.1997445" calcext:value-type="float">
            <text:p>20.1997445</text:p>
          </table:table-cell>
          <table:table-cell office:value-type="float" office:value="20.5" calcext:value-type="float">
            <text:p>20.5</text:p>
          </table:table-cell>
          <table:table-cell office:value-type="float" office:value="7.24" calcext:value-type="float">
            <text:p>7.24</text:p>
          </table:table-cell>
          <table:table-cell office:value-type="float" office:value="11.70731707" calcext:value-type="float">
            <text:p>11.70731707</text:p>
          </table:table-cell>
          <table:table-cell/>
          <table:table-cell office:value-type="float" office:value="0.33190006" calcext:value-type="float">
            <text:p>0.33190006</text:p>
          </table:table-cell>
          <table:table-cell office:value-type="float" office:value="41.47901552" calcext:value-type="float">
            <text:p>41.47901552</text:p>
          </table:table-cell>
          <table:table-cell office:value-type="float" office:value="6.9720831" calcext:value-type="float">
            <text:p>6.9720831</text:p>
          </table:table-cell>
          <table:table-cell office:value-type="float" office:value="93.0279169" calcext:value-type="float">
            <text:p>93.0279169</text:p>
          </table:table-cell>
          <table:table-cell office:value-type="float" office:value="44.2837415" calcext:value-type="float">
            <text:p>44.2837415</text:p>
          </table:table-cell>
          <table:table-cell table:style-name="ce4" office:value-type="string" calcext:value-type="string">
            <text:p>1.48E-01</text:p>
          </table:table-cell>
          <table:table-cell office:value-type="float" office:value="6.134685278" calcext:value-type="float">
            <text:p>6.134685278</text:p>
          </table:table-cell>
          <table:table-cell office:value-type="float" office:value="0.672042547" calcext:value-type="float">
            <text:p>0.672042547</text:p>
          </table:table-cell>
          <table:table-cell office:value-type="float" office:value="1264" calcext:value-type="float">
            <text:p>1264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54699" calcext:value-type="float">
            <text:p>-36.43654699</text:p>
          </table:table-cell>
          <table:table-cell office:value-type="float" office:value="148.332163" calcext:value-type="float">
            <text:p>148.332163</text:p>
          </table:table-cell>
          <table:table-cell office:value-type="float" office:value="1810" calcext:value-type="float">
            <text:p>1810</text:p>
          </table:table-cell>
          <table:table-cell office:value-type="float" office:value="1802.122559" calcext:value-type="float">
            <text:p>1802.122559</text:p>
          </table:table-cell>
          <table:table-cell office:value-type="string" calcext:value-type="string">
            <text:p>A2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030172273" calcext:value-type="float">
            <text:p>1.030172273</text:p>
          </table:table-cell>
          <table:table-cell office:value-type="float" office:value="0.046710657" calcext:value-type="float">
            <text:p>0.046710657</text:p>
          </table:table-cell>
          <table:table-cell office:value-type="float" office:value="4.064459487" calcext:value-type="float">
            <text:p>4.064459487</text:p>
          </table:table-cell>
          <table:table-cell office:value-type="float" office:value="6.228515057" calcext:value-type="float">
            <text:p>6.228515057</text:p>
          </table:table-cell>
          <table:table-cell office:value-type="float" office:value="0.055362071" calcext:value-type="float">
            <text:p>0.055362071</text:p>
          </table:table-cell>
          <table:table-cell office:value-type="float" office:value="0.940649573" calcext:value-type="float">
            <text:p>0.940649573</text:p>
          </table:table-cell>
          <table:table-cell office:value-type="float" office:value="0.53142315" calcext:value-type="float">
            <text:p>0.53142315</text:p>
          </table:table-cell>
          <table:table-cell office:value-type="float" office:value="371.3631157" calcext:value-type="float">
            <text:p>371.3631157</text:p>
          </table:table-cell>
          <table:table-cell office:value-type="float" office:value="9.603" calcext:value-type="float">
            <text:p>9.603</text:p>
          </table:table-cell>
          <table:table-cell office:value-type="float" office:value="4.531168644" calcext:value-type="float">
            <text:p>4.531168644</text:p>
          </table:table-cell>
          <table:table-cell office:value-type="float" office:value="17.4588029" calcext:value-type="float">
            <text:p>17.4588029</text:p>
          </table:table-cell>
          <table:table-cell office:value-type="float" office:value="20.1" calcext:value-type="float">
            <text:p>20.1</text:p>
          </table:table-cell>
          <table:table-cell office:value-type="float" office:value="7.78" calcext:value-type="float">
            <text:p>7.78</text:p>
          </table:table-cell>
          <table:table-cell office:value-type="float" office:value="9.950248756" calcext:value-type="float">
            <text:p>9.950248756</text:p>
          </table:table-cell>
          <table:table-cell office:value-type="float" office:value="0.808017403" calcext:value-type="float">
            <text:p>0.808017403</text:p>
          </table:table-cell>
          <table:table-cell office:value-type="float" office:value="0.326798263" calcext:value-type="float">
            <text:p>0.326798263</text:p>
          </table:table-cell>
          <table:table-cell office:value-type="float" office:value="46.25466728" calcext:value-type="float">
            <text:p>46.25466728</text:p>
          </table:table-cell>
          <table:table-cell office:value-type="float" office:value="7.9984804" calcext:value-type="float">
            <text:p>7.9984804</text:p>
          </table:table-cell>
          <table:table-cell office:value-type="float" office:value="92.0015196" calcext:value-type="float">
            <text:p>92.0015196</text:p>
          </table:table-cell>
          <table:table-cell office:value-type="float" office:value="45.47692629" calcext:value-type="float">
            <text:p>45.47692629</text:p>
          </table:table-cell>
          <table:table-cell table:style-name="ce4" office:value-type="string" calcext:value-type="string">
            <text:p>1.44E-01</text:p>
          </table:table-cell>
          <table:table-cell office:value-type="float" office:value="6.677752577" calcext:value-type="float">
            <text:p>6.677752577</text:p>
          </table:table-cell>
          <table:table-cell office:value-type="float" office:value="0.577624318" calcext:value-type="float">
            <text:p>0.577624318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58202" calcext:value-type="float">
            <text:p>-36.43658202</text:p>
          </table:table-cell>
          <table:table-cell office:value-type="float" office:value="148.332217" calcext:value-type="float">
            <text:p>148.332217</text:p>
          </table:table-cell>
          <table:table-cell office:value-type="float" office:value="1810" calcext:value-type="float">
            <text:p>1810</text:p>
          </table:table-cell>
          <table:table-cell office:value-type="float" office:value="1802.315796" calcext:value-type="float">
            <text:p>1802.315796</text:p>
          </table:table-cell>
          <table:table-cell office:value-type="string" calcext:value-type="string">
            <text:p>A3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062218796" calcext:value-type="float">
            <text:p>1.062218796</text:p>
          </table:table-cell>
          <table:table-cell office:value-type="float" office:value="0.043707971" calcext:value-type="float">
            <text:p>0.043707971</text:p>
          </table:table-cell>
          <table:table-cell office:value-type="float" office:value="5.136542053" calcext:value-type="float">
            <text:p>5.136542053</text:p>
          </table:table-cell>
          <table:table-cell office:value-type="float" office:value="9.196001315" calcext:value-type="float">
            <text:p>9.196001315</text:p>
          </table:table-cell>
          <table:table-cell office:value-type="float" office:value="0.134330349" calcext:value-type="float">
            <text:p>0.134330349</text:p>
          </table:table-cell>
          <table:table-cell office:value-type="float" office:value="1.230091845" calcext:value-type="float">
            <text:p>1.230091845</text:p>
          </table:table-cell>
          <table:table-cell office:value-type="float" office:value="0.556334925" calcext:value-type="float">
            <text:p>0.556334925</text:p>
          </table:table-cell>
          <table:table-cell office:value-type="float" office:value="385.1894737" calcext:value-type="float">
            <text:p>385.1894737</text:p>
          </table:table-cell>
          <table:table-cell office:value-type="float" office:value="9.5" calcext:value-type="float">
            <text:p>9.5</text:p>
          </table:table-cell>
          <table:table-cell office:value-type="float" office:value="4.062684346" calcext:value-type="float">
            <text:p>4.062684346</text:p>
          </table:table-cell>
          <table:table-cell office:value-type="float" office:value="20.3166759" calcext:value-type="float">
            <text:p>20.3166759</text:p>
          </table:table-cell>
          <table:table-cell office:value-type="float" office:value="16.3" calcext:value-type="float">
            <text:p>16.3</text:p>
          </table:table-cell>
          <table:table-cell office:value-type="float" office:value="7.07" calcext:value-type="float">
            <text:p>7.07</text:p>
          </table:table-cell>
          <table:table-cell office:value-type="float" office:value="11.45194274" calcext:value-type="float">
            <text:p>11.45194274</text:p>
          </table:table-cell>
          <table:table-cell office:value-type="float" office:value="0.659962497" calcext:value-type="float">
            <text:p>0.659962497</text:p>
          </table:table-cell>
          <table:table-cell office:value-type="float" office:value="0.379454585" calcext:value-type="float">
            <text:p>0.379454585</text:p>
          </table:table-cell>
          <table:table-cell office:value-type="float" office:value="41.95782188" calcext:value-type="float">
            <text:p>41.95782188</text:p>
          </table:table-cell>
          <table:table-cell office:value-type="float" office:value="6.9903402" calcext:value-type="float">
            <text:p>6.9903402</text:p>
          </table:table-cell>
          <table:table-cell office:value-type="float" office:value="93.0096598" calcext:value-type="float">
            <text:p>93.0096598</text:p>
          </table:table-cell>
          <table:table-cell office:value-type="float" office:value="44.41372275" calcext:value-type="float">
            <text:p>44.41372275</text:p>
          </table:table-cell>
          <table:table-cell table:style-name="ce4" office:value-type="string" calcext:value-type="string">
            <text:p>1.38E-01</text:p>
          </table:table-cell>
          <table:table-cell office:value-type="float" office:value="5.805697936" calcext:value-type="float">
            <text:p>5.805697936</text:p>
          </table:table-cell>
          <table:table-cell office:value-type="float" office:value="0.598147468" calcext:value-type="float">
            <text:p>0.598147468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59703" calcext:value-type="float">
            <text:p>-36.43659703</text:p>
          </table:table-cell>
          <table:table-cell office:value-type="float" office:value="148.332294" calcext:value-type="float">
            <text:p>148.332294</text:p>
          </table:table-cell>
          <table:table-cell office:value-type="float" office:value="1810" calcext:value-type="float">
            <text:p>1810</text:p>
          </table:table-cell>
          <table:table-cell office:value-type="float" office:value="1803.298462" calcext:value-type="float">
            <text:p>1803.298462</text:p>
          </table:table-cell>
          <table:table-cell office:value-type="string" calcext:value-type="string">
            <text:p>A4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154623908" calcext:value-type="float">
            <text:p>1.154623908</text:p>
          </table:table-cell>
          <table:table-cell office:value-type="float" office:value="0.050639296" calcext:value-type="float">
            <text:p>0.050639296</text:p>
          </table:table-cell>
          <table:table-cell office:value-type="float" office:value="3.661843129" calcext:value-type="float">
            <text:p>3.661843129</text:p>
          </table:table-cell>
          <table:table-cell office:value-type="float" office:value="16.74586363" calcext:value-type="float">
            <text:p>16.74586363</text:p>
          </table:table-cell>
          <table:table-cell office:value-type="float" office:value="0.117309091" calcext:value-type="float">
            <text:p>0.117309091</text:p>
          </table:table-cell>
          <table:table-cell office:value-type="float" office:value="1.17482443" calcext:value-type="float">
            <text:p>1.17482443</text:p>
          </table:table-cell>
          <table:table-cell office:value-type="float" office:value="0.565035497" calcext:value-type="float">
            <text:p>0.565035497</text:p>
          </table:table-cell>
          <table:table-cell office:value-type="float" office:value="393.9666578" calcext:value-type="float">
            <text:p>393.9666578</text:p>
          </table:table-cell>
          <table:table-cell office:value-type="float" office:value="11.337" calcext:value-type="float">
            <text:p>11.337</text:p>
          </table:table-cell>
          <table:table-cell office:value-type="float" office:value="4.519662722" calcext:value-type="float">
            <text:p>4.519662722</text:p>
          </table:table-cell>
          <table:table-cell office:value-type="float" office:value="21.0236085" calcext:value-type="float">
            <text:p>21.0236085</text:p>
          </table:table-cell>
          <table:table-cell office:value-type="float" office:value="36.9" calcext:value-type="float">
            <text:p>36.9</text:p>
          </table:table-cell>
          <table:table-cell office:value-type="float" office:value="11.4" calcext:value-type="float">
            <text:p>11.4</text:p>
          </table:table-cell>
          <table:table-cell office:value-type="float" office:value="5.058717254" calcext:value-type="float">
            <text:p>5.058717254</text:p>
          </table:table-cell>
          <table:table-cell office:value-type="float" office:value="0.759396443" calcext:value-type="float">
            <text:p>0.759396443</text:p>
          </table:table-cell>
          <table:table-cell office:value-type="float" office:value="0.363646523" calcext:value-type="float">
            <text:p>0.363646523</text:p>
          </table:table-cell>
          <table:table-cell office:value-type="float" office:value="41.56435886" calcext:value-type="float">
            <text:p>41.56435886</text:p>
          </table:table-cell>
          <table:table-cell office:value-type="float" office:value="6.3204515" calcext:value-type="float">
            <text:p>6.3204515</text:p>
          </table:table-cell>
          <table:table-cell office:value-type="float" office:value="93.6795485" calcext:value-type="float">
            <text:p>93.6795485</text:p>
          </table:table-cell>
          <table:table-cell office:value-type="float" office:value="42.37952303" calcext:value-type="float">
            <text:p>42.37952303</text:p>
          </table:table-cell>
          <table:table-cell table:style-name="ce4" office:value-type="string" calcext:value-type="string">
            <text:p>1.17E-01</text:p>
          </table:table-cell>
          <table:table-cell office:value-type="float" office:value="4.844873027" calcext:value-type="float">
            <text:p>4.844873027</text:p>
          </table:table-cell>
          <table:table-cell office:value-type="float" office:value="0.603157793" calcext:value-type="float">
            <text:p>0.603157793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59803" calcext:value-type="float">
            <text:p>-36.43659803</text:p>
          </table:table-cell>
          <table:table-cell office:value-type="float" office:value="148.332262" calcext:value-type="float">
            <text:p>148.332262</text:p>
          </table:table-cell>
          <table:table-cell office:value-type="float" office:value="1810" calcext:value-type="float">
            <text:p>1810</text:p>
          </table:table-cell>
          <table:table-cell office:value-type="float" office:value="1808.528198" calcext:value-type="float">
            <text:p>1808.528198</text:p>
          </table:table-cell>
          <table:table-cell office:value-type="string" calcext:value-type="string">
            <text:p>A5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056015876" calcext:value-type="float">
            <text:p>1.056015876</text:p>
          </table:table-cell>
          <table:table-cell office:value-type="float" office:value="0.047277986" calcext:value-type="float">
            <text:p>0.047277986</text:p>
          </table:table-cell>
          <table:table-cell office:value-type="float" office:value="3.806662201" calcext:value-type="float">
            <text:p>3.806662201</text:p>
          </table:table-cell>
          <table:table-cell office:value-type="float" office:value="6.431622511" calcext:value-type="float">
            <text:p>6.431622511</text:p>
          </table:table-cell>
          <table:table-cell office:value-type="float" office:value="0.11933697" calcext:value-type="float">
            <text:p>0.11933697</text:p>
          </table:table-cell>
          <table:table-cell office:value-type="float" office:value="1.093329137" calcext:value-type="float">
            <text:p>1.093329137</text:p>
          </table:table-cell>
          <table:table-cell office:value-type="float" office:value="0.585926259" calcext:value-type="float">
            <text:p>0.585926259</text:p>
          </table:table-cell>
          <table:table-cell office:value-type="float" office:value="420.6596196" calcext:value-type="float">
            <text:p>420.6596196</text:p>
          </table:table-cell>
          <table:table-cell office:value-type="float" office:value="11.5036" calcext:value-type="float">
            <text:p>11.5036</text:p>
          </table:table-cell>
          <table:table-cell office:value-type="float" office:value="2.641619329" calcext:value-type="float">
            <text:p>2.641619329</text:p>
          </table:table-cell>
          <table:table-cell office:value-type="float" office:value="25.2910268" calcext:value-type="float">
            <text:p>25.2910268</text:p>
          </table:table-cell>
          <table:table-cell office:value-type="float" office:value="18.3" calcext:value-type="float">
            <text:p>18.3</text:p>
          </table:table-cell>
          <table:table-cell office:value-type="float" office:value="10.98" calcext:value-type="float">
            <text:p>10.98</text:p>
          </table:table-cell>
          <table:table-cell office:value-type="float" office:value="13.84335155" calcext:value-type="float">
            <text:p>13.84335155</text:p>
          </table:table-cell>
          <table:table-cell office:value-type="float" office:value="0.800322" calcext:value-type="float">
            <text:p>0.800322</text:p>
          </table:table-cell>
          <table:table-cell office:value-type="float" office:value="0.366655265" calcext:value-type="float">
            <text:p>0.366655265</text:p>
          </table:table-cell>
          <table:table-cell office:value-type="float" office:value="64.07011883" calcext:value-type="float">
            <text:p>64.07011883</text:p>
          </table:table-cell>
          <table:table-cell office:value-type="float" office:value="9.6209833" calcext:value-type="float">
            <text:p>9.6209833</text:p>
          </table:table-cell>
          <table:table-cell office:value-type="float" office:value="90.3790167" calcext:value-type="float">
            <text:p>90.3790167</text:p>
          </table:table-cell>
          <table:table-cell office:value-type="float" office:value="42.19328117" calcext:value-type="float">
            <text:p>42.19328117</text:p>
          </table:table-cell>
          <table:table-cell table:style-name="ce4" office:value-type="string" calcext:value-type="string">
            <text:p>1.12E-01</text:p>
          </table:table-cell>
          <table:table-cell office:value-type="float" office:value="7.168955962" calcext:value-type="float">
            <text:p>7.168955962</text:p>
          </table:table-cell>
          <table:table-cell office:value-type="float" office:value="0.648298997" calcext:value-type="float">
            <text:p>0.648298997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0599" calcext:value-type="float">
            <text:p>-36.43660599</text:p>
          </table:table-cell>
          <table:table-cell office:value-type="float" office:value="148.332135" calcext:value-type="float">
            <text:p>148.332135</text:p>
          </table:table-cell>
          <table:table-cell office:value-type="float" office:value="1810" calcext:value-type="float">
            <text:p>1810</text:p>
          </table:table-cell>
          <table:table-cell office:value-type="float" office:value="1810.930298" calcext:value-type="float">
            <text:p>1810.930298</text:p>
          </table:table-cell>
          <table:table-cell office:value-type="string" calcext:value-type="string">
            <text:p>A6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0.956651137" calcext:value-type="float">
            <text:p>0.956651137</text:p>
          </table:table-cell>
          <table:table-cell office:value-type="float" office:value="0.042325857" calcext:value-type="float">
            <text:p>0.042325857</text:p>
          </table:table-cell>
          <table:table-cell office:value-type="float" office:value="6.486133089" calcext:value-type="float">
            <text:p>6.486133089</text:p>
          </table:table-cell>
          <table:table-cell office:value-type="float" office:value="4.959859602" calcext:value-type="float">
            <text:p>4.959859602</text:p>
          </table:table-cell>
          <table:table-cell office:value-type="float" office:value="0.096988726" calcext:value-type="float">
            <text:p>0.096988726</text:p>
          </table:table-cell>
          <table:table-cell office:value-type="float" office:value="1.134579714" calcext:value-type="float">
            <text:p>1.134579714</text:p>
          </table:table-cell>
          <table:table-cell office:value-type="float" office:value="0.538770227" calcext:value-type="float">
            <text:p>0.538770227</text:p>
          </table:table-cell>
          <table:table-cell office:value-type="float" office:value="324.4993324" calcext:value-type="float">
            <text:p>324.4993324</text:p>
          </table:table-cell>
          <table:table-cell office:value-type="float" office:value="10.486" calcext:value-type="float">
            <text:p>10.486</text:p>
          </table:table-cell>
          <table:table-cell office:value-type="float" office:value="4.83308516" calcext:value-type="float">
            <text:p>4.83308516</text:p>
          </table:table-cell>
          <table:table-cell office:value-type="float" office:value="20.0836223" calcext:value-type="float">
            <text:p>20.0836223</text:p>
          </table:table-cell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  <table:table-cell office:value-type="float" office:value="10.07407407" calcext:value-type="float">
            <text:p>10.07407407</text:p>
          </table:table-cell>
          <table:table-cell office:value-type="float" office:value="0.691793486" calcext:value-type="float">
            <text:p>0.691793486</text:p>
          </table:table-cell>
          <table:table-cell office:value-type="float" office:value="0.324743838" calcext:value-type="float">
            <text:p>0.324743838</text:p>
          </table:table-cell>
          <table:table-cell office:value-type="float" office:value="41.79816641" calcext:value-type="float">
            <text:p>41.79816641</text:p>
          </table:table-cell>
          <table:table-cell office:value-type="float" office:value="5.3834598" calcext:value-type="float">
            <text:p>5.3834598</text:p>
          </table:table-cell>
          <table:table-cell office:value-type="float" office:value="94.6165402" calcext:value-type="float">
            <text:p>94.6165402</text:p>
          </table:table-cell>
          <table:table-cell office:value-type="float" office:value="38.40397522" calcext:value-type="float">
            <text:p>38.40397522</text:p>
          </table:table-cell>
          <table:table-cell table:style-name="ce4" office:value-type="string" calcext:value-type="string">
            <text:p>9.10E-02</text:p>
          </table:table-cell>
          <table:table-cell office:value-type="float" office:value="3.802990204" calcext:value-type="float">
            <text:p>3.802990204</text:p>
          </table:table-cell>
          <table:table-cell office:value-type="float" office:value="0.569424993" calcext:value-type="float">
            <text:p>0.569424993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5503" calcext:value-type="float">
            <text:p>-36.43665503</text:p>
          </table:table-cell>
          <table:table-cell office:value-type="float" office:value="148.332106" calcext:value-type="float">
            <text:p>148.332106</text:p>
          </table:table-cell>
          <table:table-cell office:value-type="float" office:value="1810" calcext:value-type="float">
            <text:p>1810</text:p>
          </table:table-cell>
          <table:table-cell office:value-type="float" office:value="1812.15332" calcext:value-type="float">
            <text:p>1812.15332</text:p>
          </table:table-cell>
          <table:table-cell office:value-type="string" calcext:value-type="string">
            <text:p>A7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111021605" calcext:value-type="float">
            <text:p>1.111021605</text:p>
          </table:table-cell>
          <table:table-cell office:value-type="float" office:value="0.037755425" calcext:value-type="float">
            <text:p>0.037755425</text:p>
          </table:table-cell>
          <table:table-cell office:value-type="float" office:value="5.191219386" calcext:value-type="float">
            <text:p>5.191219386</text:p>
          </table:table-cell>
          <table:table-cell office:value-type="float" office:value="5.584146971" calcext:value-type="float">
            <text:p>5.584146971</text:p>
          </table:table-cell>
          <table:table-cell office:value-type="float" office:value="0.072183066" calcext:value-type="float">
            <text:p>0.072183066</text:p>
          </table:table-cell>
          <table:table-cell office:value-type="float" office:value="1.007695125" calcext:value-type="float">
            <text:p>1.007695125</text:p>
          </table:table-cell>
          <table:table-cell office:value-type="float" office:value="0.549161074" calcext:value-type="float">
            <text:p>0.549161074</text:p>
          </table:table-cell>
          <table:table-cell office:value-type="float" office:value="334.2385448" calcext:value-type="float">
            <text:p>334.2385448</text:p>
          </table:table-cell>
          <table:table-cell office:value-type="float" office:value="12.654" calcext:value-type="float">
            <text:p>12.654</text:p>
          </table:table-cell>
          <table:table-cell office:value-type="float" office:value="4.016614417" calcext:value-type="float">
            <text:p>4.016614417</text:p>
          </table:table-cell>
          <table:table-cell office:value-type="float" office:value="20.6037588" calcext:value-type="float">
            <text:p>20.6037588</text:p>
          </table:table-cell>
          <table:table-cell office:value-type="float" office:value="20" calcext:value-type="float">
            <text:p>20</text:p>
          </table:table-cell>
          <table:table-cell office:value-type="float" office:value="8.44" calcext:value-type="float">
            <text:p>8.44</text:p>
          </table:table-cell>
          <table:table-cell office:value-type="float" office:value="13" calcext:value-type="float">
            <text:p>13</text:p>
          </table:table-cell>
          <table:table-cell office:value-type="float" office:value="0.761821661" calcext:value-type="float">
            <text:p>0.761821661</text:p>
          </table:table-cell>
          <table:table-cell office:value-type="float" office:value="0.299313925" calcext:value-type="float">
            <text:p>0.299313925</text:p>
          </table:table-cell>
          <table:table-cell office:value-type="float" office:value="52.80007093" calcext:value-type="float">
            <text:p>52.80007093</text:p>
          </table:table-cell>
          <table:table-cell office:value-type="float" office:value="5.3522116" calcext:value-type="float">
            <text:p>5.3522116</text:p>
          </table:table-cell>
          <table:table-cell office:value-type="float" office:value="94.6477884" calcext:value-type="float">
            <text:p>94.6477884</text:p>
          </table:table-cell>
          <table:table-cell office:value-type="float" office:value="34.42203454" calcext:value-type="float">
            <text:p>34.42203454</text:p>
          </table:table-cell>
          <table:table-cell table:style-name="ce4" office:value-type="string" calcext:value-type="string">
            <text:p>5.39E-02</text:p>
          </table:table-cell>
          <table:table-cell office:value-type="float" office:value="2.84580629" calcext:value-type="float">
            <text:p>2.84580629</text:p>
          </table:table-cell>
          <table:table-cell office:value-type="float" office:value="0.580215432" calcext:value-type="float">
            <text:p>0.580215432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70004" calcext:value-type="float">
            <text:p>-36.43670004</text:p>
          </table:table-cell>
          <table:table-cell office:value-type="float" office:value="148.332163" calcext:value-type="float">
            <text:p>148.332163</text:p>
          </table:table-cell>
          <table:table-cell office:value-type="float" office:value="1810" calcext:value-type="float">
            <text:p>1810</text:p>
          </table:table-cell>
          <table:table-cell office:value-type="float" office:value="1811.278687" calcext:value-type="float">
            <text:p>1811.278687</text:p>
          </table:table-cell>
          <table:table-cell office:value-type="string" calcext:value-type="string">
            <text:p>A8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0.964969131" calcext:value-type="float">
            <text:p>0.964969131</text:p>
          </table:table-cell>
          <table:table-cell office:value-type="float" office:value="0.043096379" calcext:value-type="float">
            <text:p>0.043096379</text:p>
          </table:table-cell>
          <table:table-cell office:value-type="float" office:value="17.7768128" calcext:value-type="float">
            <text:p>17.7768128</text:p>
          </table:table-cell>
          <table:table-cell office:value-type="float" office:value="7.510871805" calcext:value-type="float">
            <text:p>7.510871805</text:p>
          </table:table-cell>
          <table:table-cell office:value-type="float" office:value="0.0670532" calcext:value-type="float">
            <text:p>0.0670532</text:p>
          </table:table-cell>
          <table:table-cell office:value-type="float" office:value="0.920170633" calcext:value-type="float">
            <text:p>0.920170633</text:p>
          </table:table-cell>
          <table:table-cell office:value-type="float" office:value="0.59338455" calcext:value-type="float">
            <text:p>0.59338455</text:p>
          </table:table-cell>
          <table:table-cell office:value-type="float" office:value="361.7694868" calcext:value-type="float">
            <text:p>361.7694868</text:p>
          </table:table-cell>
          <table:table-cell office:value-type="float" office:value="12.919" calcext:value-type="float">
            <text:p>12.919</text:p>
          </table:table-cell>
          <table:table-cell office:value-type="float" office:value="5.096597356" calcext:value-type="float">
            <text:p>5.096597356</text:p>
          </table:table-cell>
          <table:table-cell office:value-type="float" office:value="17.7742497" calcext:value-type="float">
            <text:p>17.7742497</text:p>
          </table:table-cell>
          <table:table-cell office:value-type="float" office:value="17.7" calcext:value-type="float">
            <text:p>17.7</text:p>
          </table:table-cell>
          <table:table-cell office:value-type="float" office:value="7.76" calcext:value-type="float">
            <text:p>7.76</text:p>
          </table:table-cell>
          <table:table-cell office:value-type="float" office:value="14.3126177" calcext:value-type="float">
            <text:p>14.3126177</text:p>
          </table:table-cell>
          <table:table-cell office:value-type="float" office:value="0.736091612" calcext:value-type="float">
            <text:p>0.736091612</text:p>
          </table:table-cell>
          <table:table-cell office:value-type="float" office:value="0.377995117" calcext:value-type="float">
            <text:p>0.377995117</text:p>
          </table:table-cell>
          <table:table-cell office:value-type="float" office:value="44.37265751" calcext:value-type="float">
            <text:p>44.37265751</text:p>
          </table:table-cell>
          <table:table-cell office:value-type="float" office:value="5.5854666" calcext:value-type="float">
            <text:p>5.5854666</text:p>
          </table:table-cell>
          <table:table-cell office:value-type="float" office:value="94.4145334" calcext:value-type="float">
            <text:p>94.4145334</text:p>
          </table:table-cell>
          <table:table-cell office:value-type="float" office:value="38.52028905" calcext:value-type="float">
            <text:p>38.52028905</text:p>
          </table:table-cell>
          <table:table-cell table:style-name="ce4" office:value-type="string" calcext:value-type="string">
            <text:p>7.97E-02</text:p>
          </table:table-cell>
          <table:table-cell office:value-type="float" office:value="3.534504155" calcext:value-type="float">
            <text:p>3.534504155</text:p>
          </table:table-cell>
          <table:table-cell office:value-type="float" office:value="0.628488569" calcext:value-type="float">
            <text:p>0.628488569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64" calcext:value-type="float">
            <text:p>-36.436664</text:p>
          </table:table-cell>
          <table:table-cell office:value-type="float" office:value="148.332204" calcext:value-type="float">
            <text:p>148.332204</text:p>
          </table:table-cell>
          <table:table-cell office:value-type="float" office:value="1810" calcext:value-type="float">
            <text:p>1810</text:p>
          </table:table-cell>
          <table:table-cell office:value-type="float" office:value="1810.966553" calcext:value-type="float">
            <text:p>1810.966553</text:p>
          </table:table-cell>
          <table:table-cell office:value-type="string" calcext:value-type="string">
            <text:p>A9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115856151" calcext:value-type="float">
            <text:p>1.115856151</text:p>
          </table:table-cell>
          <table:table-cell office:value-type="float" office:value="0.050989375" calcext:value-type="float">
            <text:p>0.050989375</text:p>
          </table:table-cell>
          <table:table-cell office:value-type="float" office:value="5.168326886" calcext:value-type="float">
            <text:p>5.168326886</text:p>
          </table:table-cell>
          <table:table-cell office:value-type="float" office:value="7.178138552" calcext:value-type="float">
            <text:p>7.178138552</text:p>
          </table:table-cell>
          <table:table-cell office:value-type="float" office:value="0.091711088" calcext:value-type="float">
            <text:p>0.091711088</text:p>
          </table:table-cell>
          <table:table-cell office:value-type="float" office:value="1.107637964" calcext:value-type="float">
            <text:p>1.107637964</text:p>
          </table:table-cell>
          <table:table-cell office:value-type="float" office:value="0.535954009" calcext:value-type="float">
            <text:p>0.535954009</text:p>
          </table:table-cell>
          <table:table-cell office:value-type="float" office:value="374.0472642" calcext:value-type="float">
            <text:p>374.0472642</text:p>
          </table:table-cell>
          <table:table-cell office:value-type="float" office:value="9.394" calcext:value-type="float">
            <text:p>9.394</text:p>
          </table:table-cell>
          <table:table-cell office:value-type="float" office:value="5.099513267" calcext:value-type="float">
            <text:p>5.099513267</text:p>
          </table:table-cell>
          <table:table-cell office:value-type="float" office:value="19.2079847" calcext:value-type="float">
            <text:p>19.2079847</text:p>
          </table:table-cell>
          <table:table-cell office:value-type="float" office:value="27.1" calcext:value-type="float">
            <text:p>27.1</text:p>
          </table:table-cell>
          <table:table-cell office:value-type="float" office:value="8.12" calcext:value-type="float">
            <text:p>8.12</text:p>
          </table:table-cell>
          <table:table-cell office:value-type="float" office:value="8.11808118" calcext:value-type="float">
            <text:p>8.11808118</text:p>
          </table:table-cell>
          <table:table-cell office:value-type="float" office:value="0.662084563" calcext:value-type="float">
            <text:p>0.662084563</text:p>
          </table:table-cell>
          <table:table-cell office:value-type="float" office:value="0.431051612" calcext:value-type="float">
            <text:p>0.431051612</text:p>
          </table:table-cell>
          <table:table-cell office:value-type="float" office:value="28.4121076" calcext:value-type="float">
            <text:p>28.4121076</text:p>
          </table:table-cell>
          <table:table-cell office:value-type="float" office:value="4.373635" calcext:value-type="float">
            <text:p>4.373635</text:p>
          </table:table-cell>
          <table:table-cell office:value-type="float" office:value="95.626365" calcext:value-type="float">
            <text:p>95.626365</text:p>
          </table:table-cell>
          <table:table-cell office:value-type="float" office:value="42.4128422" calcext:value-type="float">
            <text:p>42.4128422</text:p>
          </table:table-cell>
          <table:table-cell table:style-name="ce4" office:value-type="string" calcext:value-type="string">
            <text:p>1.20E-01</text:p>
          </table:table-cell>
          <table:table-cell office:value-type="float" office:value="3.416466448" calcext:value-type="float">
            <text:p>3.416466448</text:p>
          </table:table-cell>
          <table:table-cell office:value-type="float" office:value="0.56046678" calcext:value-type="float">
            <text:p>0.56046678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9602" calcext:value-type="float">
            <text:p>-36.43669602</text:p>
          </table:table-cell>
          <table:table-cell office:value-type="float" office:value="148.332214" calcext:value-type="float">
            <text:p>148.332214</text:p>
          </table:table-cell>
          <table:table-cell office:value-type="float" office:value="1810" calcext:value-type="float">
            <text:p>1810</text:p>
          </table:table-cell>
          <table:table-cell office:value-type="float" office:value="1811.15918" calcext:value-type="float">
            <text:p>1811.15918</text:p>
          </table:table-cell>
          <table:table-cell office:value-type="string" calcext:value-type="string">
            <text:p>A10</text:p>
          </table:table-cell>
          <table:table-cell office:value-type="float" office:value="350.1589966" calcext:value-type="float">
            <text:p>350.1589966</text:p>
          </table:table-cell>
          <table:table-cell office:value-type="string" calcext:value-type="string">
            <text:p>N</text:p>
          </table:table-cell>
          <table:table-cell office:value-type="float" office:value="1.004471404" calcext:value-type="float">
            <text:p>1.004471404</text:p>
          </table:table-cell>
          <table:table-cell office:value-type="float" office:value="0.036601346" calcext:value-type="float">
            <text:p>0.036601346</text:p>
          </table:table-cell>
          <table:table-cell office:value-type="float" office:value="3.529339843" calcext:value-type="float">
            <text:p>3.529339843</text:p>
          </table:table-cell>
          <table:table-cell office:value-type="float" office:value="12.80712003" calcext:value-type="float">
            <text:p>12.80712003</text:p>
          </table:table-cell>
          <table:table-cell office:value-type="float" office:value="0.080986346" calcext:value-type="float">
            <text:p>0.080986346</text:p>
          </table:table-cell>
          <table:table-cell office:value-type="float" office:value="0.989686175" calcext:value-type="float">
            <text:p>0.989686175</text:p>
          </table:table-cell>
          <table:table-cell office:value-type="float" office:value="0.598180763" calcext:value-type="float">
            <text:p>0.598180763</text:p>
          </table:table-cell>
          <table:table-cell office:value-type="float" office:value="391.9425087" calcext:value-type="float">
            <text:p>391.9425087</text:p>
          </table:table-cell>
          <table:table-cell office:value-type="float" office:value="11.48" calcext:value-type="float">
            <text:p>11.48</text:p>
          </table:table-cell>
          <table:table-cell office:value-type="float" office:value="7.82795343" calcext:value-type="float">
            <text:p>7.82795343</text:p>
          </table:table-cell>
          <table:table-cell office:value-type="float" office:value="19.4006262" calcext:value-type="float">
            <text:p>19.4006262</text:p>
          </table:table-cell>
          <table:table-cell office:value-type="float" office:value="21.1" calcext:value-type="float">
            <text:p>21.1</text:p>
          </table:table-cell>
          <table:table-cell office:value-type="float" office:value="9.67" calcext:value-type="float">
            <text:p>9.67</text:p>
          </table:table-cell>
          <table:table-cell office:value-type="float" office:value="10.11058452" calcext:value-type="float">
            <text:p>10.11058452</text:p>
          </table:table-cell>
          <table:table-cell office:value-type="float" office:value="0.763943727" calcext:value-type="float">
            <text:p>0.763943727</text:p>
          </table:table-cell>
          <table:table-cell office:value-type="float" office:value="0.403714248" calcext:value-type="float">
            <text:p>0.403714248</text:p>
          </table:table-cell>
          <table:table-cell office:value-type="float" office:value="48.68380121" calcext:value-type="float">
            <text:p>48.68380121</text:p>
          </table:table-cell>
          <table:table-cell office:value-type="float" office:value="7.5450174" calcext:value-type="float">
            <text:p>7.5450174</text:p>
          </table:table-cell>
          <table:table-cell office:value-type="float" office:value="92.4549826" calcext:value-type="float">
            <text:p>92.4549826</text:p>
          </table:table-cell>
          <table:table-cell office:value-type="float" office:value="43.36822612" calcext:value-type="float">
            <text:p>43.36822612</text:p>
          </table:table-cell>
          <table:table-cell table:style-name="ce4" office:value-type="string" calcext:value-type="string">
            <text:p>1.13E-01</text:p>
          </table:table-cell>
          <table:table-cell office:value-type="float" office:value="5.481911617" calcext:value-type="float">
            <text:p>5.481911617</text:p>
          </table:table-cell>
          <table:table-cell office:value-type="float" office:value="0.646996783" calcext:value-type="float">
            <text:p>0.646996783</text:p>
          </table:table-cell>
          <table:table-cell office:value-type="float" office:value="1075" calcext:value-type="float">
            <text:p>10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.1333299" calcext:value-type="float">
            <text:p>5.1333299</text:p>
          </table:table-cell>
          <table:table-cell office:value-type="float" office:value="8.6166697" calcext:value-type="float">
            <text:p>8.6166697</text:p>
          </table:table-cell>
          <table:table-cell office:value-type="float" office:value="39.1666985" calcext:value-type="float">
            <text:p>39.1666985</text:p>
          </table:table-cell>
          <table:table-cell office:value-type="float" office:value="489.0220032" calcext:value-type="float">
            <text:p>489.0220032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6667" calcext:value-type="float">
            <text:p>1.26667</text:p>
          </table:table-cell>
          <table:table-cell table:number-columns-repeated="2" office:value-type="float" office:value="11.1332998" calcext:value-type="float">
            <text:p>11.1332998</text:p>
          </table:table-cell>
          <table:table-cell office:value-type="float" office:value="-0.866667" calcext:value-type="float">
            <text:p>-0.866667</text:p>
          </table:table-cell>
          <table:table-cell office:value-type="float" office:value="1869" calcext:value-type="float">
            <text:p>1869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25.2122002" calcext:value-type="float">
            <text:p>25.212200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555" calcext:value-type="float">
            <text:p>55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4002" calcext:value-type="float">
            <text:p>-36.43664002</text:p>
          </table:table-cell>
          <table:table-cell office:value-type="float" office:value="148.324764" calcext:value-type="float">
            <text:p>148.324764</text:p>
          </table:table-cell>
          <table:table-cell office:value-type="float" office:value="1930" calcext:value-type="float">
            <text:p>1930</text:p>
          </table:table-cell>
          <table:table-cell office:value-type="float" office:value="1929.665527" calcext:value-type="float">
            <text:p>1929.665527</text:p>
          </table:table-cell>
          <table:table-cell office:value-type="string" calcext:value-type="string">
            <text:p>B1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0.987415177" calcext:value-type="float">
            <text:p>0.987415177</text:p>
          </table:table-cell>
          <table:table-cell office:value-type="float" office:value="0.047700087" calcext:value-type="float">
            <text:p>0.047700087</text:p>
          </table:table-cell>
          <table:table-cell office:value-type="float" office:value="8.031893716" calcext:value-type="float">
            <text:p>8.031893716</text:p>
          </table:table-cell>
          <table:table-cell office:value-type="float" office:value="10.74274891" calcext:value-type="float">
            <text:p>10.74274891</text:p>
          </table:table-cell>
          <table:table-cell office:value-type="float" office:value="0.128909378" calcext:value-type="float">
            <text:p>0.128909378</text:p>
          </table:table-cell>
          <table:table-cell office:value-type="float" office:value="1.199715766" calcext:value-type="float">
            <text:p>1.199715766</text:p>
          </table:table-cell>
          <table:table-cell office:value-type="float" office:value="0.689557522" calcext:value-type="float">
            <text:p>0.689557522</text:p>
          </table:table-cell>
          <table:table-cell office:value-type="float" office:value="411.3577465" calcext:value-type="float">
            <text:p>411.3577465</text:p>
          </table:table-cell>
          <table:table-cell office:value-type="float" office:value="8.875" calcext:value-type="float">
            <text:p>8.875</text:p>
          </table:table-cell>
          <table:table-cell office:value-type="float" office:value="5.412101702" calcext:value-type="float">
            <text:p>5.412101702</text:p>
          </table:table-cell>
          <table:table-cell office:value-type="float" office:value="25.2648797" calcext:value-type="float">
            <text:p>25.2648797</text:p>
          </table:table-cell>
          <table:table-cell office:value-type="float" office:value="15.8" calcext:value-type="float">
            <text:p>15.8</text:p>
          </table:table-cell>
          <table:table-cell office:value-type="float" office:value="4.84" calcext:value-type="float">
            <text:p>4.84</text:p>
          </table:table-cell>
          <table:table-cell office:value-type="float" office:value="14.76793249" calcext:value-type="float">
            <text:p>14.76793249</text:p>
          </table:table-cell>
          <table:table-cell office:value-type="float" office:value="0.738933664" calcext:value-type="float">
            <text:p>0.738933664</text:p>
          </table:table-cell>
          <table:table-cell office:value-type="float" office:value="0.286846596" calcext:value-type="float">
            <text:p>0.286846596</text:p>
          </table:table-cell>
          <table:table-cell office:value-type="float" office:value="27.07801962" calcext:value-type="float">
            <text:p>27.07801962</text:p>
          </table:table-cell>
          <table:table-cell office:value-type="float" office:value="5.0702249" calcext:value-type="float">
            <text:p>5.0702249</text:p>
          </table:table-cell>
          <table:table-cell office:value-type="float" office:value="94.9297751" calcext:value-type="float">
            <text:p>94.9297751</text:p>
          </table:table-cell>
          <table:table-cell office:value-type="float" office:value="47.11969458" calcext:value-type="float">
            <text:p>47.11969458</text:p>
          </table:table-cell>
          <table:table-cell table:style-name="ce4" office:value-type="string" calcext:value-type="string">
            <text:p>1.72E-01</text:p>
          </table:table-cell>
          <table:table-cell office:value-type="float" office:value="4.65412632" calcext:value-type="float">
            <text:p>4.65412632</text:p>
          </table:table-cell>
          <table:table-cell office:value-type="float" office:value="0.726386975" calcext:value-type="float">
            <text:p>0.726386975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5897" calcext:value-type="float">
            <text:p>-36.43665897</text:p>
          </table:table-cell>
          <table:table-cell office:value-type="float" office:value="148.32473" calcext:value-type="float">
            <text:p>148.32473</text:p>
          </table:table-cell>
          <table:table-cell office:value-type="float" office:value="1930" calcext:value-type="float">
            <text:p>1930</text:p>
          </table:table-cell>
          <table:table-cell office:value-type="float" office:value="1932.643799" calcext:value-type="float">
            <text:p>1932.643799</text:p>
          </table:table-cell>
          <table:table-cell office:value-type="string" calcext:value-type="string">
            <text:p>B2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151126731" calcext:value-type="float">
            <text:p>1.151126731</text:p>
          </table:table-cell>
          <table:table-cell office:value-type="float" office:value="0.045788183" calcext:value-type="float">
            <text:p>0.045788183</text:p>
          </table:table-cell>
          <table:table-cell office:value-type="float" office:value="8.536119766" calcext:value-type="float">
            <text:p>8.536119766</text:p>
          </table:table-cell>
          <table:table-cell office:value-type="float" office:value="36.78746269" calcext:value-type="float">
            <text:p>36.78746269</text:p>
          </table:table-cell>
          <table:table-cell office:value-type="float" office:value="0.015639574" calcext:value-type="float">
            <text:p>0.015639574</text:p>
          </table:table-cell>
          <table:table-cell office:value-type="float" office:value="0.841867289" calcext:value-type="float">
            <text:p>0.841867289</text:p>
          </table:table-cell>
          <table:table-cell office:value-type="float" office:value="0.626281352" calcext:value-type="float">
            <text:p>0.626281352</text:p>
          </table:table-cell>
          <table:table-cell office:value-type="float" office:value="388.8453159" calcext:value-type="float">
            <text:p>388.8453159</text:p>
          </table:table-cell>
          <table:table-cell office:value-type="float" office:value="11.475" calcext:value-type="float">
            <text:p>11.475</text:p>
          </table:table-cell>
          <table:table-cell office:value-type="float" office:value="8.120493879" calcext:value-type="float">
            <text:p>8.120493879</text:p>
          </table:table-cell>
          <table:table-cell office:value-type="float" office:value="23.0658905" calcext:value-type="float">
            <text:p>23.0658905</text:p>
          </table:table-cell>
          <table:table-cell office:value-type="float" office:value="24.4" calcext:value-type="float">
            <text:p>24.4</text:p>
          </table:table-cell>
          <table:table-cell office:value-type="float" office:value="6.3" calcext:value-type="float">
            <text:p>6.3</text:p>
          </table:table-cell>
          <table:table-cell office:value-type="float" office:value="10.10928962" calcext:value-type="float">
            <text:p>10.10928962</text:p>
          </table:table-cell>
          <table:table-cell office:value-type="float" office:value="0.744845134" calcext:value-type="float">
            <text:p>0.744845134</text:p>
          </table:table-cell>
          <table:table-cell office:value-type="float" office:value="0.333513296" calcext:value-type="float">
            <text:p>0.333513296</text:p>
          </table:table-cell>
          <table:table-cell table:number-columns-repeated="7"/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6802" calcext:value-type="float">
            <text:p>-36.43666802</text:p>
          </table:table-cell>
          <table:table-cell office:value-type="float" office:value="148.324696" calcext:value-type="float">
            <text:p>148.324696</text:p>
          </table:table-cell>
          <table:table-cell office:value-type="float" office:value="1930" calcext:value-type="float">
            <text:p>1930</text:p>
          </table:table-cell>
          <table:table-cell office:value-type="float" office:value="1932.548706" calcext:value-type="float">
            <text:p>1932.548706</text:p>
          </table:table-cell>
          <table:table-cell office:value-type="string" calcext:value-type="string">
            <text:p>B3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142475845" calcext:value-type="float">
            <text:p>1.142475845</text:p>
          </table:table-cell>
          <table:table-cell office:value-type="float" office:value="0.044912333" calcext:value-type="float">
            <text:p>0.044912333</text:p>
          </table:table-cell>
          <table:table-cell office:value-type="float" office:value="7.248131594" calcext:value-type="float">
            <text:p>7.248131594</text:p>
          </table:table-cell>
          <table:table-cell office:value-type="float" office:value="13.47722133" calcext:value-type="float">
            <text:p>13.47722133</text:p>
          </table:table-cell>
          <table:table-cell office:value-type="float" office:value="0.103265131" calcext:value-type="float">
            <text:p>0.103265131</text:p>
          </table:table-cell>
          <table:table-cell office:value-type="float" office:value="1.109276992" calcext:value-type="float">
            <text:p>1.109276992</text:p>
          </table:table-cell>
          <table:table-cell office:value-type="float" office:value="0.555949708" calcext:value-type="float">
            <text:p>0.555949708</text:p>
          </table:table-cell>
          <table:table-cell office:value-type="float" office:value="348.1923126" calcext:value-type="float">
            <text:p>348.1923126</text:p>
          </table:table-cell>
          <table:table-cell office:value-type="float" office:value="7.883" calcext:value-type="float">
            <text:p>7.883</text:p>
          </table:table-cell>
          <table:table-cell office:value-type="float" office:value="4.296805957" calcext:value-type="float">
            <text:p>4.296805957</text:p>
          </table:table-cell>
          <table:table-cell office:value-type="float" office:value="17.9336344" calcext:value-type="float">
            <text:p>17.933634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3.66459627" calcext:value-type="float">
            <text:p>13.66459627</text:p>
          </table:table-cell>
          <table:table-cell office:value-type="float" office:value="0.687549354" calcext:value-type="float">
            <text:p>0.687549354</text:p>
          </table:table-cell>
          <table:table-cell office:value-type="float" office:value="0.334569302" calcext:value-type="float">
            <text:p>0.334569302</text:p>
          </table:table-cell>
          <table:table-cell table:number-columns-repeated="7"/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2703" calcext:value-type="float">
            <text:p>-36.43662703</text:p>
          </table:table-cell>
          <table:table-cell office:value-type="float" office:value="148.324655" calcext:value-type="float">
            <text:p>148.324655</text:p>
          </table:table-cell>
          <table:table-cell office:value-type="float" office:value="1930" calcext:value-type="float">
            <text:p>1930</text:p>
          </table:table-cell>
          <table:table-cell office:value-type="float" office:value="1928.963989" calcext:value-type="float">
            <text:p>1928.963989</text:p>
          </table:table-cell>
          <table:table-cell office:value-type="string" calcext:value-type="string">
            <text:p>B4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102313825" calcext:value-type="float">
            <text:p>1.102313825</text:p>
          </table:table-cell>
          <table:table-cell office:value-type="float" office:value="0.046481379" calcext:value-type="float">
            <text:p>0.046481379</text:p>
          </table:table-cell>
          <table:table-cell office:value-type="float" office:value="9.557211904" calcext:value-type="float">
            <text:p>9.557211904</text:p>
          </table:table-cell>
          <table:table-cell office:value-type="float" office:value="44.30423135" calcext:value-type="float">
            <text:p>44.30423135</text:p>
          </table:table-cell>
          <table:table-cell office:value-type="float" office:value="0.128517674" calcext:value-type="float">
            <text:p>0.128517674</text:p>
          </table:table-cell>
          <table:table-cell office:value-type="float" office:value="1.193674365" calcext:value-type="float">
            <text:p>1.193674365</text:p>
          </table:table-cell>
          <table:table-cell office:value-type="float" office:value="0.634302024" calcext:value-type="float">
            <text:p>0.634302024</text:p>
          </table:table-cell>
          <table:table-cell office:value-type="float" office:value="378.4412955" calcext:value-type="float">
            <text:p>378.4412955</text:p>
          </table:table-cell>
          <table:table-cell office:value-type="float" office:value="8.892" calcext:value-type="float">
            <text:p>8.892</text:p>
          </table:table-cell>
          <table:table-cell office:value-type="float" office:value="4.170075805" calcext:value-type="float">
            <text:p>4.170075805</text:p>
          </table:table-cell>
          <table:table-cell office:value-type="float" office:value="19.5705493" calcext:value-type="float">
            <text:p>19.5705493</text:p>
          </table:table-cell>
          <table:table-cell office:value-type="float" office:value="25.9" calcext:value-type="float">
            <text:p>25.9</text:p>
          </table:table-cell>
          <table:table-cell office:value-type="float" office:value="3.6" calcext:value-type="float">
            <text:p>3.6</text:p>
          </table:table-cell>
          <table:table-cell office:value-type="float" office:value="7.464607464" calcext:value-type="float">
            <text:p>7.464607464</text:p>
          </table:table-cell>
          <table:table-cell office:value-type="float" office:value="0.602666718" calcext:value-type="float">
            <text:p>0.602666718</text:p>
          </table:table-cell>
          <table:table-cell office:value-type="float" office:value="0.277889576" calcext:value-type="float">
            <text:p>0.277889576</text:p>
          </table:table-cell>
          <table:table-cell office:value-type="float" office:value="51.94030451" calcext:value-type="float">
            <text:p>51.94030451</text:p>
          </table:table-cell>
          <table:table-cell office:value-type="float" office:value="6.9216638" calcext:value-type="float">
            <text:p>6.9216638</text:p>
          </table:table-cell>
          <table:table-cell office:value-type="float" office:value="93.0783362" calcext:value-type="float">
            <text:p>93.0783362</text:p>
          </table:table-cell>
          <table:table-cell office:value-type="float" office:value="39.64299404" calcext:value-type="float">
            <text:p>39.64299404</text:p>
          </table:table-cell>
          <table:table-cell table:style-name="ce4" office:value-type="string" calcext:value-type="string">
            <text:p>8.81E-02</text:p>
          </table:table-cell>
          <table:table-cell office:value-type="float" office:value="4.577176525" calcext:value-type="float">
            <text:p>4.577176525</text:p>
          </table:table-cell>
          <table:table-cell office:value-type="float" office:value="0.681471167" calcext:value-type="float">
            <text:p>0.681471167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7498" calcext:value-type="float">
            <text:p>-36.43667498</text:p>
          </table:table-cell>
          <table:table-cell office:value-type="float" office:value="148.324675" calcext:value-type="float">
            <text:p>148.324675</text:p>
          </table:table-cell>
          <table:table-cell office:value-type="float" office:value="1930" calcext:value-type="float">
            <text:p>1930</text:p>
          </table:table-cell>
          <table:table-cell office:value-type="float" office:value="1927.830688" calcext:value-type="float">
            <text:p>1927.830688</text:p>
          </table:table-cell>
          <table:table-cell office:value-type="string" calcext:value-type="string">
            <text:p>B5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116444166" calcext:value-type="float">
            <text:p>1.116444166</text:p>
          </table:table-cell>
          <table:table-cell office:value-type="float" office:value="0.048640018" calcext:value-type="float">
            <text:p>0.048640018</text:p>
          </table:table-cell>
          <table:table-cell office:value-type="float" office:value="3.407283987" calcext:value-type="float">
            <text:p>3.407283987</text:p>
          </table:table-cell>
          <table:table-cell office:value-type="float" office:value="12.28756901" calcext:value-type="float">
            <text:p>12.28756901</text:p>
          </table:table-cell>
          <table:table-cell office:value-type="float" office:value="0.083042444" calcext:value-type="float">
            <text:p>0.083042444</text:p>
          </table:table-cell>
          <table:table-cell office:value-type="float" office:value="1.038376637" calcext:value-type="float">
            <text:p>1.038376637</text:p>
          </table:table-cell>
          <table:table-cell office:value-type="float" office:value="0.615622202" calcext:value-type="float">
            <text:p>0.615622202</text:p>
          </table:table-cell>
          <table:table-cell office:value-type="float" office:value="330.7832644" calcext:value-type="float">
            <text:p>330.7832644</text:p>
          </table:table-cell>
          <table:table-cell office:value-type="float" office:value="8.222" calcext:value-type="float">
            <text:p>8.222</text:p>
          </table:table-cell>
          <table:table-cell office:value-type="float" office:value="8.579852447" calcext:value-type="float">
            <text:p>8.579852447</text:p>
          </table:table-cell>
          <table:table-cell office:value-type="float" office:value="19.1423556" calcext:value-type="float">
            <text:p>19.1423556</text:p>
          </table:table-cell>
          <table:table-cell office:value-type="float" office:value="15.2" calcext:value-type="float">
            <text:p>15.2</text:p>
          </table:table-cell>
          <table:table-cell office:value-type="float" office:value="2.6" calcext:value-type="float">
            <text:p>2.6</text:p>
          </table:table-cell>
          <table:table-cell office:value-type="float" office:value="15.61403509" calcext:value-type="float">
            <text:p>15.61403509</text:p>
          </table:table-cell>
          <table:table-cell office:value-type="float" office:value="0.787286452" calcext:value-type="float">
            <text:p>0.787286452</text:p>
          </table:table-cell>
          <table:table-cell office:value-type="float" office:value="0.31861323" calcext:value-type="float">
            <text:p>0.31861323</text:p>
          </table:table-cell>
          <table:table-cell office:value-type="float" office:value="61.66219804" calcext:value-type="float">
            <text:p>61.66219804</text:p>
          </table:table-cell>
          <table:table-cell office:value-type="float" office:value="7.026309" calcext:value-type="float">
            <text:p>7.026309</text:p>
          </table:table-cell>
          <table:table-cell office:value-type="float" office:value="92.973691" calcext:value-type="float">
            <text:p>92.973691</text:p>
          </table:table-cell>
          <table:table-cell office:value-type="float" office:value="36.72427" calcext:value-type="float">
            <text:p>36.72427</text:p>
          </table:table-cell>
          <table:table-cell table:style-name="ce4" office:value-type="string" calcext:value-type="string">
            <text:p>6.45E-02</text:p>
          </table:table-cell>
          <table:table-cell office:value-type="float" office:value="3.979058559" calcext:value-type="float">
            <text:p>3.979058559</text:p>
          </table:table-cell>
          <table:table-cell office:value-type="float" office:value="0.662146673" calcext:value-type="float">
            <text:p>0.662146673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62401" calcext:value-type="float">
            <text:p>-36.43662401</text:p>
          </table:table-cell>
          <table:table-cell office:value-type="float" office:value="148.324559" calcext:value-type="float">
            <text:p>148.324559</text:p>
          </table:table-cell>
          <table:table-cell office:value-type="float" office:value="1930" calcext:value-type="float">
            <text:p>1930</text:p>
          </table:table-cell>
          <table:table-cell office:value-type="float" office:value="1924.672119" calcext:value-type="float">
            <text:p>1924.672119</text:p>
          </table:table-cell>
          <table:table-cell office:value-type="string" calcext:value-type="string">
            <text:p>B6</text:p>
          </table:table-cell>
          <table:table-cell office:value-type="float" office:value="325.8640137" calcext:value-type="float">
            <text:p>325.8640137</text:p>
          </table:table-cell>
          <table:table-cell office:value-type="string" calcext:value-type="string">
            <text:p>NE</text:p>
          </table:table-cell>
          <table:table-cell office:value-type="float" office:value="1.104890146" calcext:value-type="float">
            <text:p>1.104890146</text:p>
          </table:table-cell>
          <table:table-cell office:value-type="float" office:value="0.045017385" calcext:value-type="float">
            <text:p>0.045017385</text:p>
          </table:table-cell>
          <table:table-cell office:value-type="float" office:value="5.837867141" calcext:value-type="float">
            <text:p>5.837867141</text:p>
          </table:table-cell>
          <table:table-cell office:value-type="float" office:value="21.92474647" calcext:value-type="float">
            <text:p>21.92474647</text:p>
          </table:table-cell>
          <table:table-cell office:value-type="float" office:value="0.094154618" calcext:value-type="float">
            <text:p>0.094154618</text:p>
          </table:table-cell>
          <table:table-cell office:value-type="float" office:value="1.087494122" calcext:value-type="float">
            <text:p>1.087494122</text:p>
          </table:table-cell>
          <table:table-cell office:value-type="float" office:value="0.55299105" calcext:value-type="float">
            <text:p>0.55299105</text:p>
          </table:table-cell>
          <table:table-cell office:value-type="float" office:value="386.3492315" calcext:value-type="float">
            <text:p>386.3492315</text:p>
          </table:table-cell>
          <table:table-cell office:value-type="float" office:value="12.622" calcext:value-type="float">
            <text:p>12.622</text:p>
          </table:table-cell>
          <table:table-cell office:value-type="float" office:value="7.635566395" calcext:value-type="float">
            <text:p>7.635566395</text:p>
          </table:table-cell>
          <table:table-cell office:value-type="float" office:value="18.5072879" calcext:value-type="float">
            <text:p>18.5072879</text:p>
          </table:table-cell>
          <table:table-cell office:value-type="float" office:value="23.3" calcext:value-type="float">
            <text:p>23.3</text:p>
          </table:table-cell>
          <table:table-cell office:value-type="float" office:value="3.8" calcext:value-type="float">
            <text:p>3.8</text:p>
          </table:table-cell>
          <table:table-cell office:value-type="float" office:value="8.583690988" calcext:value-type="float">
            <text:p>8.583690988</text:p>
          </table:table-cell>
          <table:table-cell office:value-type="float" office:value="0.679061091" calcext:value-type="float">
            <text:p>0.679061091</text:p>
          </table:table-cell>
          <table:table-cell office:value-type="float" office:value="0.343930376" calcext:value-type="float">
            <text:p>0.343930376</text:p>
          </table:table-cell>
          <table:table-cell office:value-type="float" office:value="34.11541729" calcext:value-type="float">
            <text:p>34.11541729</text:p>
          </table:table-cell>
          <table:table-cell office:value-type="float" office:value="5.0941056" calcext:value-type="float">
            <text:p>5.0941056</text:p>
          </table:table-cell>
          <table:table-cell office:value-type="float" office:value="94.9058944" calcext:value-type="float">
            <text:p>94.9058944</text:p>
          </table:table-cell>
          <table:table-cell office:value-type="float" office:value="41.95393876" calcext:value-type="float">
            <text:p>41.95393876</text:p>
          </table:table-cell>
          <table:table-cell table:style-name="ce4" office:value-type="string" calcext:value-type="string">
            <text:p>1.13E-01</text:p>
          </table:table-cell>
          <table:table-cell office:value-type="float" office:value="3.864610382" calcext:value-type="float">
            <text:p>3.864610382</text:p>
          </table:table-cell>
          <table:table-cell office:value-type="float" office:value="0.582673029" calcext:value-type="float">
            <text:p>0.582673029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82904" calcext:value-type="float">
            <text:p>-36.43682904</text:p>
          </table:table-cell>
          <table:table-cell office:value-type="float" office:value="148.324502" calcext:value-type="float">
            <text:p>148.324502</text:p>
          </table:table-cell>
          <table:table-cell office:value-type="float" office:value="1930" calcext:value-type="float">
            <text:p>1930</text:p>
          </table:table-cell>
          <table:table-cell office:value-type="float" office:value="1930.781128" calcext:value-type="float">
            <text:p>1930.781128</text:p>
          </table:table-cell>
          <table:table-cell office:value-type="string" calcext:value-type="string">
            <text:p>B7</text:p>
          </table:table-cell>
          <table:table-cell office:value-type="float" office:value="325.8640137" calcext:value-type="float">
            <text:p>325.8640137</text:p>
          </table:table-cell>
          <table:table-cell office:value-type="string" calcext:value-type="string">
            <text:p>NE</text:p>
          </table:table-cell>
          <table:table-cell office:value-type="float" office:value="1.109181283" calcext:value-type="float">
            <text:p>1.109181283</text:p>
          </table:table-cell>
          <table:table-cell office:value-type="float" office:value="0.039569063" calcext:value-type="float">
            <text:p>0.039569063</text:p>
          </table:table-cell>
          <table:table-cell office:value-type="float" office:value="8.793209815" calcext:value-type="float">
            <text:p>8.793209815</text:p>
          </table:table-cell>
          <table:table-cell office:value-type="float" office:value="11.76940047" calcext:value-type="float">
            <text:p>11.76940047</text:p>
          </table:table-cell>
          <table:table-cell office:value-type="float" office:value="0.105219891" calcext:value-type="float">
            <text:p>0.105219891</text:p>
          </table:table-cell>
          <table:table-cell office:value-type="float" office:value="1.098946439" calcext:value-type="float">
            <text:p>1.098946439</text:p>
          </table:table-cell>
          <table:table-cell office:value-type="float" office:value="0.588225806" calcext:value-type="float">
            <text:p>0.588225806</text:p>
          </table:table-cell>
          <table:table-cell office:value-type="float" office:value="460.8903606" calcext:value-type="float">
            <text:p>460.8903606</text:p>
          </table:table-cell>
          <table:table-cell office:value-type="float" office:value="10.872" calcext:value-type="float">
            <text:p>10.872</text:p>
          </table:table-cell>
          <table:table-cell office:value-type="float" office:value="6.871362098" calcext:value-type="float">
            <text:p>6.871362098</text:p>
          </table:table-cell>
          <table:table-cell office:value-type="float" office:value="22.4193686" calcext:value-type="float">
            <text:p>22.4193686</text:p>
          </table:table-cell>
          <table:table-cell office:value-type="float" office:value="26" calcext:value-type="float">
            <text:p>26</text:p>
          </table:table-cell>
          <table:table-cell office:value-type="float" office:value="3.9" calcext:value-type="float">
            <text:p>3.9</text:p>
          </table:table-cell>
          <table:table-cell office:value-type="float" office:value="8.974358974" calcext:value-type="float">
            <text:p>8.974358974</text:p>
          </table:table-cell>
          <table:table-cell office:value-type="float" office:value="0.706647947" calcext:value-type="float">
            <text:p>0.706647947</text:p>
          </table:table-cell>
          <table:table-cell office:value-type="float" office:value="0.342429704" calcext:value-type="float">
            <text:p>0.342429704</text:p>
          </table:table-cell>
          <table:table-cell office:value-type="float" office:value="38.46903562" calcext:value-type="float">
            <text:p>38.46903562</text:p>
          </table:table-cell>
          <table:table-cell office:value-type="float" office:value="7.1826174" calcext:value-type="float">
            <text:p>7.1826174</text:p>
          </table:table-cell>
          <table:table-cell office:value-type="float" office:value="92.8173826" calcext:value-type="float">
            <text:p>92.8173826</text:p>
          </table:table-cell>
          <table:table-cell office:value-type="float" office:value="47.01258419" calcext:value-type="float">
            <text:p>47.01258419</text:p>
          </table:table-cell>
          <table:table-cell table:style-name="ce4" office:value-type="string" calcext:value-type="string">
            <text:p>1.73E-01</text:p>
          </table:table-cell>
          <table:table-cell office:value-type="float" office:value="6.672001947" calcext:value-type="float">
            <text:p>6.672001947</text:p>
          </table:table-cell>
          <table:table-cell office:value-type="float" office:value="0.633745307" calcext:value-type="float">
            <text:p>0.633745307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79299" calcext:value-type="float">
            <text:p>-36.43679299</text:p>
          </table:table-cell>
          <table:table-cell office:value-type="float" office:value="148.324627" calcext:value-type="float">
            <text:p>148.324627</text:p>
          </table:table-cell>
          <table:table-cell office:value-type="float" office:value="1930" calcext:value-type="float">
            <text:p>1930</text:p>
          </table:table-cell>
          <table:table-cell office:value-type="float" office:value="1933.41626" calcext:value-type="float">
            <text:p>1933.41626</text:p>
          </table:table-cell>
          <table:table-cell office:value-type="string" calcext:value-type="string">
            <text:p>B8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302797549" calcext:value-type="float">
            <text:p>1.302797549</text:p>
          </table:table-cell>
          <table:table-cell office:value-type="float" office:value="0.04822548" calcext:value-type="float">
            <text:p>0.04822548</text:p>
          </table:table-cell>
          <table:table-cell office:value-type="float" office:value="19.53670773" calcext:value-type="float">
            <text:p>19.53670773</text:p>
          </table:table-cell>
          <table:table-cell office:value-type="float" office:value="32.53057823" calcext:value-type="float">
            <text:p>32.53057823</text:p>
          </table:table-cell>
          <table:table-cell office:value-type="float" office:value="0.088766821" calcext:value-type="float">
            <text:p>0.088766821</text:p>
          </table:table-cell>
          <table:table-cell office:value-type="float" office:value="1.080565311" calcext:value-type="float">
            <text:p>1.080565311</text:p>
          </table:table-cell>
          <table:table-cell office:value-type="float" office:value="0.554261013" calcext:value-type="float">
            <text:p>0.554261013</text:p>
          </table:table-cell>
          <table:table-cell office:value-type="float" office:value="422.328625" calcext:value-type="float">
            <text:p>422.328625</text:p>
          </table:table-cell>
          <table:table-cell office:value-type="float" office:value="12.531" calcext:value-type="float">
            <text:p>12.531</text:p>
          </table:table-cell>
          <table:table-cell office:value-type="float" office:value="6.323575935" calcext:value-type="float">
            <text:p>6.323575935</text:p>
          </table:table-cell>
          <table:table-cell office:value-type="float" office:value="20.3166703" calcext:value-type="float">
            <text:p>20.3166703</text:p>
          </table:table-cell>
          <table:table-cell office:value-type="float" office:value="35.3" calcext:value-type="float">
            <text:p>35.3</text:p>
          </table:table-cell>
          <table:table-cell office:value-type="float" office:value="5.2" calcext:value-type="float">
            <text:p>5.2</text:p>
          </table:table-cell>
          <table:table-cell office:value-type="float" office:value="6.987724268" calcext:value-type="float">
            <text:p>6.987724268</text:p>
          </table:table-cell>
          <table:table-cell office:value-type="float" office:value="0.68967142" calcext:value-type="float">
            <text:p>0.68967142</text:p>
          </table:table-cell>
          <table:table-cell office:value-type="float" office:value="0.428678125" calcext:value-type="float">
            <text:p>0.428678125</text:p>
          </table:table-cell>
          <table:table-cell office:value-type="float" office:value="36.80117793" calcext:value-type="float">
            <text:p>36.80117793</text:p>
          </table:table-cell>
          <table:table-cell office:value-type="float" office:value="6.9657005" calcext:value-type="float">
            <text:p>6.9657005</text:p>
          </table:table-cell>
          <table:table-cell office:value-type="float" office:value="93.0342995" calcext:value-type="float">
            <text:p>93.0342995</text:p>
          </table:table-cell>
          <table:table-cell office:value-type="float" office:value="47.55739396" calcext:value-type="float">
            <text:p>47.55739396</text:p>
          </table:table-cell>
          <table:table-cell table:style-name="ce4" office:value-type="string" calcext:value-type="string">
            <text:p>1.74E-01</text:p>
          </table:table-cell>
          <table:table-cell office:value-type="float" office:value="6.412707138" calcext:value-type="float">
            <text:p>6.412707138</text:p>
          </table:table-cell>
          <table:table-cell office:value-type="float" office:value="0.595759861" calcext:value-type="float">
            <text:p>0.595759861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779" calcext:value-type="float">
            <text:p>-36.436779</text:p>
          </table:table-cell>
          <table:table-cell office:value-type="float" office:value="148.324672" calcext:value-type="float">
            <text:p>148.324672</text:p>
          </table:table-cell>
          <table:table-cell office:value-type="float" office:value="1930" calcext:value-type="float">
            <text:p>1930</text:p>
          </table:table-cell>
          <table:table-cell office:value-type="float" office:value="1930.820312" calcext:value-type="float">
            <text:p>1930.820312</text:p>
          </table:table-cell>
          <table:table-cell office:value-type="string" calcext:value-type="string">
            <text:p>B9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04335276" calcext:value-type="float">
            <text:p>1.04335276</text:p>
          </table:table-cell>
          <table:table-cell office:value-type="float" office:value="0.043419412" calcext:value-type="float">
            <text:p>0.043419412</text:p>
          </table:table-cell>
          <table:table-cell office:value-type="float" office:value="5.397860702" calcext:value-type="float">
            <text:p>5.397860702</text:p>
          </table:table-cell>
          <table:table-cell office:value-type="float" office:value="22.85014493" calcext:value-type="float">
            <text:p>22.85014493</text:p>
          </table:table-cell>
          <table:table-cell office:value-type="float" office:value="0.044310223" calcext:value-type="float">
            <text:p>0.044310223</text:p>
          </table:table-cell>
          <table:table-cell office:value-type="float" office:value="0.833623902" calcext:value-type="float">
            <text:p>0.833623902</text:p>
          </table:table-cell>
          <table:table-cell office:value-type="float" office:value="0.550096712" calcext:value-type="float">
            <text:p>0.550096712</text:p>
          </table:table-cell>
          <table:table-cell office:value-type="float" office:value="321.2898034" calcext:value-type="float">
            <text:p>321.2898034</text:p>
          </table:table-cell>
          <table:table-cell office:value-type="float" office:value="8.699" calcext:value-type="float">
            <text:p>8.699</text:p>
          </table:table-cell>
          <table:table-cell office:value-type="float" office:value="4.182067759" calcext:value-type="float">
            <text:p>4.182067759</text:p>
          </table:table-cell>
          <table:table-cell office:value-type="float" office:value="21.2430354" calcext:value-type="float">
            <text:p>21.2430354</text:p>
          </table:table-cell>
          <table:table-cell office:value-type="float" office:value="30.1" calcext:value-type="float">
            <text:p>30.1</text:p>
          </table:table-cell>
          <table:table-cell office:value-type="float" office:value="4" calcext:value-type="float">
            <text:p>4</text:p>
          </table:table-cell>
          <table:table-cell office:value-type="float" office:value="6.644518272" calcext:value-type="float">
            <text:p>6.644518272</text:p>
          </table:table-cell>
          <table:table-cell office:value-type="float" office:value="0.708770013" calcext:value-type="float">
            <text:p>0.708770013</text:p>
          </table:table-cell>
          <table:table-cell office:value-type="float" office:value="0.307996032" calcext:value-type="float">
            <text:p>0.307996032</text:p>
          </table:table-cell>
          <table:table-cell office:value-type="float" office:value="38.65550813" calcext:value-type="float">
            <text:p>38.65550813</text:p>
          </table:table-cell>
          <table:table-cell office:value-type="float" office:value="4.6379188" calcext:value-type="float">
            <text:p>4.6379188</text:p>
          </table:table-cell>
          <table:table-cell office:value-type="float" office:value="95.3620812" calcext:value-type="float">
            <text:p>95.3620812</text:p>
          </table:table-cell>
          <table:table-cell office:value-type="float" office:value="37.45591518" calcext:value-type="float">
            <text:p>37.45591518</text:p>
          </table:table-cell>
          <table:table-cell table:style-name="ce4" office:value-type="string" calcext:value-type="string">
            <text:p>7.46E-02</text:p>
          </table:table-cell>
          <table:table-cell office:value-type="float" office:value="2.883505311" calcext:value-type="float">
            <text:p>2.883505311</text:p>
          </table:table-cell>
          <table:table-cell office:value-type="float" office:value="0.576850573" calcext:value-type="float">
            <text:p>0.576850573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3681504" calcext:value-type="float">
            <text:p>-36.43681504</text:p>
          </table:table-cell>
          <table:table-cell office:value-type="float" office:value="148.324699" calcext:value-type="float">
            <text:p>148.324699</text:p>
          </table:table-cell>
          <table:table-cell office:value-type="float" office:value="1930" calcext:value-type="float">
            <text:p>1930</text:p>
          </table:table-cell>
          <table:table-cell office:value-type="float" office:value="1931.798828" calcext:value-type="float">
            <text:p>1931.798828</text:p>
          </table:table-cell>
          <table:table-cell office:value-type="string" calcext:value-type="string">
            <text:p>B10</text:p>
          </table:table-cell>
          <table:table-cell office:value-type="float" office:value="45.8185005" calcext:value-type="float">
            <text:p>45.8185005</text:p>
          </table:table-cell>
          <table:table-cell office:value-type="string" calcext:value-type="string">
            <text:p>NE</text:p>
          </table:table-cell>
          <table:table-cell office:value-type="float" office:value="1.26282328" calcext:value-type="float">
            <text:p>1.26282328</text:p>
          </table:table-cell>
          <table:table-cell office:value-type="float" office:value="0.04577498" calcext:value-type="float">
            <text:p>0.04577498</text:p>
          </table:table-cell>
          <table:table-cell office:value-type="float" office:value="8.49065267" calcext:value-type="float">
            <text:p>8.49065267</text:p>
          </table:table-cell>
          <table:table-cell office:value-type="float" office:value="18.80806943" calcext:value-type="float">
            <text:p>18.80806943</text:p>
          </table:table-cell>
          <table:table-cell office:value-type="float" office:value="0.074634695" calcext:value-type="float">
            <text:p>0.074634695</text:p>
          </table:table-cell>
          <table:table-cell office:value-type="float" office:value="0.956129096" calcext:value-type="float">
            <text:p>0.956129096</text:p>
          </table:table-cell>
          <table:table-cell office:value-type="float" office:value="0.587152612" calcext:value-type="float">
            <text:p>0.587152612</text:p>
          </table:table-cell>
          <table:table-cell office:value-type="float" office:value="374.7797141" calcext:value-type="float">
            <text:p>374.7797141</text:p>
          </table:table-cell>
          <table:table-cell office:value-type="float" office:value="10.214" calcext:value-type="float">
            <text:p>10.214</text:p>
          </table:table-cell>
          <table:table-cell office:value-type="float" office:value="4.934910156" calcext:value-type="float">
            <text:p>4.934910156</text:p>
          </table:table-cell>
          <table:table-cell office:value-type="float" office:value="19.9950364" calcext:value-type="float">
            <text:p>19.9950364</text:p>
          </table:table-cell>
          <table:table-cell office:value-type="float" office:value="19.1" calcext:value-type="float">
            <text:p>19.1</text:p>
          </table:table-cell>
          <table:table-cell office:value-type="float" office:value="4.56" calcext:value-type="float">
            <text:p>4.56</text:p>
          </table:table-cell>
          <table:table-cell office:value-type="float" office:value="10.47120419" calcext:value-type="float">
            <text:p>10.47120419</text:p>
          </table:table-cell>
          <table:table-cell office:value-type="float" office:value="0.664471887" calcext:value-type="float">
            <text:p>0.664471887</text:p>
          </table:table-cell>
          <table:table-cell office:value-type="float" office:value="0.370080695" calcext:value-type="float">
            <text:p>0.370080695</text:p>
          </table:table-cell>
          <table:table-cell office:value-type="float" office:value="29.88496763" calcext:value-type="float">
            <text:p>29.88496763</text:p>
          </table:table-cell>
          <table:table-cell office:value-type="float" office:value="5.0886982" calcext:value-type="float">
            <text:p>5.0886982</text:p>
          </table:table-cell>
          <table:table-cell office:value-type="float" office:value="94.9113018" calcext:value-type="float">
            <text:p>94.9113018</text:p>
          </table:table-cell>
          <table:table-cell office:value-type="float" office:value="44.91686699" calcext:value-type="float">
            <text:p>44.91686699</text:p>
          </table:table-cell>
          <table:table-cell table:style-name="ce4" office:value-type="string" calcext:value-type="string">
            <text:p>1.43E-01</text:p>
          </table:table-cell>
          <table:table-cell office:value-type="float" office:value="4.281952568" calcext:value-type="float">
            <text:p>4.281952568</text:p>
          </table:table-cell>
          <table:table-cell office:value-type="float" office:value="0.618632977" calcext:value-type="float">
            <text:p>0.618632977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.1041698" calcext:value-type="float">
            <text:p>5.1041698</text:p>
          </table:table-cell>
          <table:table-cell office:value-type="float" office:value="8.5749998" calcext:value-type="float">
            <text:p>8.5749998</text:p>
          </table:table-cell>
          <table:table-cell office:value-type="float" office:value="38.9772987" calcext:value-type="float">
            <text:p>38.9772987</text:p>
          </table:table-cell>
          <table:table-cell office:value-type="float" office:value="488.4039917" calcext:value-type="float">
            <text:p>488.4039917</text:p>
          </table:table-cell>
          <table:table-cell office:value-type="float" office:value="15.6000004" calcext:value-type="float">
            <text:p>15.6000004</text:p>
          </table:table-cell>
          <table:table-cell office:value-type="float" office:value="-6.4000001" calcext:value-type="float">
            <text:p>-6.4000001</text:p>
          </table:table-cell>
          <table:table-cell office:value-type="float" office:value="22" calcext:value-type="float">
            <text:p>22</text:p>
          </table:table-cell>
          <table:table-cell office:value-type="float" office:value="1.28333" calcext:value-type="float">
            <text:p>1.28333</text:p>
          </table:table-cell>
          <table:table-cell table:number-columns-repeated="2" office:value-type="float" office:value="11.1167002" calcext:value-type="float">
            <text:p>11.1167002</text:p>
          </table:table-cell>
          <table:table-cell office:value-type="float" office:value="-0.883333" calcext:value-type="float">
            <text:p>-0.883333</text:p>
          </table:table-cell>
          <table:table-cell office:value-type="float" office:value="1876" calcext:value-type="float">
            <text:p>1876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25.0795002" calcext:value-type="float">
            <text:p>25.0795002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558" calcext:value-type="float">
            <text:p>558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949" calcext:value-type="float">
            <text:p>-36.429949</text:p>
          </table:table-cell>
          <table:table-cell office:value-type="float" office:value="148.36208" calcext:value-type="float">
            <text:p>148.36208</text:p>
          </table:table-cell>
          <table:table-cell office:value-type="float" office:value="1770" calcext:value-type="float">
            <text:p>1770</text:p>
          </table:table-cell>
          <table:table-cell office:value-type="float" office:value="1775.687622" calcext:value-type="float">
            <text:p>1775.687622</text:p>
          </table:table-cell>
          <table:table-cell office:value-type="string" calcext:value-type="string">
            <text:p>C1</text:p>
          </table:table-cell>
          <table:table-cell office:value-type="float" office:value="292.8099976" calcext:value-type="float">
            <text:p>292.8099976</text:p>
          </table:table-cell>
          <table:table-cell office:value-type="string" calcext:value-type="string">
            <text:p>N</text:p>
          </table:table-cell>
          <table:table-cell office:value-type="float" office:value="1.024529313" calcext:value-type="float">
            <text:p>1.024529313</text:p>
          </table:table-cell>
          <table:table-cell office:value-type="float" office:value="0.041392167" calcext:value-type="float">
            <text:p>0.041392167</text:p>
          </table:table-cell>
          <table:table-cell office:value-type="float" office:value="4.30507473" calcext:value-type="float">
            <text:p>4.30507473</text:p>
          </table:table-cell>
          <table:table-cell office:value-type="float" office:value="10.30310767" calcext:value-type="float">
            <text:p>10.30310767</text:p>
          </table:table-cell>
          <table:table-cell office:value-type="float" office:value="0.043855116" calcext:value-type="float">
            <text:p>0.043855116</text:p>
          </table:table-cell>
          <table:table-cell office:value-type="float" office:value="0.887297426" calcext:value-type="float">
            <text:p>0.887297426</text:p>
          </table:table-cell>
          <table:table-cell office:value-type="float" office:value="0.544099037" calcext:value-type="float">
            <text:p>0.544099037</text:p>
          </table:table-cell>
          <table:table-cell office:value-type="float" office:value="345.2178755" calcext:value-type="float">
            <text:p>345.2178755</text:p>
          </table:table-cell>
          <table:table-cell office:value-type="float" office:value="6.53" calcext:value-type="float">
            <text:p>6.53</text:p>
          </table:table-cell>
          <table:table-cell office:value-type="float" office:value="3.749958237" calcext:value-type="float">
            <text:p>3.749958237</text:p>
          </table:table-cell>
          <table:table-cell office:value-type="float" office:value="21.4807697" calcext:value-type="float">
            <text:p>21.4807697</text:p>
          </table:table-cell>
          <table:table-cell office:value-type="float" office:value="41.2" calcext:value-type="float">
            <text:p>41.2</text:p>
          </table:table-cell>
          <table:table-cell office:value-type="float" office:value="7.37" calcext:value-type="float">
            <text:p>7.37</text:p>
          </table:table-cell>
          <table:table-cell office:value-type="float" office:value="4.368932038" calcext:value-type="float">
            <text:p>4.368932038</text:p>
          </table:table-cell>
          <table:table-cell office:value-type="float" office:value="0.800322" calcext:value-type="float">
            <text:p>0.800322</text:p>
          </table:table-cell>
          <table:table-cell office:value-type="float" office:value="0.28343919" calcext:value-type="float">
            <text:p>0.28343919</text:p>
          </table:table-cell>
          <table:table-cell office:value-type="float" office:value="26.55414393" calcext:value-type="float">
            <text:p>26.55414393</text:p>
          </table:table-cell>
          <table:table-cell office:value-type="float" office:value="5.2337282" calcext:value-type="float">
            <text:p>5.2337282</text:p>
          </table:table-cell>
          <table:table-cell office:value-type="float" office:value="94.7662718" calcext:value-type="float">
            <text:p>94.7662718</text:p>
          </table:table-cell>
          <table:table-cell office:value-type="float" office:value="48.68207368" calcext:value-type="float">
            <text:p>48.68207368</text:p>
          </table:table-cell>
          <table:table-cell table:style-name="ce4" office:value-type="string" calcext:value-type="string">
            <text:p>1.83E-01</text:p>
          </table:table-cell>
          <table:table-cell office:value-type="float" office:value="4.869435099" calcext:value-type="float">
            <text:p>4.869435099</text:p>
          </table:table-cell>
          <table:table-cell office:value-type="float" office:value="0.574148404" calcext:value-type="float">
            <text:p>0.574148404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91497" calcext:value-type="float">
            <text:p>-36.42991497</text:p>
          </table:table-cell>
          <table:table-cell office:value-type="float" office:value="148.362095" calcext:value-type="float">
            <text:p>148.362095</text:p>
          </table:table-cell>
          <table:table-cell office:value-type="float" office:value="1770" calcext:value-type="float">
            <text:p>1770</text:p>
          </table:table-cell>
          <table:table-cell office:value-type="float" office:value="1774.12793" calcext:value-type="float">
            <text:p>1774.12793</text:p>
          </table:table-cell>
          <table:table-cell office:value-type="string" calcext:value-type="string">
            <text:p>C2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1.062556865" calcext:value-type="float">
            <text:p>1.062556865</text:p>
          </table:table-cell>
          <table:table-cell office:value-type="float" office:value="0.045512318" calcext:value-type="float">
            <text:p>0.045512318</text:p>
          </table:table-cell>
          <table:table-cell office:value-type="float" office:value="6.636170405" calcext:value-type="float">
            <text:p>6.636170405</text:p>
          </table:table-cell>
          <table:table-cell office:value-type="float" office:value="12.17103678" calcext:value-type="float">
            <text:p>12.17103678</text:p>
          </table:table-cell>
          <table:table-cell office:value-type="float" office:value="0.066661763" calcext:value-type="float">
            <text:p>0.066661763</text:p>
          </table:table-cell>
          <table:table-cell office:value-type="float" office:value="0.95776628" calcext:value-type="float">
            <text:p>0.95776628</text:p>
          </table:table-cell>
          <table:table-cell office:value-type="float" office:value="0.629098091" calcext:value-type="float">
            <text:p>0.629098091</text:p>
          </table:table-cell>
          <table:table-cell office:value-type="float" office:value="404.0544293" calcext:value-type="float">
            <text:p>404.0544293</text:p>
          </table:table-cell>
          <table:table-cell office:value-type="float" office:value="7.202" calcext:value-type="float">
            <text:p>7.202</text:p>
          </table:table-cell>
          <table:table-cell office:value-type="float" office:value="9.390853358" calcext:value-type="float">
            <text:p>9.390853358</text:p>
          </table:table-cell>
          <table:table-cell office:value-type="float" office:value="22.6603091" calcext:value-type="float">
            <text:p>22.6603091</text:p>
          </table:table-cell>
          <table:table-cell office:value-type="float" office:value="24.8" calcext:value-type="float">
            <text:p>24.8</text:p>
          </table:table-cell>
          <table:table-cell office:value-type="float" office:value="10.56" calcext:value-type="float">
            <text:p>10.56</text:p>
          </table:table-cell>
          <table:table-cell office:value-type="float" office:value="10.48387097" calcext:value-type="float">
            <text:p>10.48387097</text:p>
          </table:table-cell>
          <table:table-cell office:value-type="float" office:value="0.766217369" calcext:value-type="float">
            <text:p>0.766217369</text:p>
          </table:table-cell>
          <table:table-cell office:value-type="float" office:value="0.31071279" calcext:value-type="float">
            <text:p>0.31071279</text:p>
          </table:table-cell>
          <table:table-cell office:value-type="float" office:value="48.53442623" calcext:value-type="float">
            <text:p>48.53442623</text:p>
          </table:table-cell>
          <table:table-cell office:value-type="float" office:value="7.3155234" calcext:value-type="float">
            <text:p>7.3155234</text:p>
          </table:table-cell>
          <table:table-cell office:value-type="float" office:value="92.6844766" calcext:value-type="float">
            <text:p>92.6844766</text:p>
          </table:table-cell>
          <table:table-cell office:value-type="float" office:value="42.42857607" calcext:value-type="float">
            <text:p>42.42857607</text:p>
          </table:table-cell>
          <table:table-cell table:style-name="ce4" office:value-type="string" calcext:value-type="string">
            <text:p>1.11E-01</text:p>
          </table:table-cell>
          <table:table-cell office:value-type="float" office:value="5.376516613" calcext:value-type="float">
            <text:p>5.376516613</text:p>
          </table:table-cell>
          <table:table-cell office:value-type="float" office:value="0.67875238" calcext:value-type="float">
            <text:p>0.67875238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80701" calcext:value-type="float">
            <text:p>-36.42980701</text:p>
          </table:table-cell>
          <table:table-cell office:value-type="float" office:value="148.362093" calcext:value-type="float">
            <text:p>148.362093</text:p>
          </table:table-cell>
          <table:table-cell office:value-type="float" office:value="1770" calcext:value-type="float">
            <text:p>1770</text:p>
          </table:table-cell>
          <table:table-cell office:value-type="float" office:value="1770.981689" calcext:value-type="float">
            <text:p>1770.981689</text:p>
          </table:table-cell>
          <table:table-cell office:value-type="string" calcext:value-type="string">
            <text:p>C3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1.083945394" calcext:value-type="float">
            <text:p>1.083945394</text:p>
          </table:table-cell>
          <table:table-cell office:value-type="float" office:value="0.039394234" calcext:value-type="float">
            <text:p>0.039394234</text:p>
          </table:table-cell>
          <table:table-cell office:value-type="float" office:value="8.299331908" calcext:value-type="float">
            <text:p>8.299331908</text:p>
          </table:table-cell>
          <table:table-cell office:value-type="float" office:value="25.11737547" calcext:value-type="float">
            <text:p>25.11737547</text:p>
          </table:table-cell>
          <table:table-cell office:value-type="float" office:value="0.084907178" calcext:value-type="float">
            <text:p>0.084907178</text:p>
          </table:table-cell>
          <table:table-cell office:value-type="float" office:value="1.047210104" calcext:value-type="float">
            <text:p>1.047210104</text:p>
          </table:table-cell>
          <table:table-cell office:value-type="float" office:value="0.526819809" calcext:value-type="float">
            <text:p>0.526819809</text:p>
          </table:table-cell>
          <table:table-cell office:value-type="float" office:value="355.6872403" calcext:value-type="float">
            <text:p>355.6872403</text:p>
          </table:table-cell>
          <table:table-cell office:value-type="float" office:value="6.497" calcext:value-type="float">
            <text:p>6.497</text:p>
          </table:table-cell>
          <table:table-cell office:value-type="float" office:value="5.797389144" calcext:value-type="float">
            <text:p>5.797389144</text:p>
          </table:table-cell>
          <table:table-cell office:value-type="float" office:value="15.4079778" calcext:value-type="float">
            <text:p>15.4079778</text:p>
          </table:table-cell>
          <table:table-cell office:value-type="float" office:value="43.6" calcext:value-type="float">
            <text:p>43.6</text:p>
          </table:table-cell>
          <table:table-cell office:value-type="float" office:value="7.5" calcext:value-type="float">
            <text:p>7.5</text:p>
          </table:table-cell>
          <table:table-cell office:value-type="float" office:value="4.281345566" calcext:value-type="float">
            <text:p>4.281345566</text:p>
          </table:table-cell>
          <table:table-cell office:value-type="float" office:value="0.709376318" calcext:value-type="float">
            <text:p>0.709376318</text:p>
          </table:table-cell>
          <table:table-cell office:value-type="float" office:value="0.361737094" calcext:value-type="float">
            <text:p>0.361737094</text:p>
          </table:table-cell>
          <table:table-cell office:value-type="float" office:value="24.79784948" calcext:value-type="float">
            <text:p>24.79784948</text:p>
          </table:table-cell>
          <table:table-cell office:value-type="float" office:value="4.6843848" calcext:value-type="float">
            <text:p>4.6843848</text:p>
          </table:table-cell>
          <table:table-cell office:value-type="float" office:value="95.3156152" calcext:value-type="float">
            <text:p>95.3156152</text:p>
          </table:table-cell>
          <table:table-cell office:value-type="float" office:value="47.5305748" calcext:value-type="float">
            <text:p>47.5305748</text:p>
          </table:table-cell>
          <table:table-cell table:style-name="ce4" office:value-type="string" calcext:value-type="string">
            <text:p>1.74E-01</text:p>
          </table:table-cell>
          <table:table-cell office:value-type="float" office:value="4.32202249" calcext:value-type="float">
            <text:p>4.32202249</text:p>
          </table:table-cell>
          <table:table-cell office:value-type="float" office:value="0.552710915" calcext:value-type="float">
            <text:p>0.552710915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82202" calcext:value-type="float">
            <text:p>-36.42982202</text:p>
          </table:table-cell>
          <table:table-cell office:value-type="float" office:value="148.36215" calcext:value-type="float">
            <text:p>148.36215</text:p>
          </table:table-cell>
          <table:table-cell office:value-type="float" office:value="1770" calcext:value-type="float">
            <text:p>1770</text:p>
          </table:table-cell>
          <table:table-cell office:value-type="float" office:value="1771.042847" calcext:value-type="float">
            <text:p>1771.042847</text:p>
          </table:table-cell>
          <table:table-cell office:value-type="string" calcext:value-type="string">
            <text:p>C4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0.997186091" calcext:value-type="float">
            <text:p>0.997186091</text:p>
          </table:table-cell>
          <table:table-cell office:value-type="float" office:value="0.045459791" calcext:value-type="float">
            <text:p>0.045459791</text:p>
          </table:table-cell>
          <table:table-cell office:value-type="float" office:value="3.994713811" calcext:value-type="float">
            <text:p>3.994713811</text:p>
          </table:table-cell>
          <table:table-cell office:value-type="float" office:value="10.93958611" calcext:value-type="float">
            <text:p>10.93958611</text:p>
          </table:table-cell>
          <table:table-cell office:value-type="float" office:value="0.081091435" calcext:value-type="float">
            <text:p>0.081091435</text:p>
          </table:table-cell>
          <table:table-cell office:value-type="float" office:value="1.073588903" calcext:value-type="float">
            <text:p>1.073588903</text:p>
          </table:table-cell>
          <table:table-cell office:value-type="float" office:value="0.575683891" calcext:value-type="float">
            <text:p>0.575683891</text:p>
          </table:table-cell>
          <table:table-cell office:value-type="float" office:value="388.0143113" calcext:value-type="float">
            <text:p>388.0143113</text:p>
          </table:table-cell>
          <table:table-cell office:value-type="float" office:value="10.062" calcext:value-type="float">
            <text:p>10.062</text:p>
          </table:table-cell>
          <table:table-cell office:value-type="float" office:value="3.813329247" calcext:value-type="float">
            <text:p>3.813329247</text:p>
          </table:table-cell>
          <table:table-cell office:value-type="float" office:value="21.5079524" calcext:value-type="float">
            <text:p>21.5079524</text:p>
          </table:table-cell>
          <table:table-cell office:value-type="float" office:value="27" calcext:value-type="float">
            <text:p>27</text:p>
          </table:table-cell>
          <table:table-cell office:value-type="float" office:value="10.42" calcext:value-type="float">
            <text:p>10.42</text:p>
          </table:table-cell>
          <table:table-cell office:value-type="float" office:value="6.419753086" calcext:value-type="float">
            <text:p>6.419753086</text:p>
          </table:table-cell>
          <table:table-cell office:value-type="float" office:value="0.715136211" calcext:value-type="float">
            <text:p>0.715136211</text:p>
          </table:table-cell>
          <table:table-cell office:value-type="float" office:value="0.349872651" calcext:value-type="float">
            <text:p>0.349872651</text:p>
          </table:table-cell>
          <table:table-cell office:value-type="float" office:value="52.27575567" calcext:value-type="float">
            <text:p>52.27575567</text:p>
          </table:table-cell>
          <table:table-cell office:value-type="float" office:value="6.4723271" calcext:value-type="float">
            <text:p>6.4723271</text:p>
          </table:table-cell>
          <table:table-cell office:value-type="float" office:value="93.5276729" calcext:value-type="float">
            <text:p>93.5276729</text:p>
          </table:table-cell>
          <table:table-cell office:value-type="float" office:value="38.47813283" calcext:value-type="float">
            <text:p>38.47813283</text:p>
          </table:table-cell>
          <table:table-cell table:style-name="ce4" office:value-type="string" calcext:value-type="string">
            <text:p>7.45E-02</text:p>
          </table:table-cell>
          <table:table-cell office:value-type="float" office:value="3.894323373" calcext:value-type="float">
            <text:p>3.894323373</text:p>
          </table:table-cell>
          <table:table-cell office:value-type="float" office:value="0.615522522" calcext:value-type="float">
            <text:p>0.615522522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85797" calcext:value-type="float">
            <text:p>-36.42985797</text:p>
          </table:table-cell>
          <table:table-cell office:value-type="float" office:value="148.362172" calcext:value-type="float">
            <text:p>148.362172</text:p>
          </table:table-cell>
          <table:table-cell office:value-type="float" office:value="1770" calcext:value-type="float">
            <text:p>1770</text:p>
          </table:table-cell>
          <table:table-cell office:value-type="float" office:value="1772.853149" calcext:value-type="float">
            <text:p>1772.853149</text:p>
          </table:table-cell>
          <table:table-cell office:value-type="string" calcext:value-type="string">
            <text:p>C5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1.115451036" calcext:value-type="float">
            <text:p>1.115451036</text:p>
          </table:table-cell>
          <table:table-cell office:value-type="float" office:value="0.044663564" calcext:value-type="float">
            <text:p>0.044663564</text:p>
          </table:table-cell>
          <table:table-cell office:value-type="float" office:value="7.469416401" calcext:value-type="float">
            <text:p>7.469416401</text:p>
          </table:table-cell>
          <table:table-cell office:value-type="float" office:value="6.086712536" calcext:value-type="float">
            <text:p>6.086712536</text:p>
          </table:table-cell>
          <table:table-cell office:value-type="float" office:value="0.08788535" calcext:value-type="float">
            <text:p>0.08788535</text:p>
          </table:table-cell>
          <table:table-cell office:value-type="float" office:value="1.114816758" calcext:value-type="float">
            <text:p>1.114816758</text:p>
          </table:table-cell>
          <table:table-cell office:value-type="float" office:value="0.544392833" calcext:value-type="float">
            <text:p>0.544392833</text:p>
          </table:table-cell>
          <table:table-cell office:value-type="float" office:value="342.3853016" calcext:value-type="float">
            <text:p>342.3853016</text:p>
          </table:table-cell>
          <table:table-cell office:value-type="float" office:value="9.416" calcext:value-type="float">
            <text:p>9.416</text:p>
          </table:table-cell>
          <table:table-cell office:value-type="float" office:value="6.550047695" calcext:value-type="float">
            <text:p>6.550047695</text:p>
          </table:table-cell>
          <table:table-cell office:value-type="float" office:value="23.1105383" calcext:value-type="float">
            <text:p>23.1105383</text:p>
          </table:table-cell>
          <table:table-cell office:value-type="float" office:value="27.4" calcext:value-type="float">
            <text:p>27.4</text:p>
          </table:table-cell>
          <table:table-cell office:value-type="float" office:value="12.15" calcext:value-type="float">
            <text:p>12.15</text:p>
          </table:table-cell>
          <table:table-cell office:value-type="float" office:value="6.326034064" calcext:value-type="float">
            <text:p>6.326034064</text:p>
          </table:table-cell>
          <table:table-cell office:value-type="float" office:value="0.737009813" calcext:value-type="float">
            <text:p>0.737009813</text:p>
          </table:table-cell>
          <table:table-cell office:value-type="float" office:value="0.268477097" calcext:value-type="float">
            <text:p>0.268477097</text:p>
          </table:table-cell>
          <table:table-cell office:value-type="float" office:value="34.48043587" calcext:value-type="float">
            <text:p>34.48043587</text:p>
          </table:table-cell>
          <table:table-cell office:value-type="float" office:value="6.4762851" calcext:value-type="float">
            <text:p>6.4762851</text:p>
          </table:table-cell>
          <table:table-cell office:value-type="float" office:value="93.5237149" calcext:value-type="float">
            <text:p>93.5237149</text:p>
          </table:table-cell>
          <table:table-cell office:value-type="float" office:value="47.48300502" calcext:value-type="float">
            <text:p>47.48300502</text:p>
          </table:table-cell>
          <table:table-cell table:style-name="ce4" office:value-type="string" calcext:value-type="string">
            <text:p>1.69E-01</text:p>
          </table:table-cell>
          <table:table-cell office:value-type="float" office:value="5.820313109" calcext:value-type="float">
            <text:p>5.820313109</text:p>
          </table:table-cell>
          <table:table-cell office:value-type="float" office:value="0.582090685" calcext:value-type="float">
            <text:p>0.582090685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718" calcext:value-type="float">
            <text:p>-36.429718</text:p>
          </table:table-cell>
          <table:table-cell office:value-type="float" office:value="148.362176" calcext:value-type="float">
            <text:p>148.362176</text:p>
          </table:table-cell>
          <table:table-cell office:value-type="float" office:value="1770" calcext:value-type="float">
            <text:p>1770</text:p>
          </table:table-cell>
          <table:table-cell office:value-type="float" office:value="1773.436157" calcext:value-type="float">
            <text:p>1773.436157</text:p>
          </table:table-cell>
          <table:table-cell office:value-type="string" calcext:value-type="string">
            <text:p>C6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1.030840688" calcext:value-type="float">
            <text:p>1.030840688</text:p>
          </table:table-cell>
          <table:table-cell office:value-type="float" office:value="0.042091299" calcext:value-type="float">
            <text:p>0.042091299</text:p>
          </table:table-cell>
          <table:table-cell office:value-type="float" office:value="12.20221413" calcext:value-type="float">
            <text:p>12.20221413</text:p>
          </table:table-cell>
          <table:table-cell office:value-type="float" office:value="26.71424516" calcext:value-type="float">
            <text:p>26.71424516</text:p>
          </table:table-cell>
          <table:table-cell office:value-type="float" office:value="0.105592401" calcext:value-type="float">
            <text:p>0.105592401</text:p>
          </table:table-cell>
          <table:table-cell office:value-type="float" office:value="1.138519984" calcext:value-type="float">
            <text:p>1.138519984</text:p>
          </table:table-cell>
          <table:table-cell office:value-type="float" office:value="0.546646341" calcext:value-type="float">
            <text:p>0.546646341</text:p>
          </table:table-cell>
          <table:table-cell office:value-type="float" office:value="411.1265785" calcext:value-type="float">
            <text:p>411.1265785</text:p>
          </table:table-cell>
          <table:table-cell office:value-type="float" office:value="10.057" calcext:value-type="float">
            <text:p>10.057</text:p>
          </table:table-cell>
          <table:table-cell office:value-type="float" office:value="4.975293585" calcext:value-type="float">
            <text:p>4.975293585</text:p>
          </table:table-cell>
          <table:table-cell office:value-type="float" office:value="20.3184513" calcext:value-type="float">
            <text:p>20.3184513</text:p>
          </table:table-cell>
          <table:table-cell office:value-type="float" office:value="31.2" calcext:value-type="float">
            <text:p>31.2</text:p>
          </table:table-cell>
          <table:table-cell office:value-type="float" office:value="12" calcext:value-type="float">
            <text:p>12</text:p>
          </table:table-cell>
          <table:table-cell office:value-type="float" office:value="6.41025641" calcext:value-type="float">
            <text:p>6.41025641</text:p>
          </table:table-cell>
          <table:table-cell office:value-type="float" office:value="0.716197244" calcext:value-type="float">
            <text:p>0.716197244</text:p>
          </table:table-cell>
          <table:table-cell office:value-type="float" office:value="0.358827606" calcext:value-type="float">
            <text:p>0.358827606</text:p>
          </table:table-cell>
          <table:table-cell office:value-type="float" office:value="35.48183423" calcext:value-type="float">
            <text:p>35.48183423</text:p>
          </table:table-cell>
          <table:table-cell office:value-type="float" office:value="5.594298" calcext:value-type="float">
            <text:p>5.594298</text:p>
          </table:table-cell>
          <table:table-cell office:value-type="float" office:value="94.405702" calcext:value-type="float">
            <text:p>94.405702</text:p>
          </table:table-cell>
          <table:table-cell office:value-type="float" office:value="43.45786949" calcext:value-type="float">
            <text:p>43.45786949</text:p>
          </table:table-cell>
          <table:table-cell table:style-name="ce4" office:value-type="string" calcext:value-type="string">
            <text:p>1.20E-01</text:p>
          </table:table-cell>
          <table:table-cell office:value-type="float" office:value="4.246386529" calcext:value-type="float">
            <text:p>4.246386529</text:p>
          </table:table-cell>
          <table:table-cell office:value-type="float" office:value="0.579039538" calcext:value-type="float">
            <text:p>0.579039538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69696" calcext:value-type="float">
            <text:p>-36.42969696</text:p>
          </table:table-cell>
          <table:table-cell office:value-type="float" office:value="148.362192" calcext:value-type="float">
            <text:p>148.362192</text:p>
          </table:table-cell>
          <table:table-cell office:value-type="float" office:value="1770" calcext:value-type="float">
            <text:p>1770</text:p>
          </table:table-cell>
          <table:table-cell office:value-type="float" office:value="1768.885254" calcext:value-type="float">
            <text:p>1768.885254</text:p>
          </table:table-cell>
          <table:table-cell office:value-type="string" calcext:value-type="string">
            <text:p>C7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0.993333007" calcext:value-type="float">
            <text:p>0.993333007</text:p>
          </table:table-cell>
          <table:table-cell office:value-type="float" office:value="0.031547287" calcext:value-type="float">
            <text:p>0.031547287</text:p>
          </table:table-cell>
          <table:table-cell office:value-type="float" office:value="4.622467482" calcext:value-type="float">
            <text:p>4.622467482</text:p>
          </table:table-cell>
          <table:table-cell office:value-type="float" office:value="16.81486962" calcext:value-type="float">
            <text:p>16.81486962</text:p>
          </table:table-cell>
          <table:table-cell office:value-type="float" office:value="0.088823472" calcext:value-type="float">
            <text:p>0.088823472</text:p>
          </table:table-cell>
          <table:table-cell office:value-type="float" office:value="1.047870541" calcext:value-type="float">
            <text:p>1.047870541</text:p>
          </table:table-cell>
          <table:table-cell office:value-type="float" office:value="0.611137255" calcext:value-type="float">
            <text:p>0.611137255</text:p>
          </table:table-cell>
          <table:table-cell office:value-type="float" office:value="368.5632374" calcext:value-type="float">
            <text:p>368.5632374</text:p>
          </table:table-cell>
          <table:table-cell office:value-type="float" office:value="9.069" calcext:value-type="float">
            <text:p>9.069</text:p>
          </table:table-cell>
          <table:table-cell office:value-type="float" office:value="7.679402256" calcext:value-type="float">
            <text:p>7.679402256</text:p>
          </table:table-cell>
          <table:table-cell office:value-type="float" office:value="20.7415831" calcext:value-type="float">
            <text:p>20.7415831</text:p>
          </table:table-cell>
          <table:table-cell office:value-type="float" office:value="19.3" calcext:value-type="float">
            <text:p>19.3</text:p>
          </table:table-cell>
          <table:table-cell office:value-type="float" office:value="4.4" calcext:value-type="float">
            <text:p>4.4</text:p>
          </table:table-cell>
          <table:table-cell office:value-type="float" office:value="8.981001728" calcext:value-type="float">
            <text:p>8.981001728</text:p>
          </table:table-cell>
          <table:table-cell office:value-type="float" office:value="0.650261625" calcext:value-type="float">
            <text:p>0.650261625</text:p>
          </table:table-cell>
          <table:table-cell office:value-type="float" office:value="0.340069721" calcext:value-type="float">
            <text:p>0.340069721</text:p>
          </table:table-cell>
          <table:table-cell office:value-type="float" office:value="68.61139607" calcext:value-type="float">
            <text:p>68.61139607</text:p>
          </table:table-cell>
          <table:table-cell office:value-type="float" office:value="6.3934583" calcext:value-type="float">
            <text:p>6.3934583</text:p>
          </table:table-cell>
          <table:table-cell office:value-type="float" office:value="93.6065417" calcext:value-type="float">
            <text:p>93.6065417</text:p>
          </table:table-cell>
          <table:table-cell office:value-type="float" office:value="30.67379078" calcext:value-type="float">
            <text:p>30.67379078</text:p>
          </table:table-cell>
          <table:table-cell table:style-name="ce4" office:value-type="string" calcext:value-type="string">
            <text:p>3.50E-02</text:p>
          </table:table-cell>
          <table:table-cell office:value-type="float" office:value="2.750064834" calcext:value-type="float">
            <text:p>2.750064834</text:p>
          </table:table-cell>
          <table:table-cell office:value-type="float" office:value="0.652878788" calcext:value-type="float">
            <text:p>0.652878788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66301" calcext:value-type="float">
            <text:p>-36.42966301</text:p>
          </table:table-cell>
          <table:table-cell office:value-type="float" office:value="148.362182" calcext:value-type="float">
            <text:p>148.362182</text:p>
          </table:table-cell>
          <table:table-cell office:value-type="float" office:value="1770" calcext:value-type="float">
            <text:p>1770</text:p>
          </table:table-cell>
          <table:table-cell office:value-type="float" office:value="1766.929565" calcext:value-type="float">
            <text:p>1766.929565</text:p>
          </table:table-cell>
          <table:table-cell office:value-type="string" calcext:value-type="string">
            <text:p>C8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0.996508967" calcext:value-type="float">
            <text:p>0.996508967</text:p>
          </table:table-cell>
          <table:table-cell office:value-type="float" office:value="0.039011053" calcext:value-type="float">
            <text:p>0.039011053</text:p>
          </table:table-cell>
          <table:table-cell office:value-type="float" office:value="7.669421638" calcext:value-type="float">
            <text:p>7.669421638</text:p>
          </table:table-cell>
          <table:table-cell office:value-type="float" office:value="18.50876845" calcext:value-type="float">
            <text:p>18.50876845</text:p>
          </table:table-cell>
          <table:table-cell office:value-type="float" office:value="0.059818529" calcext:value-type="float">
            <text:p>0.059818529</text:p>
          </table:table-cell>
          <table:table-cell office:value-type="float" office:value="1.072711163" calcext:value-type="float">
            <text:p>1.072711163</text:p>
          </table:table-cell>
          <table:table-cell office:value-type="float" office:value="0.558710883" calcext:value-type="float">
            <text:p>0.558710883</text:p>
          </table:table-cell>
          <table:table-cell office:value-type="float" office:value="394.1243999" calcext:value-type="float">
            <text:p>394.1243999</text:p>
          </table:table-cell>
          <table:table-cell office:value-type="float" office:value="9.582" calcext:value-type="float">
            <text:p>9.582</text:p>
          </table:table-cell>
          <table:table-cell office:value-type="float" office:value="4.404399404" calcext:value-type="float">
            <text:p>4.404399404</text:p>
          </table:table-cell>
          <table:table-cell office:value-type="float" office:value="22.3518875" calcext:value-type="float">
            <text:p>22.3518875</text:p>
          </table:table-cell>
          <table:table-cell office:value-type="float" office:value="17" calcext:value-type="float">
            <text:p>17</text:p>
          </table:table-cell>
          <table:table-cell office:value-type="float" office:value="6.1" calcext:value-type="float">
            <text:p>6.1</text:p>
          </table:table-cell>
          <table:table-cell office:value-type="float" office:value="9.411764706" calcext:value-type="float">
            <text:p>9.411764706</text:p>
          </table:table-cell>
          <table:table-cell office:value-type="float" office:value="0.685427288" calcext:value-type="float">
            <text:p>0.685427288</text:p>
          </table:table-cell>
          <table:table-cell office:value-type="float" office:value="0.335016816" calcext:value-type="float">
            <text:p>0.335016816</text:p>
          </table:table-cell>
          <table:table-cell office:value-type="float" office:value="37.55124913" calcext:value-type="float">
            <text:p>37.55124913</text:p>
          </table:table-cell>
          <table:table-cell office:value-type="float" office:value="5.2241108" calcext:value-type="float">
            <text:p>5.2241108</text:p>
          </table:table-cell>
          <table:table-cell office:value-type="float" office:value="94.7758892" calcext:value-type="float">
            <text:p>94.7758892</text:p>
          </table:table-cell>
          <table:table-cell office:value-type="float" office:value="40.64306037" calcext:value-type="float">
            <text:p>40.64306037</text:p>
          </table:table-cell>
          <table:table-cell table:style-name="ce4" office:value-type="string" calcext:value-type="string">
            <text:p>9.56E-02</text:p>
          </table:table-cell>
          <table:table-cell office:value-type="float" office:value="3.588658543" calcext:value-type="float">
            <text:p>3.588658543</text:p>
          </table:table-cell>
          <table:table-cell office:value-type="float" office:value="0.589507403" calcext:value-type="float">
            <text:p>0.589507403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64097" calcext:value-type="float">
            <text:p>-36.42964097</text:p>
          </table:table-cell>
          <table:table-cell office:value-type="float" office:value="148.362204" calcext:value-type="float">
            <text:p>148.362204</text:p>
          </table:table-cell>
          <table:table-cell office:value-type="float" office:value="1770" calcext:value-type="float">
            <text:p>1770</text:p>
          </table:table-cell>
          <table:table-cell office:value-type="float" office:value="1766.396973" calcext:value-type="float">
            <text:p>1766.396973</text:p>
          </table:table-cell>
          <table:table-cell office:value-type="string" calcext:value-type="string">
            <text:p>C9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0.976752914" calcext:value-type="float">
            <text:p>0.976752914</text:p>
          </table:table-cell>
          <table:table-cell office:value-type="float" office:value="0.037569547" calcext:value-type="float">
            <text:p>0.037569547</text:p>
          </table:table-cell>
          <table:table-cell office:value-type="float" office:value="5.430758851" calcext:value-type="float">
            <text:p>5.430758851</text:p>
          </table:table-cell>
          <table:table-cell office:value-type="float" office:value="11.42857822" calcext:value-type="float">
            <text:p>11.42857822</text:p>
          </table:table-cell>
          <table:table-cell office:value-type="float" office:value="0.065797671" calcext:value-type="float">
            <text:p>0.065797671</text:p>
          </table:table-cell>
          <table:table-cell office:value-type="float" office:value="0.990880764" calcext:value-type="float">
            <text:p>0.990880764</text:p>
          </table:table-cell>
          <table:table-cell office:value-type="float" office:value="0.5475" calcext:value-type="float">
            <text:p>0.5475</text:p>
          </table:table-cell>
          <table:table-cell office:value-type="float" office:value="365.8019707" calcext:value-type="float">
            <text:p>365.8019707</text:p>
          </table:table-cell>
          <table:table-cell office:value-type="float" office:value="11.754" calcext:value-type="float">
            <text:p>11.754</text:p>
          </table:table-cell>
          <table:table-cell office:value-type="float" office:value="3.610784566" calcext:value-type="float">
            <text:p>3.610784566</text:p>
          </table:table-cell>
          <table:table-cell office:value-type="float" office:value="17.0079398" calcext:value-type="float">
            <text:p>17.0079398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.1</text:p>
          </table:table-cell>
          <table:table-cell office:value-type="float" office:value="6.666666666" calcext:value-type="float">
            <text:p>6.666666666</text:p>
          </table:table-cell>
          <table:table-cell office:value-type="float" office:value="0.73635687" calcext:value-type="float">
            <text:p>0.73635687</text:p>
          </table:table-cell>
          <table:table-cell office:value-type="float" office:value="0.403201449" calcext:value-type="float">
            <text:p>0.403201449</text:p>
          </table:table-cell>
          <table:table-cell office:value-type="float" office:value="26.42458048" calcext:value-type="float">
            <text:p>26.42458048</text:p>
          </table:table-cell>
          <table:table-cell office:value-type="float" office:value="4.7477184" calcext:value-type="float">
            <text:p>4.7477184</text:p>
          </table:table-cell>
          <table:table-cell office:value-type="float" office:value="95.2522816" calcext:value-type="float">
            <text:p>95.2522816</text:p>
          </table:table-cell>
          <table:table-cell office:value-type="float" office:value="46.83382361" calcext:value-type="float">
            <text:p>46.83382361</text:p>
          </table:table-cell>
          <table:table-cell table:style-name="ce4" office:value-type="string" calcext:value-type="string">
            <text:p>1.49E-01</text:p>
          </table:table-cell>
          <table:table-cell office:value-type="float" office:value="3.935029856" calcext:value-type="float">
            <text:p>3.935029856</text:p>
          </table:table-cell>
          <table:table-cell office:value-type="float" office:value="0.574789381" calcext:value-type="float">
            <text:p>0.574789381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42970098" calcext:value-type="float">
            <text:p>-36.42970098</text:p>
          </table:table-cell>
          <table:table-cell office:value-type="float" office:value="148.362304" calcext:value-type="float">
            <text:p>148.362304</text:p>
          </table:table-cell>
          <table:table-cell office:value-type="float" office:value="1770" calcext:value-type="float">
            <text:p>1770</text:p>
          </table:table-cell>
          <table:table-cell office:value-type="float" office:value="1771.259033" calcext:value-type="float">
            <text:p>1771.259033</text:p>
          </table:table-cell>
          <table:table-cell office:value-type="string" calcext:value-type="string">
            <text:p>C10</text:p>
          </table:table-cell>
          <table:table-cell office:value-type="float" office:value="319.0379944" calcext:value-type="float">
            <text:p>319.0379944</text:p>
          </table:table-cell>
          <table:table-cell office:value-type="string" calcext:value-type="string">
            <text:p>N</text:p>
          </table:table-cell>
          <table:table-cell office:value-type="float" office:value="1.124288358" calcext:value-type="float">
            <text:p>1.124288358</text:p>
          </table:table-cell>
          <table:table-cell office:value-type="float" office:value="0.045419807" calcext:value-type="float">
            <text:p>0.045419807</text:p>
          </table:table-cell>
          <table:table-cell office:value-type="float" office:value="3.950972507" calcext:value-type="float">
            <text:p>3.950972507</text:p>
          </table:table-cell>
          <table:table-cell office:value-type="float" office:value="8.910616621" calcext:value-type="float">
            <text:p>8.910616621</text:p>
          </table:table-cell>
          <table:table-cell office:value-type="float" office:value="0.101882976" calcext:value-type="float">
            <text:p>0.101882976</text:p>
          </table:table-cell>
          <table:table-cell office:value-type="float" office:value="1.195677994" calcext:value-type="float">
            <text:p>1.195677994</text:p>
          </table:table-cell>
          <table:table-cell office:value-type="float" office:value="0.575492958" calcext:value-type="float">
            <text:p>0.575492958</text:p>
          </table:table-cell>
          <table:table-cell office:value-type="float" office:value="375.2190238" calcext:value-type="float">
            <text:p>375.2190238</text:p>
          </table:table-cell>
          <table:table-cell office:value-type="float" office:value="7.99" calcext:value-type="float">
            <text:p>7.99</text:p>
          </table:table-cell>
          <table:table-cell office:value-type="float" office:value="4.271143005" calcext:value-type="float">
            <text:p>4.271143005</text:p>
          </table:table-cell>
          <table:table-cell office:value-type="float" office:value="22.2375844" calcext:value-type="float">
            <text:p>22.2375844</text:p>
          </table:table-cell>
          <table:table-cell office:value-type="float" office:value="24.6" calcext:value-type="float">
            <text:p>24.6</text:p>
          </table:table-cell>
          <table:table-cell office:value-type="float" office:value="14.56" calcext:value-type="float">
            <text:p>14.56</text:p>
          </table:table-cell>
          <table:table-cell office:value-type="float" office:value="8.40108401" calcext:value-type="float">
            <text:p>8.40108401</text:p>
          </table:table-cell>
          <table:table-cell office:value-type="float" office:value="0.723624475" calcext:value-type="float">
            <text:p>0.723624475</text:p>
          </table:table-cell>
          <table:table-cell office:value-type="float" office:value="0.290398368" calcext:value-type="float">
            <text:p>0.290398368</text:p>
          </table:table-cell>
          <table:table-cell office:value-type="float" office:value="39.4541241" calcext:value-type="float">
            <text:p>39.4541241</text:p>
          </table:table-cell>
          <table:table-cell office:value-type="float" office:value="5.7188448" calcext:value-type="float">
            <text:p>5.7188448</text:p>
          </table:table-cell>
          <table:table-cell office:value-type="float" office:value="94.2811552" calcext:value-type="float">
            <text:p>94.2811552</text:p>
          </table:table-cell>
          <table:table-cell office:value-type="float" office:value="41.90887613" calcext:value-type="float">
            <text:p>41.90887613</text:p>
          </table:table-cell>
          <table:table-cell table:style-name="ce4" office:value-type="string" calcext:value-type="string">
            <text:p>9.84E-02</text:p>
          </table:table-cell>
          <table:table-cell office:value-type="float" office:value="3.882807759" calcext:value-type="float">
            <text:p>3.882807759</text:p>
          </table:table-cell>
          <table:table-cell office:value-type="float" office:value="0.610400834" calcext:value-type="float">
            <text:p>0.610400834</text:p>
          </table:table-cell>
          <table:table-cell office:value-type="float" office:value="781" calcext:value-type="float">
            <text:p>78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.6083298" calcext:value-type="float">
            <text:p>5.6083298</text:p>
          </table:table-cell>
          <table:table-cell office:value-type="float" office:value="8.6666698" calcext:value-type="float">
            <text:p>8.6666698</text:p>
          </table:table-cell>
          <table:table-cell office:value-type="float" office:value="39.3939018" calcext:value-type="float">
            <text:p>39.3939018</text:p>
          </table:table-cell>
          <table:table-cell office:value-type="float" office:value="490.1199951" calcext:value-type="float">
            <text:p>490.119995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1.73333" calcext:value-type="float">
            <text:p>1.73333</text:p>
          </table:table-cell>
          <table:table-cell table:number-columns-repeated="2" office:value-type="float" office:value="11.5832996" calcext:value-type="float">
            <text:p>11.583299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1791" calcext:value-type="float">
            <text:p>1791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24.5118999" calcext:value-type="float">
            <text:p>24.511899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529" calcext:value-type="float">
            <text:p>529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54799" calcext:value-type="float">
            <text:p>-36.39354799</text:p>
          </table:table-cell>
          <table:table-cell office:value-type="float" office:value="148.431263" calcext:value-type="float">
            <text:p>148.431263</text:p>
          </table:table-cell>
          <table:table-cell office:value-type="float" office:value="1675" calcext:value-type="float">
            <text:p>1675</text:p>
          </table:table-cell>
          <table:table-cell office:value-type="float" office:value="1680.874756" calcext:value-type="float">
            <text:p>1680.874756</text:p>
          </table:table-cell>
          <table:table-cell office:value-type="string" calcext:value-type="string">
            <text:p>D1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2752048" calcext:value-type="float">
            <text:p>1.2752048</text:p>
          </table:table-cell>
          <table:table-cell office:value-type="float" office:value="0.060668889" calcext:value-type="float">
            <text:p>0.060668889</text:p>
          </table:table-cell>
          <table:table-cell office:value-type="float" office:value="6.492159438" calcext:value-type="float">
            <text:p>6.492159438</text:p>
          </table:table-cell>
          <table:table-cell office:value-type="float" office:value="7.731218026" calcext:value-type="float">
            <text:p>7.731218026</text:p>
          </table:table-cell>
          <table:table-cell office:value-type="float" office:value="0.074548435" calcext:value-type="float">
            <text:p>0.074548435</text:p>
          </table:table-cell>
          <table:table-cell office:value-type="float" office:value="0.967005593" calcext:value-type="float">
            <text:p>0.967005593</text:p>
          </table:table-cell>
          <table:table-cell office:value-type="float" office:value="0.527094474" calcext:value-type="float">
            <text:p>0.527094474</text:p>
          </table:table-cell>
          <table:table-cell office:value-type="float" office:value="381.4369028" calcext:value-type="float">
            <text:p>381.4369028</text:p>
          </table:table-cell>
          <table:table-cell office:value-type="float" office:value="16.118" calcext:value-type="float">
            <text:p>16.118</text:p>
          </table:table-cell>
          <table:table-cell office:value-type="float" office:value="4.57952941" calcext:value-type="float">
            <text:p>4.57952941</text:p>
          </table:table-cell>
          <table:table-cell office:value-type="float" office:value="18.6284718" calcext:value-type="float">
            <text:p>18.6284718</text:p>
          </table:table-cell>
          <table:table-cell office:value-type="float" office:value="12.5" calcext:value-type="float">
            <text:p>12.5</text:p>
          </table:table-cell>
          <table:table-cell office:value-type="float" office:value="4.8" calcext:value-type="float">
            <text:p>4.8</text:p>
          </table:table-cell>
          <table:table-cell office:value-type="float" office:value="13.33333333" calcext:value-type="float">
            <text:p>13.33333333</text:p>
          </table:table-cell>
          <table:table-cell office:value-type="float" office:value="0.608767657" calcext:value-type="float">
            <text:p>0.608767657</text:p>
          </table:table-cell>
          <table:table-cell office:value-type="float" office:value="0.421659794" calcext:value-type="float">
            <text:p>0.421659794</text:p>
          </table:table-cell>
          <table:table-cell office:value-type="float" office:value="28.47857236" calcext:value-type="float">
            <text:p>28.47857236</text:p>
          </table:table-cell>
          <table:table-cell office:value-type="float" office:value="5.2797535" calcext:value-type="float">
            <text:p>5.2797535</text:p>
          </table:table-cell>
          <table:table-cell office:value-type="float" office:value="94.7202465" calcext:value-type="float">
            <text:p>94.7202465</text:p>
          </table:table-cell>
          <table:table-cell office:value-type="float" office:value="47.10946198" calcext:value-type="float">
            <text:p>47.10946198</text:p>
          </table:table-cell>
          <table:table-cell table:style-name="ce4" office:value-type="string" calcext:value-type="string">
            <text:p>1.65E-01</text:p>
          </table:table-cell>
          <table:table-cell office:value-type="float" office:value="4.700469569" calcext:value-type="float">
            <text:p>4.700469569</text:p>
          </table:table-cell>
          <table:table-cell office:value-type="float" office:value="0.556474981" calcext:value-type="float">
            <text:p>0.556474981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51002" calcext:value-type="float">
            <text:p>-36.39351002</text:p>
          </table:table-cell>
          <table:table-cell office:value-type="float" office:value="148.43135" calcext:value-type="float">
            <text:p>148.43135</text:p>
          </table:table-cell>
          <table:table-cell office:value-type="float" office:value="1675" calcext:value-type="float">
            <text:p>1675</text:p>
          </table:table-cell>
          <table:table-cell office:value-type="float" office:value="1675.960449" calcext:value-type="float">
            <text:p>1675.960449</text:p>
          </table:table-cell>
          <table:table-cell office:value-type="string" calcext:value-type="string">
            <text:p>D2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115292545" calcext:value-type="float">
            <text:p>1.115292545</text:p>
          </table:table-cell>
          <table:table-cell office:value-type="float" office:value="0.041030992" calcext:value-type="float">
            <text:p>0.041030992</text:p>
          </table:table-cell>
          <table:table-cell office:value-type="float" office:value="6.290359566" calcext:value-type="float">
            <text:p>6.290359566</text:p>
          </table:table-cell>
          <table:table-cell office:value-type="float" office:value="10.21918684" calcext:value-type="float">
            <text:p>10.21918684</text:p>
          </table:table-cell>
          <table:table-cell office:value-type="float" office:value="0.078653018" calcext:value-type="float">
            <text:p>0.078653018</text:p>
          </table:table-cell>
          <table:table-cell office:value-type="float" office:value="0.947607611" calcext:value-type="float">
            <text:p>0.947607611</text:p>
          </table:table-cell>
          <table:table-cell office:value-type="float" office:value="0.592692308" calcext:value-type="float">
            <text:p>0.592692308</text:p>
          </table:table-cell>
          <table:table-cell office:value-type="float" office:value="328.8659092" calcext:value-type="float">
            <text:p>328.8659092</text:p>
          </table:table-cell>
          <table:table-cell office:value-type="float" office:value="14.699" calcext:value-type="float">
            <text:p>14.699</text:p>
          </table:table-cell>
          <table:table-cell office:value-type="float" office:value="3.312459977" calcext:value-type="float">
            <text:p>3.312459977</text:p>
          </table:table-cell>
          <table:table-cell office:value-type="float" office:value="15.2261265" calcext:value-type="float">
            <text:p>15.2261265</text:p>
          </table:table-cell>
          <table:table-cell office:value-type="float" office:value="15.7" calcext:value-type="float">
            <text:p>15.7</text:p>
          </table:table-cell>
          <table:table-cell office:value-type="float" office:value="6" calcext:value-type="float">
            <text:p>6</text:p>
          </table:table-cell>
          <table:table-cell office:value-type="float" office:value="12.7388535" calcext:value-type="float">
            <text:p>12.7388535</text:p>
          </table:table-cell>
          <table:table-cell office:value-type="float" office:value="0.6535963" calcext:value-type="float">
            <text:p>0.6535963</text:p>
          </table:table-cell>
          <table:table-cell office:value-type="float" office:value="0.448448051" calcext:value-type="float">
            <text:p>0.448448051</text:p>
          </table:table-cell>
          <table:table-cell office:value-type="float" office:value="26.97987168" calcext:value-type="float">
            <text:p>26.97987168</text:p>
          </table:table-cell>
          <table:table-cell office:value-type="float" office:value="6.0869131" calcext:value-type="float">
            <text:p>6.0869131</text:p>
          </table:table-cell>
          <table:table-cell office:value-type="float" office:value="93.9130869" calcext:value-type="float">
            <text:p>93.9130869</text:p>
          </table:table-cell>
          <table:table-cell office:value-type="float" office:value="51.88089938" calcext:value-type="float">
            <text:p>51.88089938</text:p>
          </table:table-cell>
          <table:table-cell table:style-name="ce4" office:value-type="string" calcext:value-type="string">
            <text:p>2.47E-01</text:p>
          </table:table-cell>
          <table:table-cell office:value-type="float" office:value="6.67446834" calcext:value-type="float">
            <text:p>6.67446834</text:p>
          </table:table-cell>
          <table:table-cell office:value-type="float" office:value="0.631107258" calcext:value-type="float">
            <text:p>0.631107258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47297" calcext:value-type="float">
            <text:p>-36.39347297</text:p>
          </table:table-cell>
          <table:table-cell office:value-type="float" office:value="148.431246" calcext:value-type="float">
            <text:p>148.431246</text:p>
          </table:table-cell>
          <table:table-cell office:value-type="float" office:value="1675" calcext:value-type="float">
            <text:p>1675</text:p>
          </table:table-cell>
          <table:table-cell office:value-type="float" office:value="1674.63855" calcext:value-type="float">
            <text:p>1674.63855</text:p>
          </table:table-cell>
          <table:table-cell office:value-type="string" calcext:value-type="string">
            <text:p>D3</text:p>
          </table:table-cell>
          <table:table-cell office:value-type="float" office:value="155.1060028" calcext:value-type="float">
            <text:p>155.1060028</text:p>
          </table:table-cell>
          <table:table-cell office:value-type="string" calcext:value-type="string">
            <text:p>SE</text:p>
          </table:table-cell>
          <table:table-cell office:value-type="float" office:value="1.065247367" calcext:value-type="float">
            <text:p>1.065247367</text:p>
          </table:table-cell>
          <table:table-cell office:value-type="float" office:value="0.037218952" calcext:value-type="float">
            <text:p>0.037218952</text:p>
          </table:table-cell>
          <table:table-cell office:value-type="float" office:value="3.511317124" calcext:value-type="float">
            <text:p>3.511317124</text:p>
          </table:table-cell>
          <table:table-cell office:value-type="float" office:value="5.284541414" calcext:value-type="float">
            <text:p>5.284541414</text:p>
          </table:table-cell>
          <table:table-cell office:value-type="float" office:value="0.163788457" calcext:value-type="float">
            <text:p>0.163788457</text:p>
          </table:table-cell>
          <table:table-cell office:value-type="float" office:value="1.284566814" calcext:value-type="float">
            <text:p>1.284566814</text:p>
          </table:table-cell>
          <table:table-cell office:value-type="float" office:value="0.560546266" calcext:value-type="float">
            <text:p>0.560546266</text:p>
          </table:table-cell>
          <table:table-cell office:value-type="float" office:value="288.4344643" calcext:value-type="float">
            <text:p>288.4344643</text:p>
          </table:table-cell>
          <table:table-cell office:value-type="float" office:value="14.206" calcext:value-type="float">
            <text:p>14.206</text:p>
          </table:table-cell>
          <table:table-cell office:value-type="float" office:value="5.155007273" calcext:value-type="float">
            <text:p>5.155007273</text:p>
          </table:table-cell>
          <table:table-cell office:value-type="float" office:value="15.7353669" calcext:value-type="float">
            <text:p>15.7353669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17.24137931" calcext:value-type="float">
            <text:p>17.24137931</text:p>
          </table:table-cell>
          <table:table-cell office:value-type="float" office:value="0.684366255" calcext:value-type="float">
            <text:p>0.684366255</text:p>
          </table:table-cell>
          <table:table-cell office:value-type="float" office:value="0.407237233" calcext:value-type="float">
            <text:p>0.407237233</text:p>
          </table:table-cell>
          <table:table-cell office:value-type="float" office:value="19.27829968" calcext:value-type="float">
            <text:p>19.27829968</text:p>
          </table:table-cell>
          <table:table-cell office:value-type="float" office:value="5.3563531" calcext:value-type="float">
            <text:p>5.3563531</text:p>
          </table:table-cell>
          <table:table-cell office:value-type="float" office:value="94.6436469" calcext:value-type="float">
            <text:p>94.6436469</text:p>
          </table:table-cell>
          <table:table-cell office:value-type="float" office:value="47.47076553" calcext:value-type="float">
            <text:p>47.47076553</text:p>
          </table:table-cell>
          <table:table-cell table:style-name="ce4" office:value-type="string" calcext:value-type="string">
            <text:p>1.78E-01</text:p>
          </table:table-cell>
          <table:table-cell office:value-type="float" office:value="7.277625709" calcext:value-type="float">
            <text:p>7.277625709</text:p>
          </table:table-cell>
          <table:table-cell office:value-type="float" office:value="0.592270358" calcext:value-type="float">
            <text:p>0.592270358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45797" calcext:value-type="float">
            <text:p>-36.39345797</text:p>
          </table:table-cell>
          <table:table-cell office:value-type="float" office:value="148.431296" calcext:value-type="float">
            <text:p>148.431296</text:p>
          </table:table-cell>
          <table:table-cell office:value-type="float" office:value="1675" calcext:value-type="float">
            <text:p>1675</text:p>
          </table:table-cell>
          <table:table-cell office:value-type="float" office:value="1674.328369" calcext:value-type="float">
            <text:p>1674.328369</text:p>
          </table:table-cell>
          <table:table-cell office:value-type="string" calcext:value-type="string">
            <text:p>D4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0.871617733" calcext:value-type="float">
            <text:p>0.871617733</text:p>
          </table:table-cell>
          <table:table-cell office:value-type="float" office:value="0.025199438" calcext:value-type="float">
            <text:p>0.025199438</text:p>
          </table:table-cell>
          <table:table-cell office:value-type="float" office:value="2.397610357" calcext:value-type="float">
            <text:p>2.397610357</text:p>
          </table:table-cell>
          <table:table-cell office:value-type="float" office:value="6.264712974" calcext:value-type="float">
            <text:p>6.264712974</text:p>
          </table:table-cell>
          <table:table-cell office:value-type="float" office:value="0.061952687" calcext:value-type="float">
            <text:p>0.061952687</text:p>
          </table:table-cell>
          <table:table-cell office:value-type="float" office:value="0.946628288" calcext:value-type="float">
            <text:p>0.946628288</text:p>
          </table:table-cell>
          <table:table-cell office:value-type="float" office:value="0.602529511" calcext:value-type="float">
            <text:p>0.602529511</text:p>
          </table:table-cell>
          <table:table-cell office:value-type="float" office:value="394.8422124" calcext:value-type="float">
            <text:p>394.8422124</text:p>
          </table:table-cell>
          <table:table-cell office:value-type="float" office:value="14.735" calcext:value-type="float">
            <text:p>14.735</text:p>
          </table:table-cell>
          <table:table-cell office:value-type="float" office:value="2.195334044" calcext:value-type="float">
            <text:p>2.195334044</text:p>
          </table:table-cell>
          <table:table-cell office:value-type="float" office:value="19.579825" calcext:value-type="float">
            <text:p>19.579825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16.35220126" calcext:value-type="float">
            <text:p>16.35220126</text:p>
          </table:table-cell>
          <table:table-cell office:value-type="float" office:value="0.692324002" calcext:value-type="float">
            <text:p>0.692324002</text:p>
          </table:table-cell>
          <table:table-cell office:value-type="float" office:value="0.337149828" calcext:value-type="float">
            <text:p>0.337149828</text:p>
          </table:table-cell>
          <table:table-cell office:value-type="float" office:value="31.90263519" calcext:value-type="float">
            <text:p>31.90263519</text:p>
          </table:table-cell>
          <table:table-cell office:value-type="float" office:value="3.341805" calcext:value-type="float">
            <text:p>3.341805</text:p>
          </table:table-cell>
          <table:table-cell office:value-type="float" office:value="96.658195" calcext:value-type="float">
            <text:p>96.658195</text:p>
          </table:table-cell>
          <table:table-cell office:value-type="float" office:value="35.19548852" calcext:value-type="float">
            <text:p>35.19548852</text:p>
          </table:table-cell>
          <table:table-cell table:style-name="ce4" office:value-type="string" calcext:value-type="string">
            <text:p>5.54E-02</text:p>
          </table:table-cell>
          <table:table-cell office:value-type="float" office:value="1.767642661" calcext:value-type="float">
            <text:p>1.767642661</text:p>
          </table:table-cell>
          <table:table-cell office:value-type="float" office:value="0.623361021" calcext:value-type="float">
            <text:p>0.623361021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49502" calcext:value-type="float">
            <text:p>-36.39349502</text:p>
          </table:table-cell>
          <table:table-cell office:value-type="float" office:value="148.431371" calcext:value-type="float">
            <text:p>148.431371</text:p>
          </table:table-cell>
          <table:table-cell office:value-type="float" office:value="1675" calcext:value-type="float">
            <text:p>1675</text:p>
          </table:table-cell>
          <table:table-cell office:value-type="float" office:value="1672.306396" calcext:value-type="float">
            <text:p>1672.306396</text:p>
          </table:table-cell>
          <table:table-cell office:value-type="string" calcext:value-type="string">
            <text:p>D5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102823494" calcext:value-type="float">
            <text:p>1.102823494</text:p>
          </table:table-cell>
          <table:table-cell office:value-type="float" office:value="0.043949507" calcext:value-type="float">
            <text:p>0.043949507</text:p>
          </table:table-cell>
          <table:table-cell office:value-type="float" office:value="3.608163768" calcext:value-type="float">
            <text:p>3.608163768</text:p>
          </table:table-cell>
          <table:table-cell office:value-type="float" office:value="9.915693708" calcext:value-type="float">
            <text:p>9.915693708</text:p>
          </table:table-cell>
          <table:table-cell office:value-type="float" office:value="0.062004084" calcext:value-type="float">
            <text:p>0.062004084</text:p>
          </table:table-cell>
          <table:table-cell office:value-type="float" office:value="0.921134544" calcext:value-type="float">
            <text:p>0.921134544</text:p>
          </table:table-cell>
          <table:table-cell office:value-type="float" office:value="0.582636428" calcext:value-type="float">
            <text:p>0.582636428</text:p>
          </table:table-cell>
          <table:table-cell office:value-type="float" office:value="328.9946306" calcext:value-type="float">
            <text:p>328.9946306</text:p>
          </table:table-cell>
          <table:table-cell office:value-type="float" office:value="10.802" calcext:value-type="float">
            <text:p>10.802</text:p>
          </table:table-cell>
          <table:table-cell office:value-type="float" office:value="3.778950502" calcext:value-type="float">
            <text:p>3.778950502</text:p>
          </table:table-cell>
          <table:table-cell office:value-type="float" office:value="19.6707124" calcext:value-type="float">
            <text:p>19.6707124</text:p>
          </table:table-cell>
          <table:table-cell office:value-type="float" office:value="10.4" calcext:value-type="float">
            <text:p>10.4</text:p>
          </table:table-cell>
          <table:table-cell office:value-type="float" office:value="4.4" calcext:value-type="float">
            <text:p>4.4</text:p>
          </table:table-cell>
          <table:table-cell office:value-type="float" office:value="14.74358974" calcext:value-type="float">
            <text:p>14.74358974</text:p>
          </table:table-cell>
          <table:table-cell office:value-type="float" office:value="0.742723068" calcext:value-type="float">
            <text:p>0.742723068</text:p>
          </table:table-cell>
          <table:table-cell office:value-type="float" office:value="0.690152306" calcext:value-type="float">
            <text:p>0.690152306</text:p>
          </table:table-cell>
          <table:table-cell office:value-type="float" office:value="20.61059506" calcext:value-type="float">
            <text:p>20.61059506</text:p>
          </table:table-cell>
          <table:table-cell office:value-type="float" office:value="5.6742123" calcext:value-type="float">
            <text:p>5.6742123</text:p>
          </table:table-cell>
          <table:table-cell office:value-type="float" office:value="94.3257877" calcext:value-type="float">
            <text:p>94.3257877</text:p>
          </table:table-cell>
          <table:table-cell office:value-type="float" office:value="47.20586649" calcext:value-type="float">
            <text:p>47.20586649</text:p>
          </table:table-cell>
          <table:table-cell table:style-name="ce4" office:value-type="string" calcext:value-type="string">
            <text:p>1.69E-01</text:p>
          </table:table-cell>
          <table:table-cell office:value-type="float" office:value="7.607776554" calcext:value-type="float">
            <text:p>7.607776554</text:p>
          </table:table-cell>
          <table:table-cell office:value-type="float" office:value="0.617685197" calcext:value-type="float">
            <text:p>0.617685197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41203" calcext:value-type="float">
            <text:p>-36.39341203</text:p>
          </table:table-cell>
          <table:table-cell office:value-type="float" office:value="148.43138" calcext:value-type="float">
            <text:p>148.43138</text:p>
          </table:table-cell>
          <table:table-cell office:value-type="float" office:value="1675" calcext:value-type="float">
            <text:p>1675</text:p>
          </table:table-cell>
          <table:table-cell office:value-type="float" office:value="1674.213623" calcext:value-type="float">
            <text:p>1674.213623</text:p>
          </table:table-cell>
          <table:table-cell office:value-type="string" calcext:value-type="string">
            <text:p>D6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132002161" calcext:value-type="float">
            <text:p>1.132002161</text:p>
          </table:table-cell>
          <table:table-cell office:value-type="float" office:value="0.045059151" calcext:value-type="float">
            <text:p>0.045059151</text:p>
          </table:table-cell>
          <table:table-cell office:value-type="float" office:value="3.784698711" calcext:value-type="float">
            <text:p>3.784698711</text:p>
          </table:table-cell>
          <table:table-cell office:value-type="float" office:value="6.200246112" calcext:value-type="float">
            <text:p>6.200246112</text:p>
          </table:table-cell>
          <table:table-cell office:value-type="float" office:value="0.168267162" calcext:value-type="float">
            <text:p>0.168267162</text:p>
          </table:table-cell>
          <table:table-cell office:value-type="float" office:value="1.289855382" calcext:value-type="float">
            <text:p>1.289855382</text:p>
          </table:table-cell>
          <table:table-cell office:value-type="float" office:value="0.527395013" calcext:value-type="float">
            <text:p>0.527395013</text:p>
          </table:table-cell>
          <table:table-cell office:value-type="float" office:value="360.3045493" calcext:value-type="float">
            <text:p>360.3045493</text:p>
          </table:table-cell>
          <table:table-cell office:value-type="float" office:value="10.573" calcext:value-type="float">
            <text:p>10.573</text:p>
          </table:table-cell>
          <table:table-cell office:value-type="float" office:value="5.842378568" calcext:value-type="float">
            <text:p>5.842378568</text:p>
          </table:table-cell>
          <table:table-cell office:value-type="float" office:value="20.0455689" calcext:value-type="float">
            <text:p>20.0455689</text:p>
          </table:table-cell>
          <table:table-cell office:value-type="float" office:value="9.7" calcext:value-type="float">
            <text:p>9.7</text:p>
          </table:table-cell>
          <table:table-cell office:value-type="float" office:value="3.4" calcext:value-type="float">
            <text:p>3.4</text:p>
          </table:table-cell>
          <table:table-cell office:value-type="float" office:value="17.86941581" calcext:value-type="float">
            <text:p>17.86941581</text:p>
          </table:table-cell>
          <table:table-cell office:value-type="float" office:value="0.708239497" calcext:value-type="float">
            <text:p>0.708239497</text:p>
          </table:table-cell>
          <table:table-cell office:value-type="float" office:value="0.392225821" calcext:value-type="float">
            <text:p>0.392225821</text:p>
          </table:table-cell>
          <table:table-cell office:value-type="float" office:value="22.65456297" calcext:value-type="float">
            <text:p>22.65456297</text:p>
          </table:table-cell>
          <table:table-cell office:value-type="float" office:value="4.1487302" calcext:value-type="float">
            <text:p>4.1487302</text:p>
          </table:table-cell>
          <table:table-cell office:value-type="float" office:value="95.8512698" calcext:value-type="float">
            <text:p>95.8512698</text:p>
          </table:table-cell>
          <table:table-cell office:value-type="float" office:value="46.34068335" calcext:value-type="float">
            <text:p>46.34068335</text:p>
          </table:table-cell>
          <table:table-cell table:style-name="ce4" office:value-type="string" calcext:value-type="string">
            <text:p>1.72E-01</text:p>
          </table:table-cell>
          <table:table-cell office:value-type="float" office:value="3.89357416" calcext:value-type="float">
            <text:p>3.89357416</text:p>
          </table:table-cell>
          <table:table-cell office:value-type="float" office:value="0.55022225" calcext:value-type="float">
            <text:p>0.55022225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363" calcext:value-type="float">
            <text:p>-36.393363</text:p>
          </table:table-cell>
          <table:table-cell office:value-type="float" office:value="148.431317" calcext:value-type="float">
            <text:p>148.431317</text:p>
          </table:table-cell>
          <table:table-cell office:value-type="float" office:value="1675" calcext:value-type="float">
            <text:p>1675</text:p>
          </table:table-cell>
          <table:table-cell office:value-type="float" office:value="1673.86792" calcext:value-type="float">
            <text:p>1673.86792</text:p>
          </table:table-cell>
          <table:table-cell office:value-type="string" calcext:value-type="string">
            <text:p>D7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362494564" calcext:value-type="float">
            <text:p>1.362494564</text:p>
          </table:table-cell>
          <table:table-cell office:value-type="float" office:value="0.059676359" calcext:value-type="float">
            <text:p>0.059676359</text:p>
          </table:table-cell>
          <table:table-cell office:value-type="float" office:value="5.367702952" calcext:value-type="float">
            <text:p>5.367702952</text:p>
          </table:table-cell>
          <table:table-cell office:value-type="float" office:value="8.612916952" calcext:value-type="float">
            <text:p>8.612916952</text:p>
          </table:table-cell>
          <table:table-cell office:value-type="float" office:value="0.177077248" calcext:value-type="float">
            <text:p>0.177077248</text:p>
          </table:table-cell>
          <table:table-cell office:value-type="float" office:value="1.31935483" calcext:value-type="float">
            <text:p>1.31935483</text:p>
          </table:table-cell>
          <table:table-cell office:value-type="float" office:value="0.56346229" calcext:value-type="float">
            <text:p>0.56346229</text:p>
          </table:table-cell>
          <table:table-cell office:value-type="float" office:value="357.3871073" calcext:value-type="float">
            <text:p>357.3871073</text:p>
          </table:table-cell>
          <table:table-cell office:value-type="float" office:value="12.224" calcext:value-type="float">
            <text:p>12.224</text:p>
          </table:table-cell>
          <table:table-cell office:value-type="float" office:value="4.906192285" calcext:value-type="float">
            <text:p>4.906192285</text:p>
          </table:table-cell>
          <table:table-cell office:value-type="float" office:value="16.2860332" calcext:value-type="float">
            <text:p>16.2860332</text:p>
          </table:table-cell>
          <table:table-cell office:value-type="float" office:value="12.3" calcext:value-type="float">
            <text:p>12.3</text:p>
          </table:table-cell>
          <table:table-cell office:value-type="float" office:value="4.2" calcext:value-type="float">
            <text:p>4.2</text:p>
          </table:table-cell>
          <table:table-cell office:value-type="float" office:value="14.09214092" calcext:value-type="float">
            <text:p>14.09214092</text:p>
          </table:table-cell>
          <table:table-cell office:value-type="float" office:value="0.654524703" calcext:value-type="float">
            <text:p>0.654524703</text:p>
          </table:table-cell>
          <table:table-cell office:value-type="float" office:value="0.378024371" calcext:value-type="float">
            <text:p>0.378024371</text:p>
          </table:table-cell>
          <table:table-cell office:value-type="float" office:value="22.66682722" calcext:value-type="float">
            <text:p>22.66682722</text:p>
          </table:table-cell>
          <table:table-cell office:value-type="float" office:value="6.2460277" calcext:value-type="float">
            <text:p>6.2460277</text:p>
          </table:table-cell>
          <table:table-cell office:value-type="float" office:value="93.7539723" calcext:value-type="float">
            <text:p>93.7539723</text:p>
          </table:table-cell>
          <table:table-cell office:value-type="float" office:value="52.91205114" calcext:value-type="float">
            <text:p>52.91205114</text:p>
          </table:table-cell>
          <table:table-cell table:style-name="ce4" office:value-type="string" calcext:value-type="string">
            <text:p>2.48E-01</text:p>
          </table:table-cell>
          <table:table-cell office:value-type="float" office:value="7.88833174" calcext:value-type="float">
            <text:p>7.88833174</text:p>
          </table:table-cell>
          <table:table-cell office:value-type="float" office:value="0.601000978" calcext:value-type="float">
            <text:p>0.601000978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38102" calcext:value-type="float">
            <text:p>-36.39338102</text:p>
          </table:table-cell>
          <table:table-cell office:value-type="float" office:value="148.431434" calcext:value-type="float">
            <text:p>148.431434</text:p>
          </table:table-cell>
          <table:table-cell office:value-type="float" office:value="1675" calcext:value-type="float">
            <text:p>1675</text:p>
          </table:table-cell>
          <table:table-cell office:value-type="float" office:value="1674.404053" calcext:value-type="float">
            <text:p>1674.404053</text:p>
          </table:table-cell>
          <table:table-cell office:value-type="string" calcext:value-type="string">
            <text:p>D8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089049064" calcext:value-type="float">
            <text:p>1.089049064</text:p>
          </table:table-cell>
          <table:table-cell office:value-type="float" office:value="0.051396169" calcext:value-type="float">
            <text:p>0.051396169</text:p>
          </table:table-cell>
          <table:table-cell office:value-type="float" office:value="3.636381479" calcext:value-type="float">
            <text:p>3.636381479</text:p>
          </table:table-cell>
          <table:table-cell office:value-type="float" office:value="14.21958455" calcext:value-type="float">
            <text:p>14.21958455</text:p>
          </table:table-cell>
          <table:table-cell office:value-type="float" office:value="0.094212539" calcext:value-type="float">
            <text:p>0.094212539</text:p>
          </table:table-cell>
          <table:table-cell office:value-type="float" office:value="1.127245716" calcext:value-type="float">
            <text:p>1.127245716</text:p>
          </table:table-cell>
          <table:table-cell office:value-type="float" office:value="0.555587924" calcext:value-type="float">
            <text:p>0.555587924</text:p>
          </table:table-cell>
          <table:table-cell office:value-type="float" office:value="379.382159" calcext:value-type="float">
            <text:p>379.382159</text:p>
          </table:table-cell>
          <table:table-cell office:value-type="float" office:value="11.524" calcext:value-type="float">
            <text:p>11.524</text:p>
          </table:table-cell>
          <table:table-cell office:value-type="float" office:value="4.976631928" calcext:value-type="float">
            <text:p>4.976631928</text:p>
          </table:table-cell>
          <table:table-cell office:value-type="float" office:value="17.0265388" calcext:value-type="float">
            <text:p>17.0265388</text:p>
          </table:table-cell>
          <table:table-cell office:value-type="float" office:value="12.3" calcext:value-type="float">
            <text:p>12.3</text:p>
          </table:table-cell>
          <table:table-cell office:value-type="float" office:value="4.2" calcext:value-type="float">
            <text:p>4.2</text:p>
          </table:table-cell>
          <table:table-cell office:value-type="float" office:value="14.09214092" calcext:value-type="float">
            <text:p>14.09214092</text:p>
          </table:table-cell>
          <table:table-cell office:value-type="float" office:value="0.640598646" calcext:value-type="float">
            <text:p>0.640598646</text:p>
          </table:table-cell>
          <table:table-cell office:value-type="float" office:value="0.369386606" calcext:value-type="float">
            <text:p>0.369386606</text:p>
          </table:table-cell>
          <table:table-cell office:value-type="float" office:value="22.60800907" calcext:value-type="float">
            <text:p>22.60800907</text:p>
          </table:table-cell>
          <table:table-cell office:value-type="float" office:value="3.9864149" calcext:value-type="float">
            <text:p>3.9864149</text:p>
          </table:table-cell>
          <table:table-cell office:value-type="float" office:value="96.0135851" calcext:value-type="float">
            <text:p>96.0135851</text:p>
          </table:table-cell>
          <table:table-cell office:value-type="float" office:value="45.44479447" calcext:value-type="float">
            <text:p>45.44479447</text:p>
          </table:table-cell>
          <table:table-cell table:style-name="ce4" office:value-type="string" calcext:value-type="string">
            <text:p>1.59E-01</text:p>
          </table:table-cell>
          <table:table-cell office:value-type="float" office:value="3.588310469" calcext:value-type="float">
            <text:p>3.588310469</text:p>
          </table:table-cell>
          <table:table-cell office:value-type="float" office:value="0.578655534" calcext:value-type="float">
            <text:p>0.578655534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33802" calcext:value-type="float">
            <text:p>-36.39333802</text:p>
          </table:table-cell>
          <table:table-cell office:value-type="float" office:value="148.431522" calcext:value-type="float">
            <text:p>148.431522</text:p>
          </table:table-cell>
          <table:table-cell office:value-type="float" office:value="1675" calcext:value-type="float">
            <text:p>1675</text:p>
          </table:table-cell>
          <table:table-cell office:value-type="float" office:value="1676.003296" calcext:value-type="float">
            <text:p>1676.003296</text:p>
          </table:table-cell>
          <table:table-cell office:value-type="string" calcext:value-type="string">
            <text:p>D9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13459433" calcext:value-type="float">
            <text:p>1.13459433</text:p>
          </table:table-cell>
          <table:table-cell office:value-type="float" office:value="0.045183311" calcext:value-type="float">
            <text:p>0.045183311</text:p>
          </table:table-cell>
          <table:table-cell office:value-type="float" office:value="7.159595738" calcext:value-type="float">
            <text:p>7.159595738</text:p>
          </table:table-cell>
          <table:table-cell office:value-type="float" office:value="5.761813576" calcext:value-type="float">
            <text:p>5.761813576</text:p>
          </table:table-cell>
          <table:table-cell office:value-type="float" office:value="0.078691004" calcext:value-type="float">
            <text:p>0.078691004</text:p>
          </table:table-cell>
          <table:table-cell office:value-type="float" office:value="1.005528944" calcext:value-type="float">
            <text:p>1.005528944</text:p>
          </table:table-cell>
          <table:table-cell office:value-type="float" office:value="0.481351508" calcext:value-type="float">
            <text:p>0.481351508</text:p>
          </table:table-cell>
          <table:table-cell office:value-type="float" office:value="347.7453736" calcext:value-type="float">
            <text:p>347.7453736</text:p>
          </table:table-cell>
          <table:table-cell office:value-type="float" office:value="17.076" calcext:value-type="float">
            <text:p>17.076</text:p>
          </table:table-cell>
          <table:table-cell office:value-type="float" office:value="5.163907775" calcext:value-type="float">
            <text:p>5.163907775</text:p>
          </table:table-cell>
          <table:table-cell office:value-type="float" office:value="14.4739853" calcext:value-type="float">
            <text:p>14.4739853</text:p>
          </table:table-cell>
          <table:table-cell office:value-type="float" office:value="13.2" calcext:value-type="float">
            <text:p>13.2</text:p>
          </table:table-cell>
          <table:table-cell office:value-type="float" office:value="5.4" calcext:value-type="float">
            <text:p>5.4</text:p>
          </table:table-cell>
          <table:table-cell office:value-type="float" office:value="14.14141414" calcext:value-type="float">
            <text:p>14.14141414</text:p>
          </table:table-cell>
          <table:table-cell office:value-type="float" office:value="0.626672588" calcext:value-type="float">
            <text:p>0.626672588</text:p>
          </table:table-cell>
          <table:table-cell office:value-type="float" office:value="0.340064124" calcext:value-type="float">
            <text:p>0.340064124</text:p>
          </table:table-cell>
          <table:table-cell office:value-type="float" office:value="27.45982646" calcext:value-type="float">
            <text:p>27.45982646</text:p>
          </table:table-cell>
          <table:table-cell office:value-type="float" office:value="4.9747883" calcext:value-type="float">
            <text:p>4.9747883</text:p>
          </table:table-cell>
          <table:table-cell office:value-type="float" office:value="95.0252117" calcext:value-type="float">
            <text:p>95.0252117</text:p>
          </table:table-cell>
          <table:table-cell office:value-type="float" office:value="46.38704711" calcext:value-type="float">
            <text:p>46.38704711</text:p>
          </table:table-cell>
          <table:table-cell table:style-name="ce4" office:value-type="string" calcext:value-type="string">
            <text:p>1.61E-01</text:p>
          </table:table-cell>
          <table:table-cell office:value-type="float" office:value="4.427704729" calcext:value-type="float">
            <text:p>4.427704729</text:p>
          </table:table-cell>
          <table:table-cell office:value-type="float" office:value="0.506551366" calcext:value-type="float">
            <text:p>0.506551366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9342603" calcext:value-type="float">
            <text:p>-36.39342603</text:p>
          </table:table-cell>
          <table:table-cell office:value-type="float" office:value="148.431464" calcext:value-type="float">
            <text:p>148.431464</text:p>
          </table:table-cell>
          <table:table-cell office:value-type="float" office:value="1675" calcext:value-type="float">
            <text:p>1675</text:p>
          </table:table-cell>
          <table:table-cell office:value-type="float" office:value="1676.20166" calcext:value-type="float">
            <text:p>1676.20166</text:p>
          </table:table-cell>
          <table:table-cell office:value-type="string" calcext:value-type="string">
            <text:p>D10</text:p>
          </table:table-cell>
          <table:table-cell office:value-type="float" office:value="157.2489929" calcext:value-type="float">
            <text:p>157.2489929</text:p>
          </table:table-cell>
          <table:table-cell office:value-type="string" calcext:value-type="string">
            <text:p>SE</text:p>
          </table:table-cell>
          <table:table-cell office:value-type="float" office:value="1.198820927" calcext:value-type="float">
            <text:p>1.198820927</text:p>
          </table:table-cell>
          <table:table-cell office:value-type="float" office:value="0.051467762" calcext:value-type="float">
            <text:p>0.051467762</text:p>
          </table:table-cell>
          <table:table-cell office:value-type="float" office:value="4.612382684" calcext:value-type="float">
            <text:p>4.612382684</text:p>
          </table:table-cell>
          <table:table-cell office:value-type="float" office:value="9.660538299" calcext:value-type="float">
            <text:p>9.660538299</text:p>
          </table:table-cell>
          <table:table-cell office:value-type="float" office:value="0.085224963" calcext:value-type="float">
            <text:p>0.085224963</text:p>
          </table:table-cell>
          <table:table-cell office:value-type="float" office:value="1.017208681" calcext:value-type="float">
            <text:p>1.017208681</text:p>
          </table:table-cell>
          <table:table-cell office:value-type="float" office:value="0.526981599" calcext:value-type="float">
            <text:p>0.526981599</text:p>
          </table:table-cell>
          <table:table-cell office:value-type="float" office:value="318.6740078" calcext:value-type="float">
            <text:p>318.6740078</text:p>
          </table:table-cell>
          <table:table-cell office:value-type="float" office:value="8.718" calcext:value-type="float">
            <text:p>8.718</text:p>
          </table:table-cell>
          <table:table-cell office:value-type="float" office:value="5.68662236" calcext:value-type="float">
            <text:p>5.68662236</text:p>
          </table:table-cell>
          <table:table-cell office:value-type="float" office:value="13.7731146" calcext:value-type="float">
            <text:p>13.7731146</text:p>
          </table:table-cell>
          <table:table-cell office:value-type="float" office:value="10.8" calcext:value-type="float">
            <text:p>10.8</text:p>
          </table:table-cell>
          <table:table-cell office:value-type="float" office:value="4.2" calcext:value-type="float">
            <text:p>4.2</text:p>
          </table:table-cell>
          <table:table-cell office:value-type="float" office:value="16.04938272" calcext:value-type="float">
            <text:p>16.04938272</text:p>
          </table:table-cell>
          <table:table-cell office:value-type="float" office:value="0.684366255" calcext:value-type="float">
            <text:p>0.684366255</text:p>
          </table:table-cell>
          <table:table-cell office:value-type="float" office:value="0.416822592" calcext:value-type="float">
            <text:p>0.416822592</text:p>
          </table:table-cell>
          <table:table-cell office:value-type="float" office:value="24.64344847" calcext:value-type="float">
            <text:p>24.64344847</text:p>
          </table:table-cell>
          <table:table-cell office:value-type="float" office:value="6.0980126" calcext:value-type="float">
            <text:p>6.0980126</text:p>
          </table:table-cell>
          <table:table-cell office:value-type="float" office:value="93.9019874" calcext:value-type="float">
            <text:p>93.9019874</text:p>
          </table:table-cell>
          <table:table-cell office:value-type="float" office:value="54.38728818" calcext:value-type="float">
            <text:p>54.38728818</text:p>
          </table:table-cell>
          <table:table-cell table:style-name="ce4" office:value-type="string" calcext:value-type="string">
            <text:p>2.95E-01</text:p>
          </table:table-cell>
          <table:table-cell office:value-type="float" office:value="7.261661042" calcext:value-type="float">
            <text:p>7.261661042</text:p>
          </table:table-cell>
          <table:table-cell office:value-type="float" office:value="0.561203882" calcext:value-type="float">
            <text:p>0.561203882</text:p>
          </table:table-cell>
          <table:table-cell office:value-type="float" office:value="729" calcext:value-type="float">
            <text:p>7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.0250001" calcext:value-type="float">
            <text:p>6.0250001</text:p>
          </table:table-cell>
          <table:table-cell office:value-type="float" office:value="8.8666697" calcext:value-type="float">
            <text:p>8.8666697</text:p>
          </table:table-cell>
          <table:table-cell office:value-type="float" office:value="39.7607994" calcext:value-type="float">
            <text:p>39.7607994</text:p>
          </table:table-cell>
          <table:table-cell office:value-type="float" office:value="494.7839966" calcext:value-type="float">
            <text:p>494.7839966</text:p>
          </table:table-cell>
          <table:table-cell office:value-type="float" office:value="16.2999992" calcext:value-type="float">
            <text:p>16.2999992</text:p>
          </table:table-cell>
          <table:table-cell office:value-type="float" office:value="-6" calcext:value-type="float">
            <text:p>-6</text:p>
          </table:table-cell>
          <table:table-cell office:value-type="float" office:value="22.2999992" calcext:value-type="float">
            <text:p>22.2999992</text:p>
          </table:table-cell>
          <table:table-cell office:value-type="float" office:value="2.1333301" calcext:value-type="float">
            <text:p>2.1333301</text:p>
          </table:table-cell>
          <table:table-cell table:number-columns-repeated="2" office:value-type="float" office:value="12.0667" calcext:value-type="float">
            <text:p>12.0667</text:p>
          </table:table-cell>
          <table:table-cell office:value-type="float" office:value="-0.05" calcext:value-type="float">
            <text:p>-0.05</text:p>
          </table:table-cell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1.8288002" calcext:value-type="float">
            <text:p>21.8288002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93" calcext:value-type="float">
            <text:p>49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4001" calcext:value-type="float">
            <text:p>-36.38524001</text:p>
          </table:table-cell>
          <table:table-cell office:value-type="float" office:value="148.45115" calcext:value-type="float">
            <text:p>148.45115</text:p>
          </table:table-cell>
          <table:table-cell office:value-type="float" office:value="1630" calcext:value-type="float">
            <text:p>1630</text:p>
          </table:table-cell>
          <table:table-cell office:value-type="float" office:value="1628.204956" calcext:value-type="float">
            <text:p>1628.204956</text:p>
          </table:table-cell>
          <table:table-cell office:value-type="string" calcext:value-type="string">
            <text:p>E1</text:p>
          </table:table-cell>
          <table:table-cell office:value-type="float" office:value="346.4299927" calcext:value-type="float">
            <text:p>346.4299927</text:p>
          </table:table-cell>
          <table:table-cell office:value-type="string" calcext:value-type="string">
            <text:p>N</text:p>
          </table:table-cell>
          <table:table-cell office:value-type="float" office:value="1.478010799" calcext:value-type="float">
            <text:p>1.478010799</text:p>
          </table:table-cell>
          <table:table-cell office:value-type="float" office:value="0.075610905" calcext:value-type="float">
            <text:p>0.075610905</text:p>
          </table:table-cell>
          <table:table-cell office:value-type="float" office:value="7.865289947" calcext:value-type="float">
            <text:p>7.865289947</text:p>
          </table:table-cell>
          <table:table-cell office:value-type="float" office:value="19.21215647" calcext:value-type="float">
            <text:p>19.21215647</text:p>
          </table:table-cell>
          <table:table-cell office:value-type="float" office:value="0.16205353" calcext:value-type="float">
            <text:p>0.16205353</text:p>
          </table:table-cell>
          <table:table-cell office:value-type="float" office:value="1.251209824" calcext:value-type="float">
            <text:p>1.251209824</text:p>
          </table:table-cell>
          <table:table-cell office:value-type="float" office:value="0.560651866" calcext:value-type="float">
            <text:p>0.560651866</text:p>
          </table:table-cell>
          <table:table-cell office:value-type="float" office:value="361.5074541" calcext:value-type="float">
            <text:p>361.5074541</text:p>
          </table:table-cell>
          <table:table-cell office:value-type="float" office:value="15.629" calcext:value-type="float">
            <text:p>15.629</text:p>
          </table:table-cell>
          <table:table-cell office:value-type="float" office:value="4.144204949" calcext:value-type="float">
            <text:p>4.144204949</text:p>
          </table:table-cell>
          <table:table-cell office:value-type="float" office:value="20.5928054" calcext:value-type="float">
            <text:p>20.5928054</text:p>
          </table:table-cell>
          <table:table-cell office:value-type="float" office:value="12.4" calcext:value-type="float">
            <text:p>12.4</text:p>
          </table:table-cell>
          <table:table-cell office:value-type="float" office:value="5.2" calcext:value-type="float">
            <text:p>5.2</text:p>
          </table:table-cell>
          <table:table-cell office:value-type="float" office:value="13.44086022" calcext:value-type="float">
            <text:p>13.44086022</text:p>
          </table:table-cell>
          <table:table-cell office:value-type="float" office:value="0.702730287" calcext:value-type="float">
            <text:p>0.702730287</text:p>
          </table:table-cell>
          <table:table-cell office:value-type="float" office:value="0.348494361" calcext:value-type="float">
            <text:p>0.348494361</text:p>
          </table:table-cell>
          <table:table-cell office:value-type="float" office:value="50.82794726" calcext:value-type="float">
            <text:p>50.82794726</text:p>
          </table:table-cell>
          <table:table-cell office:value-type="float" office:value="5.0061314" calcext:value-type="float">
            <text:p>5.0061314</text:p>
          </table:table-cell>
          <table:table-cell office:value-type="float" office:value="94.9938686" calcext:value-type="float">
            <text:p>94.9938686</text:p>
          </table:table-cell>
          <table:table-cell office:value-type="float" office:value="33.95968534" calcext:value-type="float">
            <text:p>33.95968534</text:p>
          </table:table-cell>
          <table:table-cell table:style-name="ce4" office:value-type="string" calcext:value-type="string">
            <text:p>4.99E-02</text:p>
          </table:table-cell>
          <table:table-cell office:value-type="float" office:value="2.536599836" calcext:value-type="float">
            <text:p>2.536599836</text:p>
          </table:table-cell>
          <table:table-cell office:value-type="float" office:value="0.590197951" calcext:value-type="float">
            <text:p>0.590197951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8896" calcext:value-type="float">
            <text:p>-36.38528896</text:p>
          </table:table-cell>
          <table:table-cell office:value-type="float" office:value="148.451171" calcext:value-type="float">
            <text:p>148.451171</text:p>
          </table:table-cell>
          <table:table-cell office:value-type="float" office:value="1630" calcext:value-type="float">
            <text:p>1630</text:p>
          </table:table-cell>
          <table:table-cell office:value-type="float" office:value="1627.98291" calcext:value-type="float">
            <text:p>1627.98291</text:p>
          </table:table-cell>
          <table:table-cell office:value-type="string" calcext:value-type="string">
            <text:p>E2</text:p>
          </table:table-cell>
          <table:table-cell office:value-type="float" office:value="346.4299927" calcext:value-type="float">
            <text:p>346.4299927</text:p>
          </table:table-cell>
          <table:table-cell office:value-type="string" calcext:value-type="string">
            <text:p>N</text:p>
          </table:table-cell>
          <table:table-cell office:value-type="float" office:value="1.180561843" calcext:value-type="float">
            <text:p>1.180561843</text:p>
          </table:table-cell>
          <table:table-cell office:value-type="float" office:value="0.054043941" calcext:value-type="float">
            <text:p>0.054043941</text:p>
          </table:table-cell>
          <table:table-cell office:value-type="float" office:value="7.5874394" calcext:value-type="float">
            <text:p>7.5874394</text:p>
          </table:table-cell>
          <table:table-cell office:value-type="float" office:value="11.46377849" calcext:value-type="float">
            <text:p>11.46377849</text:p>
          </table:table-cell>
          <table:table-cell office:value-type="float" office:value="0.099506304" calcext:value-type="float">
            <text:p>0.099506304</text:p>
          </table:table-cell>
          <table:table-cell office:value-type="float" office:value="0.976056422" calcext:value-type="float">
            <text:p>0.976056422</text:p>
          </table:table-cell>
          <table:table-cell office:value-type="float" office:value="0.524" calcext:value-type="float">
            <text:p>0.524</text:p>
          </table:table-cell>
          <table:table-cell office:value-type="float" office:value="378.9659307" calcext:value-type="float">
            <text:p>378.9659307</text:p>
          </table:table-cell>
          <table:table-cell office:value-type="float" office:value="14.177" calcext:value-type="float">
            <text:p>14.177</text:p>
          </table:table-cell>
          <table:table-cell office:value-type="float" office:value="4.057783602" calcext:value-type="float">
            <text:p>4.057783602</text:p>
          </table:table-cell>
          <table:table-cell office:value-type="float" office:value="18.1614914" calcext:value-type="float">
            <text:p>18.1614914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7.25490196" calcext:value-type="float">
            <text:p>17.25490196</text:p>
          </table:table-cell>
          <table:table-cell office:value-type="float" office:value="0.675796374" calcext:value-type="float">
            <text:p>0.675796374</text:p>
          </table:table-cell>
          <table:table-cell office:value-type="float" office:value="0.642491097" calcext:value-type="float">
            <text:p>0.642491097</text:p>
          </table:table-cell>
          <table:table-cell office:value-type="float" office:value="38.28530897" calcext:value-type="float">
            <text:p>38.28530897</text:p>
          </table:table-cell>
          <table:table-cell office:value-type="float" office:value="4.4271503" calcext:value-type="float">
            <text:p>4.4271503</text:p>
          </table:table-cell>
          <table:table-cell office:value-type="float" office:value="95.5728497" calcext:value-type="float">
            <text:p>95.5728497</text:p>
          </table:table-cell>
          <table:table-cell office:value-type="float" office:value="36.49071501" calcext:value-type="float">
            <text:p>36.49071501</text:p>
          </table:table-cell>
          <table:table-cell table:style-name="ce4" office:value-type="string" calcext:value-type="string">
            <text:p>7.14E-02</text:p>
          </table:table-cell>
          <table:table-cell office:value-type="float" office:value="2.732304746" calcext:value-type="float">
            <text:p>2.732304746</text:p>
          </table:table-cell>
          <table:table-cell office:value-type="float" office:value="0.548272864" calcext:value-type="float">
            <text:p>0.548272864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9299" calcext:value-type="float">
            <text:p>-36.38529299</text:p>
          </table:table-cell>
          <table:table-cell office:value-type="float" office:value="148.451216" calcext:value-type="float">
            <text:p>148.451216</text:p>
          </table:table-cell>
          <table:table-cell office:value-type="float" office:value="1630" calcext:value-type="float">
            <text:p>1630</text:p>
          </table:table-cell>
          <table:table-cell office:value-type="float" office:value="1628.552002" calcext:value-type="float">
            <text:p>1628.552002</text:p>
          </table:table-cell>
          <table:table-cell office:value-type="string" calcext:value-type="string">
            <text:p>E3</text:p>
          </table:table-cell>
          <table:table-cell office:value-type="float" office:value="346.4299927" calcext:value-type="float">
            <text:p>346.4299927</text:p>
          </table:table-cell>
          <table:table-cell office:value-type="string" calcext:value-type="string">
            <text:p>N</text:p>
          </table:table-cell>
          <table:table-cell office:value-type="float" office:value="1.248908194" calcext:value-type="float">
            <text:p>1.248908194</text:p>
          </table:table-cell>
          <table:table-cell office:value-type="float" office:value="0.052120411" calcext:value-type="float">
            <text:p>0.052120411</text:p>
          </table:table-cell>
          <table:table-cell office:value-type="float" office:value="7.822452381" calcext:value-type="float">
            <text:p>7.822452381</text:p>
          </table:table-cell>
          <table:table-cell office:value-type="float" office:value="8.478027156" calcext:value-type="float">
            <text:p>8.478027156</text:p>
          </table:table-cell>
          <table:table-cell office:value-type="float" office:value="0.096879447" calcext:value-type="float">
            <text:p>0.096879447</text:p>
          </table:table-cell>
          <table:table-cell office:value-type="float" office:value="1.093196999" calcext:value-type="float">
            <text:p>1.093196999</text:p>
          </table:table-cell>
          <table:table-cell office:value-type="float" office:value="0.562462072" calcext:value-type="float">
            <text:p>0.562462072</text:p>
          </table:table-cell>
          <table:table-cell office:value-type="float" office:value="381.2369585" calcext:value-type="float">
            <text:p>381.2369585</text:p>
          </table:table-cell>
          <table:table-cell office:value-type="float" office:value="11.981" calcext:value-type="float">
            <text:p>11.981</text:p>
          </table:table-cell>
          <table:table-cell office:value-type="float" office:value="3.820583683" calcext:value-type="float">
            <text:p>3.820583683</text:p>
          </table:table-cell>
          <table:table-cell office:value-type="float" office:value="19.8650347" calcext:value-type="float">
            <text:p>19.8650347</text:p>
          </table:table-cell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17.61006289" calcext:value-type="float">
            <text:p>17.61006289</text:p>
          </table:table-cell>
          <table:table-cell office:value-type="float" office:value="0.71221837" calcext:value-type="float">
            <text:p>0.71221837</text:p>
          </table:table-cell>
          <table:table-cell office:value-type="float" office:value="0.419174942" calcext:value-type="float">
            <text:p>0.419174942</text:p>
          </table:table-cell>
          <table:table-cell office:value-type="float" office:value="36.80524954" calcext:value-type="float">
            <text:p>36.80524954</text:p>
          </table:table-cell>
          <table:table-cell office:value-type="float" office:value="5.0968729" calcext:value-type="float">
            <text:p>5.0968729</text:p>
          </table:table-cell>
          <table:table-cell office:value-type="float" office:value="94.9031271" calcext:value-type="float">
            <text:p>94.9031271</text:p>
          </table:table-cell>
          <table:table-cell office:value-type="float" office:value="40.41546106" calcext:value-type="float">
            <text:p>40.41546106</text:p>
          </table:table-cell>
          <table:table-cell table:style-name="ce4" office:value-type="string" calcext:value-type="string">
            <text:p>9.63E-02</text:p>
          </table:table-cell>
          <table:table-cell office:value-type="float" office:value="3.545005651" calcext:value-type="float">
            <text:p>3.545005651</text:p>
          </table:table-cell>
          <table:table-cell office:value-type="float" office:value="0.592669693" calcext:value-type="float">
            <text:p>0.592669693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4496" calcext:value-type="float">
            <text:p>-36.38524496</text:p>
          </table:table-cell>
          <table:table-cell office:value-type="float" office:value="148.451202" calcext:value-type="float">
            <text:p>148.451202</text:p>
          </table:table-cell>
          <table:table-cell office:value-type="float" office:value="1630" calcext:value-type="float">
            <text:p>1630</text:p>
          </table:table-cell>
          <table:table-cell office:value-type="float" office:value="1627.126099" calcext:value-type="float">
            <text:p>1627.126099</text:p>
          </table:table-cell>
          <table:table-cell office:value-type="string" calcext:value-type="string">
            <text:p>E4</text:p>
          </table:table-cell>
          <table:table-cell office:value-type="float" office:value="346.4299927" calcext:value-type="float">
            <text:p>346.4299927</text:p>
          </table:table-cell>
          <table:table-cell office:value-type="string" calcext:value-type="string">
            <text:p>N</text:p>
          </table:table-cell>
          <table:table-cell office:value-type="float" office:value="1.162627292" calcext:value-type="float">
            <text:p>1.162627292</text:p>
          </table:table-cell>
          <table:table-cell office:value-type="float" office:value="0.050244294" calcext:value-type="float">
            <text:p>0.050244294</text:p>
          </table:table-cell>
          <table:table-cell office:value-type="float" office:value="11.56116239" calcext:value-type="float">
            <text:p>11.56116239</text:p>
          </table:table-cell>
          <table:table-cell office:value-type="float" office:value="11.86236276" calcext:value-type="float">
            <text:p>11.86236276</text:p>
          </table:table-cell>
          <table:table-cell office:value-type="float" office:value="0.151650286" calcext:value-type="float">
            <text:p>0.151650286</text:p>
          </table:table-cell>
          <table:table-cell office:value-type="float" office:value="1.243199963" calcext:value-type="float">
            <text:p>1.243199963</text:p>
          </table:table-cell>
          <table:table-cell office:value-type="float" office:value="0.638362228" calcext:value-type="float">
            <text:p>0.638362228</text:p>
          </table:table-cell>
          <table:table-cell office:value-type="float" office:value="355.242409" calcext:value-type="float">
            <text:p>355.242409</text:p>
          </table:table-cell>
          <table:table-cell office:value-type="float" office:value="11.922" calcext:value-type="float">
            <text:p>11.922</text:p>
          </table:table-cell>
          <table:table-cell office:value-type="float" office:value="3.179443364" calcext:value-type="float">
            <text:p>3.179443364</text:p>
          </table:table-cell>
          <table:table-cell office:value-type="float" office:value="21.0589742" calcext:value-type="float">
            <text:p>21.05897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49425287" calcext:value-type="float">
            <text:p>11.49425287</text:p>
          </table:table-cell>
          <table:table-cell office:value-type="float" office:value="0.70625006" calcext:value-type="float">
            <text:p>0.70625006</text:p>
          </table:table-cell>
          <table:table-cell office:value-type="float" office:value="0.407709483" calcext:value-type="float">
            <text:p>0.407709483</text:p>
          </table:table-cell>
          <table:table-cell office:value-type="float" office:value="33.81277674" calcext:value-type="float">
            <text:p>33.81277674</text:p>
          </table:table-cell>
          <table:table-cell office:value-type="float" office:value="5.2010721" calcext:value-type="float">
            <text:p>5.2010721</text:p>
          </table:table-cell>
          <table:table-cell office:value-type="float" office:value="94.7989279" calcext:value-type="float">
            <text:p>94.7989279</text:p>
          </table:table-cell>
          <table:table-cell office:value-type="float" office:value="42.06578167" calcext:value-type="float">
            <text:p>42.06578167</text:p>
          </table:table-cell>
          <table:table-cell table:style-name="ce4" office:value-type="string" calcext:value-type="string">
            <text:p>1.30E-01</text:p>
          </table:table-cell>
          <table:table-cell office:value-type="float" office:value="4.402845978" calcext:value-type="float">
            <text:p>4.402845978</text:p>
          </table:table-cell>
          <table:table-cell office:value-type="float" office:value="0.673385493" calcext:value-type="float">
            <text:p>0.673385493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1797" calcext:value-type="float">
            <text:p>-36.38521797</text:p>
          </table:table-cell>
          <table:table-cell office:value-type="float" office:value="148.451309" calcext:value-type="float">
            <text:p>148.451309</text:p>
          </table:table-cell>
          <table:table-cell office:value-type="float" office:value="1630" calcext:value-type="float">
            <text:p>1630</text:p>
          </table:table-cell>
          <table:table-cell office:value-type="float" office:value="1627.484009" calcext:value-type="float">
            <text:p>1627.484009</text:p>
          </table:table-cell>
          <table:table-cell office:value-type="string" calcext:value-type="string">
            <text:p>E5</text:p>
          </table:table-cell>
          <table:table-cell office:value-type="float" office:value="348.8569946" calcext:value-type="float">
            <text:p>348.8569946</text:p>
          </table:table-cell>
          <table:table-cell office:value-type="string" calcext:value-type="string">
            <text:p>N</text:p>
          </table:table-cell>
          <table:table-cell office:value-type="float" office:value="0.968697705" calcext:value-type="float">
            <text:p>0.968697705</text:p>
          </table:table-cell>
          <table:table-cell office:value-type="float" office:value="0.040893792" calcext:value-type="float">
            <text:p>0.040893792</text:p>
          </table:table-cell>
          <table:table-cell office:value-type="float" office:value="4.623959517" calcext:value-type="float">
            <text:p>4.623959517</text:p>
          </table:table-cell>
          <table:table-cell office:value-type="float" office:value="6.607172413" calcext:value-type="float">
            <text:p>6.607172413</text:p>
          </table:table-cell>
          <table:table-cell office:value-type="float" office:value="0.119099386" calcext:value-type="float">
            <text:p>0.119099386</text:p>
          </table:table-cell>
          <table:table-cell office:value-type="float" office:value="1.082559002" calcext:value-type="float">
            <text:p>1.082559002</text:p>
          </table:table-cell>
          <table:table-cell office:value-type="float" office:value="0.56424772" calcext:value-type="float">
            <text:p>0.56424772</text:p>
          </table:table-cell>
          <table:table-cell office:value-type="float" office:value="297.1652191" calcext:value-type="float">
            <text:p>297.1652191</text:p>
          </table:table-cell>
          <table:table-cell office:value-type="float" office:value="10.477" calcext:value-type="float">
            <text:p>10.477</text:p>
          </table:table-cell>
          <table:table-cell office:value-type="float" office:value="3.892132005" calcext:value-type="float">
            <text:p>3.892132005</text:p>
          </table:table-cell>
          <table:table-cell office:value-type="float" office:value="19.0800547" calcext:value-type="float">
            <text:p>19.0800547</text:p>
          </table:table-cell>
          <table:table-cell office:value-type="float" office:value="14.5" calcext:value-type="float">
            <text:p>14.5</text:p>
          </table:table-cell>
          <table:table-cell office:value-type="float" office:value="4.6" calcext:value-type="float">
            <text:p>4.6</text:p>
          </table:table-cell>
          <table:table-cell office:value-type="float" office:value="11.95402299" calcext:value-type="float">
            <text:p>11.95402299</text:p>
          </table:table-cell>
          <table:table-cell office:value-type="float" office:value="0.774554056" calcext:value-type="float">
            <text:p>0.774554056</text:p>
          </table:table-cell>
          <table:table-cell office:value-type="float" office:value="0.374375526" calcext:value-type="float">
            <text:p>0.374375526</text:p>
          </table:table-cell>
          <table:table-cell office:value-type="float" office:value="26.41461129" calcext:value-type="float">
            <text:p>26.41461129</text:p>
          </table:table-cell>
          <table:table-cell office:value-type="float" office:value="5.579467" calcext:value-type="float">
            <text:p>5.579467</text:p>
          </table:table-cell>
          <table:table-cell office:value-type="float" office:value="94.420533" calcext:value-type="float">
            <text:p>94.420533</text:p>
          </table:table-cell>
          <table:table-cell office:value-type="float" office:value="49.42949901" calcext:value-type="float">
            <text:p>49.42949901</text:p>
          </table:table-cell>
          <table:table-cell table:style-name="ce4" office:value-type="string" calcext:value-type="string">
            <text:p>2.34E-01</text:p>
          </table:table-cell>
          <table:table-cell office:value-type="float" office:value="6.185840183" calcext:value-type="float">
            <text:p>6.185840183</text:p>
          </table:table-cell>
          <table:table-cell office:value-type="float" office:value="0.59759006" calcext:value-type="float">
            <text:p>0.59759006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1596" calcext:value-type="float">
            <text:p>-36.38521596</text:p>
          </table:table-cell>
          <table:table-cell office:value-type="float" office:value="148.451345" calcext:value-type="float">
            <text:p>148.451345</text:p>
          </table:table-cell>
          <table:table-cell office:value-type="float" office:value="1630" calcext:value-type="float">
            <text:p>1630</text:p>
          </table:table-cell>
          <table:table-cell office:value-type="float" office:value="1628.003296" calcext:value-type="float">
            <text:p>1628.003296</text:p>
          </table:table-cell>
          <table:table-cell office:value-type="string" calcext:value-type="string">
            <text:p>E6</text:p>
          </table:table-cell>
          <table:table-cell office:value-type="float" office:value="348.8569946" calcext:value-type="float">
            <text:p>348.8569946</text:p>
          </table:table-cell>
          <table:table-cell office:value-type="string" calcext:value-type="string">
            <text:p>N</text:p>
          </table:table-cell>
          <table:table-cell office:value-type="float" office:value="1.183586264" calcext:value-type="float">
            <text:p>1.183586264</text:p>
          </table:table-cell>
          <table:table-cell office:value-type="float" office:value="0.046841973" calcext:value-type="float">
            <text:p>0.046841973</text:p>
          </table:table-cell>
          <table:table-cell office:value-type="float" office:value="4.549005694" calcext:value-type="float">
            <text:p>4.549005694</text:p>
          </table:table-cell>
          <table:table-cell office:value-type="float" office:value="10.88999833" calcext:value-type="float">
            <text:p>10.88999833</text:p>
          </table:table-cell>
          <table:table-cell office:value-type="float" office:value="0.126411149" calcext:value-type="float">
            <text:p>0.126411149</text:p>
          </table:table-cell>
          <table:table-cell office:value-type="float" office:value="1.232353368" calcext:value-type="float">
            <text:p>1.232353368</text:p>
          </table:table-cell>
          <table:table-cell office:value-type="float" office:value="0.54440367" calcext:value-type="float">
            <text:p>0.54440367</text:p>
          </table:table-cell>
          <table:table-cell office:value-type="float" office:value="330.9792285" calcext:value-type="float">
            <text:p>330.9792285</text:p>
          </table:table-cell>
          <table:table-cell office:value-type="float" office:value="10.11" calcext:value-type="float">
            <text:p>10.11</text:p>
          </table:table-cell>
          <table:table-cell office:value-type="float" office:value="4.368031014" calcext:value-type="float">
            <text:p>4.368031014</text:p>
          </table:table-cell>
          <table:table-cell office:value-type="float" office:value="21.9647966" calcext:value-type="float">
            <text:p>21.9647966</text:p>
          </table:table-cell>
          <table:table-cell office:value-type="float" office:value="10.3" calcext:value-type="float">
            <text:p>10.3</text:p>
          </table:table-cell>
          <table:table-cell office:value-type="float" office:value="4.2" calcext:value-type="float">
            <text:p>4.2</text:p>
          </table:table-cell>
          <table:table-cell office:value-type="float" office:value="17.47572816" calcext:value-type="float">
            <text:p>17.47572816</text:p>
          </table:table-cell>
          <table:table-cell office:value-type="float" office:value="0.686355692" calcext:value-type="float">
            <text:p>0.686355692</text:p>
          </table:table-cell>
          <table:table-cell office:value-type="float" office:value="0.394575432" calcext:value-type="float">
            <text:p>0.394575432</text:p>
          </table:table-cell>
          <table:table-cell office:value-type="float" office:value="34.22444784" calcext:value-type="float">
            <text:p>34.22444784</text:p>
          </table:table-cell>
          <table:table-cell office:value-type="float" office:value="6.0091442" calcext:value-type="float">
            <text:p>6.0091442</text:p>
          </table:table-cell>
          <table:table-cell office:value-type="float" office:value="93.9908558" calcext:value-type="float">
            <text:p>93.9908558</text:p>
          </table:table-cell>
          <table:table-cell office:value-type="float" office:value="45.75883967" calcext:value-type="float">
            <text:p>45.75883967</text:p>
          </table:table-cell>
          <table:table-cell table:style-name="ce4" office:value-type="string" calcext:value-type="string">
            <text:p>1.50E-01</text:p>
          </table:table-cell>
          <table:table-cell office:value-type="float" office:value="5.124138669" calcext:value-type="float">
            <text:p>5.124138669</text:p>
          </table:table-cell>
          <table:table-cell office:value-type="float" office:value="0.579209185" calcext:value-type="float">
            <text:p>0.579209185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7597" calcext:value-type="float">
            <text:p>-36.38527597</text:p>
          </table:table-cell>
          <table:table-cell office:value-type="float" office:value="148.451434" calcext:value-type="float">
            <text:p>148.451434</text:p>
          </table:table-cell>
          <table:table-cell office:value-type="float" office:value="1630" calcext:value-type="float">
            <text:p>1630</text:p>
          </table:table-cell>
          <table:table-cell office:value-type="float" office:value="1629.33667" calcext:value-type="float">
            <text:p>1629.33667</text:p>
          </table:table-cell>
          <table:table-cell office:value-type="string" calcext:value-type="string">
            <text:p>E7</text:p>
          </table:table-cell>
          <table:table-cell office:value-type="float" office:value="348.8569946" calcext:value-type="float">
            <text:p>348.8569946</text:p>
          </table:table-cell>
          <table:table-cell office:value-type="string" calcext:value-type="string">
            <text:p>N</text:p>
          </table:table-cell>
          <table:table-cell office:value-type="float" office:value="1.055801841" calcext:value-type="float">
            <text:p>1.055801841</text:p>
          </table:table-cell>
          <table:table-cell office:value-type="float" office:value="0.035400318" calcext:value-type="float">
            <text:p>0.035400318</text:p>
          </table:table-cell>
          <table:table-cell office:value-type="float" office:value="7.368991324" calcext:value-type="float">
            <text:p>7.368991324</text:p>
          </table:table-cell>
          <table:table-cell office:value-type="float" office:value="10.49945944" calcext:value-type="float">
            <text:p>10.49945944</text:p>
          </table:table-cell>
          <table:table-cell office:value-type="float" office:value="0.177166223" calcext:value-type="float">
            <text:p>0.177166223</text:p>
          </table:table-cell>
          <table:table-cell office:value-type="float" office:value="1.34007264" calcext:value-type="float">
            <text:p>1.34007264</text:p>
          </table:table-cell>
          <table:table-cell office:value-type="float" office:value="0.593719008" calcext:value-type="float">
            <text:p>0.593719008</text:p>
          </table:table-cell>
          <table:table-cell office:value-type="float" office:value="395.4719737" calcext:value-type="float">
            <text:p>395.4719737</text:p>
          </table:table-cell>
          <table:table-cell office:value-type="float" office:value="10.954" calcext:value-type="float">
            <text:p>10.954</text:p>
          </table:table-cell>
          <table:table-cell office:value-type="float" office:value="2.703062646" calcext:value-type="float">
            <text:p>2.703062646</text:p>
          </table:table-cell>
          <table:table-cell office:value-type="float" office:value="16.3055152" calcext:value-type="float">
            <text:p>16.305515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631002539" calcext:value-type="float">
            <text:p>0.631002539</text:p>
          </table:table-cell>
          <table:table-cell office:value-type="float" office:value="0.466156891" calcext:value-type="float">
            <text:p>0.466156891</text:p>
          </table:table-cell>
          <table:table-cell office:value-type="float" office:value="24.42273549" calcext:value-type="float">
            <text:p>24.42273549</text:p>
          </table:table-cell>
          <table:table-cell office:value-type="float" office:value="3.4980984" calcext:value-type="float">
            <text:p>3.4980984</text:p>
          </table:table-cell>
          <table:table-cell office:value-type="float" office:value="96.5019016" calcext:value-type="float">
            <text:p>96.5019016</text:p>
          </table:table-cell>
          <table:table-cell office:value-type="float" office:value="40.15805848" calcext:value-type="float">
            <text:p>40.15805848</text:p>
          </table:table-cell>
          <table:table-cell table:style-name="ce4" office:value-type="string" calcext:value-type="string">
            <text:p>1.19E-01</text:p>
          </table:table-cell>
          <table:table-cell office:value-type="float" office:value="2.899982709" calcext:value-type="float">
            <text:p>2.899982709</text:p>
          </table:table-cell>
          <table:table-cell office:value-type="float" office:value="0.615240734" calcext:value-type="float">
            <text:p>0.615240734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7899" calcext:value-type="float">
            <text:p>-36.38527899</text:p>
          </table:table-cell>
          <table:table-cell office:value-type="float" office:value="148.451468" calcext:value-type="float">
            <text:p>148.451468</text:p>
          </table:table-cell>
          <table:table-cell office:value-type="float" office:value="1630" calcext:value-type="float">
            <text:p>1630</text:p>
          </table:table-cell>
          <table:table-cell office:value-type="float" office:value="1629.615356" calcext:value-type="float">
            <text:p>1629.615356</text:p>
          </table:table-cell>
          <table:table-cell office:value-type="string" calcext:value-type="string">
            <text:p>E8</text:p>
          </table:table-cell>
          <table:table-cell office:value-type="float" office:value="348.8569946" calcext:value-type="float">
            <text:p>348.8569946</text:p>
          </table:table-cell>
          <table:table-cell office:value-type="string" calcext:value-type="string">
            <text:p>N</text:p>
          </table:table-cell>
          <table:table-cell office:value-type="float" office:value="1.14960638" calcext:value-type="float">
            <text:p>1.14960638</text:p>
          </table:table-cell>
          <table:table-cell office:value-type="float" office:value="0.054894161" calcext:value-type="float">
            <text:p>0.054894161</text:p>
          </table:table-cell>
          <table:table-cell office:value-type="float" office:value="6.004061675" calcext:value-type="float">
            <text:p>6.004061675</text:p>
          </table:table-cell>
          <table:table-cell office:value-type="float" office:value="19.64419764" calcext:value-type="float">
            <text:p>19.64419764</text:p>
          </table:table-cell>
          <table:table-cell office:value-type="float" office:value="0.206414061" calcext:value-type="float">
            <text:p>0.206414061</text:p>
          </table:table-cell>
          <table:table-cell office:value-type="float" office:value="1.377950062" calcext:value-type="float">
            <text:p>1.377950062</text:p>
          </table:table-cell>
          <table:table-cell office:value-type="float" office:value="0.588633094" calcext:value-type="float">
            <text:p>0.588633094</text:p>
          </table:table-cell>
          <table:table-cell office:value-type="float" office:value="331.5063997" calcext:value-type="float">
            <text:p>331.5063997</text:p>
          </table:table-cell>
          <table:table-cell office:value-type="float" office:value="9.141" calcext:value-type="float">
            <text:p>9.141</text:p>
          </table:table-cell>
          <table:table-cell office:value-type="float" office:value="4.795254418" calcext:value-type="float">
            <text:p>4.795254418</text:p>
          </table:table-cell>
          <table:table-cell office:value-type="float" office:value="13.8277699" calcext:value-type="float">
            <text:p>13.8277699</text:p>
          </table:table-cell>
          <table:table-cell office:value-type="float" office:value="19.9" calcext:value-type="float">
            <text:p>19.9</text:p>
          </table:table-cell>
          <table:table-cell office:value-type="float" office:value="7.8" calcext:value-type="float">
            <text:p>7.8</text:p>
          </table:table-cell>
          <table:table-cell office:value-type="float" office:value="9.380234506" calcext:value-type="float">
            <text:p>9.380234506</text:p>
          </table:table-cell>
          <table:table-cell office:value-type="float" office:value="0.692324002" calcext:value-type="float">
            <text:p>0.692324002</text:p>
          </table:table-cell>
          <table:table-cell office:value-type="float" office:value="0.472497089" calcext:value-type="float">
            <text:p>0.472497089</text:p>
          </table:table-cell>
          <table:table-cell office:value-type="float" office:value="37.71598152" calcext:value-type="float">
            <text:p>37.71598152</text:p>
          </table:table-cell>
          <table:table-cell office:value-type="float" office:value="3.4598335" calcext:value-type="float">
            <text:p>3.4598335</text:p>
          </table:table-cell>
          <table:table-cell office:value-type="float" office:value="96.5401665" calcext:value-type="float">
            <text:p>96.5401665</text:p>
          </table:table-cell>
          <table:table-cell office:value-type="float" office:value="32.36381095" calcext:value-type="float">
            <text:p>32.36381095</text:p>
          </table:table-cell>
          <table:table-cell table:style-name="ce4" office:value-type="string" calcext:value-type="string">
            <text:p>4.68E-02</text:p>
          </table:table-cell>
          <table:table-cell office:value-type="float" office:value="1.764127554" calcext:value-type="float">
            <text:p>1.764127554</text:p>
          </table:table-cell>
          <table:table-cell office:value-type="float" office:value="0.609728692" calcext:value-type="float">
            <text:p>0.609728692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7698" calcext:value-type="float">
            <text:p>-36.38527698</text:p>
          </table:table-cell>
          <table:table-cell office:value-type="float" office:value="148.451549" calcext:value-type="float">
            <text:p>148.451549</text:p>
          </table:table-cell>
          <table:table-cell office:value-type="float" office:value="1630" calcext:value-type="float">
            <text:p>1630</text:p>
          </table:table-cell>
          <table:table-cell office:value-type="float" office:value="1628.01355" calcext:value-type="float">
            <text:p>1628.01355</text:p>
          </table:table-cell>
          <table:table-cell office:value-type="string" calcext:value-type="string">
            <text:p>E9</text:p>
          </table:table-cell>
          <table:table-cell office:value-type="float" office:value="348.8569946" calcext:value-type="float">
            <text:p>348.8569946</text:p>
          </table:table-cell>
          <table:table-cell office:value-type="string" calcext:value-type="string">
            <text:p>N</text:p>
          </table:table-cell>
          <table:table-cell office:value-type="float" office:value="1.155267144" calcext:value-type="float">
            <text:p>1.155267144</text:p>
          </table:table-cell>
          <table:table-cell office:value-type="float" office:value="0.050662085" calcext:value-type="float">
            <text:p>0.050662085</text:p>
          </table:table-cell>
          <table:table-cell office:value-type="float" office:value="5.10344686" calcext:value-type="float">
            <text:p>5.10344686</text:p>
          </table:table-cell>
          <table:table-cell office:value-type="float" office:value="8.993706281" calcext:value-type="float">
            <text:p>8.993706281</text:p>
          </table:table-cell>
          <table:table-cell office:value-type="float" office:value="0.09379379" calcext:value-type="float">
            <text:p>0.09379379</text:p>
          </table:table-cell>
          <table:table-cell office:value-type="float" office:value="1.00507304" calcext:value-type="float">
            <text:p>1.00507304</text:p>
          </table:table-cell>
          <table:table-cell office:value-type="float" office:value="0.579217604" calcext:value-type="float">
            <text:p>0.579217604</text:p>
          </table:table-cell>
          <table:table-cell office:value-type="float" office:value="349.8034472" calcext:value-type="float">
            <text:p>349.8034472</text:p>
          </table:table-cell>
          <table:table-cell office:value-type="float" office:value="9.921" calcext:value-type="float">
            <text:p>9.921</text:p>
          </table:table-cell>
          <table:table-cell office:value-type="float" office:value="6.095812075" calcext:value-type="float">
            <text:p>6.095812075</text:p>
          </table:table-cell>
          <table:table-cell office:value-type="float" office:value="20.8325894" calcext:value-type="float">
            <text:p>20.8325894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12.28070175" calcext:value-type="float">
            <text:p>12.28070175</text:p>
          </table:table-cell>
          <table:table-cell office:value-type="float" office:value="0.698292313" calcext:value-type="float">
            <text:p>0.698292313</text:p>
          </table:table-cell>
          <table:table-cell office:value-type="float" office:value="0.385989077" calcext:value-type="float">
            <text:p>0.385989077</text:p>
          </table:table-cell>
          <table:table-cell office:value-type="float" office:value="47.76841243" calcext:value-type="float">
            <text:p>47.76841243</text:p>
          </table:table-cell>
          <table:table-cell office:value-type="float" office:value="5.3393408" calcext:value-type="float">
            <text:p>5.3393408</text:p>
          </table:table-cell>
          <table:table-cell office:value-type="float" office:value="94.6606592" calcext:value-type="float">
            <text:p>94.6606592</text:p>
          </table:table-cell>
          <table:table-cell office:value-type="float" office:value="35.99738618" calcext:value-type="float">
            <text:p>35.99738618</text:p>
          </table:table-cell>
          <table:table-cell table:style-name="ce4" office:value-type="string" calcext:value-type="string">
            <text:p>6.59E-02</text:p>
          </table:table-cell>
          <table:table-cell office:value-type="float" office:value="3.148124437" calcext:value-type="float">
            <text:p>3.148124437</text:p>
          </table:table-cell>
          <table:table-cell office:value-type="float" office:value="0.611888412" calcext:value-type="float">
            <text:p>0.611888412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niphophila</text:p>
          </table:table-cell>
          <table:table-cell office:value-type="string" calcext:value-type="string">
            <text:p>Eniph</text:p>
          </table:table-cell>
          <table:table-cell office:value-type="float" office:value="-36.38521504" calcext:value-type="float">
            <text:p>-36.38521504</text:p>
          </table:table-cell>
          <table:table-cell office:value-type="float" office:value="148.45159" calcext:value-type="float">
            <text:p>148.45159</text:p>
          </table:table-cell>
          <table:table-cell office:value-type="float" office:value="1630" calcext:value-type="float">
            <text:p>1630</text:p>
          </table:table-cell>
          <table:table-cell office:value-type="float" office:value="1627.22168" calcext:value-type="float">
            <text:p>1627.22168</text:p>
          </table:table-cell>
          <table:table-cell office:value-type="string" calcext:value-type="string">
            <text:p>E10</text:p>
          </table:table-cell>
          <table:table-cell office:value-type="float" office:value="348.8569946" calcext:value-type="float">
            <text:p>348.8569946</text:p>
          </table:table-cell>
          <table:table-cell office:value-type="string" calcext:value-type="string">
            <text:p>N</text:p>
          </table:table-cell>
          <table:table-cell office:value-type="float" office:value="1.102003848" calcext:value-type="float">
            <text:p>1.102003848</text:p>
          </table:table-cell>
          <table:table-cell office:value-type="float" office:value="0.04917239" calcext:value-type="float">
            <text:p>0.04917239</text:p>
          </table:table-cell>
          <table:table-cell office:value-type="float" office:value="3.642772184" calcext:value-type="float">
            <text:p>3.642772184</text:p>
          </table:table-cell>
          <table:table-cell office:value-type="float" office:value="6.758524092" calcext:value-type="float">
            <text:p>6.758524092</text:p>
          </table:table-cell>
          <table:table-cell office:value-type="float" office:value="0.074793893" calcext:value-type="float">
            <text:p>0.074793893</text:p>
          </table:table-cell>
          <table:table-cell office:value-type="float" office:value="0.950200337" calcext:value-type="float">
            <text:p>0.950200337</text:p>
          </table:table-cell>
          <table:table-cell office:value-type="float" office:value="0.602529462" calcext:value-type="float">
            <text:p>0.602529462</text:p>
          </table:table-cell>
          <table:table-cell office:value-type="float" office:value="324.2263751" calcext:value-type="float">
            <text:p>324.2263751</text:p>
          </table:table-cell>
          <table:table-cell office:value-type="float" office:value="13.217" calcext:value-type="float">
            <text:p>13.217</text:p>
          </table:table-cell>
          <table:table-cell office:value-type="float" office:value="4.704180871" calcext:value-type="float">
            <text:p>4.704180871</text:p>
          </table:table-cell>
          <table:table-cell office:value-type="float" office:value="16.8947882" calcext:value-type="float">
            <text:p>16.8947882</text:p>
          </table:table-cell>
          <table:table-cell office:value-type="float" office:value="13.2" calcext:value-type="float">
            <text:p>13.2</text:p>
          </table:table-cell>
          <table:table-cell office:value-type="float" office:value="7" calcext:value-type="float">
            <text:p>7</text:p>
          </table:table-cell>
          <table:table-cell office:value-type="float" office:value="12.62626263" calcext:value-type="float">
            <text:p>12.62626263</text:p>
          </table:table-cell>
          <table:table-cell office:value-type="float" office:value="0.68967142" calcext:value-type="float">
            <text:p>0.68967142</text:p>
          </table:table-cell>
          <table:table-cell office:value-type="float" office:value="0.394338149" calcext:value-type="float">
            <text:p>0.394338149</text:p>
          </table:table-cell>
          <table:table-cell office:value-type="float" office:value="25.68636151" calcext:value-type="float">
            <text:p>25.68636151</text:p>
          </table:table-cell>
          <table:table-cell office:value-type="float" office:value="4.009319" calcext:value-type="float">
            <text:p>4.009319</text:p>
          </table:table-cell>
          <table:table-cell office:value-type="float" office:value="95.990681" calcext:value-type="float">
            <text:p>95.990681</text:p>
          </table:table-cell>
          <table:table-cell office:value-type="float" office:value="42.67711507" calcext:value-type="float">
            <text:p>42.67711507</text:p>
          </table:table-cell>
          <table:table-cell table:style-name="ce4" office:value-type="string" calcext:value-type="string">
            <text:p>1.28E-01</text:p>
          </table:table-cell>
          <table:table-cell office:value-type="float" office:value="3.275655095" calcext:value-type="float">
            <text:p>3.275655095</text:p>
          </table:table-cell>
          <table:table-cell office:value-type="float" office:value="0.627695789" calcext:value-type="float">
            <text:p>0.627695789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.3208299" calcext:value-type="float">
            <text:p>6.3208299</text:p>
          </table:table-cell>
          <table:table-cell office:value-type="float" office:value="8.40833" calcext:value-type="float">
            <text:p>8.40833</text:p>
          </table:table-cell>
          <table:table-cell office:value-type="float" office:value="38.3941994" calcext:value-type="float">
            <text:p>38.3941994</text:p>
          </table:table-cell>
          <table:table-cell office:value-type="float" office:value="494.3609924" calcext:value-type="float">
            <text:p>494.3609924</text:p>
          </table:table-cell>
          <table:table-cell office:value-type="float" office:value="16.5" calcext:value-type="float">
            <text:p>16.5</text:p>
          </table:table-cell>
          <table:table-cell office:value-type="float" office:value="-5.4000001" calcext:value-type="float">
            <text:p>-5.4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2.48333" calcext:value-type="float">
            <text:p>2.48333</text:p>
          </table:table-cell>
          <table:table-cell office:value-type="float" office:value="12.2333002" calcext:value-type="float">
            <text:p>12.2333002</text:p>
          </table:table-cell>
          <table:table-cell office:value-type="float" office:value="12.3667002" calcext:value-type="float">
            <text:p>12.3667002</text:p>
          </table:table-cell>
          <table:table-cell office:value-type="float" office:value="0.25" calcext:value-type="float">
            <text:p>0.25</text:p>
          </table:table-cell>
          <table:table-cell office:value-type="float" office:value="1636" calcext:value-type="float">
            <text:p>1636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20.75" calcext:value-type="float">
            <text:p>20.75</text:p>
          </table:table-cell>
          <table:table-cell office:value-type="float" office:value="512" calcext:value-type="float">
            <text:p>51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77" calcext:value-type="float">
            <text:p>47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34204" calcext:value-type="float">
            <text:p>-36.36334204</text:p>
          </table:table-cell>
          <table:table-cell office:value-type="float" office:value="148.480422" calcext:value-type="float">
            <text:p>148.480422</text:p>
          </table:table-cell>
          <table:table-cell office:value-type="float" office:value="1560" calcext:value-type="float">
            <text:p>1560</text:p>
          </table:table-cell>
          <table:table-cell office:value-type="float" office:value="1562.495483" calcext:value-type="float">
            <text:p>1562.495483</text:p>
          </table:table-cell>
          <table:table-cell office:value-type="string" calcext:value-type="string">
            <text:p>F1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1.074463831" calcext:value-type="float">
            <text:p>1.074463831</text:p>
          </table:table-cell>
          <table:table-cell office:value-type="float" office:value="0.05090414" calcext:value-type="float">
            <text:p>0.05090414</text:p>
          </table:table-cell>
          <table:table-cell office:value-type="float" office:value="6.303071025" calcext:value-type="float">
            <text:p>6.303071025</text:p>
          </table:table-cell>
          <table:table-cell office:value-type="float" office:value="25.5553043" calcext:value-type="float">
            <text:p>25.5553043</text:p>
          </table:table-cell>
          <table:table-cell office:value-type="float" office:value="0.132972965" calcext:value-type="float">
            <text:p>0.132972965</text:p>
          </table:table-cell>
          <table:table-cell office:value-type="float" office:value="1.179904918" calcext:value-type="float">
            <text:p>1.179904918</text:p>
          </table:table-cell>
          <table:table-cell office:value-type="float" office:value="0.599470713" calcext:value-type="float">
            <text:p>0.599470713</text:p>
          </table:table-cell>
          <table:table-cell office:value-type="float" office:value="290.6819618" calcext:value-type="float">
            <text:p>290.6819618</text:p>
          </table:table-cell>
          <table:table-cell office:value-type="float" office:value="20.573" calcext:value-type="float">
            <text:p>20.573</text:p>
          </table:table-cell>
          <table:table-cell office:value-type="float" office:value="4.779075855" calcext:value-type="float">
            <text:p>4.779075855</text:p>
          </table:table-cell>
          <table:table-cell office:value-type="float" office:value="20.6116495" calcext:value-type="float">
            <text:p>20.6116495</text:p>
          </table:table-cell>
          <table:table-cell office:value-type="float" office:value="17.1" calcext:value-type="float">
            <text:p>17.1</text:p>
          </table:table-cell>
          <table:table-cell office:value-type="float" office:value="6.2" calcext:value-type="float">
            <text:p>6.2</text:p>
          </table:table-cell>
          <table:table-cell office:value-type="float" office:value="13.25536062" calcext:value-type="float">
            <text:p>13.25536062</text:p>
          </table:table-cell>
          <table:table-cell office:value-type="float" office:value="0.670323172" calcext:value-type="float">
            <text:p>0.670323172</text:p>
          </table:table-cell>
          <table:table-cell office:value-type="float" office:value="0.422161029" calcext:value-type="float">
            <text:p>0.422161029</text:p>
          </table:table-cell>
          <table:table-cell office:value-type="float" office:value="55.01417011" calcext:value-type="float">
            <text:p>55.01417011</text:p>
          </table:table-cell>
          <table:table-cell office:value-type="float" office:value="9.2240395" calcext:value-type="float">
            <text:p>9.2240395</text:p>
          </table:table-cell>
          <table:table-cell office:value-type="float" office:value="90.7759605" calcext:value-type="float">
            <text:p>90.7759605</text:p>
          </table:table-cell>
          <table:table-cell office:value-type="float" office:value="44.83340049" calcext:value-type="float">
            <text:p>44.83340049</text:p>
          </table:table-cell>
          <table:table-cell table:style-name="ce4" office:value-type="string" calcext:value-type="string">
            <text:p>1.36E-01</text:p>
          </table:table-cell>
          <table:table-cell office:value-type="float" office:value="7.467552902" calcext:value-type="float">
            <text:p>7.467552902</text:p>
          </table:table-cell>
          <table:table-cell office:value-type="float" office:value="0.660384875" calcext:value-type="float">
            <text:p>0.6603848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35696" calcext:value-type="float">
            <text:p>-36.36335696</text:p>
          </table:table-cell>
          <table:table-cell office:value-type="float" office:value="148.480538" calcext:value-type="float">
            <text:p>148.480538</text:p>
          </table:table-cell>
          <table:table-cell office:value-type="float" office:value="1560" calcext:value-type="float">
            <text:p>1560</text:p>
          </table:table-cell>
          <table:table-cell office:value-type="float" office:value="1561.380127" calcext:value-type="float">
            <text:p>1561.380127</text:p>
          </table:table-cell>
          <table:table-cell office:value-type="string" calcext:value-type="string">
            <text:p>F2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0.884370042" calcext:value-type="float">
            <text:p>0.884370042</text:p>
          </table:table-cell>
          <table:table-cell office:value-type="float" office:value="0.0303077" calcext:value-type="float">
            <text:p>0.0303077</text:p>
          </table:table-cell>
          <table:table-cell office:value-type="float" office:value="3.669420643" calcext:value-type="float">
            <text:p>3.669420643</text:p>
          </table:table-cell>
          <table:table-cell office:value-type="float" office:value="8.457418149" calcext:value-type="float">
            <text:p>8.457418149</text:p>
          </table:table-cell>
          <table:table-cell table:number-columns-repeated="2"/>
          <table:table-cell office:value-type="float" office:value="0.692535714" calcext:value-type="float">
            <text:p>0.692535714</text:p>
          </table:table-cell>
          <table:table-cell office:value-type="float" office:value="288.6163982" calcext:value-type="float">
            <text:p>288.6163982</text:p>
          </table:table-cell>
          <table:table-cell office:value-type="float" office:value="10.928" calcext:value-type="float">
            <text:p>10.928</text:p>
          </table:table-cell>
          <table:table-cell office:value-type="float" office:value="1.912243019" calcext:value-type="float">
            <text:p>1.912243019</text:p>
          </table:table-cell>
          <table:table-cell office:value-type="float" office:value="17.8637473" calcext:value-type="float">
            <text:p>17.8637473</text:p>
          </table:table-cell>
          <table:table-cell office:value-type="float" office:value="13.4" calcext:value-type="float">
            <text:p>13.4</text:p>
          </table:table-cell>
          <table:table-cell office:value-type="float" office:value="7.2" calcext:value-type="float">
            <text:p>7.2</text:p>
          </table:table-cell>
          <table:table-cell office:value-type="float" office:value="14.4278607" calcext:value-type="float">
            <text:p>14.4278607</text:p>
          </table:table-cell>
          <table:table-cell office:value-type="float" office:value="0.734234804" calcext:value-type="float">
            <text:p>0.734234804</text:p>
          </table:table-cell>
          <table:table-cell office:value-type="float" office:value="0.441414526" calcext:value-type="float">
            <text:p>0.441414526</text:p>
          </table:table-cell>
          <table:table-cell office:value-type="float" office:value="38.17901912" calcext:value-type="float">
            <text:p>38.17901912</text:p>
          </table:table-cell>
          <table:table-cell office:value-type="float" office:value="5.862384" calcext:value-type="float">
            <text:p>5.862384</text:p>
          </table:table-cell>
          <table:table-cell office:value-type="float" office:value="94.137616" calcext:value-type="float">
            <text:p>94.137616</text:p>
          </table:table-cell>
          <table:table-cell office:value-type="float" office:value="42.35452492" calcext:value-type="float">
            <text:p>42.35452492</text:p>
          </table:table-cell>
          <table:table-cell table:style-name="ce4" office:value-type="string" calcext:value-type="string">
            <text:p>1.25E-01</text:p>
          </table:table-cell>
          <table:table-cell office:value-type="float" office:value="4.758983793" calcext:value-type="float">
            <text:p>4.758983793</text:p>
          </table:table-cell>
          <table:table-cell office:value-type="float" office:value="0.73566311" calcext:value-type="float">
            <text:p>0.735663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38697" calcext:value-type="float">
            <text:p>-36.36338697</text:p>
          </table:table-cell>
          <table:table-cell office:value-type="float" office:value="148.480589" calcext:value-type="float">
            <text:p>148.480589</text:p>
          </table:table-cell>
          <table:table-cell office:value-type="float" office:value="1560" calcext:value-type="float">
            <text:p>1560</text:p>
          </table:table-cell>
          <table:table-cell office:value-type="float" office:value="1560.191528" calcext:value-type="float">
            <text:p>1560.191528</text:p>
          </table:table-cell>
          <table:table-cell office:value-type="string" calcext:value-type="string">
            <text:p>F3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1.256511814" calcext:value-type="float">
            <text:p>1.256511814</text:p>
          </table:table-cell>
          <table:table-cell office:value-type="float" office:value="0.063595133" calcext:value-type="float">
            <text:p>0.063595133</text:p>
          </table:table-cell>
          <table:table-cell office:value-type="float" office:value="6.556828558" calcext:value-type="float">
            <text:p>6.556828558</text:p>
          </table:table-cell>
          <table:table-cell office:value-type="float" office:value="17.46354177" calcext:value-type="float">
            <text:p>17.46354177</text:p>
          </table:table-cell>
          <table:table-cell office:value-type="float" office:value="0.043879151" calcext:value-type="float">
            <text:p>0.043879151</text:p>
          </table:table-cell>
          <table:table-cell office:value-type="float" office:value="1.137656783" calcext:value-type="float">
            <text:p>1.137656783</text:p>
          </table:table-cell>
          <table:table-cell office:value-type="float" office:value="0.629930929" calcext:value-type="float">
            <text:p>0.629930929</text:p>
          </table:table-cell>
          <table:table-cell office:value-type="float" office:value="392.8752696" calcext:value-type="float">
            <text:p>392.8752696</text:p>
          </table:table-cell>
          <table:table-cell office:value-type="float" office:value="15.762" calcext:value-type="float">
            <text:p>15.762</text:p>
          </table:table-cell>
          <table:table-cell office:value-type="float" office:value="3.47725718" calcext:value-type="float">
            <text:p>3.47725718</text:p>
          </table:table-cell>
          <table:table-cell office:value-type="float" office:value="15.0113206" calcext:value-type="float">
            <text:p>15.0113206</text:p>
          </table:table-cell>
          <table:table-cell office:value-type="float" office:value="10.3" calcext:value-type="float">
            <text:p>10.3</text:p>
          </table:table-cell>
          <table:table-cell office:value-type="float" office:value="5.8" calcext:value-type="float">
            <text:p>5.8</text:p>
          </table:table-cell>
          <table:table-cell office:value-type="float" office:value="15.53398058" calcext:value-type="float">
            <text:p>15.53398058</text:p>
          </table:table-cell>
          <table:table-cell office:value-type="float" office:value="0.778798188" calcext:value-type="float">
            <text:p>0.778798188</text:p>
          </table:table-cell>
          <table:table-cell office:value-type="float" office:value="0.379298228" calcext:value-type="float">
            <text:p>0.379298228</text:p>
          </table:table-cell>
          <table:table-cell office:value-type="float" office:value="37.46837856" calcext:value-type="float">
            <text:p>37.46837856</text:p>
          </table:table-cell>
          <table:table-cell office:value-type="float" office:value="6.9157646" calcext:value-type="float">
            <text:p>6.9157646</text:p>
          </table:table-cell>
          <table:table-cell office:value-type="float" office:value="93.0842354" calcext:value-type="float">
            <text:p>93.0842354</text:p>
          </table:table-cell>
          <table:table-cell office:value-type="float" office:value="46.49337827" calcext:value-type="float">
            <text:p>46.49337827</text:p>
          </table:table-cell>
          <table:table-cell table:style-name="ce4" office:value-type="string" calcext:value-type="string">
            <text:p>1.77E-01</text:p>
          </table:table-cell>
          <table:table-cell office:value-type="float" office:value="6.622470422" calcext:value-type="float">
            <text:p>6.622470422</text:p>
          </table:table-cell>
          <table:table-cell office:value-type="float" office:value="0.67673213" calcext:value-type="float">
            <text:p>0.676732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43399" calcext:value-type="float">
            <text:p>-36.36343399</text:p>
          </table:table-cell>
          <table:table-cell office:value-type="float" office:value="148.480514" calcext:value-type="float">
            <text:p>148.480514</text:p>
          </table:table-cell>
          <table:table-cell office:value-type="float" office:value="1560" calcext:value-type="float">
            <text:p>1560</text:p>
          </table:table-cell>
          <table:table-cell office:value-type="float" office:value="1555.340332" calcext:value-type="float">
            <text:p>1555.340332</text:p>
          </table:table-cell>
          <table:table-cell office:value-type="string" calcext:value-type="string">
            <text:p>F4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1.229087913" calcext:value-type="float">
            <text:p>1.229087913</text:p>
          </table:table-cell>
          <table:table-cell office:value-type="float" office:value="0.055315063" calcext:value-type="float">
            <text:p>0.055315063</text:p>
          </table:table-cell>
          <table:table-cell office:value-type="float" office:value="6.209829067" calcext:value-type="float">
            <text:p>6.209829067</text:p>
          </table:table-cell>
          <table:table-cell office:value-type="float" office:value="13.64920092" calcext:value-type="float">
            <text:p>13.64920092</text:p>
          </table:table-cell>
          <table:table-cell office:value-type="float" office:value="0.097357905" calcext:value-type="float">
            <text:p>0.097357905</text:p>
          </table:table-cell>
          <table:table-cell office:value-type="float" office:value="1.177674486" calcext:value-type="float">
            <text:p>1.177674486</text:p>
          </table:table-cell>
          <table:table-cell office:value-type="float" office:value="0.571371505" calcext:value-type="float">
            <text:p>0.571371505</text:p>
          </table:table-cell>
          <table:table-cell office:value-type="float" office:value="340.7275837" calcext:value-type="float">
            <text:p>340.7275837</text:p>
          </table:table-cell>
          <table:table-cell office:value-type="float" office:value="15.201" calcext:value-type="float">
            <text:p>15.201</text:p>
          </table:table-cell>
          <table:table-cell office:value-type="float" office:value="2.174401084" calcext:value-type="float">
            <text:p>2.174401084</text:p>
          </table:table-cell>
          <table:table-cell office:value-type="float" office:value="15.515247" calcext:value-type="float">
            <text:p>15.515247</text:p>
          </table:table-cell>
          <table:table-cell office:value-type="float" office:value="12.6" calcext:value-type="float">
            <text:p>12.6</text:p>
          </table:table-cell>
          <table:table-cell office:value-type="float" office:value="6.8" calcext:value-type="float">
            <text:p>6.8</text:p>
          </table:table-cell>
          <table:table-cell office:value-type="float" office:value="23.28042328" calcext:value-type="float">
            <text:p>23.28042328</text:p>
          </table:table-cell>
          <table:table-cell office:value-type="float" office:value="0.70028175" calcext:value-type="float">
            <text:p>0.70028175</text:p>
          </table:table-cell>
          <table:table-cell office:value-type="float" office:value="0.458624655" calcext:value-type="float">
            <text:p>0.458624655</text:p>
          </table:table-cell>
          <table:table-cell office:value-type="float" office:value="30.14223029" calcext:value-type="float">
            <text:p>30.14223029</text:p>
          </table:table-cell>
          <table:table-cell office:value-type="float" office:value="6.9627863" calcext:value-type="float">
            <text:p>6.9627863</text:p>
          </table:table-cell>
          <table:table-cell office:value-type="float" office:value="93.0372137" calcext:value-type="float">
            <text:p>93.0372137</text:p>
          </table:table-cell>
          <table:table-cell office:value-type="float" office:value="51.88715979" calcext:value-type="float">
            <text:p>51.88715979</text:p>
          </table:table-cell>
          <table:table-cell table:style-name="ce4" office:value-type="string" calcext:value-type="string">
            <text:p>2.80E-01</text:p>
          </table:table-cell>
          <table:table-cell office:value-type="float" office:value="8.4436238" calcext:value-type="float">
            <text:p>8.4436238</text:p>
          </table:table-cell>
          <table:table-cell office:value-type="float" office:value="0.614132219" calcext:value-type="float">
            <text:p>0.6141322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41102" calcext:value-type="float">
            <text:p>-36.36341102</text:p>
          </table:table-cell>
          <table:table-cell office:value-type="float" office:value="148.48044" calcext:value-type="float">
            <text:p>148.48044</text:p>
          </table:table-cell>
          <table:table-cell office:value-type="float" office:value="1560" calcext:value-type="float">
            <text:p>1560</text:p>
          </table:table-cell>
          <table:table-cell office:value-type="float" office:value="1553.746338" calcext:value-type="float">
            <text:p>1553.746338</text:p>
          </table:table-cell>
          <table:table-cell office:value-type="string" calcext:value-type="string">
            <text:p>F5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1.051974" calcext:value-type="float">
            <text:p>1.051974</text:p>
          </table:table-cell>
          <table:table-cell office:value-type="float" office:value="0.040975115" calcext:value-type="float">
            <text:p>0.040975115</text:p>
          </table:table-cell>
          <table:table-cell office:value-type="float" office:value="18.02434366" calcext:value-type="float">
            <text:p>18.02434366</text:p>
          </table:table-cell>
          <table:table-cell office:value-type="float" office:value="7.248658889" calcext:value-type="float">
            <text:p>7.248658889</text:p>
          </table:table-cell>
          <table:table-cell office:value-type="float" office:value="0.091248234" calcext:value-type="float">
            <text:p>0.091248234</text:p>
          </table:table-cell>
          <table:table-cell office:value-type="float" office:value="1.250671841" calcext:value-type="float">
            <text:p>1.250671841</text:p>
          </table:table-cell>
          <table:table-cell office:value-type="float" office:value="0.574122807" calcext:value-type="float">
            <text:p>0.574122807</text:p>
          </table:table-cell>
          <table:table-cell office:value-type="float" office:value="324.4500398" calcext:value-type="float">
            <text:p>324.4500398</text:p>
          </table:table-cell>
          <table:table-cell office:value-type="float" office:value="15.092" calcext:value-type="float">
            <text:p>15.092</text:p>
          </table:table-cell>
          <table:table-cell office:value-type="float" office:value="2.838899421" calcext:value-type="float">
            <text:p>2.838899421</text:p>
          </table:table-cell>
          <table:table-cell office:value-type="float" office:value="15.4186549" calcext:value-type="float">
            <text:p>15.4186549</text:p>
          </table:table-cell>
          <table:table-cell office:value-type="float" office:value="13.3" calcext:value-type="float">
            <text:p>13.3</text:p>
          </table:table-cell>
          <table:table-cell office:value-type="float" office:value="6.4" calcext:value-type="float">
            <text:p>6.4</text:p>
          </table:table-cell>
          <table:table-cell office:value-type="float" office:value="12.53132832" calcext:value-type="float">
            <text:p>12.53132832</text:p>
          </table:table-cell>
          <table:table-cell office:value-type="float" office:value="0.7469672" calcext:value-type="float">
            <text:p>0.7469672</text:p>
          </table:table-cell>
          <table:table-cell office:value-type="float" office:value="0.420990572" calcext:value-type="float">
            <text:p>0.420990572</text:p>
          </table:table-cell>
          <table:table-cell office:value-type="float" office:value="34.05795927" calcext:value-type="float">
            <text:p>34.05795927</text:p>
          </table:table-cell>
          <table:table-cell office:value-type="float" office:value="6.3768423" calcext:value-type="float">
            <text:p>6.3768423</text:p>
          </table:table-cell>
          <table:table-cell office:value-type="float" office:value="93.6231577" calcext:value-type="float">
            <text:p>93.6231577</text:p>
          </table:table-cell>
          <table:table-cell office:value-type="float" office:value="46.96384431" calcext:value-type="float">
            <text:p>46.96384431</text:p>
          </table:table-cell>
          <table:table-cell table:style-name="ce4" office:value-type="string" calcext:value-type="string">
            <text:p>1.77E-01</text:p>
          </table:table-cell>
          <table:table-cell office:value-type="float" office:value="6.012668678" calcext:value-type="float">
            <text:p>6.012668678</text:p>
          </table:table-cell>
          <table:table-cell office:value-type="float" office:value="0.613227348" calcext:value-type="float">
            <text:p>0.6132273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45402" calcext:value-type="float">
            <text:p>-36.36345402</text:p>
          </table:table-cell>
          <table:table-cell office:value-type="float" office:value="148.480449" calcext:value-type="float">
            <text:p>148.480449</text:p>
          </table:table-cell>
          <table:table-cell office:value-type="float" office:value="1560" calcext:value-type="float">
            <text:p>1560</text:p>
          </table:table-cell>
          <table:table-cell office:value-type="float" office:value="1558.908569" calcext:value-type="float">
            <text:p>1558.908569</text:p>
          </table:table-cell>
          <table:table-cell office:value-type="string" calcext:value-type="string">
            <text:p>F6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1.015344464" calcext:value-type="float">
            <text:p>1.015344464</text:p>
          </table:table-cell>
          <table:table-cell office:value-type="float" office:value="0.048066141" calcext:value-type="float">
            <text:p>0.048066141</text:p>
          </table:table-cell>
          <table:table-cell office:value-type="float" office:value="14.20256416" calcext:value-type="float">
            <text:p>14.20256416</text:p>
          </table:table-cell>
          <table:table-cell office:value-type="float" office:value="8.256276268" calcext:value-type="float">
            <text:p>8.256276268</text:p>
          </table:table-cell>
          <table:table-cell office:value-type="float" office:value="0.06576335" calcext:value-type="float">
            <text:p>0.06576335</text:p>
          </table:table-cell>
          <table:table-cell office:value-type="float" office:value="1.064189678" calcext:value-type="float">
            <text:p>1.064189678</text:p>
          </table:table-cell>
          <table:table-cell office:value-type="float" office:value="0.739093375" calcext:value-type="float">
            <text:p>0.739093375</text:p>
          </table:table-cell>
          <table:table-cell office:value-type="float" office:value="305.6722947" calcext:value-type="float">
            <text:p>305.6722947</text:p>
          </table:table-cell>
          <table:table-cell office:value-type="float" office:value="18.084" calcext:value-type="float">
            <text:p>18.084</text:p>
          </table:table-cell>
          <table:table-cell office:value-type="float" office:value="3.461984314" calcext:value-type="float">
            <text:p>3.461984314</text:p>
          </table:table-cell>
          <table:table-cell office:value-type="float" office:value="15.5355153" calcext:value-type="float">
            <text:p>15.5355153</text:p>
          </table:table-cell>
          <table:table-cell office:value-type="float" office:value="10.7" calcext:value-type="float">
            <text:p>10.7</text:p>
          </table:table-cell>
          <table:table-cell office:value-type="float" office:value="6.6" calcext:value-type="float">
            <text:p>6.6</text:p>
          </table:table-cell>
          <table:table-cell office:value-type="float" office:value="19.9376947" calcext:value-type="float">
            <text:p>19.9376947</text:p>
          </table:table-cell>
          <table:table-cell office:value-type="float" office:value="0.75598598" calcext:value-type="float">
            <text:p>0.75598598</text:p>
          </table:table-cell>
          <table:table-cell office:value-type="float" office:value="0.392830408" calcext:value-type="float">
            <text:p>0.392830408</text:p>
          </table:table-cell>
          <table:table-cell office:value-type="float" office:value="43.73130658" calcext:value-type="float">
            <text:p>43.73130658</text:p>
          </table:table-cell>
          <table:table-cell office:value-type="float" office:value="7.4215422" calcext:value-type="float">
            <text:p>7.4215422</text:p>
          </table:table-cell>
          <table:table-cell office:value-type="float" office:value="92.5784578" calcext:value-type="float">
            <text:p>92.5784578</text:p>
          </table:table-cell>
          <table:table-cell office:value-type="float" office:value="45.02195242" calcext:value-type="float">
            <text:p>45.02195242</text:p>
          </table:table-cell>
          <table:table-cell table:style-name="ce4" office:value-type="string" calcext:value-type="string">
            <text:p>1.40E-01</text:p>
          </table:table-cell>
          <table:table-cell office:value-type="float" office:value="6.105237254" calcext:value-type="float">
            <text:p>6.105237254</text:p>
          </table:table-cell>
          <table:table-cell office:value-type="float" office:value="0.798342717" calcext:value-type="float">
            <text:p>0.7983427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49803" calcext:value-type="float">
            <text:p>-36.36349803</text:p>
          </table:table-cell>
          <table:table-cell office:value-type="float" office:value="148.480485" calcext:value-type="float">
            <text:p>148.480485</text:p>
          </table:table-cell>
          <table:table-cell office:value-type="float" office:value="1560" calcext:value-type="float">
            <text:p>1560</text:p>
          </table:table-cell>
          <table:table-cell office:value-type="float" office:value="1557.200195" calcext:value-type="float">
            <text:p>1557.200195</text:p>
          </table:table-cell>
          <table:table-cell office:value-type="string" calcext:value-type="string">
            <text:p>F7</text:p>
          </table:table-cell>
          <table:table-cell office:value-type="float" office:value="138.4060059" calcext:value-type="float">
            <text:p>138.4060059</text:p>
          </table:table-cell>
          <table:table-cell office:value-type="string" calcext:value-type="string">
            <text:p>SE</text:p>
          </table:table-cell>
          <table:table-cell office:value-type="float" office:value="0.922103144" calcext:value-type="float">
            <text:p>0.922103144</text:p>
          </table:table-cell>
          <table:table-cell office:value-type="float" office:value="0.038582493" calcext:value-type="float">
            <text:p>0.038582493</text:p>
          </table:table-cell>
          <table:table-cell office:value-type="float" office:value="6.014595612" calcext:value-type="float">
            <text:p>6.014595612</text:p>
          </table:table-cell>
          <table:table-cell office:value-type="float" office:value="16.49946105" calcext:value-type="float">
            <text:p>16.49946105</text:p>
          </table:table-cell>
          <table:table-cell office:value-type="float" office:value="0.103581397" calcext:value-type="float">
            <text:p>0.103581397</text:p>
          </table:table-cell>
          <table:table-cell office:value-type="float" office:value="1.065421961" calcext:value-type="float">
            <text:p>1.065421961</text:p>
          </table:table-cell>
          <table:table-cell office:value-type="float" office:value="0.568003506" calcext:value-type="float">
            <text:p>0.568003506</text:p>
          </table:table-cell>
          <table:table-cell office:value-type="float" office:value="312.5299178" calcext:value-type="float">
            <text:p>312.5299178</text:p>
          </table:table-cell>
          <table:table-cell office:value-type="float" office:value="15.459" calcext:value-type="float">
            <text:p>15.459</text:p>
          </table:table-cell>
          <table:table-cell office:value-type="float" office:value="3.705256426" calcext:value-type="float">
            <text:p>3.705256426</text:p>
          </table:table-cell>
          <table:table-cell office:value-type="float" office:value="14.0621269" calcext:value-type="float">
            <text:p>14.0621269</text:p>
          </table:table-cell>
          <table:table-cell office:value-type="float" office:value="10.8" calcext:value-type="float">
            <text:p>10.8</text:p>
          </table:table-cell>
          <table:table-cell office:value-type="float" office:value="4.6" calcext:value-type="float">
            <text:p>4.6</text:p>
          </table:table-cell>
          <table:table-cell office:value-type="float" office:value="21.60493828" calcext:value-type="float">
            <text:p>21.60493828</text:p>
          </table:table-cell>
          <table:table-cell office:value-type="float" office:value="0.7469672" calcext:value-type="float">
            <text:p>0.7469672</text:p>
          </table:table-cell>
          <table:table-cell office:value-type="float" office:value="0.416040726" calcext:value-type="float">
            <text:p>0.416040726</text:p>
          </table:table-cell>
          <table:table-cell office:value-type="float" office:value="27.81114294" calcext:value-type="float">
            <text:p>27.81114294</text:p>
          </table:table-cell>
          <table:table-cell office:value-type="float" office:value="6.7719141" calcext:value-type="float">
            <text:p>6.7719141</text:p>
          </table:table-cell>
          <table:table-cell office:value-type="float" office:value="93.2280859" calcext:value-type="float">
            <text:p>93.2280859</text:p>
          </table:table-cell>
          <table:table-cell office:value-type="float" office:value="54.03515736" calcext:value-type="float">
            <text:p>54.03515736</text:p>
          </table:table-cell>
          <table:table-cell table:style-name="ce4" office:value-type="string" calcext:value-type="string">
            <text:p>2.83E-01</text:p>
          </table:table-cell>
          <table:table-cell office:value-type="float" office:value="7.869691448" calcext:value-type="float">
            <text:p>7.869691448</text:p>
          </table:table-cell>
          <table:table-cell office:value-type="float" office:value="0.60926222" calcext:value-type="float">
            <text:p>0.609262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45302" calcext:value-type="float">
            <text:p>-36.36345302</text:p>
          </table:table-cell>
          <table:table-cell office:value-type="float" office:value="148.480375" calcext:value-type="float">
            <text:p>148.480375</text:p>
          </table:table-cell>
          <table:table-cell office:value-type="float" office:value="1560" calcext:value-type="float">
            <text:p>1560</text:p>
          </table:table-cell>
          <table:table-cell office:value-type="float" office:value="1554.138184" calcext:value-type="float">
            <text:p>1554.138184</text:p>
          </table:table-cell>
          <table:table-cell office:value-type="string" calcext:value-type="string">
            <text:p>F8</text:p>
          </table:table-cell>
          <table:table-cell office:value-type="float" office:value="128.4179993" calcext:value-type="float">
            <text:p>128.4179993</text:p>
          </table:table-cell>
          <table:table-cell office:value-type="string" calcext:value-type="string">
            <text:p>SE</text:p>
          </table:table-cell>
          <table:table-cell office:value-type="float" office:value="1.050334755" calcext:value-type="float">
            <text:p>1.050334755</text:p>
          </table:table-cell>
          <table:table-cell office:value-type="float" office:value="0.035817245" calcext:value-type="float">
            <text:p>0.035817245</text:p>
          </table:table-cell>
          <table:table-cell office:value-type="float" office:value="8.66868039" calcext:value-type="float">
            <text:p>8.66868039</text:p>
          </table:table-cell>
          <table:table-cell office:value-type="float" office:value="14.95943545" calcext:value-type="float">
            <text:p>14.95943545</text:p>
          </table:table-cell>
          <table:table-cell office:value-type="float" office:value="0.088516846" calcext:value-type="float">
            <text:p>0.088516846</text:p>
          </table:table-cell>
          <table:table-cell office:value-type="float" office:value="1.091644981" calcext:value-type="float">
            <text:p>1.091644981</text:p>
          </table:table-cell>
          <table:table-cell office:value-type="float" office:value="0.591364223" calcext:value-type="float">
            <text:p>0.591364223</text:p>
          </table:table-cell>
          <table:table-cell office:value-type="float" office:value="323.9369258" calcext:value-type="float">
            <text:p>323.9369258</text:p>
          </table:table-cell>
          <table:table-cell office:value-type="float" office:value="21.118" calcext:value-type="float">
            <text:p>21.118</text:p>
          </table:table-cell>
          <table:table-cell office:value-type="float" office:value="4.525374032" calcext:value-type="float">
            <text:p>4.525374032</text:p>
          </table:table-cell>
          <table:table-cell office:value-type="float" office:value="15.6314522" calcext:value-type="float">
            <text:p>15.6314522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20.2614379" calcext:value-type="float">
            <text:p>20.2614379</text:p>
          </table:table-cell>
          <table:table-cell office:value-type="float" office:value="0.763943727" calcext:value-type="float">
            <text:p>0.763943727</text:p>
          </table:table-cell>
          <table:table-cell office:value-type="float" office:value="0.42394092" calcext:value-type="float">
            <text:p>0.42394092</text:p>
          </table:table-cell>
          <table:table-cell office:value-type="float" office:value="26.61740388" calcext:value-type="float">
            <text:p>26.61740388</text:p>
          </table:table-cell>
          <table:table-cell office:value-type="float" office:value="5.7231397" calcext:value-type="float">
            <text:p>5.7231397</text:p>
          </table:table-cell>
          <table:table-cell office:value-type="float" office:value="94.2768603" calcext:value-type="float">
            <text:p>94.2768603</text:p>
          </table:table-cell>
          <table:table-cell office:value-type="float" office:value="50.47638421" calcext:value-type="float">
            <text:p>50.47638421</text:p>
          </table:table-cell>
          <table:table-cell table:style-name="ce4" office:value-type="string" calcext:value-type="string">
            <text:p>2.30E-01</text:p>
          </table:table-cell>
          <table:table-cell office:value-type="float" office:value="6.12541692" calcext:value-type="float">
            <text:p>6.12541692</text:p>
          </table:table-cell>
          <table:table-cell office:value-type="float" office:value="0.627263383" calcext:value-type="float">
            <text:p>0.6272633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56701" calcext:value-type="float">
            <text:p>-36.36356701</text:p>
          </table:table-cell>
          <table:table-cell office:value-type="float" office:value="148.480392" calcext:value-type="float">
            <text:p>148.480392</text:p>
          </table:table-cell>
          <table:table-cell office:value-type="float" office:value="1560" calcext:value-type="float">
            <text:p>1560</text:p>
          </table:table-cell>
          <table:table-cell office:value-type="float" office:value="1554.691528" calcext:value-type="float">
            <text:p>1554.691528</text:p>
          </table:table-cell>
          <table:table-cell office:value-type="string" calcext:value-type="string">
            <text:p>F9</text:p>
          </table:table-cell>
          <table:table-cell office:value-type="float" office:value="128.4179993" calcext:value-type="float">
            <text:p>128.4179993</text:p>
          </table:table-cell>
          <table:table-cell office:value-type="string" calcext:value-type="string">
            <text:p>SE</text:p>
          </table:table-cell>
          <table:table-cell office:value-type="float" office:value="1.268109796" calcext:value-type="float">
            <text:p>1.268109796</text:p>
          </table:table-cell>
          <table:table-cell office:value-type="float" office:value="0.053395965" calcext:value-type="float">
            <text:p>0.053395965</text:p>
          </table:table-cell>
          <table:table-cell office:value-type="float" office:value="10.11084778" calcext:value-type="float">
            <text:p>10.11084778</text:p>
          </table:table-cell>
          <table:table-cell office:value-type="float" office:value="13.14005724" calcext:value-type="float">
            <text:p>13.14005724</text:p>
          </table:table-cell>
          <table:table-cell office:value-type="float" office:value="0.084171761" calcext:value-type="float">
            <text:p>0.084171761</text:p>
          </table:table-cell>
          <table:table-cell office:value-type="float" office:value="1.290955256" calcext:value-type="float">
            <text:p>1.290955256</text:p>
          </table:table-cell>
          <table:table-cell office:value-type="float" office:value="0.564632731" calcext:value-type="float">
            <text:p>0.564632731</text:p>
          </table:table-cell>
          <table:table-cell office:value-type="float" office:value="322.2638871" calcext:value-type="float">
            <text:p>322.2638871</text:p>
          </table:table-cell>
          <table:table-cell office:value-type="float" office:value="15.734" calcext:value-type="float">
            <text:p>15.734</text:p>
          </table:table-cell>
          <table:table-cell office:value-type="float" office:value="4.346370225" calcext:value-type="float">
            <text:p>4.346370225</text:p>
          </table:table-cell>
          <table:table-cell office:value-type="float" office:value="14.4827995" calcext:value-type="float">
            <text:p>14.4827995</text:p>
          </table:table-cell>
          <table:table-cell office:value-type="float" office:value="12.6" calcext:value-type="float">
            <text:p>12.6</text:p>
          </table:table-cell>
          <table:table-cell office:value-type="float" office:value="5.1" calcext:value-type="float">
            <text:p>5.1</text:p>
          </table:table-cell>
          <table:table-cell office:value-type="float" office:value="14.81481481" calcext:value-type="float">
            <text:p>14.81481481</text:p>
          </table:table-cell>
          <table:table-cell office:value-type="float" office:value="0.630253575" calcext:value-type="float">
            <text:p>0.630253575</text:p>
          </table:table-cell>
          <table:table-cell office:value-type="float" office:value="0.41264589" calcext:value-type="float">
            <text:p>0.41264589</text:p>
          </table:table-cell>
          <table:table-cell office:value-type="float" office:value="39.17728368" calcext:value-type="float">
            <text:p>39.17728368</text:p>
          </table:table-cell>
          <table:table-cell office:value-type="float" office:value="6.2958059" calcext:value-type="float">
            <text:p>6.2958059</text:p>
          </table:table-cell>
          <table:table-cell office:value-type="float" office:value="93.7041941" calcext:value-type="float">
            <text:p>93.7041941</text:p>
          </table:table-cell>
          <table:table-cell office:value-type="float" office:value="43.68334295" calcext:value-type="float">
            <text:p>43.68334295</text:p>
          </table:table-cell>
          <table:table-cell table:style-name="ce4" office:value-type="string" calcext:value-type="string">
            <text:p>1.28E-01</text:p>
          </table:table-cell>
          <table:table-cell office:value-type="float" office:value="4.999787647" calcext:value-type="float">
            <text:p>4.999787647</text:p>
          </table:table-cell>
          <table:table-cell office:value-type="float" office:value="0.602569326" calcext:value-type="float">
            <text:p>0.6025693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</text:p>
          </table:table-cell>
          <table:table-cell office:value-type="string" calcext:value-type="string">
            <text:p>Transition</text:p>
          </table:table-cell>
          <table:table-cell office:value-type="float" office:value="-36.36355997" calcext:value-type="float">
            <text:p>-36.36355997</text:p>
          </table:table-cell>
          <table:table-cell office:value-type="float" office:value="148.480413" calcext:value-type="float">
            <text:p>148.480413</text:p>
          </table:table-cell>
          <table:table-cell office:value-type="float" office:value="1560" calcext:value-type="float">
            <text:p>1560</text:p>
          </table:table-cell>
          <table:table-cell office:value-type="float" office:value="1554.629028" calcext:value-type="float">
            <text:p>1554.629028</text:p>
          </table:table-cell>
          <table:table-cell office:value-type="string" calcext:value-type="string">
            <text:p>F10</text:p>
          </table:table-cell>
          <table:table-cell office:value-type="float" office:value="128.4179993" calcext:value-type="float">
            <text:p>128.4179993</text:p>
          </table:table-cell>
          <table:table-cell office:value-type="string" calcext:value-type="string">
            <text:p>SE</text:p>
          </table:table-cell>
          <table:table-cell office:value-type="float" office:value="1.221100783" calcext:value-type="float">
            <text:p>1.221100783</text:p>
          </table:table-cell>
          <table:table-cell office:value-type="float" office:value="0.070049513" calcext:value-type="float">
            <text:p>0.070049513</text:p>
          </table:table-cell>
          <table:table-cell office:value-type="float" office:value="5.539216929" calcext:value-type="float">
            <text:p>5.539216929</text:p>
          </table:table-cell>
          <table:table-cell office:value-type="float" office:value="19.77576481" calcext:value-type="float">
            <text:p>19.77576481</text:p>
          </table:table-cell>
          <table:table-cell office:value-type="float" office:value="0.09071528" calcext:value-type="float">
            <text:p>0.09071528</text:p>
          </table:table-cell>
          <table:table-cell office:value-type="float" office:value="1.250338971" calcext:value-type="float">
            <text:p>1.250338971</text:p>
          </table:table-cell>
          <table:table-cell office:value-type="float" office:value="0.586216561" calcext:value-type="float">
            <text:p>0.586216561</text:p>
          </table:table-cell>
          <table:table-cell office:value-type="float" office:value="339.0349157" calcext:value-type="float">
            <text:p>339.0349157</text:p>
          </table:table-cell>
          <table:table-cell office:value-type="float" office:value="12.745" calcext:value-type="float">
            <text:p>12.745</text:p>
          </table:table-cell>
          <table:table-cell office:value-type="float" office:value="3.024346223" calcext:value-type="float">
            <text:p>3.024346223</text:p>
          </table:table-cell>
          <table:table-cell office:value-type="float" office:value="17.034251" calcext:value-type="float">
            <text:p>17.034251</text:p>
          </table:table-cell>
          <table:table-cell office:value-type="float" office:value="9.7" calcext:value-type="float">
            <text:p>9.7</text:p>
          </table:table-cell>
          <table:table-cell office:value-type="float" office:value="5.2" calcext:value-type="float">
            <text:p>5.2</text:p>
          </table:table-cell>
          <table:table-cell office:value-type="float" office:value="18.55670103" calcext:value-type="float">
            <text:p>18.55670103</text:p>
          </table:table-cell>
          <table:table-cell office:value-type="float" office:value="0.730123301" calcext:value-type="float">
            <text:p>0.730123301</text:p>
          </table:table-cell>
          <table:table-cell office:value-type="float" office:value="0.396722809" calcext:value-type="float">
            <text:p>0.396722809</text:p>
          </table:table-cell>
          <table:table-cell office:value-type="float" office:value="41.97863981" calcext:value-type="float">
            <text:p>41.97863981</text:p>
          </table:table-cell>
          <table:table-cell office:value-type="float" office:value="7.1506803" calcext:value-type="float">
            <text:p>7.1506803</text:p>
          </table:table-cell>
          <table:table-cell office:value-type="float" office:value="92.8493197" calcext:value-type="float">
            <text:p>92.8493197</text:p>
          </table:table-cell>
          <table:table-cell office:value-type="float" office:value="45.0420953" calcext:value-type="float">
            <text:p>45.0420953</text:p>
          </table:table-cell>
          <table:table-cell table:style-name="ce4" office:value-type="string" calcext:value-type="string">
            <text:p>1.42E-01</text:p>
          </table:table-cell>
          <table:table-cell office:value-type="float" office:value="5.957366096" calcext:value-type="float">
            <text:p>5.957366096</text:p>
          </table:table-cell>
          <table:table-cell office:value-type="float" office:value="0.631363335" calcext:value-type="float">
            <text:p>0.6313633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.7333298" calcext:value-type="float">
            <text:p>6.7333298</text:p>
          </table:table-cell>
          <table:table-cell office:value-type="float" office:value="8.3500004" calcext:value-type="float">
            <text:p>8.3500004</text:p>
          </table:table-cell>
          <table:table-cell office:value-type="float" office:value="38.1278992" calcext:value-type="float">
            <text:p>38.1278992</text:p>
          </table:table-cell>
          <table:table-cell office:value-type="float" office:value="493.2009888" calcext:value-type="float">
            <text:p>493.2009888</text:p>
          </table:table-cell>
          <table:table-cell office:value-type="float" office:value="17" calcext:value-type="float">
            <text:p>17</text:p>
          </table:table-cell>
          <table:table-cell office:value-type="float" office:value="-4.9000001" calcext:value-type="float">
            <text:p>-4.9000001</text:p>
          </table:table-cell>
          <table:table-cell office:value-type="float" office:value="21.8999996" calcext:value-type="float">
            <text:p>21.89999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0.65" calcext:value-type="float">
            <text:p>0.65</text:p>
          </table:table-cell>
          <table:table-cell office:value-type="float" office:value="1548" calcext:value-type="float">
            <text:p>1548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9.0128002" calcext:value-type="float">
            <text:p>19.0128002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29297" calcext:value-type="float">
            <text:p>-36.35129297</text:p>
          </table:table-cell>
          <table:table-cell office:value-type="float" office:value="148.519629" calcext:value-type="float">
            <text:p>148.519629</text:p>
          </table:table-cell>
          <table:table-cell office:value-type="float" office:value="1480" calcext:value-type="float">
            <text:p>1480</text:p>
          </table:table-cell>
          <table:table-cell office:value-type="float" office:value="1482.007324" calcext:value-type="float">
            <text:p>1482.007324</text:p>
          </table:table-cell>
          <table:table-cell office:value-type="string" calcext:value-type="string">
            <text:p>G1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202871356" calcext:value-type="float">
            <text:p>1.202871356</text:p>
          </table:table-cell>
          <table:table-cell office:value-type="float" office:value="0.063544878" calcext:value-type="float">
            <text:p>0.063544878</text:p>
          </table:table-cell>
          <table:table-cell office:value-type="float" office:value="6.913850044" calcext:value-type="float">
            <text:p>6.913850044</text:p>
          </table:table-cell>
          <table:table-cell office:value-type="float" office:value="4.946667341" calcext:value-type="float">
            <text:p>4.946667341</text:p>
          </table:table-cell>
          <table:table-cell office:value-type="float" office:value="0.06780461" calcext:value-type="float">
            <text:p>0.06780461</text:p>
          </table:table-cell>
          <table:table-cell office:value-type="float" office:value="1.11580243" calcext:value-type="float">
            <text:p>1.11580243</text:p>
          </table:table-cell>
          <table:table-cell office:value-type="float" office:value="0.63445791" calcext:value-type="float">
            <text:p>0.63445791</text:p>
          </table:table-cell>
          <table:table-cell office:value-type="float" office:value="308.3267549" calcext:value-type="float">
            <text:p>308.3267549</text:p>
          </table:table-cell>
          <table:table-cell office:value-type="float" office:value="31.669" calcext:value-type="float">
            <text:p>31.669</text:p>
          </table:table-cell>
          <table:table-cell office:value-type="float" office:value="2.992831237" calcext:value-type="float">
            <text:p>2.992831237</text:p>
          </table:table-cell>
          <table:table-cell office:value-type="float" office:value="17.1499108" calcext:value-type="float">
            <text:p>17.1499108</text:p>
          </table:table-cell>
          <table:table-cell office:value-type="float" office:value="26" calcext:value-type="float">
            <text:p>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4358974" calcext:value-type="float">
            <text:p>19.74358974</text:p>
          </table:table-cell>
          <table:table-cell office:value-type="float" office:value="0.71221837" calcext:value-type="float">
            <text:p>0.71221837</text:p>
          </table:table-cell>
          <table:table-cell office:value-type="float" office:value="0.575510204" calcext:value-type="float">
            <text:p>0.575510204</text:p>
          </table:table-cell>
          <table:table-cell office:value-type="float" office:value="36.90270075" calcext:value-type="float">
            <text:p>36.90270075</text:p>
          </table:table-cell>
          <table:table-cell office:value-type="float" office:value="7.6285665" calcext:value-type="float">
            <text:p>7.6285665</text:p>
          </table:table-cell>
          <table:table-cell office:value-type="float" office:value="92.3714335" calcext:value-type="float">
            <text:p>92.3714335</text:p>
          </table:table-cell>
          <table:table-cell office:value-type="float" office:value="49.62197777" calcext:value-type="float">
            <text:p>49.62197777</text:p>
          </table:table-cell>
          <table:table-cell table:style-name="ce4" office:value-type="string" calcext:value-type="string">
            <text:p>2.05E-01</text:p>
          </table:table-cell>
          <table:table-cell office:value-type="float" office:value="7.558038708" calcext:value-type="float">
            <text:p>7.558038708</text:p>
          </table:table-cell>
          <table:table-cell office:value-type="float" office:value="0.686855109" calcext:value-type="float">
            <text:p>0.686855109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44502" calcext:value-type="float">
            <text:p>-36.35144502</text:p>
          </table:table-cell>
          <table:table-cell office:value-type="float" office:value="148.519516" calcext:value-type="float">
            <text:p>148.519516</text:p>
          </table:table-cell>
          <table:table-cell office:value-type="float" office:value="1480" calcext:value-type="float">
            <text:p>1480</text:p>
          </table:table-cell>
          <table:table-cell office:value-type="float" office:value="1479.342407" calcext:value-type="float">
            <text:p>1479.342407</text:p>
          </table:table-cell>
          <table:table-cell office:value-type="string" calcext:value-type="string">
            <text:p>G2</text:p>
          </table:table-cell>
          <table:table-cell office:value-type="float" office:value="3.46823" calcext:value-type="float">
            <text:p>3.46823</text:p>
          </table:table-cell>
          <table:table-cell office:value-type="string" calcext:value-type="string">
            <text:p>N</text:p>
          </table:table-cell>
          <table:table-cell office:value-type="float" office:value="1.220077507" calcext:value-type="float">
            <text:p>1.220077507</text:p>
          </table:table-cell>
          <table:table-cell office:value-type="float" office:value="0.058016032" calcext:value-type="float">
            <text:p>0.058016032</text:p>
          </table:table-cell>
          <table:table-cell office:value-type="float" office:value="2.338815393" calcext:value-type="float">
            <text:p>2.338815393</text:p>
          </table:table-cell>
          <table:table-cell office:value-type="float" office:value="18.11829459" calcext:value-type="float">
            <text:p>18.11829459</text:p>
          </table:table-cell>
          <table:table-cell office:value-type="float" office:value="0.082595966" calcext:value-type="float">
            <text:p>0.082595966</text:p>
          </table:table-cell>
          <table:table-cell office:value-type="float" office:value="1.189015744" calcext:value-type="float">
            <text:p>1.189015744</text:p>
          </table:table-cell>
          <table:table-cell office:value-type="float" office:value="0.589096916" calcext:value-type="float">
            <text:p>0.589096916</text:p>
          </table:table-cell>
          <table:table-cell office:value-type="float" office:value="387.2960666" calcext:value-type="float">
            <text:p>387.2960666</text:p>
          </table:table-cell>
          <table:table-cell office:value-type="float" office:value="43.703" calcext:value-type="float">
            <text:p>43.703</text:p>
          </table:table-cell>
          <table:table-cell office:value-type="float" office:value="2.640680713" calcext:value-type="float">
            <text:p>2.640680713</text:p>
          </table:table-cell>
          <table:table-cell office:value-type="float" office:value="13.5640661" calcext:value-type="float">
            <text:p>13.5640661</text:p>
          </table:table-cell>
          <table:table-cell office:value-type="float" office:value="11.1" calcext:value-type="float">
            <text:p>11.1</text:p>
          </table:table-cell>
          <table:table-cell office:value-type="float" office:value="9" calcext:value-type="float">
            <text:p>9</text:p>
          </table:table-cell>
          <table:table-cell office:value-type="float" office:value="36.03603604" calcext:value-type="float">
            <text:p>36.03603604</text:p>
          </table:table-cell>
          <table:table-cell office:value-type="float" office:value="0.674816959" calcext:value-type="float">
            <text:p>0.674816959</text:p>
          </table:table-cell>
          <table:table-cell office:value-type="float" office:value="0.39862543" calcext:value-type="float">
            <text:p>0.39862543</text:p>
          </table:table-cell>
          <table:table-cell office:value-type="float" office:value="26.2285202" calcext:value-type="float">
            <text:p>26.2285202</text:p>
          </table:table-cell>
          <table:table-cell office:value-type="float" office:value="4.9538366" calcext:value-type="float">
            <text:p>4.9538366</text:p>
          </table:table-cell>
          <table:table-cell office:value-type="float" office:value="95.0461634" calcext:value-type="float">
            <text:p>95.0461634</text:p>
          </table:table-cell>
          <table:table-cell office:value-type="float" office:value="46.9864773" calcext:value-type="float">
            <text:p>46.9864773</text:p>
          </table:table-cell>
          <table:table-cell table:style-name="ce4" office:value-type="string" calcext:value-type="string">
            <text:p>1.81E-01</text:p>
          </table:table-cell>
          <table:table-cell office:value-type="float" office:value="4.737573445" calcext:value-type="float">
            <text:p>4.737573445</text:p>
          </table:table-cell>
          <table:table-cell office:value-type="float" office:value="0.619800837" calcext:value-type="float">
            <text:p>0.619800837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27604" calcext:value-type="float">
            <text:p>-36.35127604</text:p>
          </table:table-cell>
          <table:table-cell office:value-type="float" office:value="148.519812" calcext:value-type="float">
            <text:p>148.519812</text:p>
          </table:table-cell>
          <table:table-cell office:value-type="float" office:value="1480" calcext:value-type="float">
            <text:p>1480</text:p>
          </table:table-cell>
          <table:table-cell office:value-type="float" office:value="1483.214111" calcext:value-type="float">
            <text:p>1483.214111</text:p>
          </table:table-cell>
          <table:table-cell office:value-type="string" calcext:value-type="string">
            <text:p>G3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307914074" calcext:value-type="float">
            <text:p>1.307914074</text:p>
          </table:table-cell>
          <table:table-cell office:value-type="float" office:value="0.066072122" calcext:value-type="float">
            <text:p>0.066072122</text:p>
          </table:table-cell>
          <table:table-cell office:value-type="float" office:value="5.468144225" calcext:value-type="float">
            <text:p>5.468144225</text:p>
          </table:table-cell>
          <table:table-cell office:value-type="float" office:value="28.48738988" calcext:value-type="float">
            <text:p>28.48738988</text:p>
          </table:table-cell>
          <table:table-cell office:value-type="float" office:value="0.052409692" calcext:value-type="float">
            <text:p>0.052409692</text:p>
          </table:table-cell>
          <table:table-cell office:value-type="float" office:value="1.059498108" calcext:value-type="float">
            <text:p>1.059498108</text:p>
          </table:table-cell>
          <table:table-cell office:value-type="float" office:value="0.631178904" calcext:value-type="float">
            <text:p>0.631178904</text:p>
          </table:table-cell>
          <table:table-cell office:value-type="float" office:value="322.2625171" calcext:value-type="float">
            <text:p>322.2625171</text:p>
          </table:table-cell>
          <table:table-cell office:value-type="float" office:value="27.023" calcext:value-type="float">
            <text:p>27.023</text:p>
          </table:table-cell>
          <table:table-cell office:value-type="float" office:value="2.439768026" calcext:value-type="float">
            <text:p>2.439768026</text:p>
          </table:table-cell>
          <table:table-cell office:value-type="float" office:value="20.3807515" calcext:value-type="float">
            <text:p>20.3807515</text:p>
          </table:table-cell>
          <table:table-cell office:value-type="float" office:value="22.4" calcext:value-type="float">
            <text:p>22.4</text:p>
          </table:table-cell>
          <table:table-cell office:value-type="float" office:value="6.9" calcext:value-type="float">
            <text:p>6.9</text:p>
          </table:table-cell>
          <table:table-cell office:value-type="float" office:value="24.10714286" calcext:value-type="float">
            <text:p>24.10714286</text:p>
          </table:table-cell>
          <table:table-cell office:value-type="float" office:value="0.787286452" calcext:value-type="float">
            <text:p>0.787286452</text:p>
          </table:table-cell>
          <table:table-cell office:value-type="float" office:value="0.476448998" calcext:value-type="float">
            <text:p>0.476448998</text:p>
          </table:table-cell>
          <table:table-cell office:value-type="float" office:value="25.18777756" calcext:value-type="float">
            <text:p>25.18777756</text:p>
          </table:table-cell>
          <table:table-cell office:value-type="float" office:value="7.5878043" calcext:value-type="float">
            <text:p>7.5878043</text:p>
          </table:table-cell>
          <table:table-cell office:value-type="float" office:value="92.4121957" calcext:value-type="float">
            <text:p>92.4121957</text:p>
          </table:table-cell>
          <table:table-cell office:value-type="float" office:value="60.06034359" calcext:value-type="float">
            <text:p>60.06034359</text:p>
          </table:table-cell>
          <table:table-cell table:style-name="ce4" office:value-type="string" calcext:value-type="string">
            <text:p>4.37E-01</text:p>
          </table:table-cell>
          <table:table-cell office:value-type="float" office:value="10.99450746" calcext:value-type="float">
            <text:p>10.99450746</text:p>
          </table:table-cell>
          <table:table-cell office:value-type="float" office:value="0.683003904" calcext:value-type="float">
            <text:p>0.683003904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24503" calcext:value-type="float">
            <text:p>-36.35124503</text:p>
          </table:table-cell>
          <table:table-cell office:value-type="float" office:value="148.519857" calcext:value-type="float">
            <text:p>148.519857</text:p>
          </table:table-cell>
          <table:table-cell office:value-type="float" office:value="1480" calcext:value-type="float">
            <text:p>1480</text:p>
          </table:table-cell>
          <table:table-cell office:value-type="float" office:value="1476.978271" calcext:value-type="float">
            <text:p>1476.978271</text:p>
          </table:table-cell>
          <table:table-cell office:value-type="string" calcext:value-type="string">
            <text:p>G4</text:p>
          </table:table-cell>
          <table:table-cell office:value-type="float" office:value="355.6960144" calcext:value-type="float">
            <text:p>355.6960144</text:p>
          </table:table-cell>
          <table:table-cell office:value-type="string" calcext:value-type="string">
            <text:p>N</text:p>
          </table:table-cell>
          <table:table-cell office:value-type="float" office:value="1.440286402" calcext:value-type="float">
            <text:p>1.440286402</text:p>
          </table:table-cell>
          <table:table-cell office:value-type="float" office:value="0.082352602" calcext:value-type="float">
            <text:p>0.082352602</text:p>
          </table:table-cell>
          <table:table-cell office:value-type="float" office:value="8.989188071" calcext:value-type="float">
            <text:p>8.989188071</text:p>
          </table:table-cell>
          <table:table-cell office:value-type="float" office:value="6.423047964" calcext:value-type="float">
            <text:p>6.423047964</text:p>
          </table:table-cell>
          <table:table-cell office:value-type="float" office:value="0.066731662" calcext:value-type="float">
            <text:p>0.066731662</text:p>
          </table:table-cell>
          <table:table-cell office:value-type="float" office:value="1.226193222" calcext:value-type="float">
            <text:p>1.226193222</text:p>
          </table:table-cell>
          <table:table-cell office:value-type="float" office:value="0.5967723" calcext:value-type="float">
            <text:p>0.5967723</text:p>
          </table:table-cell>
          <table:table-cell office:value-type="float" office:value="313.5553756" calcext:value-type="float">
            <text:p>313.5553756</text:p>
          </table:table-cell>
          <table:table-cell office:value-type="float" office:value="29.634" calcext:value-type="float">
            <text:p>29.634</text:p>
          </table:table-cell>
          <table:table-cell office:value-type="float" office:value="2.243912364" calcext:value-type="float">
            <text:p>2.243912364</text:p>
          </table:table-cell>
          <table:table-cell office:value-type="float" office:value="15.0255569" calcext:value-type="float">
            <text:p>15.0255569</text:p>
          </table:table-cell>
          <table:table-cell office:value-type="float" office:value="18.5" calcext:value-type="float">
            <text:p>18.5</text:p>
          </table:table-cell>
          <table:table-cell office:value-type="float" office:value="7.5" calcext:value-type="float">
            <text:p>7.5</text:p>
          </table:table-cell>
          <table:table-cell office:value-type="float" office:value="21.26126126" calcext:value-type="float">
            <text:p>21.26126126</text:p>
          </table:table-cell>
          <table:table-cell office:value-type="float" office:value="0.70028175" calcext:value-type="float">
            <text:p>0.70028175</text:p>
          </table:table-cell>
          <table:table-cell office:value-type="float" office:value="0.379364851" calcext:value-type="float">
            <text:p>0.379364851</text:p>
          </table:table-cell>
          <table:table-cell office:value-type="float" office:value="42.10608575" calcext:value-type="float">
            <text:p>42.10608575</text:p>
          </table:table-cell>
          <table:table-cell office:value-type="float" office:value="7.8940138" calcext:value-type="float">
            <text:p>7.8940138</text:p>
          </table:table-cell>
          <table:table-cell office:value-type="float" office:value="92.1059862" calcext:value-type="float">
            <text:p>92.1059862</text:p>
          </table:table-cell>
          <table:table-cell office:value-type="float" office:value="46.72238385" calcext:value-type="float">
            <text:p>46.72238385</text:p>
          </table:table-cell>
          <table:table-cell table:style-name="ce4" office:value-type="string" calcext:value-type="string">
            <text:p>1.83E-01</text:p>
          </table:table-cell>
          <table:table-cell office:value-type="float" office:value="7.693185225" calcext:value-type="float">
            <text:p>7.693185225</text:p>
          </table:table-cell>
          <table:table-cell office:value-type="float" office:value="0.647919125" calcext:value-type="float">
            <text:p>0.647919125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27797" calcext:value-type="float">
            <text:p>-36.35127797</text:p>
          </table:table-cell>
          <table:table-cell office:value-type="float" office:value="148.519985" calcext:value-type="float">
            <text:p>148.519985</text:p>
          </table:table-cell>
          <table:table-cell office:value-type="float" office:value="1480" calcext:value-type="float">
            <text:p>1480</text:p>
          </table:table-cell>
          <table:table-cell office:value-type="float" office:value="1478.559204" calcext:value-type="float">
            <text:p>1478.559204</text:p>
          </table:table-cell>
          <table:table-cell office:value-type="string" calcext:value-type="string">
            <text:p>G5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198965129" calcext:value-type="float">
            <text:p>1.198965129</text:p>
          </table:table-cell>
          <table:table-cell office:value-type="float" office:value="0.05797224" calcext:value-type="float">
            <text:p>0.05797224</text:p>
          </table:table-cell>
          <table:table-cell office:value-type="float" office:value="16.6716187" calcext:value-type="float">
            <text:p>16.6716187</text:p>
          </table:table-cell>
          <table:table-cell office:value-type="float" office:value="25.63977393" calcext:value-type="float">
            <text:p>25.63977393</text:p>
          </table:table-cell>
          <table:table-cell office:value-type="float" office:value="0.070734806" calcext:value-type="float">
            <text:p>0.070734806</text:p>
          </table:table-cell>
          <table:table-cell office:value-type="float" office:value="1.050405606" calcext:value-type="float">
            <text:p>1.050405606</text:p>
          </table:table-cell>
          <table:table-cell office:value-type="float" office:value="0.577714286" calcext:value-type="float">
            <text:p>0.577714286</text:p>
          </table:table-cell>
          <table:table-cell office:value-type="float" office:value="292.5445452" calcext:value-type="float">
            <text:p>292.5445452</text:p>
          </table:table-cell>
          <table:table-cell office:value-type="float" office:value="19.194" calcext:value-type="float">
            <text:p>19.194</text:p>
          </table:table-cell>
          <table:table-cell office:value-type="float" office:value="2.672974794" calcext:value-type="float">
            <text:p>2.672974794</text:p>
          </table:table-cell>
          <table:table-cell office:value-type="float" office:value="17.7461835" calcext:value-type="float">
            <text:p>17.7461835</text:p>
          </table:table-cell>
          <table:table-cell office:value-type="float" office:value="24" calcext:value-type="float">
            <text:p>24</text:p>
          </table:table-cell>
          <table:table-cell office:value-type="float" office:value="9.35" calcext:value-type="float">
            <text:p>9.35</text:p>
          </table:table-cell>
          <table:table-cell office:value-type="float" office:value="14.44444444" calcext:value-type="float">
            <text:p>14.44444444</text:p>
          </table:table-cell>
          <table:table-cell office:value-type="float" office:value="0.672694893" calcext:value-type="float">
            <text:p>0.672694893</text:p>
          </table:table-cell>
          <table:table-cell office:value-type="float" office:value="0.47175722" calcext:value-type="float">
            <text:p>0.47175722</text:p>
          </table:table-cell>
          <table:table-cell office:value-type="float" office:value="30.68906107" calcext:value-type="float">
            <text:p>30.68906107</text:p>
          </table:table-cell>
          <table:table-cell office:value-type="float" office:value="9.3246762" calcext:value-type="float">
            <text:p>9.3246762</text:p>
          </table:table-cell>
          <table:table-cell office:value-type="float" office:value="90.6753238" calcext:value-type="float">
            <text:p>90.6753238</text:p>
          </table:table-cell>
          <table:table-cell office:value-type="float" office:value="59.94956354" calcext:value-type="float">
            <text:p>59.94956354</text:p>
          </table:table-cell>
          <table:table-cell table:style-name="ce4" office:value-type="string" calcext:value-type="string">
            <text:p>4.66E-01</text:p>
          </table:table-cell>
          <table:table-cell office:value-type="float" office:value="14.29620529" calcext:value-type="float">
            <text:p>14.29620529</text:p>
          </table:table-cell>
          <table:table-cell office:value-type="float" office:value="0.63712404" calcext:value-type="float">
            <text:p>0.63712404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41501" calcext:value-type="float">
            <text:p>-36.35141501</text:p>
          </table:table-cell>
          <table:table-cell office:value-type="float" office:value="148.520054" calcext:value-type="float">
            <text:p>148.520054</text:p>
          </table:table-cell>
          <table:table-cell office:value-type="float" office:value="1480" calcext:value-type="float">
            <text:p>1480</text:p>
          </table:table-cell>
          <table:table-cell office:value-type="float" office:value="1479.794556" calcext:value-type="float">
            <text:p>1479.794556</text:p>
          </table:table-cell>
          <table:table-cell office:value-type="string" calcext:value-type="string">
            <text:p>G6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405181439" calcext:value-type="float">
            <text:p>1.405181439</text:p>
          </table:table-cell>
          <table:table-cell office:value-type="float" office:value="0.071590526" calcext:value-type="float">
            <text:p>0.071590526</text:p>
          </table:table-cell>
          <table:table-cell office:value-type="float" office:value="6.561099838" calcext:value-type="float">
            <text:p>6.561099838</text:p>
          </table:table-cell>
          <table:table-cell office:value-type="float" office:value="11.22804638" calcext:value-type="float">
            <text:p>11.22804638</text:p>
          </table:table-cell>
          <table:table-cell office:value-type="float" office:value="0.101867733" calcext:value-type="float">
            <text:p>0.101867733</text:p>
          </table:table-cell>
          <table:table-cell office:value-type="float" office:value="1.00460396" calcext:value-type="float">
            <text:p>1.00460396</text:p>
          </table:table-cell>
          <table:table-cell office:value-type="float" office:value="0.574777618" calcext:value-type="float">
            <text:p>0.574777618</text:p>
          </table:table-cell>
          <table:table-cell office:value-type="float" office:value="332.1209981" calcext:value-type="float">
            <text:p>332.1209981</text:p>
          </table:table-cell>
          <table:table-cell office:value-type="float" office:value="25.488" calcext:value-type="float">
            <text:p>25.488</text:p>
          </table:table-cell>
          <table:table-cell office:value-type="float" office:value="4.205265046" calcext:value-type="float">
            <text:p>4.205265046</text:p>
          </table:table-cell>
          <table:table-cell office:value-type="float" office:value="11.0073597" calcext:value-type="float">
            <text:p>11.0073597</text:p>
          </table:table-cell>
          <table:table-cell office:value-type="float" office:value="20.5" calcext:value-type="float">
            <text:p>20.5</text:p>
          </table:table-cell>
          <table:table-cell office:value-type="float" office:value="13.6" calcext:value-type="float">
            <text:p>13.6</text:p>
          </table:table-cell>
          <table:table-cell office:value-type="float" office:value="20.48780488" calcext:value-type="float">
            <text:p>20.48780488</text:p>
          </table:table-cell>
          <table:table-cell office:value-type="float" office:value="0.666328695" calcext:value-type="float">
            <text:p>0.666328695</text:p>
          </table:table-cell>
          <table:table-cell office:value-type="float" office:value="0.436609636" calcext:value-type="float">
            <text:p>0.436609636</text:p>
          </table:table-cell>
          <table:table-cell office:value-type="float" office:value="39.23661898" calcext:value-type="float">
            <text:p>39.23661898</text:p>
          </table:table-cell>
          <table:table-cell office:value-type="float" office:value="9.5174137" calcext:value-type="float">
            <text:p>9.5174137</text:p>
          </table:table-cell>
          <table:table-cell office:value-type="float" office:value="90.4825863" calcext:value-type="float">
            <text:p>90.4825863</text:p>
          </table:table-cell>
          <table:table-cell office:value-type="float" office:value="53.26859699" calcext:value-type="float">
            <text:p>53.26859699</text:p>
          </table:table-cell>
          <table:table-cell table:style-name="ce4" office:value-type="string" calcext:value-type="string">
            <text:p>3.10E-01</text:p>
          </table:table-cell>
          <table:table-cell office:value-type="float" office:value="12.15620048" calcext:value-type="float">
            <text:p>12.15620048</text:p>
          </table:table-cell>
          <table:table-cell office:value-type="float" office:value="0.63523562" calcext:value-type="float">
            <text:p>0.63523562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43303" calcext:value-type="float">
            <text:p>-36.35143303</text:p>
          </table:table-cell>
          <table:table-cell office:value-type="float" office:value="148.520094" calcext:value-type="float">
            <text:p>148.520094</text:p>
          </table:table-cell>
          <table:table-cell office:value-type="float" office:value="1480" calcext:value-type="float">
            <text:p>1480</text:p>
          </table:table-cell>
          <table:table-cell office:value-type="float" office:value="1483.506226" calcext:value-type="float">
            <text:p>1483.506226</text:p>
          </table:table-cell>
          <table:table-cell office:value-type="string" calcext:value-type="string">
            <text:p>G7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354124359" calcext:value-type="float">
            <text:p>1.354124359</text:p>
          </table:table-cell>
          <table:table-cell office:value-type="float" office:value="0.063746116" calcext:value-type="float">
            <text:p>0.063746116</text:p>
          </table:table-cell>
          <table:table-cell office:value-type="float" office:value="7.794988602" calcext:value-type="float">
            <text:p>7.794988602</text:p>
          </table:table-cell>
          <table:table-cell office:value-type="float" office:value="13.47955687" calcext:value-type="float">
            <text:p>13.47955687</text:p>
          </table:table-cell>
          <table:table-cell office:value-type="float" office:value="0.198062282" calcext:value-type="float">
            <text:p>0.198062282</text:p>
          </table:table-cell>
          <table:table-cell office:value-type="float" office:value="1.310906927" calcext:value-type="float">
            <text:p>1.310906927</text:p>
          </table:table-cell>
          <table:table-cell office:value-type="float" office:value="0.586553432" calcext:value-type="float">
            <text:p>0.586553432</text:p>
          </table:table-cell>
          <table:table-cell office:value-type="float" office:value="383.0720348" calcext:value-type="float">
            <text:p>383.0720348</text:p>
          </table:table-cell>
          <table:table-cell office:value-type="float" office:value="23.919" calcext:value-type="float">
            <text:p>23.919</text:p>
          </table:table-cell>
          <table:table-cell office:value-type="float" office:value="3.350420498" calcext:value-type="float">
            <text:p>3.350420498</text:p>
          </table:table-cell>
          <table:table-cell office:value-type="float" office:value="18.7232257" calcext:value-type="float">
            <text:p>18.7232257</text:p>
          </table:table-cell>
          <table:table-cell office:value-type="float" office:value="32" calcext:value-type="float">
            <text:p>32</text:p>
          </table:table-cell>
          <table:table-cell office:value-type="float" office:value="17.6" calcext:value-type="float">
            <text:p>17.6</text:p>
          </table:table-cell>
          <table:table-cell office:value-type="float" office:value="12.91666667" calcext:value-type="float">
            <text:p>12.91666667</text:p>
          </table:table-cell>
          <table:table-cell office:value-type="float" office:value="0.732112738" calcext:value-type="float">
            <text:p>0.732112738</text:p>
          </table:table-cell>
          <table:table-cell office:value-type="float" office:value="0.188526338" calcext:value-type="float">
            <text:p>0.188526338</text:p>
          </table:table-cell>
          <table:table-cell office:value-type="float" office:value="43.64120439" calcext:value-type="float">
            <text:p>43.64120439</text:p>
          </table:table-cell>
          <table:table-cell office:value-type="float" office:value="6.2617429" calcext:value-type="float">
            <text:p>6.2617429</text:p>
          </table:table-cell>
          <table:table-cell office:value-type="float" office:value="93.7382571" calcext:value-type="float">
            <text:p>93.7382571</text:p>
          </table:table-cell>
          <table:table-cell office:value-type="float" office:value="41.19410271" calcext:value-type="float">
            <text:p>41.19410271</text:p>
          </table:table-cell>
          <table:table-cell table:style-name="ce4" office:value-type="string" calcext:value-type="string">
            <text:p>1.05E-01</text:p>
          </table:table-cell>
          <table:table-cell office:value-type="float" office:value="4.563006997" calcext:value-type="float">
            <text:p>4.563006997</text:p>
          </table:table-cell>
          <table:table-cell office:value-type="float" office:value="0.625735372" calcext:value-type="float">
            <text:p>0.625735372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48601" calcext:value-type="float">
            <text:p>-36.35148601</text:p>
          </table:table-cell>
          <table:table-cell office:value-type="float" office:value="148.520056" calcext:value-type="float">
            <text:p>148.520056</text:p>
          </table:table-cell>
          <table:table-cell office:value-type="float" office:value="1480" calcext:value-type="float">
            <text:p>1480</text:p>
          </table:table-cell>
          <table:table-cell office:value-type="float" office:value="1486.33252" calcext:value-type="float">
            <text:p>1486.33252</text:p>
          </table:table-cell>
          <table:table-cell office:value-type="string" calcext:value-type="string">
            <text:p>G8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442140598" calcext:value-type="float">
            <text:p>1.442140598</text:p>
          </table:table-cell>
          <table:table-cell office:value-type="float" office:value="0.068546463" calcext:value-type="float">
            <text:p>0.068546463</text:p>
          </table:table-cell>
          <table:table-cell office:value-type="float" office:value="8.294474002" calcext:value-type="float">
            <text:p>8.294474002</text:p>
          </table:table-cell>
          <table:table-cell office:value-type="float" office:value="11.85893427" calcext:value-type="float">
            <text:p>11.85893427</text:p>
          </table:table-cell>
          <table:table-cell office:value-type="float" office:value="0.095514002" calcext:value-type="float">
            <text:p>0.095514002</text:p>
          </table:table-cell>
          <table:table-cell office:value-type="float" office:value="1.170215845" calcext:value-type="float">
            <text:p>1.170215845</text:p>
          </table:table-cell>
          <table:table-cell office:value-type="float" office:value="0.568689032" calcext:value-type="float">
            <text:p>0.568689032</text:p>
          </table:table-cell>
          <table:table-cell office:value-type="float" office:value="347.2595201" calcext:value-type="float">
            <text:p>347.2595201</text:p>
          </table:table-cell>
          <table:table-cell office:value-type="float" office:value="22.715" calcext:value-type="float">
            <text:p>22.715</text:p>
          </table:table-cell>
          <table:table-cell office:value-type="float" office:value="5.708028425" calcext:value-type="float">
            <text:p>5.708028425</text:p>
          </table:table-cell>
          <table:table-cell office:value-type="float" office:value="17.9840282" calcext:value-type="float">
            <text:p>17.984028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6.15384616" calcext:value-type="float">
            <text:p>26.15384616</text:p>
          </table:table-cell>
          <table:table-cell office:value-type="float" office:value="0.640863904" calcext:value-type="float">
            <text:p>0.640863904</text:p>
          </table:table-cell>
          <table:table-cell office:value-type="float" office:value="0.397260274" calcext:value-type="float">
            <text:p>0.397260274</text:p>
          </table:table-cell>
          <table:table-cell office:value-type="float" office:value="41.45865951" calcext:value-type="float">
            <text:p>41.45865951</text:p>
          </table:table-cell>
          <table:table-cell office:value-type="float" office:value="9.7858244" calcext:value-type="float">
            <text:p>9.7858244</text:p>
          </table:table-cell>
          <table:table-cell office:value-type="float" office:value="90.2141756" calcext:value-type="float">
            <text:p>90.2141756</text:p>
          </table:table-cell>
          <table:table-cell office:value-type="float" office:value="52.92440457" calcext:value-type="float">
            <text:p>52.92440457</text:p>
          </table:table-cell>
          <table:table-cell table:style-name="ce4" office:value-type="string" calcext:value-type="string">
            <text:p>2.74E-01</text:p>
          </table:table-cell>
          <table:table-cell office:value-type="float" office:value="11.3802433" calcext:value-type="float">
            <text:p>11.3802433</text:p>
          </table:table-cell>
          <table:table-cell office:value-type="float" office:value="0.630376577" calcext:value-type="float">
            <text:p>0.630376577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49003" calcext:value-type="float">
            <text:p>-36.35149003</text:p>
          </table:table-cell>
          <table:table-cell office:value-type="float" office:value="148.52004" calcext:value-type="float">
            <text:p>148.52004</text:p>
          </table:table-cell>
          <table:table-cell office:value-type="float" office:value="1480" calcext:value-type="float">
            <text:p>1480</text:p>
          </table:table-cell>
          <table:table-cell office:value-type="float" office:value="1484.487305" calcext:value-type="float">
            <text:p>1484.487305</text:p>
          </table:table-cell>
          <table:table-cell office:value-type="string" calcext:value-type="string">
            <text:p>G9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353065321" calcext:value-type="float">
            <text:p>1.353065321</text:p>
          </table:table-cell>
          <table:table-cell office:value-type="float" office:value="0.069950487" calcext:value-type="float">
            <text:p>0.069950487</text:p>
          </table:table-cell>
          <table:table-cell office:value-type="float" office:value="9.850324707" calcext:value-type="float">
            <text:p>9.850324707</text:p>
          </table:table-cell>
          <table:table-cell office:value-type="float" office:value="10.51926066" calcext:value-type="float">
            <text:p>10.51926066</text:p>
          </table:table-cell>
          <table:table-cell office:value-type="float" office:value="0.091426379" calcext:value-type="float">
            <text:p>0.091426379</text:p>
          </table:table-cell>
          <table:table-cell office:value-type="float" office:value="1.151122984" calcext:value-type="float">
            <text:p>1.151122984</text:p>
          </table:table-cell>
          <table:table-cell office:value-type="float" office:value="0.604133858" calcext:value-type="float">
            <text:p>0.604133858</text:p>
          </table:table-cell>
          <table:table-cell office:value-type="float" office:value="393.3358391" calcext:value-type="float">
            <text:p>393.3358391</text:p>
          </table:table-cell>
          <table:table-cell office:value-type="float" office:value="26.605" calcext:value-type="float">
            <text:p>26.605</text:p>
          </table:table-cell>
          <table:table-cell office:value-type="float" office:value="3.560721397" calcext:value-type="float">
            <text:p>3.560721397</text:p>
          </table:table-cell>
          <table:table-cell office:value-type="float" office:value="17.1128076" calcext:value-type="float">
            <text:p>17.1128076</text:p>
          </table:table-cell>
          <table:table-cell office:value-type="float" office:value="15.6" calcext:value-type="float">
            <text:p>15.6</text:p>
          </table:table-cell>
          <table:table-cell office:value-type="float" office:value="11.3" calcext:value-type="float">
            <text:p>11.3</text:p>
          </table:table-cell>
          <table:table-cell office:value-type="float" office:value="31.62393162" calcext:value-type="float">
            <text:p>31.62393162</text:p>
          </table:table-cell>
          <table:table-cell office:value-type="float" office:value="0.65054583" calcext:value-type="float">
            <text:p>0.65054583</text:p>
          </table:table-cell>
          <table:table-cell office:value-type="float" office:value="0.435045317" calcext:value-type="float">
            <text:p>0.435045317</text:p>
          </table:table-cell>
          <table:table-cell office:value-type="float" office:value="24.14274212" calcext:value-type="float">
            <text:p>24.14274212</text:p>
          </table:table-cell>
          <table:table-cell office:value-type="float" office:value="3.2886899" calcext:value-type="float">
            <text:p>3.2886899</text:p>
          </table:table-cell>
          <table:table-cell office:value-type="float" office:value="96.7113101" calcext:value-type="float">
            <text:p>96.7113101</text:p>
          </table:table-cell>
          <table:table-cell office:value-type="float" office:value="40.14625901" calcext:value-type="float">
            <text:p>40.14625901</text:p>
          </table:table-cell>
          <table:table-cell table:style-name="ce4" office:value-type="string" calcext:value-type="string">
            <text:p>9.20E-02</text:p>
          </table:table-cell>
          <table:table-cell office:value-type="float" office:value="2.220342344" calcext:value-type="float">
            <text:p>2.220342344</text:p>
          </table:table-cell>
          <table:table-cell office:value-type="float" office:value="0.624677566" calcext:value-type="float">
            <text:p>0.624677566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40403" calcext:value-type="float">
            <text:p>-36.35140403</text:p>
          </table:table-cell>
          <table:table-cell office:value-type="float" office:value="148.519941" calcext:value-type="float">
            <text:p>148.519941</text:p>
          </table:table-cell>
          <table:table-cell office:value-type="float" office:value="1480" calcext:value-type="float">
            <text:p>1480</text:p>
          </table:table-cell>
          <table:table-cell office:value-type="float" office:value="1495.673218" calcext:value-type="float">
            <text:p>1495.673218</text:p>
          </table:table-cell>
          <table:table-cell office:value-type="string" calcext:value-type="string">
            <text:p>G10</text:p>
          </table:table-cell>
          <table:table-cell office:value-type="float" office:value="353.45401" calcext:value-type="float">
            <text:p>353.45401</text:p>
          </table:table-cell>
          <table:table-cell office:value-type="string" calcext:value-type="string">
            <text:p>N</text:p>
          </table:table-cell>
          <table:table-cell office:value-type="float" office:value="1.31047052" calcext:value-type="float">
            <text:p>1.31047052</text:p>
          </table:table-cell>
          <table:table-cell office:value-type="float" office:value="0.066066799" calcext:value-type="float">
            <text:p>0.066066799</text:p>
          </table:table-cell>
          <table:table-cell office:value-type="float" office:value="7.467580156" calcext:value-type="float">
            <text:p>7.467580156</text:p>
          </table:table-cell>
          <table:table-cell office:value-type="float" office:value="11.97408504" calcext:value-type="float">
            <text:p>11.97408504</text:p>
          </table:table-cell>
          <table:table-cell office:value-type="float" office:value="0.061292362" calcext:value-type="float">
            <text:p>0.061292362</text:p>
          </table:table-cell>
          <table:table-cell office:value-type="float" office:value="1.054797239" calcext:value-type="float">
            <text:p>1.054797239</text:p>
          </table:table-cell>
          <table:table-cell office:value-type="float" office:value="0.59065762" calcext:value-type="float">
            <text:p>0.59065762</text:p>
          </table:table-cell>
          <table:table-cell office:value-type="float" office:value="311.2159099" calcext:value-type="float">
            <text:p>311.2159099</text:p>
          </table:table-cell>
          <table:table-cell office:value-type="float" office:value="27.354" calcext:value-type="float">
            <text:p>27.354</text:p>
          </table:table-cell>
          <table:table-cell office:value-type="float" office:value="2.706071629" calcext:value-type="float">
            <text:p>2.706071629</text:p>
          </table:table-cell>
          <table:table-cell office:value-type="float" office:value="16.8689636" calcext:value-type="float">
            <text:p>16.8689636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34.08521304" calcext:value-type="float">
            <text:p>34.08521304</text:p>
          </table:table-cell>
          <table:table-cell office:value-type="float" office:value="0.688345129" calcext:value-type="float">
            <text:p>0.688345129</text:p>
          </table:table-cell>
          <table:table-cell office:value-type="float" office:value="0.415766119" calcext:value-type="float">
            <text:p>0.415766119</text:p>
          </table:table-cell>
          <table:table-cell office:value-type="float" office:value="42.51600318" calcext:value-type="float">
            <text:p>42.51600318</text:p>
          </table:table-cell>
          <table:table-cell office:value-type="float" office:value="10.3951598" calcext:value-type="float">
            <text:p>10.3951598</text:p>
          </table:table-cell>
          <table:table-cell office:value-type="float" office:value="89.6048402" calcext:value-type="float">
            <text:p>89.6048402</text:p>
          </table:table-cell>
          <table:table-cell office:value-type="float" office:value="54.02599337" calcext:value-type="float">
            <text:p>54.02599337</text:p>
          </table:table-cell>
          <table:table-cell table:style-name="ce4" office:value-type="string" calcext:value-type="string">
            <text:p>2.88E-01</text:p>
          </table:table-cell>
          <table:table-cell office:value-type="float" office:value="12.26580978" calcext:value-type="float">
            <text:p>12.26580978</text:p>
          </table:table-cell>
          <table:table-cell office:value-type="float" office:value="0.659180485" calcext:value-type="float">
            <text:p>0.659180485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7.34167" calcext:value-type="float">
            <text:p>7.34167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39.2753983" calcext:value-type="float">
            <text:p>39.2753983</text:p>
          </table:table-cell>
          <table:table-cell office:value-type="float" office:value="506.7900085" calcext:value-type="float">
            <text:p>506.7900085</text:p>
          </table:table-cell>
          <table:table-cell office:value-type="float" office:value="18.3999996" calcext:value-type="float">
            <text:p>18.3999996</text:p>
          </table:table-cell>
          <table:table-cell office:value-type="float" office:value="-4.5999999" calcext:value-type="float">
            <text:p>-4.5999999</text:p>
          </table:table-cell>
          <table:table-cell office:value-type="float" office:value="23" calcext:value-type="float">
            <text:p>23</text:p>
          </table:table-cell>
          <table:table-cell office:value-type="float" office:value="3.5999999" calcext:value-type="float">
            <text:p>3.5999999</text:p>
          </table:table-cell>
          <table:table-cell table:number-columns-repeated="2" office:value-type="float" office:value="13.5333004" calcext:value-type="float">
            <text:p>13.5333004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417" calcext:value-type="float">
            <text:p>1417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16.7929001" calcext:value-type="float">
            <text:p>16.792900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73" calcext:value-type="float">
            <text:p>37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47597" calcext:value-type="float">
            <text:p>-36.34447597</text:p>
          </table:table-cell>
          <table:table-cell office:value-type="float" office:value="148.537315" calcext:value-type="float">
            <text:p>148.537315</text:p>
          </table:table-cell>
          <table:table-cell office:value-type="float" office:value="1400" calcext:value-type="float">
            <text:p>1400</text:p>
          </table:table-cell>
          <table:table-cell office:value-type="float" office:value="1411.100098" calcext:value-type="float">
            <text:p>1411.100098</text:p>
          </table:table-cell>
          <table:table-cell office:value-type="string" calcext:value-type="string">
            <text:p>H1</text:p>
          </table:table-cell>
          <table:table-cell office:value-type="float" office:value="356.1860046" calcext:value-type="float">
            <text:p>356.1860046</text:p>
          </table:table-cell>
          <table:table-cell office:value-type="string" calcext:value-type="string">
            <text:p>N</text:p>
          </table:table-cell>
          <table:table-cell office:value-type="float" office:value="1.054697198" calcext:value-type="float">
            <text:p>1.054697198</text:p>
          </table:table-cell>
          <table:table-cell office:value-type="float" office:value="0.051431348" calcext:value-type="float">
            <text:p>0.051431348</text:p>
          </table:table-cell>
          <table:table-cell office:value-type="float" office:value="18.51355663" calcext:value-type="float">
            <text:p>18.51355663</text:p>
          </table:table-cell>
          <table:table-cell office:value-type="float" office:value="15.48537865" calcext:value-type="float">
            <text:p>15.48537865</text:p>
          </table:table-cell>
          <table:table-cell office:value-type="float" office:value="0.131165804" calcext:value-type="float">
            <text:p>0.131165804</text:p>
          </table:table-cell>
          <table:table-cell office:value-type="float" office:value="1.072245194" calcext:value-type="float">
            <text:p>1.072245194</text:p>
          </table:table-cell>
          <table:table-cell office:value-type="float" office:value="0.575358471" calcext:value-type="float">
            <text:p>0.575358471</text:p>
          </table:table-cell>
          <table:table-cell office:value-type="float" office:value="386.2299736" calcext:value-type="float">
            <text:p>386.2299736</text:p>
          </table:table-cell>
          <table:table-cell office:value-type="float" office:value="19.724" calcext:value-type="float">
            <text:p>19.724</text:p>
          </table:table-cell>
          <table:table-cell office:value-type="float" office:value="3.899848633" calcext:value-type="float">
            <text:p>3.899848633</text:p>
          </table:table-cell>
          <table:table-cell office:value-type="float" office:value="11.6393392" calcext:value-type="float">
            <text:p>11.6393392</text:p>
          </table:table-cell>
          <table:table-cell office:value-type="float" office:value="23.8" calcext:value-type="float">
            <text:p>23.8</text:p>
          </table:table-cell>
          <table:table-cell office:value-type="float" office:value="8.9" calcext:value-type="float">
            <text:p>8.9</text:p>
          </table:table-cell>
          <table:table-cell office:value-type="float" office:value="22.96918768" calcext:value-type="float">
            <text:p>22.96918768</text:p>
          </table:table-cell>
          <table:table-cell office:value-type="float" office:value="0.754849159" calcext:value-type="float">
            <text:p>0.754849159</text:p>
          </table:table-cell>
          <table:table-cell office:value-type="float" office:value="0.415749855" calcext:value-type="float">
            <text:p>0.415749855</text:p>
          </table:table-cell>
          <table:table-cell office:value-type="float" office:value="50.02226326" calcext:value-type="float">
            <text:p>50.02226326</text:p>
          </table:table-cell>
          <table:table-cell office:value-type="float" office:value="7.9104853" calcext:value-type="float">
            <text:p>7.9104853</text:p>
          </table:table-cell>
          <table:table-cell office:value-type="float" office:value="92.0895147" calcext:value-type="float">
            <text:p>92.0895147</text:p>
          </table:table-cell>
          <table:table-cell office:value-type="float" office:value="43.16707498" calcext:value-type="float">
            <text:p>43.16707498</text:p>
          </table:table-cell>
          <table:table-cell table:style-name="ce4" office:value-type="string" calcext:value-type="string">
            <text:p>1.27E-01</text:p>
          </table:table-cell>
          <table:table-cell office:value-type="float" office:value="6.349697202" calcext:value-type="float">
            <text:p>6.349697202</text:p>
          </table:table-cell>
          <table:table-cell office:value-type="float" office:value="0.624781739" calcext:value-type="float">
            <text:p>0.62478173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44403" calcext:value-type="float">
            <text:p>-36.34444403</text:p>
          </table:table-cell>
          <table:table-cell office:value-type="float" office:value="148.537349" calcext:value-type="float">
            <text:p>148.537349</text:p>
          </table:table-cell>
          <table:table-cell office:value-type="float" office:value="1400" calcext:value-type="float">
            <text:p>1400</text:p>
          </table:table-cell>
          <table:table-cell office:value-type="float" office:value="1390.552979" calcext:value-type="float">
            <text:p>1390.552979</text:p>
          </table:table-cell>
          <table:table-cell office:value-type="string" calcext:value-type="string">
            <text:p>H2</text:p>
          </table:table-cell>
          <table:table-cell office:value-type="float" office:value="356.1860046" calcext:value-type="float">
            <text:p>356.1860046</text:p>
          </table:table-cell>
          <table:table-cell office:value-type="string" calcext:value-type="string">
            <text:p>N</text:p>
          </table:table-cell>
          <table:table-cell office:value-type="float" office:value="0.975537896" calcext:value-type="float">
            <text:p>0.975537896</text:p>
          </table:table-cell>
          <table:table-cell office:value-type="float" office:value="0.048575084" calcext:value-type="float">
            <text:p>0.048575084</text:p>
          </table:table-cell>
          <table:table-cell office:value-type="float" office:value="11.24058111" calcext:value-type="float">
            <text:p>11.24058111</text:p>
          </table:table-cell>
          <table:table-cell office:value-type="float" office:value="11.95843876" calcext:value-type="float">
            <text:p>11.95843876</text:p>
          </table:table-cell>
          <table:table-cell office:value-type="float" office:value="0.092648655" calcext:value-type="float">
            <text:p>0.092648655</text:p>
          </table:table-cell>
          <table:table-cell office:value-type="float" office:value="0.927621491" calcext:value-type="float">
            <text:p>0.927621491</text:p>
          </table:table-cell>
          <table:table-cell office:value-type="float" office:value="0.584052075" calcext:value-type="float">
            <text:p>0.584052075</text:p>
          </table:table-cell>
          <table:table-cell office:value-type="float" office:value="351.6936596" calcext:value-type="float">
            <text:p>351.6936596</text:p>
          </table:table-cell>
          <table:table-cell office:value-type="float" office:value="19.573" calcext:value-type="float">
            <text:p>19.573</text:p>
          </table:table-cell>
          <table:table-cell office:value-type="float" office:value="2.017767741" calcext:value-type="float">
            <text:p>2.017767741</text:p>
          </table:table-cell>
          <table:table-cell office:value-type="float" office:value="17.3692908" calcext:value-type="float">
            <text:p>17.3692908</text:p>
          </table:table-cell>
          <table:table-cell office:value-type="float" office:value="22.8" calcext:value-type="float">
            <text:p>22.8</text:p>
          </table:table-cell>
          <table:table-cell office:value-type="float" office:value="15.5" calcext:value-type="float">
            <text:p>15.5</text:p>
          </table:table-cell>
          <table:table-cell office:value-type="float" office:value="15.20467836" calcext:value-type="float">
            <text:p>15.20467836</text:p>
          </table:table-cell>
          <table:table-cell office:value-type="float" office:value="0.668450761" calcext:value-type="float">
            <text:p>0.668450761</text:p>
          </table:table-cell>
          <table:table-cell office:value-type="float" office:value="0.449843619" calcext:value-type="float">
            <text:p>0.449843619</text:p>
          </table:table-cell>
          <table:table-cell office:value-type="float" office:value="58.32359496" calcext:value-type="float">
            <text:p>58.32359496</text:p>
          </table:table-cell>
          <table:table-cell office:value-type="float" office:value="11.4938587" calcext:value-type="float">
            <text:p>11.4938587</text:p>
          </table:table-cell>
          <table:table-cell office:value-type="float" office:value="88.5061413" calcext:value-type="float">
            <text:p>88.5061413</text:p>
          </table:table-cell>
          <table:table-cell office:value-type="float" office:value="48.59308143" calcext:value-type="float">
            <text:p>48.59308143</text:p>
          </table:table-cell>
          <table:table-cell table:style-name="ce4" office:value-type="string" calcext:value-type="string">
            <text:p>1.89E-01</text:p>
          </table:table-cell>
          <table:table-cell office:value-type="float" office:value="11.02640857" calcext:value-type="float">
            <text:p>11.02640857</text:p>
          </table:table-cell>
          <table:table-cell office:value-type="float" office:value="0.659900055" calcext:value-type="float">
            <text:p>0.65990005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50698" calcext:value-type="float">
            <text:p>-36.34450698</text:p>
          </table:table-cell>
          <table:table-cell office:value-type="float" office:value="148.537408" calcext:value-type="float">
            <text:p>148.537408</text:p>
          </table:table-cell>
          <table:table-cell office:value-type="float" office:value="1400" calcext:value-type="float">
            <text:p>1400</text:p>
          </table:table-cell>
          <table:table-cell office:value-type="float" office:value="1393.392212" calcext:value-type="float">
            <text:p>1393.392212</text:p>
          </table:table-cell>
          <table:table-cell office:value-type="string" calcext:value-type="string">
            <text:p>H3</text:p>
          </table:table-cell>
          <table:table-cell office:value-type="float" office:value="356.1860046" calcext:value-type="float">
            <text:p>356.1860046</text:p>
          </table:table-cell>
          <table:table-cell office:value-type="string" calcext:value-type="string">
            <text:p>N</text:p>
          </table:table-cell>
          <table:table-cell office:value-type="float" office:value="1.068000279" calcext:value-type="float">
            <text:p>1.068000279</text:p>
          </table:table-cell>
          <table:table-cell office:value-type="float" office:value="0.044473142" calcext:value-type="float">
            <text:p>0.044473142</text:p>
          </table:table-cell>
          <table:table-cell office:value-type="float" office:value="7.057578069" calcext:value-type="float">
            <text:p>7.057578069</text:p>
          </table:table-cell>
          <table:table-cell office:value-type="float" office:value="11.97958009" calcext:value-type="float">
            <text:p>11.97958009</text:p>
          </table:table-cell>
          <table:table-cell office:value-type="float" office:value="0.078012447" calcext:value-type="float">
            <text:p>0.078012447</text:p>
          </table:table-cell>
          <table:table-cell office:value-type="float" office:value="0.845733363" calcext:value-type="float">
            <text:p>0.845733363</text:p>
          </table:table-cell>
          <table:table-cell office:value-type="float" office:value="0.602394974" calcext:value-type="float">
            <text:p>0.602394974</text:p>
          </table:table-cell>
          <table:table-cell office:value-type="float" office:value="374.2805324" calcext:value-type="float">
            <text:p>374.2805324</text:p>
          </table:table-cell>
          <table:table-cell office:value-type="float" office:value="37.493" calcext:value-type="float">
            <text:p>37.493</text:p>
          </table:table-cell>
          <table:table-cell office:value-type="float" office:value="3.002750183" calcext:value-type="float">
            <text:p>3.002750183</text:p>
          </table:table-cell>
          <table:table-cell office:value-type="float" office:value="13.5348081" calcext:value-type="float">
            <text:p>13.5348081</text:p>
          </table:table-cell>
          <table:table-cell office:value-type="float" office:value="15.5" calcext:value-type="float">
            <text:p>15.5</text:p>
          </table:table-cell>
          <table:table-cell office:value-type="float" office:value="4.9" calcext:value-type="float">
            <text:p>4.9</text:p>
          </table:table-cell>
          <table:table-cell office:value-type="float" office:value="22.3655914" calcext:value-type="float">
            <text:p>22.3655914</text:p>
          </table:table-cell>
          <table:table-cell office:value-type="float" office:value="0.72301817" calcext:value-type="float">
            <text:p>0.72301817</text:p>
          </table:table-cell>
          <table:table-cell office:value-type="float" office:value="0.395933288" calcext:value-type="float">
            <text:p>0.395933288</text:p>
          </table:table-cell>
          <table:table-cell office:value-type="float" office:value="40.01398986" calcext:value-type="float">
            <text:p>40.01398986</text:p>
          </table:table-cell>
          <table:table-cell office:value-type="float" office:value="6.8723842" calcext:value-type="float">
            <text:p>6.8723842</text:p>
          </table:table-cell>
          <table:table-cell office:value-type="float" office:value="93.1276158" calcext:value-type="float">
            <text:p>93.1276158</text:p>
          </table:table-cell>
          <table:table-cell office:value-type="float" office:value="45.20215004" calcext:value-type="float">
            <text:p>45.20215004</text:p>
          </table:table-cell>
          <table:table-cell table:style-name="ce4" office:value-type="string" calcext:value-type="string">
            <text:p>1.44E-01</text:p>
          </table:table-cell>
          <table:table-cell office:value-type="float" office:value="5.77575245" calcext:value-type="float">
            <text:p>5.77575245</text:p>
          </table:table-cell>
          <table:table-cell office:value-type="float" office:value="0.646848917" calcext:value-type="float">
            <text:p>0.6468489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55803" calcext:value-type="float">
            <text:p>-36.34455803</text:p>
          </table:table-cell>
          <table:table-cell office:value-type="float" office:value="148.53748" calcext:value-type="float">
            <text:p>148.53748</text:p>
          </table:table-cell>
          <table:table-cell office:value-type="float" office:value="1400" calcext:value-type="float">
            <text:p>1400</text:p>
          </table:table-cell>
          <table:table-cell office:value-type="float" office:value="1393.311157" calcext:value-type="float">
            <text:p>1393.311157</text:p>
          </table:table-cell>
          <table:table-cell office:value-type="string" calcext:value-type="string">
            <text:p>H4</text:p>
          </table:table-cell>
          <table:table-cell office:value-type="float" office:value="356.1860046" calcext:value-type="float">
            <text:p>356.1860046</text:p>
          </table:table-cell>
          <table:table-cell office:value-type="string" calcext:value-type="string">
            <text:p>N</text:p>
          </table:table-cell>
          <table:table-cell office:value-type="float" office:value="1.079441064" calcext:value-type="float">
            <text:p>1.079441064</text:p>
          </table:table-cell>
          <table:table-cell office:value-type="float" office:value="0.040232456" calcext:value-type="float">
            <text:p>0.040232456</text:p>
          </table:table-cell>
          <table:table-cell office:value-type="float" office:value="5.084185219" calcext:value-type="float">
            <text:p>5.084185219</text:p>
          </table:table-cell>
          <table:table-cell office:value-type="float" office:value="15.89581022" calcext:value-type="float">
            <text:p>15.89581022</text:p>
          </table:table-cell>
          <table:table-cell office:value-type="float" office:value="0.081750376" calcext:value-type="float">
            <text:p>0.081750376</text:p>
          </table:table-cell>
          <table:table-cell office:value-type="float" office:value="0.954112821" calcext:value-type="float">
            <text:p>0.954112821</text:p>
          </table:table-cell>
          <table:table-cell office:value-type="float" office:value="0.59486166" calcext:value-type="float">
            <text:p>0.59486166</text:p>
          </table:table-cell>
          <table:table-cell office:value-type="float" office:value="324.3131206" calcext:value-type="float">
            <text:p>324.3131206</text:p>
          </table:table-cell>
          <table:table-cell office:value-type="float" office:value="20.746" calcext:value-type="float">
            <text:p>20.746</text:p>
          </table:table-cell>
          <table:table-cell office:value-type="float" office:value="3.317869957" calcext:value-type="float">
            <text:p>3.317869957</text:p>
          </table:table-cell>
          <table:table-cell office:value-type="float" office:value="17.7992337" calcext:value-type="float">
            <text:p>17.7992337</text:p>
          </table:table-cell>
          <table:table-cell office:value-type="float" office:value="23.3" calcext:value-type="float">
            <text:p>23.3</text:p>
          </table:table-cell>
          <table:table-cell office:value-type="float" office:value="8.3" calcext:value-type="float">
            <text:p>8.3</text:p>
          </table:table-cell>
          <table:table-cell office:value-type="float" office:value="14.30615165" calcext:value-type="float">
            <text:p>14.30615165</text:p>
          </table:table-cell>
          <table:table-cell office:value-type="float" office:value="0.776676122" calcext:value-type="float">
            <text:p>0.776676122</text:p>
          </table:table-cell>
          <table:table-cell office:value-type="float" office:value="0.512111077" calcext:value-type="float">
            <text:p>0.512111077</text:p>
          </table:table-cell>
          <table:table-cell office:value-type="float" office:value="44.29529421" calcext:value-type="float">
            <text:p>44.29529421</text:p>
          </table:table-cell>
          <table:table-cell office:value-type="float" office:value="11.3056819" calcext:value-type="float">
            <text:p>11.3056819</text:p>
          </table:table-cell>
          <table:table-cell office:value-type="float" office:value="88.6943181" calcext:value-type="float">
            <text:p>88.6943181</text:p>
          </table:table-cell>
          <table:table-cell office:value-type="float" office:value="55.51053777" calcext:value-type="float">
            <text:p>55.51053777</text:p>
          </table:table-cell>
          <table:table-cell table:style-name="ce4" office:value-type="string" calcext:value-type="string">
            <text:p>3.08E-01</text:p>
          </table:table-cell>
          <table:table-cell office:value-type="float" office:value="13.62815269" calcext:value-type="float">
            <text:p>13.62815269</text:p>
          </table:table-cell>
          <table:table-cell office:value-type="float" office:value="0.67068745" calcext:value-type="float">
            <text:p>0.6706874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70899" calcext:value-type="float">
            <text:p>-36.34470899</text:p>
          </table:table-cell>
          <table:table-cell office:value-type="float" office:value="148.537386" calcext:value-type="float">
            <text:p>148.537386</text:p>
          </table:table-cell>
          <table:table-cell office:value-type="float" office:value="1400" calcext:value-type="float">
            <text:p>1400</text:p>
          </table:table-cell>
          <table:table-cell office:value-type="float" office:value="1392.07019" calcext:value-type="float">
            <text:p>1392.07019</text:p>
          </table:table-cell>
          <table:table-cell office:value-type="string" calcext:value-type="string">
            <text:p>H5</text:p>
          </table:table-cell>
          <table:table-cell office:value-type="float" office:value="358.7080078" calcext:value-type="float">
            <text:p>358.7080078</text:p>
          </table:table-cell>
          <table:table-cell office:value-type="string" calcext:value-type="string">
            <text:p>N</text:p>
          </table:table-cell>
          <table:table-cell office:value-type="float" office:value="1.216328083" calcext:value-type="float">
            <text:p>1.216328083</text:p>
          </table:table-cell>
          <table:table-cell office:value-type="float" office:value="0.058098156" calcext:value-type="float">
            <text:p>0.058098156</text:p>
          </table:table-cell>
          <table:table-cell office:value-type="float" office:value="34.5847484" calcext:value-type="float">
            <text:p>34.5847484</text:p>
          </table:table-cell>
          <table:table-cell office:value-type="float" office:value="17.68626196" calcext:value-type="float">
            <text:p>17.68626196</text:p>
          </table:table-cell>
          <table:table-cell office:value-type="float" office:value="0.151626262" calcext:value-type="float">
            <text:p>0.151626262</text:p>
          </table:table-cell>
          <table:table-cell office:value-type="float" office:value="1.139618078" calcext:value-type="float">
            <text:p>1.139618078</text:p>
          </table:table-cell>
          <table:table-cell office:value-type="float" office:value="0.599027327" calcext:value-type="float">
            <text:p>0.599027327</text:p>
          </table:table-cell>
          <table:table-cell office:value-type="float" office:value="349.881699" calcext:value-type="float">
            <text:p>349.881699</text:p>
          </table:table-cell>
          <table:table-cell office:value-type="float" office:value="26.627" calcext:value-type="float">
            <text:p>26.627</text:p>
          </table:table-cell>
          <table:table-cell office:value-type="float" office:value="3.009206291" calcext:value-type="float">
            <text:p>3.009206291</text:p>
          </table:table-cell>
          <table:table-cell office:value-type="float" office:value="16.1825488" calcext:value-type="float">
            <text:p>16.1825488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.3</text:p>
          </table:table-cell>
          <table:table-cell office:value-type="float" office:value="17.03703704" calcext:value-type="float">
            <text:p>17.03703704</text:p>
          </table:table-cell>
          <table:table-cell office:value-type="float" office:value="0.848826363" calcext:value-type="float">
            <text:p>0.848826363</text:p>
          </table:table-cell>
          <table:table-cell office:value-type="float" office:value="0.460468812" calcext:value-type="float">
            <text:p>0.460468812</text:p>
          </table:table-cell>
          <table:table-cell office:value-type="float" office:value="66.62605441" calcext:value-type="float">
            <text:p>66.62605441</text:p>
          </table:table-cell>
          <table:table-cell office:value-type="float" office:value="13.5171923" calcext:value-type="float">
            <text:p>13.5171923</text:p>
          </table:table-cell>
          <table:table-cell office:value-type="float" office:value="86.4828077" calcext:value-type="float">
            <text:p>86.4828077</text:p>
          </table:table-cell>
          <table:table-cell office:value-type="float" office:value="49.33607556" calcext:value-type="float">
            <text:p>49.33607556</text:p>
          </table:table-cell>
          <table:table-cell table:style-name="ce4" office:value-type="string" calcext:value-type="string">
            <text:p>1.97E-01</text:p>
          </table:table-cell>
          <table:table-cell office:value-type="float" office:value="13.12970296" calcext:value-type="float">
            <text:p>13.12970296</text:p>
          </table:table-cell>
          <table:table-cell office:value-type="float" office:value="0.69265481" calcext:value-type="float">
            <text:p>0.69265481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71896" calcext:value-type="float">
            <text:p>-36.34471896</text:p>
          </table:table-cell>
          <table:table-cell office:value-type="float" office:value="148.537463" calcext:value-type="float">
            <text:p>148.537463</text:p>
          </table:table-cell>
          <table:table-cell office:value-type="float" office:value="1400" calcext:value-type="float">
            <text:p>1400</text:p>
          </table:table-cell>
          <table:table-cell office:value-type="float" office:value="1392.864502" calcext:value-type="float">
            <text:p>1392.864502</text:p>
          </table:table-cell>
          <table:table-cell office:value-type="string" calcext:value-type="string">
            <text:p>H6</text:p>
          </table:table-cell>
          <table:table-cell office:value-type="float" office:value="358.7080078" calcext:value-type="float">
            <text:p>358.7080078</text:p>
          </table:table-cell>
          <table:table-cell office:value-type="string" calcext:value-type="string">
            <text:p>N</text:p>
          </table:table-cell>
          <table:table-cell office:value-type="float" office:value="1.361757747" calcext:value-type="float">
            <text:p>1.361757747</text:p>
          </table:table-cell>
          <table:table-cell office:value-type="float" office:value="0.052424199" calcext:value-type="float">
            <text:p>0.052424199</text:p>
          </table:table-cell>
          <table:table-cell office:value-type="float" office:value="13.98396018" calcext:value-type="float">
            <text:p>13.98396018</text:p>
          </table:table-cell>
          <table:table-cell office:value-type="float" office:value="20.51726421" calcext:value-type="float">
            <text:p>20.51726421</text:p>
          </table:table-cell>
          <table:table-cell office:value-type="float" office:value="0.147148147" calcext:value-type="float">
            <text:p>0.147148147</text:p>
          </table:table-cell>
          <table:table-cell office:value-type="float" office:value="1.160503958" calcext:value-type="float">
            <text:p>1.160503958</text:p>
          </table:table-cell>
          <table:table-cell office:value-type="float" office:value="0.618760331" calcext:value-type="float">
            <text:p>0.618760331</text:p>
          </table:table-cell>
          <table:table-cell office:value-type="float" office:value="350.6272263" calcext:value-type="float">
            <text:p>350.6272263</text:p>
          </table:table-cell>
          <table:table-cell office:value-type="float" office:value="25.828" calcext:value-type="float">
            <text:p>25.828</text:p>
          </table:table-cell>
          <table:table-cell office:value-type="float" office:value="2.836253424" calcext:value-type="float">
            <text:p>2.836253424</text:p>
          </table:table-cell>
          <table:table-cell office:value-type="float" office:value="14.8457209" calcext:value-type="float">
            <text:p>14.8457209</text:p>
          </table:table-cell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.3</text:p>
          </table:table-cell>
          <table:table-cell office:value-type="float" office:value="15.43859649" calcext:value-type="float">
            <text:p>15.43859649</text:p>
          </table:table-cell>
          <table:table-cell office:value-type="float" office:value="0.780920254" calcext:value-type="float">
            <text:p>0.780920254</text:p>
          </table:table-cell>
          <table:table-cell office:value-type="float" office:value="0.493157225" calcext:value-type="float">
            <text:p>0.493157225</text:p>
          </table:table-cell>
          <table:table-cell office:value-type="float" office:value="58.35137538" calcext:value-type="float">
            <text:p>58.35137538</text:p>
          </table:table-cell>
          <table:table-cell office:value-type="float" office:value="9.218854" calcext:value-type="float">
            <text:p>9.218854</text:p>
          </table:table-cell>
          <table:table-cell office:value-type="float" office:value="90.781146" calcext:value-type="float">
            <text:p>90.781146</text:p>
          </table:table-cell>
          <table:table-cell office:value-type="float" office:value="43.10255494" calcext:value-type="float">
            <text:p>43.10255494</text:p>
          </table:table-cell>
          <table:table-cell table:style-name="ce4" office:value-type="string" calcext:value-type="string">
            <text:p>1.31E-01</text:p>
          </table:table-cell>
          <table:table-cell office:value-type="float" office:value="7.632564324" calcext:value-type="float">
            <text:p>7.632564324</text:p>
          </table:table-cell>
          <table:table-cell office:value-type="float" office:value="0.681595638" calcext:value-type="float">
            <text:p>0.681595638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768" calcext:value-type="float">
            <text:p>-36.344768</text:p>
          </table:table-cell>
          <table:table-cell office:value-type="float" office:value="148.53734" calcext:value-type="float">
            <text:p>148.53734</text:p>
          </table:table-cell>
          <table:table-cell office:value-type="float" office:value="1400" calcext:value-type="float">
            <text:p>1400</text:p>
          </table:table-cell>
          <table:table-cell office:value-type="float" office:value="1389.418701" calcext:value-type="float">
            <text:p>1389.418701</text:p>
          </table:table-cell>
          <table:table-cell office:value-type="string" calcext:value-type="string">
            <text:p>H7</text:p>
          </table:table-cell>
          <table:table-cell office:value-type="float" office:value="358.7080078" calcext:value-type="float">
            <text:p>358.7080078</text:p>
          </table:table-cell>
          <table:table-cell office:value-type="string" calcext:value-type="string">
            <text:p>N</text:p>
          </table:table-cell>
          <table:table-cell office:value-type="float" office:value="1.119862034" calcext:value-type="float">
            <text:p>1.119862034</text:p>
          </table:table-cell>
          <table:table-cell office:value-type="float" office:value="0.046092631" calcext:value-type="float">
            <text:p>0.046092631</text:p>
          </table:table-cell>
          <table:table-cell office:value-type="float" office:value="11.38623648" calcext:value-type="float">
            <text:p>11.38623648</text:p>
          </table:table-cell>
          <table:table-cell office:value-type="float" office:value="12.19642085" calcext:value-type="float">
            <text:p>12.19642085</text:p>
          </table:table-cell>
          <table:table-cell office:value-type="float" office:value="0.150699736" calcext:value-type="float">
            <text:p>0.150699736</text:p>
          </table:table-cell>
          <table:table-cell office:value-type="float" office:value="1.182121109" calcext:value-type="float">
            <text:p>1.182121109</text:p>
          </table:table-cell>
          <table:table-cell office:value-type="float" office:value="0.606388596" calcext:value-type="float">
            <text:p>0.606388596</text:p>
          </table:table-cell>
          <table:table-cell office:value-type="float" office:value="326.6943166" calcext:value-type="float">
            <text:p>326.6943166</text:p>
          </table:table-cell>
          <table:table-cell office:value-type="float" office:value="43.882" calcext:value-type="float">
            <text:p>43.882</text:p>
          </table:table-cell>
          <table:table-cell office:value-type="float" office:value="2.406995459" calcext:value-type="float">
            <text:p>2.406995459</text:p>
          </table:table-cell>
          <table:table-cell office:value-type="float" office:value="17.6051381" calcext:value-type="float">
            <text:p>17.6051381</text:p>
          </table:table-cell>
          <table:table-cell office:value-type="float" office:value="26.6" calcext:value-type="float">
            <text:p>26.6</text:p>
          </table:table-cell>
          <table:table-cell office:value-type="float" office:value="15.3" calcext:value-type="float">
            <text:p>15.3</text:p>
          </table:table-cell>
          <table:table-cell office:value-type="float" office:value="10.02506266" calcext:value-type="float">
            <text:p>10.02506266</text:p>
          </table:table-cell>
          <table:table-cell office:value-type="float" office:value="0.942686971" calcext:value-type="float">
            <text:p>0.942686971</text:p>
          </table:table-cell>
          <table:table-cell office:value-type="float" office:value="0.489452003" calcext:value-type="float">
            <text:p>0.489452003</text:p>
          </table:table-cell>
          <table:table-cell office:value-type="float" office:value="27.43663124" calcext:value-type="float">
            <text:p>27.43663124</text:p>
          </table:table-cell>
          <table:table-cell office:value-type="float" office:value="7.3549825" calcext:value-type="float">
            <text:p>7.3549825</text:p>
          </table:table-cell>
          <table:table-cell office:value-type="float" office:value="92.6450175" calcext:value-type="float">
            <text:p>92.6450175</text:p>
          </table:table-cell>
          <table:table-cell office:value-type="float" office:value="56.99456345" calcext:value-type="float">
            <text:p>56.99456345</text:p>
          </table:table-cell>
          <table:table-cell table:style-name="ce4" office:value-type="string" calcext:value-type="string">
            <text:p>3.34E-01</text:p>
          </table:table-cell>
          <table:table-cell office:value-type="float" office:value="9.169174076" calcext:value-type="float">
            <text:p>9.169174076</text:p>
          </table:table-cell>
          <table:table-cell office:value-type="float" office:value="0.654529097" calcext:value-type="float">
            <text:p>0.65452909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73799" calcext:value-type="float">
            <text:p>-36.34473799</text:p>
          </table:table-cell>
          <table:table-cell office:value-type="float" office:value="148.537294" calcext:value-type="float">
            <text:p>148.537294</text:p>
          </table:table-cell>
          <table:table-cell office:value-type="float" office:value="1400" calcext:value-type="float">
            <text:p>1400</text:p>
          </table:table-cell>
          <table:table-cell office:value-type="float" office:value="1397.176392" calcext:value-type="float">
            <text:p>1397.176392</text:p>
          </table:table-cell>
          <table:table-cell office:value-type="string" calcext:value-type="string">
            <text:p>H8</text:p>
          </table:table-cell>
          <table:table-cell office:value-type="float" office:value="358.7080078" calcext:value-type="float">
            <text:p>358.7080078</text:p>
          </table:table-cell>
          <table:table-cell office:value-type="string" calcext:value-type="string">
            <text:p>N</text:p>
          </table:table-cell>
          <table:table-cell office:value-type="float" office:value="1.224023367" calcext:value-type="float">
            <text:p>1.224023367</text:p>
          </table:table-cell>
          <table:table-cell office:value-type="float" office:value="0.051727487" calcext:value-type="float">
            <text:p>0.051727487</text:p>
          </table:table-cell>
          <table:table-cell office:value-type="float" office:value="4.85644107" calcext:value-type="float">
            <text:p>4.85644107</text:p>
          </table:table-cell>
          <table:table-cell office:value-type="float" office:value="13.27839967" calcext:value-type="float">
            <text:p>13.27839967</text:p>
          </table:table-cell>
          <table:table-cell office:value-type="float" office:value="0.145619015" calcext:value-type="float">
            <text:p>0.145619015</text:p>
          </table:table-cell>
          <table:table-cell office:value-type="float" office:value="1.14932672" calcext:value-type="float">
            <text:p>1.14932672</text:p>
          </table:table-cell>
          <table:table-cell office:value-type="float" office:value="0.626574946" calcext:value-type="float">
            <text:p>0.626574946</text:p>
          </table:table-cell>
          <table:table-cell office:value-type="float" office:value="312.7111927" calcext:value-type="float">
            <text:p>312.7111927</text:p>
          </table:table-cell>
          <table:table-cell office:value-type="float" office:value="23.971" calcext:value-type="float">
            <text:p>23.971</text:p>
          </table:table-cell>
          <table:table-cell office:value-type="float" office:value="3.870001427" calcext:value-type="float">
            <text:p>3.870001427</text:p>
          </table:table-cell>
          <table:table-cell office:value-type="float" office:value="16.0100213" calcext:value-type="float">
            <text:p>16.0100213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20.25316456" calcext:value-type="float">
            <text:p>20.25316456</text:p>
          </table:table-cell>
          <table:table-cell office:value-type="float" office:value="0.759396443" calcext:value-type="float">
            <text:p>0.759396443</text:p>
          </table:table-cell>
          <table:table-cell office:value-type="float" office:value="0.475501771" calcext:value-type="float">
            <text:p>0.475501771</text:p>
          </table:table-cell>
          <table:table-cell office:value-type="float" office:value="56.68704585" calcext:value-type="float">
            <text:p>56.68704585</text:p>
          </table:table-cell>
          <table:table-cell office:value-type="float" office:value="10.7864885" calcext:value-type="float">
            <text:p>10.7864885</text:p>
          </table:table-cell>
          <table:table-cell office:value-type="float" office:value="89.2135115" calcext:value-type="float">
            <text:p>89.2135115</text:p>
          </table:table-cell>
          <table:table-cell office:value-type="float" office:value="48.01893885" calcext:value-type="float">
            <text:p>48.01893885</text:p>
          </table:table-cell>
          <table:table-cell table:style-name="ce4" office:value-type="string" calcext:value-type="string">
            <text:p>1.71E-01</text:p>
          </table:table-cell>
          <table:table-cell office:value-type="float" office:value="9.675023661" calcext:value-type="float">
            <text:p>9.675023661</text:p>
          </table:table-cell>
          <table:table-cell office:value-type="float" office:value="0.702331895" calcext:value-type="float">
            <text:p>0.70233189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683" calcext:value-type="float">
            <text:p>-36.344683</text:p>
          </table:table-cell>
          <table:table-cell office:value-type="float" office:value="148.537297" calcext:value-type="float">
            <text:p>148.537297</text:p>
          </table:table-cell>
          <table:table-cell office:value-type="float" office:value="1400" calcext:value-type="float">
            <text:p>1400</text:p>
          </table:table-cell>
          <table:table-cell office:value-type="float" office:value="1396.966064" calcext:value-type="float">
            <text:p>1396.966064</text:p>
          </table:table-cell>
          <table:table-cell office:value-type="string" calcext:value-type="string">
            <text:p>H9</text:p>
          </table:table-cell>
          <table:table-cell office:value-type="float" office:value="358.7080078" calcext:value-type="float">
            <text:p>358.7080078</text:p>
          </table:table-cell>
          <table:table-cell office:value-type="string" calcext:value-type="string">
            <text:p>N</text:p>
          </table:table-cell>
          <table:table-cell office:value-type="float" office:value="1.315000871" calcext:value-type="float">
            <text:p>1.315000871</text:p>
          </table:table-cell>
          <table:table-cell office:value-type="float" office:value="0.057320701" calcext:value-type="float">
            <text:p>0.057320701</text:p>
          </table:table-cell>
          <table:table-cell office:value-type="float" office:value="4.074119444" calcext:value-type="float">
            <text:p>4.074119444</text:p>
          </table:table-cell>
          <table:table-cell office:value-type="float" office:value="18.60796539" calcext:value-type="float">
            <text:p>18.60796539</text:p>
          </table:table-cell>
          <table:table-cell office:value-type="float" office:value="0.102553182" calcext:value-type="float">
            <text:p>0.102553182</text:p>
          </table:table-cell>
          <table:table-cell office:value-type="float" office:value="0.929825503" calcext:value-type="float">
            <text:p>0.929825503</text:p>
          </table:table-cell>
          <table:table-cell office:value-type="float" office:value="0.572413793" calcext:value-type="float">
            <text:p>0.572413793</text:p>
          </table:table-cell>
          <table:table-cell office:value-type="float" office:value="291.318029" calcext:value-type="float">
            <text:p>291.318029</text:p>
          </table:table-cell>
          <table:table-cell office:value-type="float" office:value="27.966" calcext:value-type="float">
            <text:p>27.966</text:p>
          </table:table-cell>
          <table:table-cell office:value-type="float" office:value="1.757035911" calcext:value-type="float">
            <text:p>1.757035911</text:p>
          </table:table-cell>
          <table:table-cell office:value-type="float" office:value="17.1115655" calcext:value-type="float">
            <text:p>17.1115655</text:p>
          </table:table-cell>
          <table:table-cell office:value-type="float" office:value="15.2" calcext:value-type="float">
            <text:p>15.2</text:p>
          </table:table-cell>
          <table:table-cell office:value-type="float" office:value="10.3" calcext:value-type="float">
            <text:p>10.3</text:p>
          </table:table-cell>
          <table:table-cell office:value-type="float" office:value="20.1754386" calcext:value-type="float">
            <text:p>20.1754386</text:p>
          </table:table-cell>
          <table:table-cell office:value-type="float" office:value="0.847194005" calcext:value-type="float">
            <text:p>0.847194005</text:p>
          </table:table-cell>
          <table:table-cell office:value-type="float" office:value="0.505143175" calcext:value-type="float">
            <text:p>0.505143175</text:p>
          </table:table-cell>
          <table:table-cell office:value-type="float" office:value="33.78610921" calcext:value-type="float">
            <text:p>33.78610921</text:p>
          </table:table-cell>
          <table:table-cell office:value-type="float" office:value="8.9320282" calcext:value-type="float">
            <text:p>8.9320282</text:p>
          </table:table-cell>
          <table:table-cell office:value-type="float" office:value="91.0679718" calcext:value-type="float">
            <text:p>91.0679718</text:p>
          </table:table-cell>
          <table:table-cell office:value-type="float" office:value="56.27868784" calcext:value-type="float">
            <text:p>56.27868784</text:p>
          </table:table-cell>
          <table:table-cell table:style-name="ce4" office:value-type="string" calcext:value-type="string">
            <text:p>3.35E-01</text:p>
          </table:table-cell>
          <table:table-cell office:value-type="float" office:value="11.32827372" calcext:value-type="float">
            <text:p>11.32827372</text:p>
          </table:table-cell>
          <table:table-cell office:value-type="float" office:value="0.62855665" calcext:value-type="float">
            <text:p>0.6285566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451897" calcext:value-type="float">
            <text:p>-36.34451897</text:p>
          </table:table-cell>
          <table:table-cell office:value-type="float" office:value="148.537381" calcext:value-type="float">
            <text:p>148.537381</text:p>
          </table:table-cell>
          <table:table-cell office:value-type="float" office:value="1400" calcext:value-type="float">
            <text:p>1400</text:p>
          </table:table-cell>
          <table:table-cell office:value-type="float" office:value="1400.65979" calcext:value-type="float">
            <text:p>1400.65979</text:p>
          </table:table-cell>
          <table:table-cell office:value-type="string" calcext:value-type="string">
            <text:p>H10</text:p>
          </table:table-cell>
          <table:table-cell office:value-type="float" office:value="356.1860046" calcext:value-type="float">
            <text:p>356.1860046</text:p>
          </table:table-cell>
          <table:table-cell office:value-type="string" calcext:value-type="string">
            <text:p>N</text:p>
          </table:table-cell>
          <table:table-cell office:value-type="float" office:value="1.287720507" calcext:value-type="float">
            <text:p>1.287720507</text:p>
          </table:table-cell>
          <table:table-cell office:value-type="float" office:value="0.0543981" calcext:value-type="float">
            <text:p>0.0543981</text:p>
          </table:table-cell>
          <table:table-cell office:value-type="float" office:value="7.469455229" calcext:value-type="float">
            <text:p>7.469455229</text:p>
          </table:table-cell>
          <table:table-cell office:value-type="float" office:value="12.13439236" calcext:value-type="float">
            <text:p>12.13439236</text:p>
          </table:table-cell>
          <table:table-cell office:value-type="float" office:value="0.118450239" calcext:value-type="float">
            <text:p>0.118450239</text:p>
          </table:table-cell>
          <table:table-cell office:value-type="float" office:value="1.033072513" calcext:value-type="float">
            <text:p>1.033072513</text:p>
          </table:table-cell>
          <table:table-cell office:value-type="float" office:value="0.559174023" calcext:value-type="float">
            <text:p>0.559174023</text:p>
          </table:table-cell>
          <table:table-cell office:value-type="float" office:value="349.2511185" calcext:value-type="float">
            <text:p>349.2511185</text:p>
          </table:table-cell>
          <table:table-cell office:value-type="float" office:value="20.564" calcext:value-type="float">
            <text:p>20.564</text:p>
          </table:table-cell>
          <table:table-cell office:value-type="float" office:value="2.219746026" calcext:value-type="float">
            <text:p>2.219746026</text:p>
          </table:table-cell>
          <table:table-cell office:value-type="float" office:value="12.9414208" calcext:value-type="float">
            <text:p>12.9414208</text:p>
          </table:table-cell>
          <table:table-cell office:value-type="float" office:value="27" calcext:value-type="float">
            <text:p>27</text:p>
          </table:table-cell>
          <table:table-cell office:value-type="float" office:value="7.3" calcext:value-type="float">
            <text:p>7.3</text:p>
          </table:table-cell>
          <table:table-cell office:value-type="float" office:value="11.85185185" calcext:value-type="float">
            <text:p>11.85185185</text:p>
          </table:table-cell>
          <table:table-cell office:value-type="float" office:value="0.77243199" calcext:value-type="float">
            <text:p>0.77243199</text:p>
          </table:table-cell>
          <table:table-cell office:value-type="float" office:value="0.452889945" calcext:value-type="float">
            <text:p>0.452889945</text:p>
          </table:table-cell>
          <table:table-cell office:value-type="float" office:value="33.25996622" calcext:value-type="float">
            <text:p>33.25996622</text:p>
          </table:table-cell>
          <table:table-cell office:value-type="float" office:value="8.7929319" calcext:value-type="float">
            <text:p>8.7929319</text:p>
          </table:table-cell>
          <table:table-cell office:value-type="float" office:value="91.2070681" calcext:value-type="float">
            <text:p>91.2070681</text:p>
          </table:table-cell>
          <table:table-cell office:value-type="float" office:value="56.27868784" calcext:value-type="float">
            <text:p>56.27868784</text:p>
          </table:table-cell>
          <table:table-cell table:style-name="ce4" office:value-type="string" calcext:value-type="string">
            <text:p>3.35E-01</text:p>
          </table:table-cell>
          <table:table-cell office:value-type="float" office:value="11.15186122" calcext:value-type="float">
            <text:p>11.15186122</text:p>
          </table:table-cell>
          <table:table-cell office:value-type="float" office:value="0.613081897" calcext:value-type="float">
            <text:p>0.61308189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7.9749999" calcext:value-type="float">
            <text:p>7.9749999</text:p>
          </table:table-cell>
          <table:table-cell office:value-type="float" office:value="9.7333298" calcext:value-type="float">
            <text:p>9.7333298</text:p>
          </table:table-cell>
          <table:table-cell office:value-type="float" office:value="41.0689011" calcext:value-type="float">
            <text:p>41.0689011</text:p>
          </table:table-cell>
          <table:table-cell office:value-type="float" office:value="509.6279907" calcext:value-type="float">
            <text:p>509.6279907</text:p>
          </table:table-cell>
          <table:table-cell office:value-type="float" office:value="19.2999992" calcext:value-type="float">
            <text:p>19.2999992</text:p>
          </table:table-cell>
          <table:table-cell office:value-type="float" office:value="-4.4000001" calcext:value-type="float">
            <text:p>-4.4000001</text:p>
          </table:table-cell>
          <table:table-cell office:value-type="float" office:value="23.7000008" calcext:value-type="float">
            <text:p>23.7000008</text:p>
          </table:table-cell>
          <table:table-cell office:value-type="float" office:value="7.1166701" calcext:value-type="float">
            <text:p>7.1166701</text:p>
          </table:table-cell>
          <table:table-cell table:number-columns-repeated="2" office:value-type="float" office:value="14.2333002" calcext:value-type="float">
            <text:p>14.2333002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264" calcext:value-type="float">
            <text:p>126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5.7279997" calcext:value-type="float">
            <text:p>15.727999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313" calcext:value-type="float">
            <text:p>313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5397" calcext:value-type="float">
            <text:p>-36.34965397</text:p>
          </table:table-cell>
          <table:table-cell office:value-type="float" office:value="148.548107" calcext:value-type="float">
            <text:p>148.548107</text:p>
          </table:table-cell>
          <table:table-cell office:value-type="float" office:value="1300" calcext:value-type="float">
            <text:p>1300</text:p>
          </table:table-cell>
          <table:table-cell office:value-type="float" office:value="1301.060913" calcext:value-type="float">
            <text:p>1301.060913</text:p>
          </table:table-cell>
          <table:table-cell office:value-type="string" calcext:value-type="string">
            <text:p>I1</text:p>
          </table:table-cell>
          <table:table-cell office:value-type="float" office:value="346.7869873" calcext:value-type="float">
            <text:p>346.7869873</text:p>
          </table:table-cell>
          <table:table-cell office:value-type="string" calcext:value-type="string">
            <text:p>NE</text:p>
          </table:table-cell>
          <table:table-cell office:value-type="float" office:value="0.989053933" calcext:value-type="float">
            <text:p>0.989053933</text:p>
          </table:table-cell>
          <table:table-cell office:value-type="float" office:value="0.040255666" calcext:value-type="float">
            <text:p>0.040255666</text:p>
          </table:table-cell>
          <table:table-cell office:value-type="float" office:value="5.811373013" calcext:value-type="float">
            <text:p>5.811373013</text:p>
          </table:table-cell>
          <table:table-cell office:value-type="float" office:value="15.00350007" calcext:value-type="float">
            <text:p>15.00350007</text:p>
          </table:table-cell>
          <table:table-cell office:value-type="float" office:value="0.110099677" calcext:value-type="float">
            <text:p>0.110099677</text:p>
          </table:table-cell>
          <table:table-cell office:value-type="float" office:value="1.008414542" calcext:value-type="float">
            <text:p>1.008414542</text:p>
          </table:table-cell>
          <table:table-cell/>
          <table:table-cell office:value-type="float" office:value="292.6787722" calcext:value-type="float">
            <text:p>292.6787722</text:p>
          </table:table-cell>
          <table:table-cell office:value-type="float" office:value="29.353" calcext:value-type="float">
            <text:p>29.353</text:p>
          </table:table-cell>
          <table:table-cell table:number-columns-repeated="2"/>
          <table:table-cell office:value-type="float" office:value="21.7" calcext:value-type="float">
            <text:p>21.7</text:p>
          </table:table-cell>
          <table:table-cell office:value-type="float" office:value="12.45" calcext:value-type="float">
            <text:p>12.45</text:p>
          </table:table-cell>
          <table:table-cell office:value-type="float" office:value="14.74654378" calcext:value-type="float">
            <text:p>14.74654378</text:p>
          </table:table-cell>
          <table:table-cell office:value-type="float" office:value="0.730123301" calcext:value-type="float">
            <text:p>0.730123301</text:p>
          </table:table-cell>
          <table:table-cell office:value-type="float" office:value="0.499284419" calcext:value-type="float">
            <text:p>0.499284419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4802" calcext:value-type="float">
            <text:p>-36.34964802</text:p>
          </table:table-cell>
          <table:table-cell office:value-type="float" office:value="148.548087" calcext:value-type="float">
            <text:p>148.548087</text:p>
          </table:table-cell>
          <table:table-cell office:value-type="float" office:value="1300" calcext:value-type="float">
            <text:p>1300</text:p>
          </table:table-cell>
          <table:table-cell office:value-type="float" office:value="1302.891602" calcext:value-type="float">
            <text:p>1302.891602</text:p>
          </table:table-cell>
          <table:table-cell office:value-type="string" calcext:value-type="string">
            <text:p>I2</text:p>
          </table:table-cell>
          <table:table-cell office:value-type="float" office:value="346.7869873" calcext:value-type="float">
            <text:p>346.7869873</text:p>
          </table:table-cell>
          <table:table-cell office:value-type="string" calcext:value-type="string">
            <text:p>NE</text:p>
          </table:table-cell>
          <table:table-cell office:value-type="float" office:value="1.156332043" calcext:value-type="float">
            <text:p>1.156332043</text:p>
          </table:table-cell>
          <table:table-cell office:value-type="float" office:value="0.05230929" calcext:value-type="float">
            <text:p>0.05230929</text:p>
          </table:table-cell>
          <table:table-cell office:value-type="float" office:value="5.660915075" calcext:value-type="float">
            <text:p>5.660915075</text:p>
          </table:table-cell>
          <table:table-cell office:value-type="float" office:value="18.20480144" calcext:value-type="float">
            <text:p>18.20480144</text:p>
          </table:table-cell>
          <table:table-cell office:value-type="float" office:value="0.101645177" calcext:value-type="float">
            <text:p>0.101645177</text:p>
          </table:table-cell>
          <table:table-cell office:value-type="float" office:value="0.989622923" calcext:value-type="float">
            <text:p>0.989622923</text:p>
          </table:table-cell>
          <table:table-cell/>
          <table:table-cell office:value-type="float" office:value="296.6078196" calcext:value-type="float">
            <text:p>296.6078196</text:p>
          </table:table-cell>
          <table:table-cell office:value-type="float" office:value="21.638" calcext:value-type="float">
            <text:p>21.638</text:p>
          </table:table-cell>
          <table:table-cell office:value-type="float" office:value="2.330754217" calcext:value-type="float">
            <text:p>2.330754217</text:p>
          </table:table-cell>
          <table:table-cell office:value-type="float" office:value="15.6602847" calcext:value-type="float">
            <text:p>15.6602847</text:p>
          </table:table-cell>
          <table:table-cell office:value-type="float" office:value="12.2" calcext:value-type="float">
            <text:p>12.2</text:p>
          </table:table-cell>
          <table:table-cell office:value-type="float" office:value="17.8" calcext:value-type="float">
            <text:p>17.8</text:p>
          </table:table-cell>
          <table:table-cell office:value-type="float" office:value="20.76502732" calcext:value-type="float">
            <text:p>20.76502732</text:p>
          </table:table-cell>
          <table:table-cell office:value-type="float" office:value="0.882586503" calcext:value-type="float">
            <text:p>0.882586503</text:p>
          </table:table-cell>
          <table:table-cell office:value-type="float" office:value="0.50398482" calcext:value-type="float">
            <text:p>0.50398482</text:p>
          </table:table-cell>
          <table:table-cell office:value-type="float" office:value="62.08189131" calcext:value-type="float">
            <text:p>62.08189131</text:p>
          </table:table-cell>
          <table:table-cell office:value-type="float" office:value="11.3102056" calcext:value-type="float">
            <text:p>11.3102056</text:p>
          </table:table-cell>
          <table:table-cell office:value-type="float" office:value="88.6897944" calcext:value-type="float">
            <text:p>88.6897944</text:p>
          </table:table-cell>
          <table:table-cell office:value-type="float" office:value="46.45418616" calcext:value-type="float">
            <text:p>46.45418616</text:p>
          </table:table-cell>
          <table:table-cell table:style-name="ce4" office:value-type="string" calcext:value-type="string">
            <text:p>1.68E-01</text:p>
          </table:table-cell>
          <table:table-cell office:value-type="float" office:value="10.45916243" calcext:value-type="float">
            <text:p>10.4591624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16" calcext:value-type="float">
            <text:p>-36.349616</text:p>
          </table:table-cell>
          <table:table-cell office:value-type="float" office:value="148.5481" calcext:value-type="float">
            <text:p>148.5481</text:p>
          </table:table-cell>
          <table:table-cell office:value-type="float" office:value="1300" calcext:value-type="float">
            <text:p>1300</text:p>
          </table:table-cell>
          <table:table-cell office:value-type="float" office:value="1300.491333" calcext:value-type="float">
            <text:p>1300.491333</text:p>
          </table:table-cell>
          <table:table-cell office:value-type="string" calcext:value-type="string">
            <text:p>I3</text:p>
          </table:table-cell>
          <table:table-cell office:value-type="float" office:value="346.7869873" calcext:value-type="float">
            <text:p>346.7869873</text:p>
          </table:table-cell>
          <table:table-cell office:value-type="string" calcext:value-type="string">
            <text:p>NE</text:p>
          </table:table-cell>
          <table:table-cell office:value-type="float" office:value="1.29732035" calcext:value-type="float">
            <text:p>1.29732035</text:p>
          </table:table-cell>
          <table:table-cell office:value-type="float" office:value="0.047624156" calcext:value-type="float">
            <text:p>0.047624156</text:p>
          </table:table-cell>
          <table:table-cell office:value-type="float" office:value="5.656489919" calcext:value-type="float">
            <text:p>5.656489919</text:p>
          </table:table-cell>
          <table:table-cell office:value-type="float" office:value="9.979330637" calcext:value-type="float">
            <text:p>9.979330637</text:p>
          </table:table-cell>
          <table:table-cell office:value-type="float" office:value="0.07084349" calcext:value-type="float">
            <text:p>0.07084349</text:p>
          </table:table-cell>
          <table:table-cell office:value-type="float" office:value="0.879658091" calcext:value-type="float">
            <text:p>0.879658091</text:p>
          </table:table-cell>
          <table:table-cell office:value-type="float" office:value="0.537735849" calcext:value-type="float">
            <text:p>0.537735849</text:p>
          </table:table-cell>
          <table:table-cell office:value-type="float" office:value="284.0325423" calcext:value-type="float">
            <text:p>284.0325423</text:p>
          </table:table-cell>
          <table:table-cell office:value-type="float" office:value="26.673" calcext:value-type="float">
            <text:p>26.673</text:p>
          </table:table-cell>
          <table:table-cell office:value-type="float" office:value="2.171399589" calcext:value-type="float">
            <text:p>2.171399589</text:p>
          </table:table-cell>
          <table:table-cell office:value-type="float" office:value="15.5847669" calcext:value-type="float">
            <text:p>15.5847669</text:p>
          </table:table-cell>
          <table:table-cell office:value-type="float" office:value="33.8" calcext:value-type="float">
            <text:p>33.8</text:p>
          </table:table-cell>
          <table:table-cell office:value-type="float" office:value="17.2" calcext:value-type="float">
            <text:p>17.2</text:p>
          </table:table-cell>
          <table:table-cell office:value-type="float" office:value="13.80670611" calcext:value-type="float">
            <text:p>13.80670611</text:p>
          </table:table-cell>
          <table:table-cell office:value-type="float" office:value="0.734234804" calcext:value-type="float">
            <text:p>0.734234804</text:p>
          </table:table-cell>
          <table:table-cell office:value-type="float" office:value="0.414462429" calcext:value-type="float">
            <text:p>0.414462429</text:p>
          </table:table-cell>
          <table:table-cell office:value-type="float" office:value="21.41722261" calcext:value-type="float">
            <text:p>21.41722261</text:p>
          </table:table-cell>
          <table:table-cell office:value-type="float" office:value="6.7443912" calcext:value-type="float">
            <text:p>6.7443912</text:p>
          </table:table-cell>
          <table:table-cell office:value-type="float" office:value="93.2556088" calcext:value-type="float">
            <text:p>93.2556088</text:p>
          </table:table-cell>
          <table:table-cell office:value-type="float" office:value="60.79257159" calcext:value-type="float">
            <text:p>60.79257159</text:p>
          </table:table-cell>
          <table:table-cell table:style-name="ce4" office:value-type="string" calcext:value-type="string">
            <text:p>5.00E-01</text:p>
          </table:table-cell>
          <table:table-cell office:value-type="float" office:value="10.71812435" calcext:value-type="float">
            <text:p>10.71812435</text:p>
          </table:table-cell>
          <table:table-cell office:value-type="float" office:value="0.576625745" calcext:value-type="float">
            <text:p>0.57662574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2204" calcext:value-type="float">
            <text:p>-36.34962204</text:p>
          </table:table-cell>
          <table:table-cell office:value-type="float" office:value="148.548059" calcext:value-type="float">
            <text:p>148.548059</text:p>
          </table:table-cell>
          <table:table-cell office:value-type="float" office:value="1300" calcext:value-type="float">
            <text:p>1300</text:p>
          </table:table-cell>
          <table:table-cell office:value-type="float" office:value="1300.412109" calcext:value-type="float">
            <text:p>1300.412109</text:p>
          </table:table-cell>
          <table:table-cell office:value-type="string" calcext:value-type="string">
            <text:p>I4</text:p>
          </table:table-cell>
          <table:table-cell office:value-type="float" office:value="346.7869873" calcext:value-type="float">
            <text:p>346.7869873</text:p>
          </table:table-cell>
          <table:table-cell office:value-type="string" calcext:value-type="string">
            <text:p>NE</text:p>
          </table:table-cell>
          <table:table-cell office:value-type="float" office:value="1.277960484" calcext:value-type="float">
            <text:p>1.277960484</text:p>
          </table:table-cell>
          <table:table-cell office:value-type="float" office:value="0.04522853" calcext:value-type="float">
            <text:p>0.04522853</text:p>
          </table:table-cell>
          <table:table-cell office:value-type="float" office:value="9.557733897" calcext:value-type="float">
            <text:p>9.557733897</text:p>
          </table:table-cell>
          <table:table-cell office:value-type="float" office:value="12.77666186" calcext:value-type="float">
            <text:p>12.77666186</text:p>
          </table:table-cell>
          <table:table-cell office:value-type="float" office:value="0.091259741" calcext:value-type="float">
            <text:p>0.091259741</text:p>
          </table:table-cell>
          <table:table-cell office:value-type="float" office:value="0.940411756" calcext:value-type="float">
            <text:p>0.940411756</text:p>
          </table:table-cell>
          <table:table-cell office:value-type="float" office:value="0.591842801" calcext:value-type="float">
            <text:p>0.591842801</text:p>
          </table:table-cell>
          <table:table-cell office:value-type="float" office:value="325.5094492" calcext:value-type="float">
            <text:p>325.5094492</text:p>
          </table:table-cell>
          <table:table-cell office:value-type="float" office:value="29.738" calcext:value-type="float">
            <text:p>29.738</text:p>
          </table:table-cell>
          <table:table-cell office:value-type="float" office:value="3.111491395" calcext:value-type="float">
            <text:p>3.111491395</text:p>
          </table:table-cell>
          <table:table-cell office:value-type="float" office:value="14.6675618" calcext:value-type="float">
            <text:p>14.6675618</text:p>
          </table:table-cell>
          <table:table-cell office:value-type="float" office:value="18.8" calcext:value-type="float">
            <text:p>18.8</text:p>
          </table:table-cell>
          <table:table-cell office:value-type="float" office:value="10.9" calcext:value-type="float">
            <text:p>10.9</text:p>
          </table:table-cell>
          <table:table-cell office:value-type="float" office:value="16.31205674" calcext:value-type="float">
            <text:p>16.31205674</text:p>
          </table:table-cell>
          <table:table-cell office:value-type="float" office:value="0.825332062" calcext:value-type="float">
            <text:p>0.825332062</text:p>
          </table:table-cell>
          <table:table-cell office:value-type="float" office:value="0.488010657" calcext:value-type="float">
            <text:p>0.488010657</text:p>
          </table:table-cell>
          <table:table-cell office:value-type="float" office:value="36.54454781" calcext:value-type="float">
            <text:p>36.54454781</text:p>
          </table:table-cell>
          <table:table-cell office:value-type="float" office:value="7.0600833" calcext:value-type="float">
            <text:p>7.0600833</text:p>
          </table:table-cell>
          <table:table-cell office:value-type="float" office:value="92.9399167" calcext:value-type="float">
            <text:p>92.9399167</text:p>
          </table:table-cell>
          <table:table-cell office:value-type="float" office:value="47.0664255" calcext:value-type="float">
            <text:p>47.0664255</text:p>
          </table:table-cell>
          <table:table-cell table:style-name="ce4" office:value-type="string" calcext:value-type="string">
            <text:p>2.06E-01</text:p>
          </table:table-cell>
          <table:table-cell office:value-type="float" office:value="7.514814934" calcext:value-type="float">
            <text:p>7.514814934</text:p>
          </table:table-cell>
          <table:table-cell office:value-type="float" office:value="0.636801519" calcext:value-type="float">
            <text:p>0.63680151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50997" calcext:value-type="float">
            <text:p>-36.34950997</text:p>
          </table:table-cell>
          <table:table-cell office:value-type="float" office:value="148.548327" calcext:value-type="float">
            <text:p>148.548327</text:p>
          </table:table-cell>
          <table:table-cell office:value-type="float" office:value="1300" calcext:value-type="float">
            <text:p>1300</text:p>
          </table:table-cell>
          <table:table-cell office:value-type="float" office:value="1302.251587" calcext:value-type="float">
            <text:p>1302.251587</text:p>
          </table:table-cell>
          <table:table-cell office:value-type="string" calcext:value-type="string">
            <text:p>I5</text:p>
          </table:table-cell>
          <table:table-cell office:value-type="float" office:value="32.0054016" calcext:value-type="float">
            <text:p>32.0054016</text:p>
          </table:table-cell>
          <table:table-cell office:value-type="string" calcext:value-type="string">
            <text:p>NE</text:p>
          </table:table-cell>
          <table:table-cell office:value-type="float" office:value="1.256537729" calcext:value-type="float">
            <text:p>1.256537729</text:p>
          </table:table-cell>
          <table:table-cell office:value-type="float" office:value="0.054329075" calcext:value-type="float">
            <text:p>0.054329075</text:p>
          </table:table-cell>
          <table:table-cell office:value-type="float" office:value="9.304505468" calcext:value-type="float">
            <text:p>9.304505468</text:p>
          </table:table-cell>
          <table:table-cell office:value-type="float" office:value="13.55148192" calcext:value-type="float">
            <text:p>13.55148192</text:p>
          </table:table-cell>
          <table:table-cell office:value-type="float" office:value="0.109474041" calcext:value-type="float">
            <text:p>0.109474041</text:p>
          </table:table-cell>
          <table:table-cell office:value-type="float" office:value="1.015958368" calcext:value-type="float">
            <text:p>1.015958368</text:p>
          </table:table-cell>
          <table:table-cell office:value-type="float" office:value="0.630966638" calcext:value-type="float">
            <text:p>0.630966638</text:p>
          </table:table-cell>
          <table:table-cell office:value-type="float" office:value="290.6365583" calcext:value-type="float">
            <text:p>290.6365583</text:p>
          </table:table-cell>
          <table:table-cell office:value-type="float" office:value="41.096" calcext:value-type="float">
            <text:p>41.096</text:p>
          </table:table-cell>
          <table:table-cell office:value-type="float" office:value="1.703637174" calcext:value-type="float">
            <text:p>1.703637174</text:p>
          </table:table-cell>
          <table:table-cell office:value-type="float" office:value="16.3225023" calcext:value-type="float">
            <text:p>16.3225023</text:p>
          </table:table-cell>
          <table:table-cell office:value-type="float" office:value="13.4" calcext:value-type="float">
            <text:p>13.4</text:p>
          </table:table-cell>
          <table:table-cell office:value-type="float" office:value="14.3" calcext:value-type="float">
            <text:p>14.3</text:p>
          </table:table-cell>
          <table:table-cell office:value-type="float" office:value="25.87064676" calcext:value-type="float">
            <text:p>25.87064676</text:p>
          </table:table-cell>
          <table:table-cell office:value-type="float" office:value="0.813963852" calcext:value-type="float">
            <text:p>0.813963852</text:p>
          </table:table-cell>
          <table:table-cell office:value-type="float" office:value="0.515852513" calcext:value-type="float">
            <text:p>0.515852513</text:p>
          </table:table-cell>
          <table:table-cell office:value-type="float" office:value="46.73642021" calcext:value-type="float">
            <text:p>46.73642021</text:p>
          </table:table-cell>
          <table:table-cell office:value-type="float" office:value="7.9984609" calcext:value-type="float">
            <text:p>7.9984609</text:p>
          </table:table-cell>
          <table:table-cell office:value-type="float" office:value="92.0015391" calcext:value-type="float">
            <text:p>92.0015391</text:p>
          </table:table-cell>
          <table:table-cell office:value-type="float" office:value="45.12772656" calcext:value-type="float">
            <text:p>45.12772656</text:p>
          </table:table-cell>
          <table:table-cell table:style-name="ce4" office:value-type="string" calcext:value-type="string">
            <text:p>1.45E-01</text:p>
          </table:table-cell>
          <table:table-cell office:value-type="float" office:value="6.777334952" calcext:value-type="float">
            <text:p>6.777334952</text:p>
          </table:table-cell>
          <table:table-cell office:value-type="float" office:value="0.685821829" calcext:value-type="float">
            <text:p>0.68582182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356" calcext:value-type="float">
            <text:p>-36.349356</text:p>
          </table:table-cell>
          <table:table-cell office:value-type="float" office:value="148.548246" calcext:value-type="float">
            <text:p>148.548246</text:p>
          </table:table-cell>
          <table:table-cell office:value-type="float" office:value="1300" calcext:value-type="float">
            <text:p>1300</text:p>
          </table:table-cell>
          <table:table-cell office:value-type="float" office:value="1295.64856" calcext:value-type="float">
            <text:p>1295.64856</text:p>
          </table:table-cell>
          <table:table-cell office:value-type="string" calcext:value-type="string">
            <text:p>I6</text:p>
          </table:table-cell>
          <table:table-cell office:value-type="float" office:value="32.0054016" calcext:value-type="float">
            <text:p>32.0054016</text:p>
          </table:table-cell>
          <table:table-cell office:value-type="string" calcext:value-type="string">
            <text:p>NE</text:p>
          </table:table-cell>
          <table:table-cell office:value-type="float" office:value="1.301921284" calcext:value-type="float">
            <text:p>1.301921284</text:p>
          </table:table-cell>
          <table:table-cell office:value-type="float" office:value="0.054723568" calcext:value-type="float">
            <text:p>0.054723568</text:p>
          </table:table-cell>
          <table:table-cell office:value-type="float" office:value="11.96724298" calcext:value-type="float">
            <text:p>11.96724298</text:p>
          </table:table-cell>
          <table:table-cell office:value-type="float" office:value="13.44855115" calcext:value-type="float">
            <text:p>13.44855115</text:p>
          </table:table-cell>
          <table:table-cell office:value-type="float" office:value="0.160253882" calcext:value-type="float">
            <text:p>0.160253882</text:p>
          </table:table-cell>
          <table:table-cell office:value-type="float" office:value="1.158392226" calcext:value-type="float">
            <text:p>1.158392226</text:p>
          </table:table-cell>
          <table:table-cell office:value-type="float" office:value="0.611794401" calcext:value-type="float">
            <text:p>0.611794401</text:p>
          </table:table-cell>
          <table:table-cell office:value-type="float" office:value="271.4388749" calcext:value-type="float">
            <text:p>271.4388749</text:p>
          </table:table-cell>
          <table:table-cell office:value-type="float" office:value="27.73" calcext:value-type="float">
            <text:p>27.73</text:p>
          </table:table-cell>
          <table:table-cell office:value-type="float" office:value="2.509842834" calcext:value-type="float">
            <text:p>2.509842834</text:p>
          </table:table-cell>
          <table:table-cell office:value-type="float" office:value="11.7758919" calcext:value-type="float">
            <text:p>11.7758919</text:p>
          </table:table-cell>
          <table:table-cell office:value-type="float" office:value="16.7" calcext:value-type="float">
            <text:p>16.7</text:p>
          </table:table-cell>
          <table:table-cell office:value-type="float" office:value="13.3" calcext:value-type="float">
            <text:p>13.3</text:p>
          </table:table-cell>
          <table:table-cell office:value-type="float" office:value="16.76646707" calcext:value-type="float">
            <text:p>16.76646707</text:p>
          </table:table-cell>
          <table:table-cell office:value-type="float" office:value="0.83442663" calcext:value-type="float">
            <text:p>0.83442663</text:p>
          </table:table-cell>
          <table:table-cell office:value-type="float" office:value="0.418071066" calcext:value-type="float">
            <text:p>0.418071066</text:p>
          </table:table-cell>
          <table:table-cell office:value-type="float" office:value="29.52734423" calcext:value-type="float">
            <text:p>29.52734423</text:p>
          </table:table-cell>
          <table:table-cell office:value-type="float" office:value="9.3075005" calcext:value-type="float">
            <text:p>9.3075005</text:p>
          </table:table-cell>
          <table:table-cell office:value-type="float" office:value="90.6924995" calcext:value-type="float">
            <text:p>90.6924995</text:p>
          </table:table-cell>
          <table:table-cell office:value-type="float" office:value="61.16311581" calcext:value-type="float">
            <text:p>61.16311581</text:p>
          </table:table-cell>
          <table:table-cell table:style-name="ce4" office:value-type="string" calcext:value-type="string">
            <text:p>4.86E-01</text:p>
          </table:table-cell>
          <table:table-cell office:value-type="float" office:value="14.33917119" calcext:value-type="float">
            <text:p>14.33917119</text:p>
          </table:table-cell>
          <table:table-cell office:value-type="float" office:value="0.674581034" calcext:value-type="float">
            <text:p>0.674581034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386" calcext:value-type="float">
            <text:p>-36.349386</text:p>
          </table:table-cell>
          <table:table-cell office:value-type="float" office:value="148.548273" calcext:value-type="float">
            <text:p>148.548273</text:p>
          </table:table-cell>
          <table:table-cell office:value-type="float" office:value="1300" calcext:value-type="float">
            <text:p>1300</text:p>
          </table:table-cell>
          <table:table-cell office:value-type="float" office:value="1293.612305" calcext:value-type="float">
            <text:p>1293.612305</text:p>
          </table:table-cell>
          <table:table-cell office:value-type="string" calcext:value-type="string">
            <text:p>I7</text:p>
          </table:table-cell>
          <table:table-cell office:value-type="float" office:value="32.0054016" calcext:value-type="float">
            <text:p>32.0054016</text:p>
          </table:table-cell>
          <table:table-cell office:value-type="string" calcext:value-type="string">
            <text:p>NE</text:p>
          </table:table-cell>
          <table:table-cell office:value-type="float" office:value="1.359576293" calcext:value-type="float">
            <text:p>1.359576293</text:p>
          </table:table-cell>
          <table:table-cell office:value-type="float" office:value="0.05618926" calcext:value-type="float">
            <text:p>0.05618926</text:p>
          </table:table-cell>
          <table:table-cell office:value-type="float" office:value="30.77566249" calcext:value-type="float">
            <text:p>30.77566249</text:p>
          </table:table-cell>
          <table:table-cell office:value-type="float" office:value="11.53038115" calcext:value-type="float">
            <text:p>11.53038115</text:p>
          </table:table-cell>
          <table:table-cell office:value-type="float" office:value="0.059377376" calcext:value-type="float">
            <text:p>0.059377376</text:p>
          </table:table-cell>
          <table:table-cell office:value-type="float" office:value="0.777436416" calcext:value-type="float">
            <text:p>0.777436416</text:p>
          </table:table-cell>
          <table:table-cell office:value-type="float" office:value="0.681096408" calcext:value-type="float">
            <text:p>0.681096408</text:p>
          </table:table-cell>
          <table:table-cell office:value-type="float" office:value="280.0588307" calcext:value-type="float">
            <text:p>280.0588307</text:p>
          </table:table-cell>
          <table:table-cell office:value-type="float" office:value="24.477" calcext:value-type="float">
            <text:p>24.477</text:p>
          </table:table-cell>
          <table:table-cell office:value-type="float" office:value="1.895852572" calcext:value-type="float">
            <text:p>1.895852572</text:p>
          </table:table-cell>
          <table:table-cell office:value-type="float" office:value="13.7524988" calcext:value-type="float">
            <text:p>13.7524988</text:p>
          </table:table-cell>
          <table:table-cell office:value-type="float" office:value="13.3" calcext:value-type="float">
            <text:p>13.3</text:p>
          </table:table-cell>
          <table:table-cell office:value-type="float" office:value="8.8" calcext:value-type="float">
            <text:p>8.8</text:p>
          </table:table-cell>
          <table:table-cell office:value-type="float" office:value="24.06015038" calcext:value-type="float">
            <text:p>24.06015038</text:p>
          </table:table-cell>
          <table:table-cell office:value-type="float" office:value="0.704525881" calcext:value-type="float">
            <text:p>0.704525881</text:p>
          </table:table-cell>
          <table:table-cell office:value-type="float" office:value="0.522149837" calcext:value-type="float">
            <text:p>0.522149837</text:p>
          </table:table-cell>
          <table:table-cell office:value-type="float" office:value="30.71461624" calcext:value-type="float">
            <text:p>30.71461624</text:p>
          </table:table-cell>
          <table:table-cell office:value-type="float" office:value="7.3646561" calcext:value-type="float">
            <text:p>7.3646561</text:p>
          </table:table-cell>
          <table:table-cell office:value-type="float" office:value="92.6353439" calcext:value-type="float">
            <text:p>92.6353439</text:p>
          </table:table-cell>
          <table:table-cell office:value-type="float" office:value="53.7839897" calcext:value-type="float">
            <text:p>53.7839897</text:p>
          </table:table-cell>
          <table:table-cell table:style-name="ce4" office:value-type="string" calcext:value-type="string">
            <text:p>2.70E-01</text:p>
          </table:table-cell>
          <table:table-cell office:value-type="float" office:value="8.29739022" calcext:value-type="float">
            <text:p>8.29739022</text:p>
          </table:table-cell>
          <table:table-cell office:value-type="float" office:value="0.735244648" calcext:value-type="float">
            <text:p>0.735244648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284" calcext:value-type="float">
            <text:p>-36.349284</text:p>
          </table:table-cell>
          <table:table-cell office:value-type="float" office:value="148.548387" calcext:value-type="float">
            <text:p>148.548387</text:p>
          </table:table-cell>
          <table:table-cell office:value-type="float" office:value="1300" calcext:value-type="float">
            <text:p>1300</text:p>
          </table:table-cell>
          <table:table-cell office:value-type="float" office:value="1292.249023" calcext:value-type="float">
            <text:p>1292.249023</text:p>
          </table:table-cell>
          <table:table-cell office:value-type="string" calcext:value-type="string">
            <text:p>I8</text:p>
          </table:table-cell>
          <table:table-cell office:value-type="float" office:value="32.0054016" calcext:value-type="float">
            <text:p>32.0054016</text:p>
          </table:table-cell>
          <table:table-cell office:value-type="string" calcext:value-type="string">
            <text:p>NE</text:p>
          </table:table-cell>
          <table:table-cell office:value-type="float" office:value="1.239174237" calcext:value-type="float">
            <text:p>1.239174237</text:p>
          </table:table-cell>
          <table:table-cell office:value-type="float" office:value="0.051368015" calcext:value-type="float">
            <text:p>0.051368015</text:p>
          </table:table-cell>
          <table:table-cell office:value-type="float" office:value="5.329216311" calcext:value-type="float">
            <text:p>5.329216311</text:p>
          </table:table-cell>
          <table:table-cell office:value-type="float" office:value="12.11082951" calcext:value-type="float">
            <text:p>12.11082951</text:p>
          </table:table-cell>
          <table:table-cell office:value-type="float" office:value="0.132683955" calcext:value-type="float">
            <text:p>0.132683955</text:p>
          </table:table-cell>
          <table:table-cell office:value-type="float" office:value="1.021461517" calcext:value-type="float">
            <text:p>1.021461517</text:p>
          </table:table-cell>
          <table:table-cell office:value-type="float" office:value="0.651594671" calcext:value-type="float">
            <text:p>0.651594671</text:p>
          </table:table-cell>
          <table:table-cell office:value-type="float" office:value="299.1998673" calcext:value-type="float">
            <text:p>299.1998673</text:p>
          </table:table-cell>
          <table:table-cell office:value-type="float" office:value="24.121" calcext:value-type="float">
            <text:p>24.121</text:p>
          </table:table-cell>
          <table:table-cell office:value-type="float" office:value="2.205019378" calcext:value-type="float">
            <text:p>2.205019378</text:p>
          </table:table-cell>
          <table:table-cell office:value-type="float" office:value="12.1901341" calcext:value-type="float">
            <text:p>12.1901341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21.16402116" calcext:value-type="float">
            <text:p>21.16402116</text:p>
          </table:table-cell>
          <table:table-cell office:value-type="float" office:value="0.880657352" calcext:value-type="float">
            <text:p>0.880657352</text:p>
          </table:table-cell>
          <table:table-cell office:value-type="float" office:value="0.470904645" calcext:value-type="float">
            <text:p>0.470904645</text:p>
          </table:table-cell>
          <table:table-cell office:value-type="float" office:value="32.60999631" calcext:value-type="float">
            <text:p>32.60999631</text:p>
          </table:table-cell>
          <table:table-cell office:value-type="float" office:value="8.2675832" calcext:value-type="float">
            <text:p>8.2675832</text:p>
          </table:table-cell>
          <table:table-cell office:value-type="float" office:value="91.7324168" calcext:value-type="float">
            <text:p>91.7324168</text:p>
          </table:table-cell>
          <table:table-cell office:value-type="float" office:value="55.13681058" calcext:value-type="float">
            <text:p>55.13681058</text:p>
          </table:table-cell>
          <table:table-cell table:style-name="ce4" office:value-type="string" calcext:value-type="string">
            <text:p>3.03E-01</text:p>
          </table:table-cell>
          <table:table-cell office:value-type="float" office:value="9.876762559" calcext:value-type="float">
            <text:p>9.876762559</text:p>
          </table:table-cell>
          <table:table-cell office:value-type="float" office:value="0.710321055" calcext:value-type="float">
            <text:p>0.71032105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29598" calcext:value-type="float">
            <text:p>-36.34929598</text:p>
          </table:table-cell>
          <table:table-cell office:value-type="float" office:value="148.548408" calcext:value-type="float">
            <text:p>148.548408</text:p>
          </table:table-cell>
          <table:table-cell office:value-type="float" office:value="1300" calcext:value-type="float">
            <text:p>1300</text:p>
          </table:table-cell>
          <table:table-cell office:value-type="float" office:value="1290.540771" calcext:value-type="float">
            <text:p>1290.540771</text:p>
          </table:table-cell>
          <table:table-cell office:value-type="string" calcext:value-type="string">
            <text:p>I9</text:p>
          </table:table-cell>
          <table:table-cell office:value-type="float" office:value="32.0054016" calcext:value-type="float">
            <text:p>32.0054016</text:p>
          </table:table-cell>
          <table:table-cell office:value-type="string" calcext:value-type="string">
            <text:p>NE</text:p>
          </table:table-cell>
          <table:table-cell office:value-type="float" office:value="1.407329264" calcext:value-type="float">
            <text:p>1.407329264</text:p>
          </table:table-cell>
          <table:table-cell office:value-type="float" office:value="0.064028885" calcext:value-type="float">
            <text:p>0.064028885</text:p>
          </table:table-cell>
          <table:table-cell office:value-type="float" office:value="5.478132241" calcext:value-type="float">
            <text:p>5.478132241</text:p>
          </table:table-cell>
          <table:table-cell office:value-type="float" office:value="11.78331362" calcext:value-type="float">
            <text:p>11.78331362</text:p>
          </table:table-cell>
          <table:table-cell office:value-type="float" office:value="0.109908394" calcext:value-type="float">
            <text:p>0.109908394</text:p>
          </table:table-cell>
          <table:table-cell office:value-type="float" office:value="0.951380998" calcext:value-type="float">
            <text:p>0.951380998</text:p>
          </table:table-cell>
          <table:table-cell office:value-type="float" office:value="0.644984534" calcext:value-type="float">
            <text:p>0.644984534</text:p>
          </table:table-cell>
          <table:table-cell office:value-type="float" office:value="280.8657007" calcext:value-type="float">
            <text:p>280.8657007</text:p>
          </table:table-cell>
          <table:table-cell office:value-type="float" office:value="32.852" calcext:value-type="float">
            <text:p>32.852</text:p>
          </table:table-cell>
          <table:table-cell office:value-type="float" office:value="2.066254504" calcext:value-type="float">
            <text:p>2.066254504</text:p>
          </table:table-cell>
          <table:table-cell office:value-type="float" office:value="13.4453082" calcext:value-type="float">
            <text:p>13.4453082</text:p>
          </table:table-cell>
          <table:table-cell office:value-type="float" office:value="15.1" calcext:value-type="float">
            <text:p>15.1</text:p>
          </table:table-cell>
          <table:table-cell office:value-type="float" office:value="10.2" calcext:value-type="float">
            <text:p>10.2</text:p>
          </table:table-cell>
          <table:table-cell office:value-type="float" office:value="26.04856512" calcext:value-type="float">
            <text:p>26.04856512</text:p>
          </table:table-cell>
          <table:table-cell office:value-type="float" office:value="0.734234804" calcext:value-type="float">
            <text:p>0.734234804</text:p>
          </table:table-cell>
          <table:table-cell office:value-type="float" office:value="0.451731844" calcext:value-type="float">
            <text:p>0.451731844</text:p>
          </table:table-cell>
          <table:table-cell office:value-type="float" office:value="49.35466741" calcext:value-type="float">
            <text:p>49.35466741</text:p>
          </table:table-cell>
          <table:table-cell office:value-type="float" office:value="8.9463598" calcext:value-type="float">
            <text:p>8.9463598</text:p>
          </table:table-cell>
          <table:table-cell office:value-type="float" office:value="91.0536402" calcext:value-type="float">
            <text:p>91.0536402</text:p>
          </table:table-cell>
          <table:table-cell office:value-type="float" office:value="46.79386842" calcext:value-type="float">
            <text:p>46.79386842</text:p>
          </table:table-cell>
          <table:table-cell table:style-name="ce4" office:value-type="string" calcext:value-type="string">
            <text:p>1.52E-01</text:p>
          </table:table-cell>
          <table:table-cell office:value-type="float" office:value="7.503815741" calcext:value-type="float">
            <text:p>7.503815741</text:p>
          </table:table-cell>
          <table:table-cell office:value-type="float" office:value="0.70835667" calcext:value-type="float">
            <text:p>0.70835667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342" calcext:value-type="float">
            <text:p>-36.349342</text:p>
          </table:table-cell>
          <table:table-cell office:value-type="float" office:value="148.548505" calcext:value-type="float">
            <text:p>148.548505</text:p>
          </table:table-cell>
          <table:table-cell office:value-type="float" office:value="1300" calcext:value-type="float">
            <text:p>1300</text:p>
          </table:table-cell>
          <table:table-cell office:value-type="float" office:value="1294.982666" calcext:value-type="float">
            <text:p>1294.982666</text:p>
          </table:table-cell>
          <table:table-cell office:value-type="string" calcext:value-type="string">
            <text:p>I10</text:p>
          </table:table-cell>
          <table:table-cell office:value-type="float" office:value="32.0054016" calcext:value-type="float">
            <text:p>32.0054016</text:p>
          </table:table-cell>
          <table:table-cell office:value-type="string" calcext:value-type="string">
            <text:p>NE</text:p>
          </table:table-cell>
          <table:table-cell office:value-type="float" office:value="1.347128476" calcext:value-type="float">
            <text:p>1.347128476</text:p>
          </table:table-cell>
          <table:table-cell office:value-type="float" office:value="0.060581221" calcext:value-type="float">
            <text:p>0.060581221</text:p>
          </table:table-cell>
          <table:table-cell office:value-type="float" office:value="5.044123658" calcext:value-type="float">
            <text:p>5.044123658</text:p>
          </table:table-cell>
          <table:table-cell office:value-type="float" office:value="11.77737974" calcext:value-type="float">
            <text:p>11.77737974</text:p>
          </table:table-cell>
          <table:table-cell office:value-type="float" office:value="0.162822133" calcext:value-type="float">
            <text:p>0.162822133</text:p>
          </table:table-cell>
          <table:table-cell office:value-type="float" office:value="1.16763218" calcext:value-type="float">
            <text:p>1.16763218</text:p>
          </table:table-cell>
          <table:table-cell office:value-type="float" office:value="0.662112139" calcext:value-type="float">
            <text:p>0.662112139</text:p>
          </table:table-cell>
          <table:table-cell office:value-type="float" office:value="318.7342035" calcext:value-type="float">
            <text:p>318.7342035</text:p>
          </table:table-cell>
          <table:table-cell office:value-type="float" office:value="28.883" calcext:value-type="float">
            <text:p>28.883</text:p>
          </table:table-cell>
          <table:table-cell office:value-type="float" office:value="3.047053018" calcext:value-type="float">
            <text:p>3.047053018</text:p>
          </table:table-cell>
          <table:table-cell office:value-type="float" office:value="15.4717436" calcext:value-type="float">
            <text:p>15.4717436</text:p>
          </table:table-cell>
          <table:table-cell office:value-type="float" office:value="17.8" calcext:value-type="float">
            <text:p>17.8</text:p>
          </table:table-cell>
          <table:table-cell office:value-type="float" office:value="7.5" calcext:value-type="float">
            <text:p>7.5</text:p>
          </table:table-cell>
          <table:table-cell office:value-type="float" office:value="20.97378278" calcext:value-type="float">
            <text:p>20.97378278</text:p>
          </table:table-cell>
          <table:table-cell office:value-type="float" office:value="0.820784778" calcext:value-type="float">
            <text:p>0.820784778</text:p>
          </table:table-cell>
          <table:table-cell office:value-type="float" office:value="0.522434892" calcext:value-type="float">
            <text:p>0.522434892</text:p>
          </table:table-cell>
          <table:table-cell office:value-type="float" office:value="27.9705241" calcext:value-type="float">
            <text:p>27.9705241</text:p>
          </table:table-cell>
          <table:table-cell office:value-type="float" office:value="8.708704" calcext:value-type="float">
            <text:p>8.708704</text:p>
          </table:table-cell>
          <table:table-cell office:value-type="float" office:value="91.291296" calcext:value-type="float">
            <text:p>91.291296</text:p>
          </table:table-cell>
          <table:table-cell office:value-type="float" office:value="61.05463407" calcext:value-type="float">
            <text:p>61.05463407</text:p>
          </table:table-cell>
          <table:table-cell table:style-name="ce4" office:value-type="string" calcext:value-type="string">
            <text:p>4.61E-01</text:p>
          </table:table-cell>
          <table:table-cell office:value-type="float" office:value="12.88070696" calcext:value-type="float">
            <text:p>12.88070696</text:p>
          </table:table-cell>
          <table:table-cell office:value-type="float" office:value="0.725274115" calcext:value-type="float">
            <text:p>0.72527411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10.1499996" calcext:value-type="float">
            <text:p>10.1499996</text:p>
          </table:table-cell>
          <table:table-cell office:value-type="float" office:value="41.7695007" calcext:value-type="float">
            <text:p>41.7695007</text:p>
          </table:table-cell>
          <table:table-cell office:value-type="float" office:value="511.8340149" calcext:value-type="float">
            <text:p>511.8340149</text:p>
          </table:table-cell>
          <table:table-cell office:value-type="float" office:value="20.1000004" calcext:value-type="float">
            <text:p>20.1000004</text:p>
          </table:table-cell>
          <table:table-cell office:value-type="float" office:value="-4.1999998" calcext:value-type="float">
            <text:p>-4.1999998</text:p>
          </table:table-cell>
          <table:table-cell office:value-type="float" office:value="24.2999992" calcext:value-type="float">
            <text:p>24.2999992</text:p>
          </table:table-cell>
          <table:table-cell office:value-type="float" office:value="7.6999998" calcext:value-type="float">
            <text:p>7.6999998</text:p>
          </table:table-cell>
          <table:table-cell table:number-columns-repeated="2" office:value-type="float" office:value="14.7833004" calcext:value-type="float">
            <text:p>14.7833004</text:p>
          </table:table-cell>
          <table:table-cell office:value-type="float" office:value="2.1833301" calcext:value-type="float">
            <text:p>2.1833301</text:p>
          </table:table-cell>
          <table:table-cell office:value-type="float" office:value="1134" calcext:value-type="float">
            <text:p>113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5.2037001" calcext:value-type="float">
            <text:p>15.203700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74701" calcext:value-type="float">
            <text:p>-36.34974701</text:p>
          </table:table-cell>
          <table:table-cell office:value-type="float" office:value="148.564908" calcext:value-type="float">
            <text:p>148.564908</text:p>
          </table:table-cell>
          <table:table-cell office:value-type="float" office:value="1210" calcext:value-type="float">
            <text:p>1210</text:p>
          </table:table-cell>
          <table:table-cell office:value-type="float" office:value="1205.392944" calcext:value-type="float">
            <text:p>1205.392944</text:p>
          </table:table-cell>
          <table:table-cell office:value-type="string" calcext:value-type="string">
            <text:p>J1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319541046" calcext:value-type="float">
            <text:p>1.319541046</text:p>
          </table:table-cell>
          <table:table-cell office:value-type="float" office:value="0.055511048" calcext:value-type="float">
            <text:p>0.055511048</text:p>
          </table:table-cell>
          <table:table-cell office:value-type="float" office:value="6.70876639" calcext:value-type="float">
            <text:p>6.70876639</text:p>
          </table:table-cell>
          <table:table-cell office:value-type="float" office:value="14.00098332" calcext:value-type="float">
            <text:p>14.00098332</text:p>
          </table:table-cell>
          <table:table-cell office:value-type="float" office:value="0.104340856" calcext:value-type="float">
            <text:p>0.104340856</text:p>
          </table:table-cell>
          <table:table-cell office:value-type="float" office:value="1.006136349" calcext:value-type="float">
            <text:p>1.006136349</text:p>
          </table:table-cell>
          <table:table-cell office:value-type="float" office:value="0.608237378" calcext:value-type="float">
            <text:p>0.608237378</text:p>
          </table:table-cell>
          <table:table-cell office:value-type="float" office:value="294.2635659" calcext:value-type="float">
            <text:p>294.2635659</text:p>
          </table:table-cell>
          <table:table-cell office:value-type="float" office:value="32.25" calcext:value-type="float">
            <text:p>32.25</text:p>
          </table:table-cell>
          <table:table-cell office:value-type="float" office:value="2.720950209" calcext:value-type="float">
            <text:p>2.720950209</text:p>
          </table:table-cell>
          <table:table-cell office:value-type="float" office:value="15.0735792" calcext:value-type="float">
            <text:p>15.0735792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22" calcext:value-type="float">
            <text:p>22</text:p>
          </table:table-cell>
          <table:table-cell office:value-type="float" office:value="0.70028175" calcext:value-type="float">
            <text:p>0.70028175</text:p>
          </table:table-cell>
          <table:table-cell office:value-type="float" office:value="0.453034301" calcext:value-type="float">
            <text:p>0.453034301</text:p>
          </table:table-cell>
          <table:table-cell office:value-type="float" office:value="35.34355687" calcext:value-type="float">
            <text:p>35.34355687</text:p>
          </table:table-cell>
          <table:table-cell office:value-type="float" office:value="10.5238408" calcext:value-type="float">
            <text:p>10.5238408</text:p>
          </table:table-cell>
          <table:table-cell office:value-type="float" office:value="89.4761592" calcext:value-type="float">
            <text:p>89.4761592</text:p>
          </table:table-cell>
          <table:table-cell office:value-type="float" office:value="59.70814802" calcext:value-type="float">
            <text:p>59.70814802</text:p>
          </table:table-cell>
          <table:table-cell table:style-name="ce4" office:value-type="string" calcext:value-type="string">
            <text:p>4.26E-01</text:p>
          </table:table-cell>
          <table:table-cell office:value-type="float" office:value="15.03896673" calcext:value-type="float">
            <text:p>15.03896673</text:p>
          </table:table-cell>
          <table:table-cell office:value-type="float" office:value="0.679775913" calcext:value-type="float">
            <text:p>0.679775913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76604" calcext:value-type="float">
            <text:p>-36.34976604</text:p>
          </table:table-cell>
          <table:table-cell office:value-type="float" office:value="148.56492" calcext:value-type="float">
            <text:p>148.56492</text:p>
          </table:table-cell>
          <table:table-cell office:value-type="float" office:value="1210" calcext:value-type="float">
            <text:p>1210</text:p>
          </table:table-cell>
          <table:table-cell office:value-type="float" office:value="1206.518677" calcext:value-type="float">
            <text:p>1206.518677</text:p>
          </table:table-cell>
          <table:table-cell office:value-type="string" calcext:value-type="string">
            <text:p>J2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187326323" calcext:value-type="float">
            <text:p>1.187326323</text:p>
          </table:table-cell>
          <table:table-cell office:value-type="float" office:value="0.048203205" calcext:value-type="float">
            <text:p>0.048203205</text:p>
          </table:table-cell>
          <table:table-cell office:value-type="float" office:value="5.806768915" calcext:value-type="float">
            <text:p>5.806768915</text:p>
          </table:table-cell>
          <table:table-cell office:value-type="float" office:value="29.93824237" calcext:value-type="float">
            <text:p>29.93824237</text:p>
          </table:table-cell>
          <table:table-cell office:value-type="float" office:value="0.10635509" calcext:value-type="float">
            <text:p>0.10635509</text:p>
          </table:table-cell>
          <table:table-cell office:value-type="float" office:value="0.984053536" calcext:value-type="float">
            <text:p>0.984053536</text:p>
          </table:table-cell>
          <table:table-cell office:value-type="float" office:value="0.641797753" calcext:value-type="float">
            <text:p>0.641797753</text:p>
          </table:table-cell>
          <table:table-cell office:value-type="float" office:value="338.2044957" calcext:value-type="float">
            <text:p>338.2044957</text:p>
          </table:table-cell>
          <table:table-cell office:value-type="float" office:value="21.487" calcext:value-type="float">
            <text:p>21.487</text:p>
          </table:table-cell>
          <table:table-cell office:value-type="float" office:value="3.607775459" calcext:value-type="float">
            <text:p>3.607775459</text:p>
          </table:table-cell>
          <table:table-cell office:value-type="float" office:value="15.0468826" calcext:value-type="float">
            <text:p>15.0468826</text:p>
          </table:table-cell>
          <table:table-cell office:value-type="float" office:value="16.8" calcext:value-type="float">
            <text:p>16.8</text:p>
          </table:table-cell>
          <table:table-cell office:value-type="float" office:value="6.7" calcext:value-type="float">
            <text:p>6.7</text:p>
          </table:table-cell>
          <table:table-cell office:value-type="float" office:value="28.57142858" calcext:value-type="float">
            <text:p>28.57142858</text:p>
          </table:table-cell>
          <table:table-cell office:value-type="float" office:value="0.752575517" calcext:value-type="float">
            <text:p>0.752575517</text:p>
          </table:table-cell>
          <table:table-cell office:value-type="float" office:value="0.453703704" calcext:value-type="float">
            <text:p>0.453703704</text:p>
          </table:table-cell>
          <table:table-cell office:value-type="float" office:value="37.92424359" calcext:value-type="float">
            <text:p>37.92424359</text:p>
          </table:table-cell>
          <table:table-cell office:value-type="float" office:value="6.454122" calcext:value-type="float">
            <text:p>6.454122</text:p>
          </table:table-cell>
          <table:table-cell office:value-type="float" office:value="93.545878" calcext:value-type="float">
            <text:p>93.545878</text:p>
          </table:table-cell>
          <table:table-cell office:value-type="float" office:value="44.68434695" calcext:value-type="float">
            <text:p>44.68434695</text:p>
          </table:table-cell>
          <table:table-cell table:style-name="ce4" office:value-type="string" calcext:value-type="string">
            <text:p>1.48E-01</text:p>
          </table:table-cell>
          <table:table-cell office:value-type="float" office:value="5.610821057" calcext:value-type="float">
            <text:p>5.610821057</text:p>
          </table:table-cell>
          <table:table-cell office:value-type="float" office:value="0.686078069" calcext:value-type="float">
            <text:p>0.686078069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72799" calcext:value-type="float">
            <text:p>-36.34972799</text:p>
          </table:table-cell>
          <table:table-cell office:value-type="float" office:value="148.564935" calcext:value-type="float">
            <text:p>148.564935</text:p>
          </table:table-cell>
          <table:table-cell office:value-type="float" office:value="1210" calcext:value-type="float">
            <text:p>1210</text:p>
          </table:table-cell>
          <table:table-cell office:value-type="float" office:value="1207.863281" calcext:value-type="float">
            <text:p>1207.863281</text:p>
          </table:table-cell>
          <table:table-cell office:value-type="string" calcext:value-type="string">
            <text:p>J3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357246879" calcext:value-type="float">
            <text:p>1.357246879</text:p>
          </table:table-cell>
          <table:table-cell office:value-type="float" office:value="0.058410521" calcext:value-type="float">
            <text:p>0.058410521</text:p>
          </table:table-cell>
          <table:table-cell office:value-type="float" office:value="8.169568899" calcext:value-type="float">
            <text:p>8.169568899</text:p>
          </table:table-cell>
          <table:table-cell office:value-type="float" office:value="16.94445872" calcext:value-type="float">
            <text:p>16.94445872</text:p>
          </table:table-cell>
          <table:table-cell office:value-type="float" office:value="0.094109525" calcext:value-type="float">
            <text:p>0.094109525</text:p>
          </table:table-cell>
          <table:table-cell office:value-type="float" office:value="0.942515309" calcext:value-type="float">
            <text:p>0.942515309</text:p>
          </table:table-cell>
          <table:table-cell office:value-type="float" office:value="0.586050157" calcext:value-type="float">
            <text:p>0.586050157</text:p>
          </table:table-cell>
          <table:table-cell office:value-type="float" office:value="277.8073443" calcext:value-type="float">
            <text:p>277.8073443</text:p>
          </table:table-cell>
          <table:table-cell office:value-type="float" office:value="24.427" calcext:value-type="float">
            <text:p>24.427</text:p>
          </table:table-cell>
          <table:table-cell office:value-type="float" office:value="2.823405933" calcext:value-type="float">
            <text:p>2.823405933</text:p>
          </table:table-cell>
          <table:table-cell office:value-type="float" office:value="13.7578947" calcext:value-type="float">
            <text:p>13.7578947</text:p>
          </table:table-cell>
          <table:table-cell office:value-type="float" office:value="12.5" calcext:value-type="float">
            <text:p>12.5</text:p>
          </table:table-cell>
          <table:table-cell office:value-type="float" office:value="5.9" calcext:value-type="float">
            <text:p>5.9</text:p>
          </table:table-cell>
          <table:table-cell office:value-type="float" office:value="28.8" calcext:value-type="float">
            <text:p>28.8</text:p>
          </table:table-cell>
          <table:table-cell office:value-type="float" office:value="0.692324002" calcext:value-type="float">
            <text:p>0.692324002</text:p>
          </table:table-cell>
          <table:table-cell office:value-type="float" office:value="0.471047105" calcext:value-type="float">
            <text:p>0.471047105</text:p>
          </table:table-cell>
          <table:table-cell office:value-type="float" office:value="31.60207881" calcext:value-type="float">
            <text:p>31.60207881</text:p>
          </table:table-cell>
          <table:table-cell office:value-type="float" office:value="7.5470675" calcext:value-type="float">
            <text:p>7.5470675</text:p>
          </table:table-cell>
          <table:table-cell office:value-type="float" office:value="92.4529325" calcext:value-type="float">
            <text:p>92.4529325</text:p>
          </table:table-cell>
          <table:table-cell office:value-type="float" office:value="53.1250228" calcext:value-type="float">
            <text:p>53.1250228</text:p>
          </table:table-cell>
          <table:table-cell table:style-name="ce4" office:value-type="string" calcext:value-type="string">
            <text:p>2.87E-01</text:p>
          </table:table-cell>
          <table:table-cell office:value-type="float" office:value="9.072255158" calcext:value-type="float">
            <text:p>9.072255158</text:p>
          </table:table-cell>
          <table:table-cell office:value-type="float" office:value="0.633890285" calcext:value-type="float">
            <text:p>0.633890285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9798" calcext:value-type="float">
            <text:p>-36.34969798</text:p>
          </table:table-cell>
          <table:table-cell office:value-type="float" office:value="148.565099" calcext:value-type="float">
            <text:p>148.565099</text:p>
          </table:table-cell>
          <table:table-cell office:value-type="float" office:value="1210" calcext:value-type="float">
            <text:p>1210</text:p>
          </table:table-cell>
          <table:table-cell office:value-type="float" office:value="1206.70752" calcext:value-type="float">
            <text:p>1206.70752</text:p>
          </table:table-cell>
          <table:table-cell office:value-type="string" calcext:value-type="string">
            <text:p>J4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002971667" calcext:value-type="float">
            <text:p>1.002971667</text:p>
          </table:table-cell>
          <table:table-cell office:value-type="float" office:value="0.047770556" calcext:value-type="float">
            <text:p>0.047770556</text:p>
          </table:table-cell>
          <table:table-cell office:value-type="float" office:value="3.394627293" calcext:value-type="float">
            <text:p>3.394627293</text:p>
          </table:table-cell>
          <table:table-cell office:value-type="float" office:value="12.57439194" calcext:value-type="float">
            <text:p>12.57439194</text:p>
          </table:table-cell>
          <table:table-cell office:value-type="float" office:value="0.115408599" calcext:value-type="float">
            <text:p>0.115408599</text:p>
          </table:table-cell>
          <table:table-cell office:value-type="float" office:value="0.961134016" calcext:value-type="float">
            <text:p>0.961134016</text:p>
          </table:table-cell>
          <table:table-cell office:value-type="float" office:value="0.527696078" calcext:value-type="float">
            <text:p>0.527696078</text:p>
          </table:table-cell>
          <table:table-cell office:value-type="float" office:value="264.5079041" calcext:value-type="float">
            <text:p>264.5079041</text:p>
          </table:table-cell>
          <table:table-cell office:value-type="float" office:value="19.61" calcext:value-type="float">
            <text:p>19.61</text:p>
          </table:table-cell>
          <table:table-cell office:value-type="float" office:value="1.993440363" calcext:value-type="float">
            <text:p>1.993440363</text:p>
          </table:table-cell>
          <table:table-cell office:value-type="float" office:value="15.0710059" calcext:value-type="float">
            <text:p>15.0710059</text:p>
          </table:table-cell>
          <table:table-cell office:value-type="float" office:value="10.8" calcext:value-type="float">
            <text:p>10.8</text:p>
          </table:table-cell>
          <table:table-cell office:value-type="float" office:value="5.7" calcext:value-type="float">
            <text:p>5.7</text:p>
          </table:table-cell>
          <table:table-cell office:value-type="float" office:value="34.56790124" calcext:value-type="float">
            <text:p>34.56790124</text:p>
          </table:table-cell>
          <table:table-cell office:value-type="float" office:value="0.6535963" calcext:value-type="float">
            <text:p>0.6535963</text:p>
          </table:table-cell>
          <table:table-cell office:value-type="float" office:value="0.433596248" calcext:value-type="float">
            <text:p>0.433596248</text:p>
          </table:table-cell>
          <table:table-cell office:value-type="float" office:value="35.32308522" calcext:value-type="float">
            <text:p>35.32308522</text:p>
          </table:table-cell>
          <table:table-cell office:value-type="float" office:value="9.0761883" calcext:value-type="float">
            <text:p>9.0761883</text:p>
          </table:table-cell>
          <table:table-cell office:value-type="float" office:value="90.9238117" calcext:value-type="float">
            <text:p>90.9238117</text:p>
          </table:table-cell>
          <table:table-cell office:value-type="float" office:value="55.06369635" calcext:value-type="float">
            <text:p>55.06369635</text:p>
          </table:table-cell>
          <table:table-cell table:style-name="ce4" office:value-type="string" calcext:value-type="string">
            <text:p>3.26E-01</text:p>
          </table:table-cell>
          <table:table-cell office:value-type="float" office:value="11.51392368" calcext:value-type="float">
            <text:p>11.51392368</text:p>
          </table:table-cell>
          <table:table-cell office:value-type="float" office:value="0.580371707" calcext:value-type="float">
            <text:p>0.580371707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7401" calcext:value-type="float">
            <text:p>-36.34967401</text:p>
          </table:table-cell>
          <table:table-cell office:value-type="float" office:value="148.565139" calcext:value-type="float">
            <text:p>148.565139</text:p>
          </table:table-cell>
          <table:table-cell office:value-type="float" office:value="1210" calcext:value-type="float">
            <text:p>1210</text:p>
          </table:table-cell>
          <table:table-cell office:value-type="float" office:value="1208.936523" calcext:value-type="float">
            <text:p>1208.936523</text:p>
          </table:table-cell>
          <table:table-cell office:value-type="string" calcext:value-type="string">
            <text:p>J5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387932011" calcext:value-type="float">
            <text:p>1.387932011</text:p>
          </table:table-cell>
          <table:table-cell office:value-type="float" office:value="0.072086957" calcext:value-type="float">
            <text:p>0.072086957</text:p>
          </table:table-cell>
          <table:table-cell office:value-type="float" office:value="7.353010895" calcext:value-type="float">
            <text:p>7.353010895</text:p>
          </table:table-cell>
          <table:table-cell office:value-type="float" office:value="11.00117298" calcext:value-type="float">
            <text:p>11.00117298</text:p>
          </table:table-cell>
          <table:table-cell office:value-type="float" office:value="0.082777739" calcext:value-type="float">
            <text:p>0.082777739</text:p>
          </table:table-cell>
          <table:table-cell office:value-type="float" office:value="0.903984457" calcext:value-type="float">
            <text:p>0.903984457</text:p>
          </table:table-cell>
          <table:table-cell office:value-type="float" office:value="0.716402481" calcext:value-type="float">
            <text:p>0.716402481</text:p>
          </table:table-cell>
          <table:table-cell office:value-type="float" office:value="288.045422" calcext:value-type="float">
            <text:p>288.045422</text:p>
          </table:table-cell>
          <table:table-cell office:value-type="float" office:value="22.368" calcext:value-type="float">
            <text:p>22.368</text:p>
          </table:table-cell>
          <table:table-cell office:value-type="float" office:value="2.12274145" calcext:value-type="float">
            <text:p>2.12274145</text:p>
          </table:table-cell>
          <table:table-cell office:value-type="float" office:value="13.3029492" calcext:value-type="float">
            <text:p>13.3029492</text:p>
          </table:table-cell>
          <table:table-cell office:value-type="float" office:value="10.7" calcext:value-type="float">
            <text:p>10.7</text:p>
          </table:table-cell>
          <table:table-cell office:value-type="float" office:value="10.2" calcext:value-type="float">
            <text:p>10.2</text:p>
          </table:table-cell>
          <table:table-cell office:value-type="float" office:value="37.38317758" calcext:value-type="float">
            <text:p>37.38317758</text:p>
          </table:table-cell>
          <table:table-cell office:value-type="float" office:value="0.744845134" calcext:value-type="float">
            <text:p>0.744845134</text:p>
          </table:table-cell>
          <table:table-cell office:value-type="float" office:value="0.392817207" calcext:value-type="float">
            <text:p>0.392817207</text:p>
          </table:table-cell>
          <table:table-cell office:value-type="float" office:value="40.20969304" calcext:value-type="float">
            <text:p>40.20969304</text:p>
          </table:table-cell>
          <table:table-cell office:value-type="float" office:value="6.708275" calcext:value-type="float">
            <text:p>6.708275</text:p>
          </table:table-cell>
          <table:table-cell office:value-type="float" office:value="93.291725" calcext:value-type="float">
            <text:p>93.291725</text:p>
          </table:table-cell>
          <table:table-cell office:value-type="float" office:value="43.72195636" calcext:value-type="float">
            <text:p>43.72195636</text:p>
          </table:table-cell>
          <table:table-cell table:style-name="ce4" office:value-type="string" calcext:value-type="string">
            <text:p>1.50E-01</text:p>
          </table:table-cell>
          <table:table-cell office:value-type="float" office:value="6.021014511" calcext:value-type="float">
            <text:p>6.021014511</text:p>
          </table:table-cell>
          <table:table-cell office:value-type="float" office:value="0.767916427" calcext:value-type="float">
            <text:p>0.767916427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6001" calcext:value-type="float">
            <text:p>-36.34966001</text:p>
          </table:table-cell>
          <table:table-cell office:value-type="float" office:value="148.565205" calcext:value-type="float">
            <text:p>148.565205</text:p>
          </table:table-cell>
          <table:table-cell office:value-type="float" office:value="1210" calcext:value-type="float">
            <text:p>1210</text:p>
          </table:table-cell>
          <table:table-cell office:value-type="float" office:value="1209.593628" calcext:value-type="float">
            <text:p>1209.593628</text:p>
          </table:table-cell>
          <table:table-cell office:value-type="string" calcext:value-type="string">
            <text:p>J6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104720839" calcext:value-type="float">
            <text:p>1.104720839</text:p>
          </table:table-cell>
          <table:table-cell office:value-type="float" office:value="0.060356375" calcext:value-type="float">
            <text:p>0.060356375</text:p>
          </table:table-cell>
          <table:table-cell office:value-type="float" office:value="12.55724802" calcext:value-type="float">
            <text:p>12.55724802</text:p>
          </table:table-cell>
          <table:table-cell office:value-type="float" office:value="14.10064383" calcext:value-type="float">
            <text:p>14.10064383</text:p>
          </table:table-cell>
          <table:table-cell office:value-type="float" office:value="0.087805149" calcext:value-type="float">
            <text:p>0.087805149</text:p>
          </table:table-cell>
          <table:table-cell office:value-type="float" office:value="0.963672453" calcext:value-type="float">
            <text:p>0.963672453</text:p>
          </table:table-cell>
          <table:table-cell office:value-type="float" office:value="0.639903069" calcext:value-type="float">
            <text:p>0.639903069</text:p>
          </table:table-cell>
          <table:table-cell office:value-type="float" office:value="312.6659586" calcext:value-type="float">
            <text:p>312.6659586</text:p>
          </table:table-cell>
          <table:table-cell office:value-type="float" office:value="22.596" calcext:value-type="float">
            <text:p>22.596</text:p>
          </table:table-cell>
          <table:table-cell office:value-type="float" office:value="2.170415815" calcext:value-type="float">
            <text:p>2.170415815</text:p>
          </table:table-cell>
          <table:table-cell office:value-type="float" office:value="17.3530873" calcext:value-type="float">
            <text:p>17.3530873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33.33333334" calcext:value-type="float">
            <text:p>33.33333334</text:p>
          </table:table-cell>
          <table:table-cell office:value-type="float" office:value="0.709376318" calcext:value-type="float">
            <text:p>0.709376318</text:p>
          </table:table-cell>
          <table:table-cell office:value-type="float" office:value="0.428933515" calcext:value-type="float">
            <text:p>0.428933515</text:p>
          </table:table-cell>
          <table:table-cell office:value-type="float" office:value="42.65730827" calcext:value-type="float">
            <text:p>42.65730827</text:p>
          </table:table-cell>
          <table:table-cell office:value-type="float" office:value="13.0184283" calcext:value-type="float">
            <text:p>13.0184283</text:p>
          </table:table-cell>
          <table:table-cell office:value-type="float" office:value="86.9815717" calcext:value-type="float">
            <text:p>86.9815717</text:p>
          </table:table-cell>
          <table:table-cell table:number-columns-repeated="3"/>
          <table:table-cell office:value-type="float" office:value="0.7356766" calcext:value-type="float">
            <text:p>0.735676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6202" calcext:value-type="float">
            <text:p>-36.34966202</text:p>
          </table:table-cell>
          <table:table-cell office:value-type="float" office:value="148.565212" calcext:value-type="float">
            <text:p>148.565212</text:p>
          </table:table-cell>
          <table:table-cell office:value-type="float" office:value="1210" calcext:value-type="float">
            <text:p>1210</text:p>
          </table:table-cell>
          <table:table-cell office:value-type="float" office:value="1210.155762" calcext:value-type="float">
            <text:p>1210.155762</text:p>
          </table:table-cell>
          <table:table-cell office:value-type="string" calcext:value-type="string">
            <text:p>J7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229946658" calcext:value-type="float">
            <text:p>1.229946658</text:p>
          </table:table-cell>
          <table:table-cell office:value-type="float" office:value="0.049030296" calcext:value-type="float">
            <text:p>0.049030296</text:p>
          </table:table-cell>
          <table:table-cell office:value-type="float" office:value="8.128687925" calcext:value-type="float">
            <text:p>8.128687925</text:p>
          </table:table-cell>
          <table:table-cell office:value-type="float" office:value="10.46360882" calcext:value-type="float">
            <text:p>10.46360882</text:p>
          </table:table-cell>
          <table:table-cell office:value-type="float" office:value="0.069076426" calcext:value-type="float">
            <text:p>0.069076426</text:p>
          </table:table-cell>
          <table:table-cell office:value-type="float" office:value="0.891227502" calcext:value-type="float">
            <text:p>0.891227502</text:p>
          </table:table-cell>
          <table:table-cell office:value-type="float" office:value="0.65624037" calcext:value-type="float">
            <text:p>0.65624037</text:p>
          </table:table-cell>
          <table:table-cell office:value-type="float" office:value="262.7558263" calcext:value-type="float">
            <text:p>262.7558263</text:p>
          </table:table-cell>
          <table:table-cell office:value-type="float" office:value="38.747" calcext:value-type="float">
            <text:p>38.747</text:p>
          </table:table-cell>
          <table:table-cell office:value-type="float" office:value="2.481888098" calcext:value-type="float">
            <text:p>2.481888098</text:p>
          </table:table-cell>
          <table:table-cell office:value-type="float" office:value="10.0854912" calcext:value-type="float">
            <text:p>10.0854912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32.28070176" calcext:value-type="float">
            <text:p>32.28070176</text:p>
          </table:table-cell>
          <table:table-cell office:value-type="float" office:value="0.662482451" calcext:value-type="float">
            <text:p>0.662482451</text:p>
          </table:table-cell>
          <table:table-cell office:value-type="float" office:value="0.411503052" calcext:value-type="float">
            <text:p>0.411503052</text:p>
          </table:table-cell>
          <table:table-cell office:value-type="float" office:value="43.28536289" calcext:value-type="float">
            <text:p>43.28536289</text:p>
          </table:table-cell>
          <table:table-cell office:value-type="float" office:value="7.2937621" calcext:value-type="float">
            <text:p>7.2937621</text:p>
          </table:table-cell>
          <table:table-cell office:value-type="float" office:value="92.7062379" calcext:value-type="float">
            <text:p>92.7062379</text:p>
          </table:table-cell>
          <table:table-cell office:value-type="float" office:value="44.91082272" calcext:value-type="float">
            <text:p>44.91082272</text:p>
          </table:table-cell>
          <table:table-cell table:style-name="ce4" office:value-type="string" calcext:value-type="string">
            <text:p>1.37E-01</text:p>
          </table:table-cell>
          <table:table-cell office:value-type="float" office:value="5.937189459" calcext:value-type="float">
            <text:p>5.937189459</text:p>
          </table:table-cell>
          <table:table-cell office:value-type="float" office:value="0.707870781" calcext:value-type="float">
            <text:p>0.707870781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5196" calcext:value-type="float">
            <text:p>-36.34965196</text:p>
          </table:table-cell>
          <table:table-cell office:value-type="float" office:value="148.565242" calcext:value-type="float">
            <text:p>148.565242</text:p>
          </table:table-cell>
          <table:table-cell office:value-type="float" office:value="1210" calcext:value-type="float">
            <text:p>1210</text:p>
          </table:table-cell>
          <table:table-cell office:value-type="float" office:value="1208.942017" calcext:value-type="float">
            <text:p>1208.942017</text:p>
          </table:table-cell>
          <table:table-cell office:value-type="string" calcext:value-type="string">
            <text:p>J8</text:p>
          </table:table-cell>
          <table:table-cell office:value-type="float" office:value="177.2740021" calcext:value-type="float">
            <text:p>177.2740021</text:p>
          </table:table-cell>
          <table:table-cell office:value-type="string" calcext:value-type="string">
            <text:p>S</text:p>
          </table:table-cell>
          <table:table-cell office:value-type="float" office:value="1.228128364" calcext:value-type="float">
            <text:p>1.228128364</text:p>
          </table:table-cell>
          <table:table-cell office:value-type="float" office:value="0.045794197" calcext:value-type="float">
            <text:p>0.045794197</text:p>
          </table:table-cell>
          <table:table-cell office:value-type="float" office:value="9.239784278" calcext:value-type="float">
            <text:p>9.239784278</text:p>
          </table:table-cell>
          <table:table-cell office:value-type="float" office:value="20.75430831" calcext:value-type="float">
            <text:p>20.75430831</text:p>
          </table:table-cell>
          <table:table-cell office:value-type="float" office:value="0.18880162" calcext:value-type="float">
            <text:p>0.18880162</text:p>
          </table:table-cell>
          <table:table-cell office:value-type="float" office:value="1.158251508" calcext:value-type="float">
            <text:p>1.158251508</text:p>
          </table:table-cell>
          <table:table-cell office:value-type="float" office:value="0.59493838" calcext:value-type="float">
            <text:p>0.59493838</text:p>
          </table:table-cell>
          <table:table-cell office:value-type="float" office:value="291.2617717" calcext:value-type="float">
            <text:p>291.2617717</text:p>
          </table:table-cell>
          <table:table-cell office:value-type="float" office:value="26.653" calcext:value-type="float">
            <text:p>26.653</text:p>
          </table:table-cell>
          <table:table-cell office:value-type="float" office:value="2.175799449" calcext:value-type="float">
            <text:p>2.175799449</text:p>
          </table:table-cell>
          <table:table-cell office:value-type="float" office:value="11.8673219" calcext:value-type="float">
            <text:p>11.8673219</text:p>
          </table:table-cell>
          <table:table-cell office:value-type="float" office:value="16.3" calcext:value-type="float">
            <text:p>16.3</text:p>
          </table:table-cell>
          <table:table-cell office:value-type="float" office:value="11.7" calcext:value-type="float">
            <text:p>11.7</text:p>
          </table:table-cell>
          <table:table-cell office:value-type="float" office:value="24.13087934" calcext:value-type="float">
            <text:p>24.13087934</text:p>
          </table:table-cell>
          <table:table-cell office:value-type="float" office:value="0.807142926" calcext:value-type="float">
            <text:p>0.807142926</text:p>
          </table:table-cell>
          <table:table-cell office:value-type="float" office:value="0.461146497" calcext:value-type="float">
            <text:p>0.461146497</text:p>
          </table:table-cell>
          <table:table-cell office:value-type="float" office:value="33.82589048" calcext:value-type="float">
            <text:p>33.82589048</text:p>
          </table:table-cell>
          <table:table-cell office:value-type="float" office:value="11.3204603" calcext:value-type="float">
            <text:p>11.3204603</text:p>
          </table:table-cell>
          <table:table-cell office:value-type="float" office:value="88.6795397" calcext:value-type="float">
            <text:p>88.6795397</text:p>
          </table:table-cell>
          <table:table-cell office:value-type="float" office:value="63.31143132" calcext:value-type="float">
            <text:p>63.31143132</text:p>
          </table:table-cell>
          <table:table-cell table:style-name="ce4" office:value-type="string" calcext:value-type="string">
            <text:p>5.39E-01</text:p>
          </table:table-cell>
          <table:table-cell office:value-type="float" office:value="18.21909554" calcext:value-type="float">
            <text:p>18.21909554</text:p>
          </table:table-cell>
          <table:table-cell office:value-type="float" office:value="0.670885733" calcext:value-type="float">
            <text:p>0.670885733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0896" calcext:value-type="float">
            <text:p>-36.34960896</text:p>
          </table:table-cell>
          <table:table-cell office:value-type="float" office:value="148.565616" calcext:value-type="float">
            <text:p>148.565616</text:p>
          </table:table-cell>
          <table:table-cell office:value-type="float" office:value="1210" calcext:value-type="float">
            <text:p>1210</text:p>
          </table:table-cell>
          <table:table-cell office:value-type="float" office:value="1220.712646" calcext:value-type="float">
            <text:p>1220.712646</text:p>
          </table:table-cell>
          <table:table-cell office:value-type="string" calcext:value-type="string">
            <text:p>J9</text:p>
          </table:table-cell>
          <table:table-cell office:value-type="float" office:value="191.8209991" calcext:value-type="float">
            <text:p>191.8209991</text:p>
          </table:table-cell>
          <table:table-cell office:value-type="string" calcext:value-type="string">
            <text:p>S</text:p>
          </table:table-cell>
          <table:table-cell office:value-type="float" office:value="1.349741375" calcext:value-type="float">
            <text:p>1.349741375</text:p>
          </table:table-cell>
          <table:table-cell office:value-type="float" office:value="0.063342663" calcext:value-type="float">
            <text:p>0.063342663</text:p>
          </table:table-cell>
          <table:table-cell office:value-type="float" office:value="11.03573146" calcext:value-type="float">
            <text:p>11.03573146</text:p>
          </table:table-cell>
          <table:table-cell office:value-type="float" office:value="12.2974554" calcext:value-type="float">
            <text:p>12.2974554</text:p>
          </table:table-cell>
          <table:table-cell office:value-type="float" office:value="0.107178567" calcext:value-type="float">
            <text:p>0.107178567</text:p>
          </table:table-cell>
          <table:table-cell office:value-type="float" office:value="0.972444271" calcext:value-type="float">
            <text:p>0.972444271</text:p>
          </table:table-cell>
          <table:table-cell office:value-type="float" office:value="0.55483372" calcext:value-type="float">
            <text:p>0.55483372</text:p>
          </table:table-cell>
          <table:table-cell office:value-type="float" office:value="302.3865723" calcext:value-type="float">
            <text:p>302.3865723</text:p>
          </table:table-cell>
          <table:table-cell office:value-type="float" office:value="19.065" calcext:value-type="float">
            <text:p>19.065</text:p>
          </table:table-cell>
          <table:table-cell office:value-type="float" office:value="3.20520146" calcext:value-type="float">
            <text:p>3.20520146</text:p>
          </table:table-cell>
          <table:table-cell office:value-type="float" office:value="12.3199187" calcext:value-type="float">
            <text:p>12.3199187</text:p>
          </table:table-cell>
          <table:table-cell office:value-type="float" office:value="13.5" calcext:value-type="float">
            <text:p>13.5</text:p>
          </table:table-cell>
          <table:table-cell office:value-type="float" office:value="5.3" calcext:value-type="float">
            <text:p>5.3</text:p>
          </table:table-cell>
          <table:table-cell office:value-type="float" office:value="18.7654321" calcext:value-type="float">
            <text:p>18.7654321</text:p>
          </table:table-cell>
          <table:table-cell office:value-type="float" office:value="0.827605704" calcext:value-type="float">
            <text:p>0.827605704</text:p>
          </table:table-cell>
          <table:table-cell office:value-type="float" office:value="0.468932039" calcext:value-type="float">
            <text:p>0.468932039</text:p>
          </table:table-cell>
          <table:table-cell office:value-type="float" office:value="49.8230058" calcext:value-type="float">
            <text:p>49.8230058</text:p>
          </table:table-cell>
          <table:table-cell office:value-type="float" office:value="9.7642689" calcext:value-type="float">
            <text:p>9.7642689</text:p>
          </table:table-cell>
          <table:table-cell office:value-type="float" office:value="90.2357311" calcext:value-type="float">
            <text:p>90.2357311</text:p>
          </table:table-cell>
          <table:table-cell office:value-type="float" office:value="47.96891938" calcext:value-type="float">
            <text:p>47.96891938</text:p>
          </table:table-cell>
          <table:table-cell table:style-name="ce4" office:value-type="string" calcext:value-type="string">
            <text:p>2.04E-01</text:p>
          </table:table-cell>
          <table:table-cell office:value-type="float" office:value="10.15174052" calcext:value-type="float">
            <text:p>10.15174052</text:p>
          </table:table-cell>
          <table:table-cell office:value-type="float" office:value="0.614871419" calcext:value-type="float">
            <text:p>0.614871419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63503" calcext:value-type="float">
            <text:p>-36.34963503</text:p>
          </table:table-cell>
          <table:table-cell office:value-type="float" office:value="148.565685" calcext:value-type="float">
            <text:p>148.565685</text:p>
          </table:table-cell>
          <table:table-cell office:value-type="float" office:value="1040" calcext:value-type="float">
            <text:p>1040</text:p>
          </table:table-cell>
          <table:table-cell office:value-type="float" office:value="1215.853027" calcext:value-type="float">
            <text:p>1215.853027</text:p>
          </table:table-cell>
          <table:table-cell office:value-type="string" calcext:value-type="string">
            <text:p>J10</text:p>
          </table:table-cell>
          <table:table-cell office:value-type="float" office:value="191.8209991" calcext:value-type="float">
            <text:p>191.8209991</text:p>
          </table:table-cell>
          <table:table-cell office:value-type="string" calcext:value-type="string">
            <text:p>S</text:p>
          </table:table-cell>
          <table:table-cell office:value-type="float" office:value="1.003834383" calcext:value-type="float">
            <text:p>1.003834383</text:p>
          </table:table-cell>
          <table:table-cell office:value-type="float" office:value="0.05251579" calcext:value-type="float">
            <text:p>0.05251579</text:p>
          </table:table-cell>
          <table:table-cell office:value-type="float" office:value="3.068697063" calcext:value-type="float">
            <text:p>3.068697063</text:p>
          </table:table-cell>
          <table:table-cell office:value-type="float" office:value="11.7199447" calcext:value-type="float">
            <text:p>11.7199447</text:p>
          </table:table-cell>
          <table:table-cell office:value-type="float" office:value="0.122435779" calcext:value-type="float">
            <text:p>0.122435779</text:p>
          </table:table-cell>
          <table:table-cell office:value-type="float" office:value="1.102271491" calcext:value-type="float">
            <text:p>1.102271491</text:p>
          </table:table-cell>
          <table:table-cell office:value-type="float" office:value="0.696618357" calcext:value-type="float">
            <text:p>0.696618357</text:p>
          </table:table-cell>
          <table:table-cell office:value-type="float" office:value="307.1276669" calcext:value-type="float">
            <text:p>307.1276669</text:p>
          </table:table-cell>
          <table:table-cell office:value-type="float" office:value="29.154" calcext:value-type="float">
            <text:p>29.154</text:p>
          </table:table-cell>
          <table:table-cell office:value-type="float" office:value="3.530664503" calcext:value-type="float">
            <text:p>3.530664503</text:p>
          </table:table-cell>
          <table:table-cell office:value-type="float" office:value="17.3268019" calcext:value-type="float">
            <text:p>17.3268019</text:p>
          </table:table-cell>
          <table:table-cell office:value-type="float" office:value="8.8" calcext:value-type="float">
            <text:p>8.8</text:p>
          </table:table-cell>
          <table:table-cell office:value-type="float" office:value="7.3" calcext:value-type="float">
            <text:p>7.3</text:p>
          </table:table-cell>
          <table:table-cell office:value-type="float" office:value="37.87878788" calcext:value-type="float">
            <text:p>37.87878788</text:p>
          </table:table-cell>
          <table:table-cell office:value-type="float" office:value="0.724767125" calcext:value-type="float">
            <text:p>0.724767125</text:p>
          </table:table-cell>
          <table:table-cell office:value-type="float" office:value="0.45767298" calcext:value-type="float">
            <text:p>0.45767298</text:p>
          </table:table-cell>
          <table:table-cell office:value-type="float" office:value="41.04077732" calcext:value-type="float">
            <text:p>41.04077732</text:p>
          </table:table-cell>
          <table:table-cell office:value-type="float" office:value="10.0380601" calcext:value-type="float">
            <text:p>10.0380601</text:p>
          </table:table-cell>
          <table:table-cell office:value-type="float" office:value="89.9619399" calcext:value-type="float">
            <text:p>89.9619399</text:p>
          </table:table-cell>
          <table:table-cell office:value-type="float" office:value="54.49799359" calcext:value-type="float">
            <text:p>54.49799359</text:p>
          </table:table-cell>
          <table:table-cell table:style-name="ce4" office:value-type="string" calcext:value-type="string">
            <text:p>2.78E-01</text:p>
          </table:table-cell>
          <table:table-cell office:value-type="float" office:value="11.41245063" calcext:value-type="float">
            <text:p>11.41245063</text:p>
          </table:table-cell>
          <table:table-cell office:value-type="float" office:value="0.774347861" calcext:value-type="float">
            <text:p>0.774347861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8.9333296" calcext:value-type="float">
            <text:p>8.9333296</text:p>
          </table:table-cell>
          <table:table-cell office:value-type="float" office:value="10.5500002" calcext:value-type="float">
            <text:p>10.5500002</text:p>
          </table:table-cell>
          <table:table-cell office:value-type="float" office:value="42.5402985" calcext:value-type="float">
            <text:p>42.5402985</text:p>
          </table:table-cell>
          <table:table-cell office:value-type="float" office:value="514.4559937" calcext:value-type="float">
            <text:p>514.4559937</text:p>
          </table:table-cell>
          <table:table-cell office:value-type="float" office:value="20.7999992" calcext:value-type="float">
            <text:p>20.7999992</text:p>
          </table:table-cell>
          <table:table-cell office:value-type="float" office:value="-4" calcext:value-type="float">
            <text:p>-4</text:p>
          </table:table-cell>
          <table:table-cell office:value-type="float" office:value="24.7999992" calcext:value-type="float">
            <text:p>24.7999992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15.2833004" calcext:value-type="float">
            <text:p>15.283300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1008" calcext:value-type="float">
            <text:p>100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4.9488001" calcext:value-type="float">
            <text:p>14.948800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8997" calcext:value-type="float">
            <text:p>-36.348997</text:p>
          </table:table-cell>
          <table:table-cell office:value-type="float" office:value="148.58659" calcext:value-type="float">
            <text:p>148.58659</text:p>
          </table:table-cell>
          <table:table-cell office:value-type="float" office:value="1040" calcext:value-type="float">
            <text:p>1040</text:p>
          </table:table-cell>
          <table:table-cell office:value-type="float" office:value="1032.234741" calcext:value-type="float">
            <text:p>1032.234741</text:p>
          </table:table-cell>
          <table:table-cell office:value-type="string" calcext:value-type="string">
            <text:p>K1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194002952" calcext:value-type="float">
            <text:p>1.194002952</text:p>
          </table:table-cell>
          <table:table-cell office:value-type="float" office:value="0.053897273" calcext:value-type="float">
            <text:p>0.053897273</text:p>
          </table:table-cell>
          <table:table-cell office:value-type="float" office:value="32.22972303" calcext:value-type="float">
            <text:p>32.22972303</text:p>
          </table:table-cell>
          <table:table-cell office:value-type="float" office:value="16.46761192" calcext:value-type="float">
            <text:p>16.46761192</text:p>
          </table:table-cell>
          <table:table-cell office:value-type="float" office:value="0.100021128" calcext:value-type="float">
            <text:p>0.100021128</text:p>
          </table:table-cell>
          <table:table-cell office:value-type="float" office:value="1.123333639" calcext:value-type="float">
            <text:p>1.123333639</text:p>
          </table:table-cell>
          <table:table-cell office:value-type="float" office:value="0.704605678" calcext:value-type="float">
            <text:p>0.704605678</text:p>
          </table:table-cell>
          <table:table-cell office:value-type="float" office:value="310.0089408" calcext:value-type="float">
            <text:p>310.0089408</text:p>
          </table:table-cell>
          <table:table-cell office:value-type="float" office:value="21.251" calcext:value-type="float">
            <text:p>21.251</text:p>
          </table:table-cell>
          <table:table-cell office:value-type="float" office:value="1.889065123" calcext:value-type="float">
            <text:p>1.889065123</text:p>
          </table:table-cell>
          <table:table-cell office:value-type="float" office:value="16.2407705" calcext:value-type="float">
            <text:p>16.2407705</text:p>
          </table:table-cell>
          <table:table-cell office:value-type="float" office:value="16.5" calcext:value-type="float">
            <text:p>16.5</text:p>
          </table:table-cell>
          <table:table-cell office:value-type="float" office:value="7.8" calcext:value-type="float">
            <text:p>7.8</text:p>
          </table:table-cell>
          <table:table-cell office:value-type="float" office:value="19.7979798" calcext:value-type="float">
            <text:p>19.7979798</text:p>
          </table:table-cell>
          <table:table-cell office:value-type="float" office:value="0.787286452" calcext:value-type="float">
            <text:p>0.787286452</text:p>
          </table:table-cell>
          <table:table-cell office:value-type="float" office:value="0.460595447" calcext:value-type="float">
            <text:p>0.460595447</text:p>
          </table:table-cell>
          <table:table-cell office:value-type="float" office:value="53.44138048" calcext:value-type="float">
            <text:p>53.44138048</text:p>
          </table:table-cell>
          <table:table-cell office:value-type="float" office:value="10.6381071" calcext:value-type="float">
            <text:p>10.6381071</text:p>
          </table:table-cell>
          <table:table-cell office:value-type="float" office:value="89.3618929" calcext:value-type="float">
            <text:p>89.3618929</text:p>
          </table:table-cell>
          <table:table-cell office:value-type="float" office:value="48.42206644" calcext:value-type="float">
            <text:p>48.42206644</text:p>
          </table:table-cell>
          <table:table-cell table:style-name="ce4" office:value-type="string" calcext:value-type="string">
            <text:p>1.99E-01</text:p>
          </table:table-cell>
          <table:table-cell office:value-type="float" office:value="10.6430202" calcext:value-type="float">
            <text:p>10.6430202</text:p>
          </table:table-cell>
          <table:table-cell office:value-type="float" office:value="0.788485623" calcext:value-type="float">
            <text:p>0.788485623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03497" calcext:value-type="float">
            <text:p>-36.34903497</text:p>
          </table:table-cell>
          <table:table-cell office:value-type="float" office:value="148.586577" calcext:value-type="float">
            <text:p>148.586577</text:p>
          </table:table-cell>
          <table:table-cell office:value-type="float" office:value="1040" calcext:value-type="float">
            <text:p>1040</text:p>
          </table:table-cell>
          <table:table-cell office:value-type="float" office:value="1035.176025" calcext:value-type="float">
            <text:p>1035.176025</text:p>
          </table:table-cell>
          <table:table-cell office:value-type="string" calcext:value-type="string">
            <text:p>K2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203496996" calcext:value-type="float">
            <text:p>1.203496996</text:p>
          </table:table-cell>
          <table:table-cell office:value-type="float" office:value="0.046556634" calcext:value-type="float">
            <text:p>0.046556634</text:p>
          </table:table-cell>
          <table:table-cell office:value-type="float" office:value="13.50209242" calcext:value-type="float">
            <text:p>13.50209242</text:p>
          </table:table-cell>
          <table:table-cell office:value-type="float" office:value="26.53686999" calcext:value-type="float">
            <text:p>26.53686999</text:p>
          </table:table-cell>
          <table:table-cell office:value-type="float" office:value="0.085098236" calcext:value-type="float">
            <text:p>0.085098236</text:p>
          </table:table-cell>
          <table:table-cell office:value-type="float" office:value="1.147484836" calcext:value-type="float">
            <text:p>1.147484836</text:p>
          </table:table-cell>
          <table:table-cell office:value-type="float" office:value="0.533176101" calcext:value-type="float">
            <text:p>0.533176101</text:p>
          </table:table-cell>
          <table:table-cell office:value-type="float" office:value="333.9566009" calcext:value-type="float">
            <text:p>333.9566009</text:p>
          </table:table-cell>
          <table:table-cell office:value-type="float" office:value="20.323" calcext:value-type="float">
            <text:p>20.323</text:p>
          </table:table-cell>
          <table:table-cell office:value-type="float" office:value="1.375556015" calcext:value-type="float">
            <text:p>1.375556015</text:p>
          </table:table-cell>
          <table:table-cell office:value-type="float" office:value="19.9582139" calcext:value-type="float">
            <text:p>19.9582139</text:p>
          </table:table-cell>
          <table:table-cell office:value-type="float" office:value="25" calcext:value-type="float">
            <text:p>25</text:p>
          </table:table-cell>
          <table:table-cell office:value-type="float" office:value="8.8" calcext:value-type="float">
            <text:p>8.8</text:p>
          </table:table-cell>
          <table:table-cell office:value-type="float" office:value="18.4" calcext:value-type="float">
            <text:p>18.4</text:p>
          </table:table-cell>
          <table:table-cell office:value-type="float" office:value="0.802140913" calcext:value-type="float">
            <text:p>0.802140913</text:p>
          </table:table-cell>
          <table:table-cell office:value-type="float" office:value="0.461179361" calcext:value-type="float">
            <text:p>0.461179361</text:p>
          </table:table-cell>
          <table:table-cell office:value-type="float" office:value="57.22795131" calcext:value-type="float">
            <text:p>57.22795131</text:p>
          </table:table-cell>
          <table:table-cell office:value-type="float" office:value="10.0185543" calcext:value-type="float">
            <text:p>10.0185543</text:p>
          </table:table-cell>
          <table:table-cell office:value-type="float" office:value="89.9814457" calcext:value-type="float">
            <text:p>89.9814457</text:p>
          </table:table-cell>
          <table:table-cell office:value-type="float" office:value="45.57278835" calcext:value-type="float">
            <text:p>45.57278835</text:p>
          </table:table-cell>
          <table:table-cell table:style-name="ce4" office:value-type="string" calcext:value-type="string">
            <text:p>1.51E-01</text:p>
          </table:table-cell>
          <table:table-cell office:value-type="float" office:value="8.629204141" calcext:value-type="float">
            <text:p>8.629204141</text:p>
          </table:table-cell>
          <table:table-cell office:value-type="float" office:value="0.592540047" calcext:value-type="float">
            <text:p>0.592540047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18501" calcext:value-type="float">
            <text:p>-36.34918501</text:p>
          </table:table-cell>
          <table:table-cell office:value-type="float" office:value="148.58646" calcext:value-type="float">
            <text:p>148.58646</text:p>
          </table:table-cell>
          <table:table-cell office:value-type="float" office:value="1040" calcext:value-type="float">
            <text:p>1040</text:p>
          </table:table-cell>
          <table:table-cell office:value-type="float" office:value="1037.420654" calcext:value-type="float">
            <text:p>1037.420654</text:p>
          </table:table-cell>
          <table:table-cell office:value-type="string" calcext:value-type="string">
            <text:p>K3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106038058" calcext:value-type="float">
            <text:p>1.106038058</text:p>
          </table:table-cell>
          <table:table-cell office:value-type="float" office:value="0.048643025" calcext:value-type="float">
            <text:p>0.048643025</text:p>
          </table:table-cell>
          <table:table-cell office:value-type="float" office:value="8.228958571" calcext:value-type="float">
            <text:p>8.228958571</text:p>
          </table:table-cell>
          <table:table-cell office:value-type="float" office:value="14.84737134" calcext:value-type="float">
            <text:p>14.84737134</text:p>
          </table:table-cell>
          <table:table-cell office:value-type="float" office:value="0.043657182" calcext:value-type="float">
            <text:p>0.043657182</text:p>
          </table:table-cell>
          <table:table-cell office:value-type="float" office:value="0.851711647" calcext:value-type="float">
            <text:p>0.851711647</text:p>
          </table:table-cell>
          <table:table-cell office:value-type="float" office:value="0.606086957" calcext:value-type="float">
            <text:p>0.606086957</text:p>
          </table:table-cell>
          <table:table-cell office:value-type="float" office:value="300.8774172" calcext:value-type="float">
            <text:p>300.8774172</text:p>
          </table:table-cell>
          <table:table-cell office:value-type="float" office:value="23.478" calcext:value-type="float">
            <text:p>23.478</text:p>
          </table:table-cell>
          <table:table-cell office:value-type="float" office:value="3.415744774" calcext:value-type="float">
            <text:p>3.415744774</text:p>
          </table:table-cell>
          <table:table-cell office:value-type="float" office:value="17.3238174" calcext:value-type="float">
            <text:p>17.3238174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.1</text:p>
          </table:table-cell>
          <table:table-cell office:value-type="float" office:value="20.63492064" calcext:value-type="float">
            <text:p>20.63492064</text:p>
          </table:table-cell>
          <table:table-cell office:value-type="float" office:value="0.719380343" calcext:value-type="float">
            <text:p>0.719380343</text:p>
          </table:table-cell>
          <table:table-cell office:value-type="float" office:value="0.493154436" calcext:value-type="float">
            <text:p>0.493154436</text:p>
          </table:table-cell>
          <table:table-cell office:value-type="float" office:value="53.02512718" calcext:value-type="float">
            <text:p>53.02512718</text:p>
          </table:table-cell>
          <table:table-cell office:value-type="float" office:value="10.5856493" calcext:value-type="float">
            <text:p>10.5856493</text:p>
          </table:table-cell>
          <table:table-cell office:value-type="float" office:value="89.4143507" calcext:value-type="float">
            <text:p>89.4143507</text:p>
          </table:table-cell>
          <table:table-cell office:value-type="float" office:value="48.56174606" calcext:value-type="float">
            <text:p>48.56174606</text:p>
          </table:table-cell>
          <table:table-cell table:style-name="ce4" office:value-type="string" calcext:value-type="string">
            <text:p>2.02E-01</text:p>
          </table:table-cell>
          <table:table-cell office:value-type="float" office:value="10.6953313" calcext:value-type="float">
            <text:p>10.6953313</text:p>
          </table:table-cell>
          <table:table-cell office:value-type="float" office:value="0.677840808" calcext:value-type="float">
            <text:p>0.677840808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14997" calcext:value-type="float">
            <text:p>-36.34914997</text:p>
          </table:table-cell>
          <table:table-cell office:value-type="float" office:value="148.586416" calcext:value-type="float">
            <text:p>148.586416</text:p>
          </table:table-cell>
          <table:table-cell office:value-type="float" office:value="1040" calcext:value-type="float">
            <text:p>1040</text:p>
          </table:table-cell>
          <table:table-cell office:value-type="float" office:value="1038.044067" calcext:value-type="float">
            <text:p>1038.044067</text:p>
          </table:table-cell>
          <table:table-cell office:value-type="string" calcext:value-type="string">
            <text:p>K4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167410207" calcext:value-type="float">
            <text:p>1.167410207</text:p>
          </table:table-cell>
          <table:table-cell office:value-type="float" office:value="0.047641307" calcext:value-type="float">
            <text:p>0.047641307</text:p>
          </table:table-cell>
          <table:table-cell office:value-type="float" office:value="38.80746772" calcext:value-type="float">
            <text:p>38.80746772</text:p>
          </table:table-cell>
          <table:table-cell office:value-type="float" office:value="9.819652688" calcext:value-type="float">
            <text:p>9.819652688</text:p>
          </table:table-cell>
          <table:table-cell office:value-type="float" office:value="0.074331039" calcext:value-type="float">
            <text:p>0.074331039</text:p>
          </table:table-cell>
          <table:table-cell office:value-type="float" office:value="0.98044535" calcext:value-type="float">
            <text:p>0.98044535</text:p>
          </table:table-cell>
          <table:table-cell office:value-type="float" office:value="0.559113797" calcext:value-type="float">
            <text:p>0.559113797</text:p>
          </table:table-cell>
          <table:table-cell office:value-type="float" office:value="391.0625542" calcext:value-type="float">
            <text:p>391.0625542</text:p>
          </table:table-cell>
          <table:table-cell office:value-type="float" office:value="25.354" calcext:value-type="float">
            <text:p>25.354</text:p>
          </table:table-cell>
          <table:table-cell office:value-type="float" office:value="2.353499898" calcext:value-type="float">
            <text:p>2.353499898</text:p>
          </table:table-cell>
          <table:table-cell office:value-type="float" office:value="14.9324668" calcext:value-type="float">
            <text:p>14.9324668</text:p>
          </table:table-cell>
          <table:table-cell office:value-type="float" office:value="23.8" calcext:value-type="float">
            <text:p>23.8</text:p>
          </table:table-cell>
          <table:table-cell office:value-type="float" office:value="6.9" calcext:value-type="float">
            <text:p>6.9</text:p>
          </table:table-cell>
          <table:table-cell office:value-type="float" office:value="17.36694678" calcext:value-type="float">
            <text:p>17.36694678</text:p>
          </table:table-cell>
          <table:table-cell office:value-type="float" office:value="0.693915552" calcext:value-type="float">
            <text:p>0.693915552</text:p>
          </table:table-cell>
          <table:table-cell office:value-type="float" office:value="0.425463791" calcext:value-type="float">
            <text:p>0.425463791</text:p>
          </table:table-cell>
          <table:table-cell office:value-type="float" office:value="37.59836828" calcext:value-type="float">
            <text:p>37.59836828</text:p>
          </table:table-cell>
          <table:table-cell office:value-type="float" office:value="10.5262942" calcext:value-type="float">
            <text:p>10.5262942</text:p>
          </table:table-cell>
          <table:table-cell office:value-type="float" office:value="89.4737058" calcext:value-type="float">
            <text:p>89.4737058</text:p>
          </table:table-cell>
          <table:table-cell office:value-type="float" office:value="57.83546075" calcext:value-type="float">
            <text:p>57.83546075</text:p>
          </table:table-cell>
          <table:table-cell table:style-name="ce4" office:value-type="string" calcext:value-type="string">
            <text:p>3.77E-01</text:p>
          </table:table-cell>
          <table:table-cell office:value-type="float" office:value="14.17237876" calcext:value-type="float">
            <text:p>14.17237876</text:p>
          </table:table-cell>
          <table:table-cell office:value-type="float" office:value="0.62489174" calcext:value-type="float">
            <text:p>0.62489174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10001" calcext:value-type="float">
            <text:p>-36.34910001</text:p>
          </table:table-cell>
          <table:table-cell office:value-type="float" office:value="148.586347" calcext:value-type="float">
            <text:p>148.586347</text:p>
          </table:table-cell>
          <table:table-cell office:value-type="float" office:value="1040" calcext:value-type="float">
            <text:p>1040</text:p>
          </table:table-cell>
          <table:table-cell office:value-type="float" office:value="1037.189087" calcext:value-type="float">
            <text:p>1037.189087</text:p>
          </table:table-cell>
          <table:table-cell office:value-type="string" calcext:value-type="string">
            <text:p>K5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087841284" calcext:value-type="float">
            <text:p>1.087841284</text:p>
          </table:table-cell>
          <table:table-cell office:value-type="float" office:value="0.042217383" calcext:value-type="float">
            <text:p>0.042217383</text:p>
          </table:table-cell>
          <table:table-cell office:value-type="float" office:value="7.597656946" calcext:value-type="float">
            <text:p>7.597656946</text:p>
          </table:table-cell>
          <table:table-cell office:value-type="float" office:value="15.97344089" calcext:value-type="float">
            <text:p>15.97344089</text:p>
          </table:table-cell>
          <table:table-cell office:value-type="float" office:value="0.09212153" calcext:value-type="float">
            <text:p>0.09212153</text:p>
          </table:table-cell>
          <table:table-cell office:value-type="float" office:value="1.267901564" calcext:value-type="float">
            <text:p>1.267901564</text:p>
          </table:table-cell>
          <table:table-cell office:value-type="float" office:value="0.614485166" calcext:value-type="float">
            <text:p>0.614485166</text:p>
          </table:table-cell>
          <table:table-cell office:value-type="float" office:value="276.0592178" calcext:value-type="float">
            <text:p>276.0592178</text:p>
          </table:table-cell>
          <table:table-cell office:value-type="float" office:value="26.411" calcext:value-type="float">
            <text:p>26.411</text:p>
          </table:table-cell>
          <table:table-cell office:value-type="float" office:value="3.309901668" calcext:value-type="float">
            <text:p>3.309901668</text:p>
          </table:table-cell>
          <table:table-cell office:value-type="float" office:value="16.6989684" calcext:value-type="float">
            <text:p>16.6989684</text:p>
          </table:table-cell>
          <table:table-cell office:value-type="float" office:value="13.1" calcext:value-type="float">
            <text:p>13.1</text:p>
          </table:table-cell>
          <table:table-cell office:value-type="float" office:value="8.7" calcext:value-type="float">
            <text:p>8.7</text:p>
          </table:table-cell>
          <table:table-cell office:value-type="float" office:value="24.42748092" calcext:value-type="float">
            <text:p>24.42748092</text:p>
          </table:table-cell>
          <table:table-cell office:value-type="float" office:value="0.759699595" calcext:value-type="float">
            <text:p>0.759699595</text:p>
          </table:table-cell>
          <table:table-cell office:value-type="float" office:value="0.476531943" calcext:value-type="float">
            <text:p>0.476531943</text:p>
          </table:table-cell>
          <table:table-cell office:value-type="float" office:value="55.92640764" calcext:value-type="float">
            <text:p>55.92640764</text:p>
          </table:table-cell>
          <table:table-cell office:value-type="float" office:value="10.8676623" calcext:value-type="float">
            <text:p>10.8676623</text:p>
          </table:table-cell>
          <table:table-cell office:value-type="float" office:value="89.1323377" calcext:value-type="float">
            <text:p>89.1323377</text:p>
          </table:table-cell>
          <table:table-cell office:value-type="float" office:value="47.66580023" calcext:value-type="float">
            <text:p>47.66580023</text:p>
          </table:table-cell>
          <table:table-cell table:style-name="ce4" office:value-type="string" calcext:value-type="string">
            <text:p>1.99E-01</text:p>
          </table:table-cell>
          <table:table-cell office:value-type="float" office:value="11.10220447" calcext:value-type="float">
            <text:p>11.10220447</text:p>
          </table:table-cell>
          <table:table-cell office:value-type="float" office:value="0.689407663" calcext:value-type="float">
            <text:p>0.689407663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05802" calcext:value-type="float">
            <text:p>-36.34905802</text:p>
          </table:table-cell>
          <table:table-cell office:value-type="float" office:value="148.586352" calcext:value-type="float">
            <text:p>148.586352</text:p>
          </table:table-cell>
          <table:table-cell office:value-type="float" office:value="1040" calcext:value-type="float">
            <text:p>1040</text:p>
          </table:table-cell>
          <table:table-cell office:value-type="float" office:value="1039.936279" calcext:value-type="float">
            <text:p>1039.936279</text:p>
          </table:table-cell>
          <table:table-cell office:value-type="string" calcext:value-type="string">
            <text:p>K6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271916333" calcext:value-type="float">
            <text:p>1.271916333</text:p>
          </table:table-cell>
          <table:table-cell office:value-type="float" office:value="0.072898859" calcext:value-type="float">
            <text:p>0.072898859</text:p>
          </table:table-cell>
          <table:table-cell office:value-type="float" office:value="20.47548005" calcext:value-type="float">
            <text:p>20.47548005</text:p>
          </table:table-cell>
          <table:table-cell office:value-type="float" office:value="14.60410019" calcext:value-type="float">
            <text:p>14.60410019</text:p>
          </table:table-cell>
          <table:table-cell office:value-type="float" office:value="0.21650282" calcext:value-type="float">
            <text:p>0.21650282</text:p>
          </table:table-cell>
          <table:table-cell office:value-type="float" office:value="1.234575101" calcext:value-type="float">
            <text:p>1.234575101</text:p>
          </table:table-cell>
          <table:table-cell office:value-type="float" office:value="0.625395657" calcext:value-type="float">
            <text:p>0.625395657</text:p>
          </table:table-cell>
          <table:table-cell office:value-type="float" office:value="351.3388735" calcext:value-type="float">
            <text:p>351.3388735</text:p>
          </table:table-cell>
          <table:table-cell office:value-type="float" office:value="28.158" calcext:value-type="float">
            <text:p>28.158</text:p>
          </table:table-cell>
          <table:table-cell office:value-type="float" office:value="2.035200424" calcext:value-type="float">
            <text:p>2.035200424</text:p>
          </table:table-cell>
          <table:table-cell office:value-type="float" office:value="9.9997445" calcext:value-type="float">
            <text:p>9.9997445</text:p>
          </table:table-cell>
          <table:table-cell office:value-type="float" office:value="21.1" calcext:value-type="float">
            <text:p>21.1</text:p>
          </table:table-cell>
          <table:table-cell office:value-type="float" office:value="8.9" calcext:value-type="float">
            <text:p>8.9</text:p>
          </table:table-cell>
          <table:table-cell office:value-type="float" office:value="15.16587678" calcext:value-type="float">
            <text:p>15.16587678</text:p>
          </table:table-cell>
          <table:table-cell office:value-type="float" office:value="0.754849159" calcext:value-type="float">
            <text:p>0.754849159</text:p>
          </table:table-cell>
          <table:table-cell office:value-type="float" office:value="0.535266974" calcext:value-type="float">
            <text:p>0.535266974</text:p>
          </table:table-cell>
          <table:table-cell office:value-type="float" office:value="47.74765027" calcext:value-type="float">
            <text:p>47.74765027</text:p>
          </table:table-cell>
          <table:table-cell office:value-type="float" office:value="11.4600999" calcext:value-type="float">
            <text:p>11.4600999</text:p>
          </table:table-cell>
          <table:table-cell office:value-type="float" office:value="88.5399001" calcext:value-type="float">
            <text:p>88.5399001</text:p>
          </table:table-cell>
          <table:table-cell office:value-type="float" office:value="53.29738675" calcext:value-type="float">
            <text:p>53.29738675</text:p>
          </table:table-cell>
          <table:table-cell table:style-name="ce4" office:value-type="string" calcext:value-type="string">
            <text:p>2.84E-01</text:p>
          </table:table-cell>
          <table:table-cell office:value-type="float" office:value="13.56916639" calcext:value-type="float">
            <text:p>13.56916639</text:p>
          </table:table-cell>
          <table:table-cell office:value-type="float" office:value="0.706343305" calcext:value-type="float">
            <text:p>0.706343305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10999" calcext:value-type="float">
            <text:p>-36.34910999</text:p>
          </table:table-cell>
          <table:table-cell office:value-type="float" office:value="148.586285" calcext:value-type="float">
            <text:p>148.586285</text:p>
          </table:table-cell>
          <table:table-cell office:value-type="float" office:value="1040" calcext:value-type="float">
            <text:p>1040</text:p>
          </table:table-cell>
          <table:table-cell office:value-type="float" office:value="1038.743286" calcext:value-type="float">
            <text:p>1038.743286</text:p>
          </table:table-cell>
          <table:table-cell office:value-type="string" calcext:value-type="string">
            <text:p>K7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374229005" calcext:value-type="float">
            <text:p>1.374229005</text:p>
          </table:table-cell>
          <table:table-cell office:value-type="float" office:value="0.058115956" calcext:value-type="float">
            <text:p>0.058115956</text:p>
          </table:table-cell>
          <table:table-cell office:value-type="float" office:value="6.534512579" calcext:value-type="float">
            <text:p>6.534512579</text:p>
          </table:table-cell>
          <table:table-cell office:value-type="float" office:value="14.06332336" calcext:value-type="float">
            <text:p>14.06332336</text:p>
          </table:table-cell>
          <table:table-cell office:value-type="float" office:value="0.101689162" calcext:value-type="float">
            <text:p>0.101689162</text:p>
          </table:table-cell>
          <table:table-cell office:value-type="float" office:value="1.016700158" calcext:value-type="float">
            <text:p>1.016700158</text:p>
          </table:table-cell>
          <table:table-cell office:value-type="float" office:value="0.566424605" calcext:value-type="float">
            <text:p>0.566424605</text:p>
          </table:table-cell>
          <table:table-cell office:value-type="float" office:value="336.4657491" calcext:value-type="float">
            <text:p>336.4657491</text:p>
          </table:table-cell>
          <table:table-cell office:value-type="float" office:value="31.605" calcext:value-type="float">
            <text:p>31.605</text:p>
          </table:table-cell>
          <table:table-cell office:value-type="float" office:value="3.901993879" calcext:value-type="float">
            <text:p>3.901993879</text:p>
          </table:table-cell>
          <table:table-cell office:value-type="float" office:value="13.4443442" calcext:value-type="float">
            <text:p>13.4443442</text:p>
          </table:table-cell>
          <table:table-cell office:value-type="float" office:value="15" calcext:value-type="float">
            <text:p>15</text:p>
          </table:table-cell>
          <table:table-cell office:value-type="float" office:value="7.7" calcext:value-type="float">
            <text:p>7.7</text:p>
          </table:table-cell>
          <table:table-cell office:value-type="float" office:value="19.11111111" calcext:value-type="float">
            <text:p>19.11111111</text:p>
          </table:table-cell>
          <table:table-cell office:value-type="float" office:value="0.734234804" calcext:value-type="float">
            <text:p>0.734234804</text:p>
          </table:table-cell>
          <table:table-cell office:value-type="float" office:value="0.475789716" calcext:value-type="float">
            <text:p>0.475789716</text:p>
          </table:table-cell>
          <table:table-cell office:value-type="float" office:value="53.36583734" calcext:value-type="float">
            <text:p>53.36583734</text:p>
          </table:table-cell>
          <table:table-cell office:value-type="float" office:value="12.0940983" calcext:value-type="float">
            <text:p>12.0940983</text:p>
          </table:table-cell>
          <table:table-cell office:value-type="float" office:value="87.9059017" calcext:value-type="float">
            <text:p>87.9059017</text:p>
          </table:table-cell>
          <table:table-cell office:value-type="float" office:value="51.71947797" calcext:value-type="float">
            <text:p>51.71947797</text:p>
          </table:table-cell>
          <table:table-cell table:style-name="ce4" office:value-type="string" calcext:value-type="string">
            <text:p>2.58E-01</text:p>
          </table:table-cell>
          <table:table-cell office:value-type="float" office:value="13.75068657" calcext:value-type="float">
            <text:p>13.75068657</text:p>
          </table:table-cell>
          <table:table-cell office:value-type="float" office:value="0.64435333" calcext:value-type="float">
            <text:p>0.64435333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11099" calcext:value-type="float">
            <text:p>-36.34911099</text:p>
          </table:table-cell>
          <table:table-cell office:value-type="float" office:value="148.586279" calcext:value-type="float">
            <text:p>148.586279</text:p>
          </table:table-cell>
          <table:table-cell office:value-type="float" office:value="1040" calcext:value-type="float">
            <text:p>1040</text:p>
          </table:table-cell>
          <table:table-cell office:value-type="float" office:value="1040.606812" calcext:value-type="float">
            <text:p>1040.606812</text:p>
          </table:table-cell>
          <table:table-cell office:value-type="string" calcext:value-type="string">
            <text:p>K8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275563238" calcext:value-type="float">
            <text:p>1.275563238</text:p>
          </table:table-cell>
          <table:table-cell office:value-type="float" office:value="0.060961505" calcext:value-type="float">
            <text:p>0.060961505</text:p>
          </table:table-cell>
          <table:table-cell office:value-type="float" office:value="6.433084585" calcext:value-type="float">
            <text:p>6.433084585</text:p>
          </table:table-cell>
          <table:table-cell office:value-type="float" office:value="12.03278892" calcext:value-type="float">
            <text:p>12.03278892</text:p>
          </table:table-cell>
          <table:table-cell office:value-type="float" office:value="0.093842564" calcext:value-type="float">
            <text:p>0.093842564</text:p>
          </table:table-cell>
          <table:table-cell office:value-type="float" office:value="1.16754626" calcext:value-type="float">
            <text:p>1.16754626</text:p>
          </table:table-cell>
          <table:table-cell office:value-type="float" office:value="0.570852018" calcext:value-type="float">
            <text:p>0.570852018</text:p>
          </table:table-cell>
          <table:table-cell office:value-type="float" office:value="318.4461986" calcext:value-type="float">
            <text:p>318.4461986</text:p>
          </table:table-cell>
          <table:table-cell office:value-type="float" office:value="19.256" calcext:value-type="float">
            <text:p>19.256</text:p>
          </table:table-cell>
          <table:table-cell office:value-type="float" office:value="1.962196956" calcext:value-type="float">
            <text:p>1.962196956</text:p>
          </table:table-cell>
          <table:table-cell office:value-type="float" office:value="16.2980946" calcext:value-type="float">
            <text:p>16.2980946</text:p>
          </table:table-cell>
          <table:table-cell office:value-type="float" office:value="23.5" calcext:value-type="float">
            <text:p>23.5</text:p>
          </table:table-cell>
          <table:table-cell office:value-type="float" office:value="9.7" calcext:value-type="float">
            <text:p>9.7</text:p>
          </table:table-cell>
          <table:table-cell office:value-type="float" office:value="16.17021277" calcext:value-type="float">
            <text:p>16.17021277</text:p>
          </table:table-cell>
          <table:table-cell office:value-type="float" office:value="0.78304232" calcext:value-type="float">
            <text:p>0.78304232</text:p>
          </table:table-cell>
          <table:table-cell office:value-type="float" office:value="0.505599336" calcext:value-type="float">
            <text:p>0.505599336</text:p>
          </table:table-cell>
          <table:table-cell office:value-type="float" office:value="49.27150036" calcext:value-type="float">
            <text:p>49.27150036</text:p>
          </table:table-cell>
          <table:table-cell office:value-type="float" office:value="12.1843774" calcext:value-type="float">
            <text:p>12.1843774</text:p>
          </table:table-cell>
          <table:table-cell office:value-type="float" office:value="87.8156226" calcext:value-type="float">
            <text:p>87.8156226</text:p>
          </table:table-cell>
          <table:table-cell office:value-type="float" office:value="53.46098429" calcext:value-type="float">
            <text:p>53.46098429</text:p>
          </table:table-cell>
          <table:table-cell table:style-name="ce4" office:value-type="string" calcext:value-type="string">
            <text:p>3.32E-01</text:p>
          </table:table-cell>
          <table:table-cell office:value-type="float" office:value="16.34007272" calcext:value-type="float">
            <text:p>16.34007272</text:p>
          </table:table-cell>
          <table:table-cell office:value-type="float" office:value="0.650057474" calcext:value-type="float">
            <text:p>0.650057474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14" calcext:value-type="float">
            <text:p>-36.34914</text:p>
          </table:table-cell>
          <table:table-cell office:value-type="float" office:value="148.586336" calcext:value-type="float">
            <text:p>148.586336</text:p>
          </table:table-cell>
          <table:table-cell office:value-type="float" office:value="1040" calcext:value-type="float">
            <text:p>1040</text:p>
          </table:table-cell>
          <table:table-cell office:value-type="float" office:value="1036.939453" calcext:value-type="float">
            <text:p>1036.939453</text:p>
          </table:table-cell>
          <table:table-cell office:value-type="string" calcext:value-type="string">
            <text:p>K9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225821121" calcext:value-type="float">
            <text:p>1.225821121</text:p>
          </table:table-cell>
          <table:table-cell office:value-type="float" office:value="0.061421949" calcext:value-type="float">
            <text:p>0.061421949</text:p>
          </table:table-cell>
          <table:table-cell office:value-type="float" office:value="6.743519567" calcext:value-type="float">
            <text:p>6.743519567</text:p>
          </table:table-cell>
          <table:table-cell office:value-type="float" office:value="15.58170883" calcext:value-type="float">
            <text:p>15.58170883</text:p>
          </table:table-cell>
          <table:table-cell office:value-type="float" office:value="0.155158461" calcext:value-type="float">
            <text:p>0.155158461</text:p>
          </table:table-cell>
          <table:table-cell office:value-type="float" office:value="1.264676245" calcext:value-type="float">
            <text:p>1.264676245</text:p>
          </table:table-cell>
          <table:table-cell office:value-type="float" office:value="0.532532751" calcext:value-type="float">
            <text:p>0.532532751</text:p>
          </table:table-cell>
          <table:table-cell office:value-type="float" office:value="320.8036063" calcext:value-type="float">
            <text:p>320.8036063</text:p>
          </table:table-cell>
          <table:table-cell office:value-type="float" office:value="28.173" calcext:value-type="float">
            <text:p>28.173</text:p>
          </table:table-cell>
          <table:table-cell office:value-type="float" office:value="1.856464377" calcext:value-type="float">
            <text:p>1.856464377</text:p>
          </table:table-cell>
          <table:table-cell office:value-type="float" office:value="16.6818001" calcext:value-type="float">
            <text:p>16.6818001</text:p>
          </table:table-cell>
          <table:table-cell office:value-type="float" office:value="24.2" calcext:value-type="float">
            <text:p>24.2</text:p>
          </table:table-cell>
          <table:table-cell office:value-type="float" office:value="13.5" calcext:value-type="float">
            <text:p>13.5</text:p>
          </table:table-cell>
          <table:table-cell office:value-type="float" office:value="18.18181818" calcext:value-type="float">
            <text:p>18.18181818</text:p>
          </table:table-cell>
          <table:table-cell office:value-type="float" office:value="0.640598646" calcext:value-type="float">
            <text:p>0.640598646</text:p>
          </table:table-cell>
          <table:table-cell office:value-type="float" office:value="0.410106993" calcext:value-type="float">
            <text:p>0.410106993</text:p>
          </table:table-cell>
          <table:table-cell office:value-type="float" office:value="38.61412189" calcext:value-type="float">
            <text:p>38.61412189</text:p>
          </table:table-cell>
          <table:table-cell office:value-type="float" office:value="8.6160039" calcext:value-type="float">
            <text:p>8.6160039</text:p>
          </table:table-cell>
          <table:table-cell office:value-type="float" office:value="91.3839961" calcext:value-type="float">
            <text:p>91.3839961</text:p>
          </table:table-cell>
          <table:table-cell office:value-type="float" office:value="51.35820566" calcext:value-type="float">
            <text:p>51.35820566</text:p>
          </table:table-cell>
          <table:table-cell table:style-name="ce4" office:value-type="string" calcext:value-type="string">
            <text:p>2.51E-01</text:p>
          </table:table-cell>
          <table:table-cell office:value-type="float" office:value="9.674792988" calcext:value-type="float">
            <text:p>9.674792988</text:p>
          </table:table-cell>
          <table:table-cell office:value-type="float" office:value="0.582741808" calcext:value-type="float">
            <text:p>0.582741808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4907101" calcext:value-type="float">
            <text:p>-36.34907101</text:p>
          </table:table-cell>
          <table:table-cell office:value-type="float" office:value="148.586258" calcext:value-type="float">
            <text:p>148.586258</text:p>
          </table:table-cell>
          <table:table-cell office:value-type="float" office:value="1040" calcext:value-type="float">
            <text:p>1040</text:p>
          </table:table-cell>
          <table:table-cell office:value-type="float" office:value="1039.317139" calcext:value-type="float">
            <text:p>1039.317139</text:p>
          </table:table-cell>
          <table:table-cell office:value-type="string" calcext:value-type="string">
            <text:p>K10</text:p>
          </table:table-cell>
          <table:table-cell office:value-type="float" office:value="99.782402" calcext:value-type="float">
            <text:p>99.782402</text:p>
          </table:table-cell>
          <table:table-cell office:value-type="string" calcext:value-type="string">
            <text:p>E</text:p>
          </table:table-cell>
          <table:table-cell office:value-type="float" office:value="1.153988567" calcext:value-type="float">
            <text:p>1.153988567</text:p>
          </table:table-cell>
          <table:table-cell office:value-type="float" office:value="0.057279547" calcext:value-type="float">
            <text:p>0.057279547</text:p>
          </table:table-cell>
          <table:table-cell office:value-type="float" office:value="7.427541988" calcext:value-type="float">
            <text:p>7.427541988</text:p>
          </table:table-cell>
          <table:table-cell office:value-type="float" office:value="15.96422139" calcext:value-type="float">
            <text:p>15.96422139</text:p>
          </table:table-cell>
          <table:table-cell office:value-type="float" office:value="0.04966543" calcext:value-type="float">
            <text:p>0.04966543</text:p>
          </table:table-cell>
          <table:table-cell office:value-type="float" office:value="1.081418122" calcext:value-type="float">
            <text:p>1.081418122</text:p>
          </table:table-cell>
          <table:table-cell office:value-type="float" office:value="0.597376267" calcext:value-type="float">
            <text:p>0.597376267</text:p>
          </table:table-cell>
          <table:table-cell office:value-type="float" office:value="299.6581504" calcext:value-type="float">
            <text:p>299.6581504</text:p>
          </table:table-cell>
          <table:table-cell office:value-type="float" office:value="33.348" calcext:value-type="float">
            <text:p>33.348</text:p>
          </table:table-cell>
          <table:table-cell office:value-type="float" office:value="1.724240493" calcext:value-type="float">
            <text:p>1.724240493</text:p>
          </table:table-cell>
          <table:table-cell office:value-type="float" office:value="18.1551479" calcext:value-type="float">
            <text:p>18.1551479</text:p>
          </table:table-cell>
          <table:table-cell office:value-type="float" office:value="26.7" calcext:value-type="float">
            <text:p>26.7</text:p>
          </table:table-cell>
          <table:table-cell office:value-type="float" office:value="9.3" calcext:value-type="float">
            <text:p>9.3</text:p>
          </table:table-cell>
          <table:table-cell office:value-type="float" office:value="11.98501873" calcext:value-type="float">
            <text:p>11.98501873</text:p>
          </table:table-cell>
          <table:table-cell office:value-type="float" office:value="0.854889409" calcext:value-type="float">
            <text:p>0.854889409</text:p>
          </table:table-cell>
          <table:table-cell office:value-type="float" office:value="0.486175363" calcext:value-type="float">
            <text:p>0.486175363</text:p>
          </table:table-cell>
          <table:table-cell office:value-type="float" office:value="28.88439076" calcext:value-type="float">
            <text:p>28.88439076</text:p>
          </table:table-cell>
          <table:table-cell office:value-type="float" office:value="5.6834053" calcext:value-type="float">
            <text:p>5.6834053</text:p>
          </table:table-cell>
          <table:table-cell office:value-type="float" office:value="94.3165947" calcext:value-type="float">
            <text:p>94.3165947</text:p>
          </table:table-cell>
          <table:table-cell office:value-type="float" office:value="48.17180983" calcext:value-type="float">
            <text:p>48.17180983</text:p>
          </table:table-cell>
          <table:table-cell table:style-name="ce4" office:value-type="string" calcext:value-type="string">
            <text:p>1.94E-01</text:p>
          </table:table-cell>
          <table:table-cell office:value-type="float" office:value="9.595914198" calcext:value-type="float">
            <text:p>9.595914198</text:p>
          </table:table-cell>
          <table:table-cell office:value-type="float" office:value="0.633373447" calcext:value-type="float">
            <text:p>0.633373447</text:p>
          </table:table-cell>
          <table:table-cell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.2208004" calcext:value-type="float">
            <text:p>10.2208004</text:p>
          </table:table-cell>
          <table:table-cell office:value-type="float" office:value="11.3583002" calcext:value-type="float">
            <text:p>11.3583002</text:p>
          </table:table-cell>
          <table:table-cell office:value-type="float" office:value="44.3684998" calcext:value-type="float">
            <text:p>44.3684998</text:p>
          </table:table-cell>
          <table:table-cell office:value-type="float" office:value="515.4500122" calcext:value-type="float">
            <text:p>515.4500122</text:p>
          </table:table-cell>
          <table:table-cell office:value-type="float" office:value="22.3999996" calcext:value-type="float">
            <text:p>22.3999996</text:p>
          </table:table-cell>
          <table:table-cell office:value-type="float" office:value="-3.2" calcext:value-type="float">
            <text:p>-3.2</text:p>
          </table:table-cell>
          <table:table-cell office:value-type="float" office:value="25.6000004" calcext:value-type="float">
            <text:p>25.6000004</text:p>
          </table:table-cell>
          <table:table-cell office:value-type="float" office:value="9.6666698" calcext:value-type="float">
            <text:p>9.6666698</text:p>
          </table:table-cell>
          <table:table-cell office:value-type="float" office:value="4.9333301" calcext:value-type="float">
            <text:p>4.9333301</text:p>
          </table:table-cell>
          <table:table-cell office:value-type="float" office:value="16.5667" calcext:value-type="float">
            <text:p>16.5667</text:p>
          </table:table-cell>
          <table:table-cell office:value-type="float" office:value="3.8166699" calcext:value-type="float">
            <text:p>3.8166699</text:p>
          </table:table-cell>
          <table:table-cell office:value-type="float" office:value="751" calcext:value-type="float">
            <text:p>7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6.0312996" calcext:value-type="float">
            <text:p>16.0312996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78503" calcext:value-type="float">
            <text:p>-36.35078503</text:p>
          </table:table-cell>
          <table:table-cell office:value-type="float" office:value="148.603109" calcext:value-type="float">
            <text:p>148.603109</text:p>
          </table:table-cell>
          <table:table-cell office:value-type="float" office:value="920" calcext:value-type="float">
            <text:p>920</text:p>
          </table:table-cell>
          <table:table-cell office:value-type="float" office:value="924.862366" calcext:value-type="float">
            <text:p>924.862366</text:p>
          </table:table-cell>
          <table:table-cell office:value-type="string" calcext:value-type="string">
            <text:p>L1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275920274" calcext:value-type="float">
            <text:p>1.275920274</text:p>
          </table:table-cell>
          <table:table-cell office:value-type="float" office:value="0.056235363" calcext:value-type="float">
            <text:p>0.056235363</text:p>
          </table:table-cell>
          <table:table-cell office:value-type="float" office:value="7.409091102" calcext:value-type="float">
            <text:p>7.409091102</text:p>
          </table:table-cell>
          <table:table-cell office:value-type="float" office:value="42.73106875" calcext:value-type="float">
            <text:p>42.73106875</text:p>
          </table:table-cell>
          <table:table-cell office:value-type="float" office:value="0.100790504" calcext:value-type="float">
            <text:p>0.100790504</text:p>
          </table:table-cell>
          <table:table-cell office:value-type="float" office:value="1.006258872" calcext:value-type="float">
            <text:p>1.006258872</text:p>
          </table:table-cell>
          <table:table-cell office:value-type="float" office:value="0.586547556" calcext:value-type="float">
            <text:p>0.586547556</text:p>
          </table:table-cell>
          <table:table-cell office:value-type="float" office:value="342.9796861" calcext:value-type="float">
            <text:p>342.9796861</text:p>
          </table:table-cell>
          <table:table-cell office:value-type="float" office:value="21.217" calcext:value-type="float">
            <text:p>21.217</text:p>
          </table:table-cell>
          <table:table-cell office:value-type="float" office:value="3.07540833" calcext:value-type="float">
            <text:p>3.07540833</text:p>
          </table:table-cell>
          <table:table-cell office:value-type="float" office:value="14.1904532" calcext:value-type="float">
            <text:p>14.1904532</text:p>
          </table:table-cell>
          <table:table-cell office:value-type="float" office:value="17.2" calcext:value-type="float">
            <text:p>17.2</text:p>
          </table:table-cell>
          <table:table-cell office:value-type="float" office:value="6.8" calcext:value-type="float">
            <text:p>6.8</text:p>
          </table:table-cell>
          <table:table-cell office:value-type="float" office:value="23.25581396" calcext:value-type="float">
            <text:p>23.25581396</text:p>
          </table:table-cell>
          <table:table-cell office:value-type="float" office:value="0.646566956" calcext:value-type="float">
            <text:p>0.646566956</text:p>
          </table:table-cell>
          <table:table-cell office:value-type="float" office:value="0.38247055" calcext:value-type="float">
            <text:p>0.38247055</text:p>
          </table:table-cell>
          <table:table-cell office:value-type="float" office:value="56.78671674" calcext:value-type="float">
            <text:p>56.78671674</text:p>
          </table:table-cell>
          <table:table-cell office:value-type="float" office:value="10.9635346" calcext:value-type="float">
            <text:p>10.9635346</text:p>
          </table:table-cell>
          <table:table-cell office:value-type="float" office:value="89.0364654" calcext:value-type="float">
            <text:p>89.0364654</text:p>
          </table:table-cell>
          <table:table-cell office:value-type="float" office:value="47.45003183" calcext:value-type="float">
            <text:p>47.45003183</text:p>
          </table:table-cell>
          <table:table-cell table:style-name="ce4" office:value-type="string" calcext:value-type="string">
            <text:p>1.97E-01</text:p>
          </table:table-cell>
          <table:table-cell office:value-type="float" office:value="11.16019419" calcext:value-type="float">
            <text:p>11.16019419</text:p>
          </table:table-cell>
          <table:table-cell office:value-type="float" office:value="0.658772283" calcext:value-type="float">
            <text:p>0.658772283</text:p>
          </table:table-cell>
          <table:table-cell office:value-type="float" office:value="895" calcext:value-type="float">
            <text:p>89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824" calcext:value-type="float">
            <text:p>-36.350824</text:p>
          </table:table-cell>
          <table:table-cell office:value-type="float" office:value="148.603094" calcext:value-type="float">
            <text:p>148.603094</text:p>
          </table:table-cell>
          <table:table-cell office:value-type="float" office:value="920" calcext:value-type="float">
            <text:p>920</text:p>
          </table:table-cell>
          <table:table-cell office:value-type="float" office:value="922.256104" calcext:value-type="float">
            <text:p>922.256104</text:p>
          </table:table-cell>
          <table:table-cell office:value-type="string" calcext:value-type="string">
            <text:p>L2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335312767" calcext:value-type="float">
            <text:p>1.335312767</text:p>
          </table:table-cell>
          <table:table-cell office:value-type="float" office:value="0.060406744" calcext:value-type="float">
            <text:p>0.060406744</text:p>
          </table:table-cell>
          <table:table-cell office:value-type="float" office:value="2.754695827" calcext:value-type="float">
            <text:p>2.754695827</text:p>
          </table:table-cell>
          <table:table-cell office:value-type="float" office:value="5.374010598" calcext:value-type="float">
            <text:p>5.374010598</text:p>
          </table:table-cell>
          <table:table-cell office:value-type="float" office:value="0.186448459" calcext:value-type="float">
            <text:p>0.186448459</text:p>
          </table:table-cell>
          <table:table-cell office:value-type="float" office:value="1.26069563" calcext:value-type="float">
            <text:p>1.26069563</text:p>
          </table:table-cell>
          <table:table-cell office:value-type="float" office:value="0.532078103" calcext:value-type="float">
            <text:p>0.532078103</text:p>
          </table:table-cell>
          <table:table-cell office:value-type="float" office:value="287.1989501" calcext:value-type="float">
            <text:p>287.1989501</text:p>
          </table:table-cell>
          <table:table-cell office:value-type="float" office:value="28.193" calcext:value-type="float">
            <text:p>28.193</text:p>
          </table:table-cell>
          <table:table-cell office:value-type="float" office:value="2.464168984" calcext:value-type="float">
            <text:p>2.464168984</text:p>
          </table:table-cell>
          <table:table-cell office:value-type="float" office:value="15.6155647" calcext:value-type="float">
            <text:p>15.6155647</text:p>
          </table:table-cell>
          <table:table-cell office:value-type="float" office:value="18.3" calcext:value-type="float">
            <text:p>18.3</text:p>
          </table:table-cell>
          <table:table-cell office:value-type="float" office:value="9.3" calcext:value-type="float">
            <text:p>9.3</text:p>
          </table:table-cell>
          <table:table-cell office:value-type="float" office:value="22.22222222" calcext:value-type="float">
            <text:p>22.22222222</text:p>
          </table:table-cell>
          <table:table-cell office:value-type="float" office:value="0.684285755" calcext:value-type="float">
            <text:p>0.684285755</text:p>
          </table:table-cell>
          <table:table-cell office:value-type="float" office:value="0.276604766" calcext:value-type="float">
            <text:p>0.276604766</text:p>
          </table:table-cell>
          <table:table-cell office:value-type="float" office:value="33.90431275" calcext:value-type="float">
            <text:p>33.90431275</text:p>
          </table:table-cell>
          <table:table-cell office:value-type="float" office:value="12.2469286" calcext:value-type="float">
            <text:p>12.2469286</text:p>
          </table:table-cell>
          <table:table-cell office:value-type="float" office:value="87.7530714" calcext:value-type="float">
            <text:p>87.7530714</text:p>
          </table:table-cell>
          <table:table-cell office:value-type="float" office:value="65.14053574" calcext:value-type="float">
            <text:p>65.14053574</text:p>
          </table:table-cell>
          <table:table-cell table:style-name="ce4" office:value-type="string" calcext:value-type="string">
            <text:p>6.57E-01</text:p>
          </table:table-cell>
          <table:table-cell office:value-type="float" office:value="22.2872874" calcext:value-type="float">
            <text:p>22.2872874</text:p>
          </table:table-cell>
          <table:table-cell office:value-type="float" office:value="0.60633559" calcext:value-type="float">
            <text:p>0.60633559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91403" calcext:value-type="float">
            <text:p>-36.35091403</text:p>
          </table:table-cell>
          <table:table-cell office:value-type="float" office:value="148.603047" calcext:value-type="float">
            <text:p>148.603047</text:p>
          </table:table-cell>
          <table:table-cell office:value-type="float" office:value="920" calcext:value-type="float">
            <text:p>920</text:p>
          </table:table-cell>
          <table:table-cell office:value-type="float" office:value="921.961365" calcext:value-type="float">
            <text:p>921.961365</text:p>
          </table:table-cell>
          <table:table-cell office:value-type="string" calcext:value-type="string">
            <text:p>L3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24907018" calcext:value-type="float">
            <text:p>1.24907018</text:p>
          </table:table-cell>
          <table:table-cell office:value-type="float" office:value="0.06329579" calcext:value-type="float">
            <text:p>0.06329579</text:p>
          </table:table-cell>
          <table:table-cell office:value-type="float" office:value="11.49801192" calcext:value-type="float">
            <text:p>11.49801192</text:p>
          </table:table-cell>
          <table:table-cell office:value-type="float" office:value="10.42049046" calcext:value-type="float">
            <text:p>10.42049046</text:p>
          </table:table-cell>
          <table:table-cell office:value-type="float" office:value="0.096479521" calcext:value-type="float">
            <text:p>0.096479521</text:p>
          </table:table-cell>
          <table:table-cell office:value-type="float" office:value="0.997527498" calcext:value-type="float">
            <text:p>0.997527498</text:p>
          </table:table-cell>
          <table:table-cell office:value-type="float" office:value="0.608326908" calcext:value-type="float">
            <text:p>0.608326908</text:p>
          </table:table-cell>
          <table:table-cell office:value-type="float" office:value="319.2674774" calcext:value-type="float">
            <text:p>319.2674774</text:p>
          </table:table-cell>
          <table:table-cell office:value-type="float" office:value="20.641" calcext:value-type="float">
            <text:p>20.641</text:p>
          </table:table-cell>
          <table:table-cell office:value-type="float" office:value="2.090325132" calcext:value-type="float">
            <text:p>2.090325132</text:p>
          </table:table-cell>
          <table:table-cell office:value-type="float" office:value="12.6765033" calcext:value-type="float">
            <text:p>12.6765033</text:p>
          </table:table-cell>
          <table:table-cell office:value-type="float" office:value="16.9" calcext:value-type="float">
            <text:p>16.9</text:p>
          </table:table-cell>
          <table:table-cell office:value-type="float" office:value="9.4" calcext:value-type="float">
            <text:p>9.4</text:p>
          </table:table-cell>
          <table:table-cell office:value-type="float" office:value="26.8244576" calcext:value-type="float">
            <text:p>26.8244576</text:p>
          </table:table-cell>
          <table:table-cell office:value-type="float" office:value="0.716197244" calcext:value-type="float">
            <text:p>0.716197244</text:p>
          </table:table-cell>
          <table:table-cell office:value-type="float" office:value="0.378459056" calcext:value-type="float">
            <text:p>0.378459056</text:p>
          </table:table-cell>
          <table:table-cell office:value-type="float" office:value="46.26840287" calcext:value-type="float">
            <text:p>46.26840287</text:p>
          </table:table-cell>
          <table:table-cell office:value-type="float" office:value="9.8287074" calcext:value-type="float">
            <text:p>9.8287074</text:p>
          </table:table-cell>
          <table:table-cell office:value-type="float" office:value="90.1712926" calcext:value-type="float">
            <text:p>90.1712926</text:p>
          </table:table-cell>
          <table:table-cell office:value-type="float" office:value="50.33047502" calcext:value-type="float">
            <text:p>50.33047502</text:p>
          </table:table-cell>
          <table:table-cell table:style-name="ce4" office:value-type="string" calcext:value-type="string">
            <text:p>2.24E-01</text:p>
          </table:table-cell>
          <table:table-cell office:value-type="float" office:value="10.3824094" calcext:value-type="float">
            <text:p>10.3824094</text:p>
          </table:table-cell>
          <table:table-cell office:value-type="float" office:value="0.674634787" calcext:value-type="float">
            <text:p>0.674634787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88502" calcext:value-type="float">
            <text:p>-36.35088502</text:p>
          </table:table-cell>
          <table:table-cell office:value-type="float" office:value="148.602993" calcext:value-type="float">
            <text:p>148.602993</text:p>
          </table:table-cell>
          <table:table-cell office:value-type="float" office:value="920" calcext:value-type="float">
            <text:p>920</text:p>
          </table:table-cell>
          <table:table-cell office:value-type="float" office:value="921.39917" calcext:value-type="float">
            <text:p>921.39917</text:p>
          </table:table-cell>
          <table:table-cell office:value-type="string" calcext:value-type="string">
            <text:p>L4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140668555" calcext:value-type="float">
            <text:p>1.140668555</text:p>
          </table:table-cell>
          <table:table-cell office:value-type="float" office:value="0.053877717" calcext:value-type="float">
            <text:p>0.053877717</text:p>
          </table:table-cell>
          <table:table-cell office:value-type="float" office:value="6.318407332" calcext:value-type="float">
            <text:p>6.318407332</text:p>
          </table:table-cell>
          <table:table-cell office:value-type="float" office:value="29.81027851" calcext:value-type="float">
            <text:p>29.81027851</text:p>
          </table:table-cell>
          <table:table-cell office:value-type="float" office:value="0.069160881" calcext:value-type="float">
            <text:p>0.069160881</text:p>
          </table:table-cell>
          <table:table-cell office:value-type="float" office:value="0.918313078" calcext:value-type="float">
            <text:p>0.918313078</text:p>
          </table:table-cell>
          <table:table-cell office:value-type="float" office:value="0.638136969" calcext:value-type="float">
            <text:p>0.638136969</text:p>
          </table:table-cell>
          <table:table-cell office:value-type="float" office:value="362.9380701" calcext:value-type="float">
            <text:p>362.9380701</text:p>
          </table:table-cell>
          <table:table-cell office:value-type="float" office:value="18.747" calcext:value-type="float">
            <text:p>18.747</text:p>
          </table:table-cell>
          <table:table-cell office:value-type="float" office:value="3.067292041" calcext:value-type="float">
            <text:p>3.067292041</text:p>
          </table:table-cell>
          <table:table-cell office:value-type="float" office:value="15.6534515" calcext:value-type="float">
            <text:p>15.6534515</text:p>
          </table:table-cell>
          <table:table-cell office:value-type="float" office:value="20.5" calcext:value-type="float">
            <text:p>20.5</text:p>
          </table:table-cell>
          <table:table-cell office:value-type="float" office:value="9.7" calcext:value-type="float">
            <text:p>9.7</text:p>
          </table:table-cell>
          <table:table-cell office:value-type="float" office:value="19.51219512" calcext:value-type="float">
            <text:p>19.51219512</text:p>
          </table:table-cell>
          <table:table-cell office:value-type="float" office:value="0.749089265" calcext:value-type="float">
            <text:p>0.749089265</text:p>
          </table:table-cell>
          <table:table-cell office:value-type="float" office:value="0.467148014" calcext:value-type="float">
            <text:p>0.467148014</text:p>
          </table:table-cell>
          <table:table-cell office:value-type="float" office:value="45.82111791" calcext:value-type="float">
            <text:p>45.82111791</text:p>
          </table:table-cell>
          <table:table-cell office:value-type="float" office:value="10.1931769" calcext:value-type="float">
            <text:p>10.1931769</text:p>
          </table:table-cell>
          <table:table-cell office:value-type="float" office:value="89.8068231" calcext:value-type="float">
            <text:p>89.8068231</text:p>
          </table:table-cell>
          <table:table-cell office:value-type="float" office:value="51.0070384" calcext:value-type="float">
            <text:p>51.0070384</text:p>
          </table:table-cell>
          <table:table-cell table:style-name="ce4" office:value-type="string" calcext:value-type="string">
            <text:p>2.58E-01</text:p>
          </table:table-cell>
          <table:table-cell office:value-type="float" office:value="11.82140915" calcext:value-type="float">
            <text:p>11.82140915</text:p>
          </table:table-cell>
          <table:table-cell office:value-type="float" office:value="0.710566243" calcext:value-type="float">
            <text:p>0.710566243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96499" calcext:value-type="float">
            <text:p>-36.35096499</text:p>
          </table:table-cell>
          <table:table-cell office:value-type="float" office:value="148.60295" calcext:value-type="float">
            <text:p>148.60295</text:p>
          </table:table-cell>
          <table:table-cell office:value-type="float" office:value="920" calcext:value-type="float">
            <text:p>920</text:p>
          </table:table-cell>
          <table:table-cell office:value-type="float" office:value="922.717224" calcext:value-type="float">
            <text:p>922.717224</text:p>
          </table:table-cell>
          <table:table-cell office:value-type="string" calcext:value-type="string">
            <text:p>L5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274816428" calcext:value-type="float">
            <text:p>1.274816428</text:p>
          </table:table-cell>
          <table:table-cell office:value-type="float" office:value="0.06077992" calcext:value-type="float">
            <text:p>0.06077992</text:p>
          </table:table-cell>
          <table:table-cell office:value-type="float" office:value="5.158478722" calcext:value-type="float">
            <text:p>5.158478722</text:p>
          </table:table-cell>
          <table:table-cell office:value-type="float" office:value="32.94500192" calcext:value-type="float">
            <text:p>32.94500192</text:p>
          </table:table-cell>
          <table:table-cell office:value-type="float" office:value="0.076597311" calcext:value-type="float">
            <text:p>0.076597311</text:p>
          </table:table-cell>
          <table:table-cell office:value-type="float" office:value="1.03817331" calcext:value-type="float">
            <text:p>1.03817331</text:p>
          </table:table-cell>
          <table:table-cell office:value-type="float" office:value="0.606284658" calcext:value-type="float">
            <text:p>0.606284658</text:p>
          </table:table-cell>
          <table:table-cell office:value-type="float" office:value="326.0969623" calcext:value-type="float">
            <text:p>326.0969623</text:p>
          </table:table-cell>
          <table:table-cell office:value-type="float" office:value="26.072" calcext:value-type="float">
            <text:p>26.072</text:p>
          </table:table-cell>
          <table:table-cell office:value-type="float" office:value="1.935189135" calcext:value-type="float">
            <text:p>1.935189135</text:p>
          </table:table-cell>
          <table:table-cell office:value-type="float" office:value="15.3348554" calcext:value-type="float">
            <text:p>15.3348554</text:p>
          </table:table-cell>
          <table:table-cell office:value-type="float" office:value="12.1" calcext:value-type="float">
            <text:p>12.1</text:p>
          </table:table-cell>
          <table:table-cell office:value-type="float" office:value="5" calcext:value-type="float">
            <text:p>5</text:p>
          </table:table-cell>
          <table:table-cell office:value-type="float" office:value="36.36363636" calcext:value-type="float">
            <text:p>36.36363636</text:p>
          </table:table-cell>
          <table:table-cell office:value-type="float" office:value="0.719380343" calcext:value-type="float">
            <text:p>0.719380343</text:p>
          </table:table-cell>
          <table:table-cell office:value-type="float" office:value="0.393943584" calcext:value-type="float">
            <text:p>0.393943584</text:p>
          </table:table-cell>
          <table:table-cell office:value-type="float" office:value="37.66264937" calcext:value-type="float">
            <text:p>37.66264937</text:p>
          </table:table-cell>
          <table:table-cell office:value-type="float" office:value="7.5004969" calcext:value-type="float">
            <text:p>7.5004969</text:p>
          </table:table-cell>
          <table:table-cell office:value-type="float" office:value="92.4995031" calcext:value-type="float">
            <text:p>92.4995031</text:p>
          </table:table-cell>
          <table:table-cell office:value-type="float" office:value="48.90194511" calcext:value-type="float">
            <text:p>48.90194511</text:p>
          </table:table-cell>
          <table:table-cell table:style-name="ce4" office:value-type="string" calcext:value-type="string">
            <text:p>1.90E-01</text:p>
          </table:table-cell>
          <table:table-cell office:value-type="float" office:value="7.150293235" calcext:value-type="float">
            <text:p>7.150293235</text:p>
          </table:table-cell>
          <table:table-cell office:value-type="float" office:value="0.655446395" calcext:value-type="float">
            <text:p>0.655446395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99701" calcext:value-type="float">
            <text:p>-36.35099701</text:p>
          </table:table-cell>
          <table:table-cell office:value-type="float" office:value="148.602924" calcext:value-type="float">
            <text:p>148.602924</text:p>
          </table:table-cell>
          <table:table-cell office:value-type="float" office:value="920" calcext:value-type="float">
            <text:p>920</text:p>
          </table:table-cell>
          <table:table-cell office:value-type="float" office:value="922.648315" calcext:value-type="float">
            <text:p>922.648315</text:p>
          </table:table-cell>
          <table:table-cell office:value-type="string" calcext:value-type="string">
            <text:p>L6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108511696" calcext:value-type="float">
            <text:p>1.108511696</text:p>
          </table:table-cell>
          <table:table-cell office:value-type="float" office:value="0.054048639" calcext:value-type="float">
            <text:p>0.054048639</text:p>
          </table:table-cell>
          <table:table-cell office:value-type="float" office:value="2.320482346" calcext:value-type="float">
            <text:p>2.320482346</text:p>
          </table:table-cell>
          <table:table-cell office:value-type="float" office:value="23.1054567" calcext:value-type="float">
            <text:p>23.1054567</text:p>
          </table:table-cell>
          <table:table-cell office:value-type="float" office:value="0.083616854" calcext:value-type="float">
            <text:p>0.083616854</text:p>
          </table:table-cell>
          <table:table-cell office:value-type="float" office:value="1.019998523" calcext:value-type="float">
            <text:p>1.019998523</text:p>
          </table:table-cell>
          <table:table-cell office:value-type="float" office:value="0.600851305" calcext:value-type="float">
            <text:p>0.600851305</text:p>
          </table:table-cell>
          <table:table-cell office:value-type="float" office:value="289.6978301" calcext:value-type="float">
            <text:p>289.6978301</text:p>
          </table:table-cell>
          <table:table-cell office:value-type="float" office:value="19.724" calcext:value-type="float">
            <text:p>19.724</text:p>
          </table:table-cell>
          <table:table-cell office:value-type="float" office:value="2.462853742" calcext:value-type="float">
            <text:p>2.462853742</text:p>
          </table:table-cell>
          <table:table-cell office:value-type="float" office:value="17.9582982" calcext:value-type="float">
            <text:p>17.9582982</text:p>
          </table:table-cell>
          <table:table-cell office:value-type="float" office:value="17" calcext:value-type="float">
            <text:p>17</text:p>
          </table:table-cell>
          <table:table-cell office:value-type="float" office:value="8.7" calcext:value-type="float">
            <text:p>8.7</text:p>
          </table:table-cell>
          <table:table-cell office:value-type="float" office:value="18.82352941" calcext:value-type="float">
            <text:p>18.82352941</text:p>
          </table:table-cell>
          <table:table-cell office:value-type="float" office:value="0.843521198" calcext:value-type="float">
            <text:p>0.843521198</text:p>
          </table:table-cell>
          <table:table-cell office:value-type="float" office:value="0.493441882" calcext:value-type="float">
            <text:p>0.493441882</text:p>
          </table:table-cell>
          <table:table-cell office:value-type="float" office:value="44.03951401" calcext:value-type="float">
            <text:p>44.03951401</text:p>
          </table:table-cell>
          <table:table-cell office:value-type="float" office:value="11.2480632" calcext:value-type="float">
            <text:p>11.2480632</text:p>
          </table:table-cell>
          <table:table-cell office:value-type="float" office:value="88.7519368" calcext:value-type="float">
            <text:p>88.7519368</text:p>
          </table:table-cell>
          <table:table-cell office:value-type="float" office:value="55.02187189" calcext:value-type="float">
            <text:p>55.02187189</text:p>
          </table:table-cell>
          <table:table-cell table:style-name="ce4" office:value-type="string" calcext:value-type="string">
            <text:p>3.21E-01</text:p>
          </table:table-cell>
          <table:table-cell office:value-type="float" office:value="14.14091687" calcext:value-type="float">
            <text:p>14.14091687</text:p>
          </table:table-cell>
          <table:table-cell office:value-type="float" office:value="0.677000781" calcext:value-type="float">
            <text:p>0.677000781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99499" calcext:value-type="float">
            <text:p>-36.35099499</text:p>
          </table:table-cell>
          <table:table-cell office:value-type="float" office:value="148.602819" calcext:value-type="float">
            <text:p>148.602819</text:p>
          </table:table-cell>
          <table:table-cell office:value-type="float" office:value="920" calcext:value-type="float">
            <text:p>920</text:p>
          </table:table-cell>
          <table:table-cell office:value-type="float" office:value="924.351746" calcext:value-type="float">
            <text:p>924.351746</text:p>
          </table:table-cell>
          <table:table-cell office:value-type="string" calcext:value-type="string">
            <text:p>L7</text:p>
          </table:table-cell>
          <table:table-cell office:value-type="float" office:value="157.6199951" calcext:value-type="float">
            <text:p>157.6199951</text:p>
          </table:table-cell>
          <table:table-cell office:value-type="string" calcext:value-type="string">
            <text:p>S</text:p>
          </table:table-cell>
          <table:table-cell office:value-type="float" office:value="1.201378955" calcext:value-type="float">
            <text:p>1.201378955</text:p>
          </table:table-cell>
          <table:table-cell office:value-type="float" office:value="0.055196729" calcext:value-type="float">
            <text:p>0.055196729</text:p>
          </table:table-cell>
          <table:table-cell office:value-type="float" office:value="29.13202062" calcext:value-type="float">
            <text:p>29.13202062</text:p>
          </table:table-cell>
          <table:table-cell office:value-type="float" office:value="14.90151629" calcext:value-type="float">
            <text:p>14.90151629</text:p>
          </table:table-cell>
          <table:table-cell office:value-type="float" office:value="0.081026623" calcext:value-type="float">
            <text:p>0.081026623</text:p>
          </table:table-cell>
          <table:table-cell office:value-type="float" office:value="1.080994047" calcext:value-type="float">
            <text:p>1.080994047</text:p>
          </table:table-cell>
          <table:table-cell office:value-type="float" office:value="0.655118602" calcext:value-type="float">
            <text:p>0.655118602</text:p>
          </table:table-cell>
          <table:table-cell office:value-type="float" office:value="210.7692308" calcext:value-type="float">
            <text:p>210.7692308</text:p>
          </table:table-cell>
          <table:table-cell office:value-type="float" office:value="26" calcext:value-type="float">
            <text:p>26</text:p>
          </table:table-cell>
          <table:table-cell office:value-type="float" office:value="2.032530576" calcext:value-type="float">
            <text:p>2.032530576</text:p>
          </table:table-cell>
          <table:table-cell office:value-type="float" office:value="17.3961456" calcext:value-type="float">
            <text:p>17.3961456</text:p>
          </table:table-cell>
          <table:table-cell office:value-type="float" office:value="31.4" calcext:value-type="float">
            <text:p>31.4</text:p>
          </table:table-cell>
          <table:table-cell office:value-type="float" office:value="7.9" calcext:value-type="float">
            <text:p>7.9</text:p>
          </table:table-cell>
          <table:table-cell office:value-type="float" office:value="22.0806794" calcext:value-type="float">
            <text:p>22.0806794</text:p>
          </table:table-cell>
          <table:table-cell office:value-type="float" office:value="0.743480948" calcext:value-type="float">
            <text:p>0.743480948</text:p>
          </table:table-cell>
          <table:table-cell office:value-type="float" office:value="0.419194847" calcext:value-type="float">
            <text:p>0.419194847</text:p>
          </table:table-cell>
          <table:table-cell office:value-type="float" office:value="38.95656066" calcext:value-type="float">
            <text:p>38.95656066</text:p>
          </table:table-cell>
          <table:table-cell office:value-type="float" office:value="4.8013978" calcext:value-type="float">
            <text:p>4.8013978</text:p>
          </table:table-cell>
          <table:table-cell office:value-type="float" office:value="95.1986022" calcext:value-type="float">
            <text:p>95.1986022</text:p>
          </table:table-cell>
          <table:table-cell office:value-type="float" office:value="38.10454264" calcext:value-type="float">
            <text:p>38.10454264</text:p>
          </table:table-cell>
          <table:table-cell table:style-name="ce4" office:value-type="string" calcext:value-type="string">
            <text:p>7.84E-02</text:p>
          </table:table-cell>
          <table:table-cell office:value-type="float" office:value="13.05484564" calcext:value-type="float">
            <text:p>13.05484564</text:p>
          </table:table-cell>
          <table:table-cell office:value-type="float" office:value="0.688159896" calcext:value-type="float">
            <text:p>0.688159896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01603" calcext:value-type="float">
            <text:p>-36.35101603</text:p>
          </table:table-cell>
          <table:table-cell office:value-type="float" office:value="148.602733" calcext:value-type="float">
            <text:p>148.602733</text:p>
          </table:table-cell>
          <table:table-cell office:value-type="float" office:value="920" calcext:value-type="float">
            <text:p>920</text:p>
          </table:table-cell>
          <table:table-cell office:value-type="float" office:value="924.316406" calcext:value-type="float">
            <text:p>924.316406</text:p>
          </table:table-cell>
          <table:table-cell office:value-type="string" calcext:value-type="string">
            <text:p>L8</text:p>
          </table:table-cell>
          <table:table-cell office:value-type="float" office:value="157.6199951" calcext:value-type="float">
            <text:p>157.6199951</text:p>
          </table:table-cell>
          <table:table-cell office:value-type="string" calcext:value-type="string">
            <text:p>S</text:p>
          </table:table-cell>
          <table:table-cell office:value-type="float" office:value="1.164643628" calcext:value-type="float">
            <text:p>1.164643628</text:p>
          </table:table-cell>
          <table:table-cell office:value-type="float" office:value="0.071283252" calcext:value-type="float">
            <text:p>0.071283252</text:p>
          </table:table-cell>
          <table:table-cell office:value-type="float" office:value="20.20950423" calcext:value-type="float">
            <text:p>20.20950423</text:p>
          </table:table-cell>
          <table:table-cell office:value-type="float" office:value="13.54033573" calcext:value-type="float">
            <text:p>13.54033573</text:p>
          </table:table-cell>
          <table:table-cell office:value-type="float" office:value="0.092856105" calcext:value-type="float">
            <text:p>0.092856105</text:p>
          </table:table-cell>
          <table:table-cell office:value-type="float" office:value="1.035502859" calcext:value-type="float">
            <text:p>1.035502859</text:p>
          </table:table-cell>
          <table:table-cell office:value-type="float" office:value="0.686145553" calcext:value-type="float">
            <text:p>0.686145553</text:p>
          </table:table-cell>
          <table:table-cell office:value-type="float" office:value="286.0870646" calcext:value-type="float">
            <text:p>286.0870646</text:p>
          </table:table-cell>
          <table:table-cell office:value-type="float" office:value="24.143" calcext:value-type="float">
            <text:p>24.143</text:p>
          </table:table-cell>
          <table:table-cell office:value-type="float" office:value="2.014791069" calcext:value-type="float">
            <text:p>2.014791069</text:p>
          </table:table-cell>
          <table:table-cell office:value-type="float" office:value="18.0299681" calcext:value-type="float">
            <text:p>18.0299681</text:p>
          </table:table-cell>
          <table:table-cell office:value-type="float" office:value="18.1" calcext:value-type="float">
            <text:p>18.1</text:p>
          </table:table-cell>
          <table:table-cell office:value-type="float" office:value="6.5" calcext:value-type="float">
            <text:p>6.5</text:p>
          </table:table-cell>
          <table:table-cell office:value-type="float" office:value="18.78453039" calcext:value-type="float">
            <text:p>18.78453039</text:p>
          </table:table-cell>
          <table:table-cell office:value-type="float" office:value="0.751211331" calcext:value-type="float">
            <text:p>0.751211331</text:p>
          </table:table-cell>
          <table:table-cell office:value-type="float" office:value="0.54497924" calcext:value-type="float">
            <text:p>0.54497924</text:p>
          </table:table-cell>
          <table:table-cell table:number-columns-repeated="13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103003" calcext:value-type="float">
            <text:p>-36.35103003</text:p>
          </table:table-cell>
          <table:table-cell office:value-type="float" office:value="148.602736" calcext:value-type="float">
            <text:p>148.602736</text:p>
          </table:table-cell>
          <table:table-cell office:value-type="float" office:value="920" calcext:value-type="float">
            <text:p>920</text:p>
          </table:table-cell>
          <table:table-cell office:value-type="float" office:value="924.342041" calcext:value-type="float">
            <text:p>924.342041</text:p>
          </table:table-cell>
          <table:table-cell office:value-type="string" calcext:value-type="string">
            <text:p>L9</text:p>
          </table:table-cell>
          <table:table-cell office:value-type="float" office:value="157.6199951" calcext:value-type="float">
            <text:p>157.6199951</text:p>
          </table:table-cell>
          <table:table-cell office:value-type="string" calcext:value-type="string">
            <text:p>S</text:p>
          </table:table-cell>
          <table:table-cell office:value-type="float" office:value="1.215515415" calcext:value-type="float">
            <text:p>1.215515415</text:p>
          </table:table-cell>
          <table:table-cell office:value-type="float" office:value="0.085481383" calcext:value-type="float">
            <text:p>0.085481383</text:p>
          </table:table-cell>
          <table:table-cell office:value-type="float" office:value="5.306143366" calcext:value-type="float">
            <text:p>5.306143366</text:p>
          </table:table-cell>
          <table:table-cell office:value-type="float" office:value="26.90720145" calcext:value-type="float">
            <text:p>26.90720145</text:p>
          </table:table-cell>
          <table:table-cell office:value-type="float" office:value="0.092600065" calcext:value-type="float">
            <text:p>0.092600065</text:p>
          </table:table-cell>
          <table:table-cell office:value-type="float" office:value="1.078461032" calcext:value-type="float">
            <text:p>1.078461032</text:p>
          </table:table-cell>
          <table:table-cell office:value-type="float" office:value="0.574626866" calcext:value-type="float">
            <text:p>0.574626866</text:p>
          </table:table-cell>
          <table:table-cell office:value-type="float" office:value="204.4855471" calcext:value-type="float">
            <text:p>204.4855471</text:p>
          </table:table-cell>
          <table:table-cell office:value-type="float" office:value="22.383" calcext:value-type="float">
            <text:p>22.383</text:p>
          </table:table-cell>
          <table:table-cell office:value-type="float" office:value="1.586954182" calcext:value-type="float">
            <text:p>1.586954182</text:p>
          </table:table-cell>
          <table:table-cell office:value-type="float" office:value="15.5988424" calcext:value-type="float">
            <text:p>15.5988424</text:p>
          </table:table-cell>
          <table:table-cell office:value-type="float" office:value="15.5" calcext:value-type="float">
            <text:p>15.5</text:p>
          </table:table-cell>
          <table:table-cell office:value-type="float" office:value="7.9" calcext:value-type="float">
            <text:p>7.9</text:p>
          </table:table-cell>
          <table:table-cell office:value-type="float" office:value="19.78494624" calcext:value-type="float">
            <text:p>19.78494624</text:p>
          </table:table-cell>
          <table:table-cell office:value-type="float" office:value="0.80326436" calcext:value-type="float">
            <text:p>0.80326436</text:p>
          </table:table-cell>
          <table:table-cell office:value-type="float" office:value="0.516312057" calcext:value-type="float">
            <text:p>0.516312057</text:p>
          </table:table-cell>
          <table:table-cell office:value-type="float" office:value="30.36087708" calcext:value-type="float">
            <text:p>30.36087708</text:p>
          </table:table-cell>
          <table:table-cell office:value-type="float" office:value="10.6827433" calcext:value-type="float">
            <text:p>10.6827433</text:p>
          </table:table-cell>
          <table:table-cell office:value-type="float" office:value="89.3172567" calcext:value-type="float">
            <text:p>89.3172567</text:p>
          </table:table-cell>
          <table:table-cell office:value-type="float" office:value="64.03509188" calcext:value-type="float">
            <text:p>64.03509188</text:p>
          </table:table-cell>
          <table:table-cell table:style-name="ce4" office:value-type="string" calcext:value-type="string">
            <text:p>6.35E-01</text:p>
          </table:table-cell>
          <table:table-cell office:value-type="float" office:value="19.28856719" calcext:value-type="float">
            <text:p>19.28856719</text:p>
          </table:table-cell>
          <table:table-cell office:value-type="float" office:value="0.643354809" calcext:value-type="float">
            <text:p>0.643354809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Eucalyptus pauciflora subsp. pauciflora</text:p>
          </table:table-cell>
          <table:table-cell office:value-type="string" calcext:value-type="string">
            <text:p>Epauc</text:p>
          </table:table-cell>
          <table:table-cell office:value-type="float" office:value="-36.35081604" calcext:value-type="float">
            <text:p>-36.35081604</text:p>
          </table:table-cell>
          <table:table-cell office:value-type="float" office:value="148.602956" calcext:value-type="float">
            <text:p>148.602956</text:p>
          </table:table-cell>
          <table:table-cell office:value-type="float" office:value="920" calcext:value-type="float">
            <text:p>920</text:p>
          </table:table-cell>
          <table:table-cell office:value-type="float" office:value="925.61322" calcext:value-type="float">
            <text:p>925.61322</text:p>
          </table:table-cell>
          <table:table-cell office:value-type="string" calcext:value-type="string">
            <text:p>L10</text:p>
          </table:table-cell>
          <table:table-cell office:value-type="float" office:value="154.9830017" calcext:value-type="float">
            <text:p>154.9830017</text:p>
          </table:table-cell>
          <table:table-cell office:value-type="string" calcext:value-type="string">
            <text:p>SE</text:p>
          </table:table-cell>
          <table:table-cell office:value-type="float" office:value="1.064079372" calcext:value-type="float">
            <text:p>1.064079372</text:p>
          </table:table-cell>
          <table:table-cell office:value-type="float" office:value="0.050516899" calcext:value-type="float">
            <text:p>0.050516899</text:p>
          </table:table-cell>
          <table:table-cell office:value-type="float" office:value="6.995312088" calcext:value-type="float">
            <text:p>6.995312088</text:p>
          </table:table-cell>
          <table:table-cell office:value-type="float" office:value="22.28150417" calcext:value-type="float">
            <text:p>22.28150417</text:p>
          </table:table-cell>
          <table:table-cell office:value-type="float" office:value="0.13627259" calcext:value-type="float">
            <text:p>0.13627259</text:p>
          </table:table-cell>
          <table:table-cell office:value-type="float" office:value="1.198319464" calcext:value-type="float">
            <text:p>1.198319464</text:p>
          </table:table-cell>
          <table:table-cell office:value-type="float" office:value="0.604437229" calcext:value-type="float">
            <text:p>0.604437229</text:p>
          </table:table-cell>
          <table:table-cell office:value-type="float" office:value="319.9305556" calcext:value-type="float">
            <text:p>319.9305556</text:p>
          </table:table-cell>
          <table:table-cell office:value-type="float" office:value="28.8" calcext:value-type="float">
            <text:p>28.8</text:p>
          </table:table-cell>
          <table:table-cell office:value-type="float" office:value="2.855619149" calcext:value-type="float">
            <text:p>2.855619149</text:p>
          </table:table-cell>
          <table:table-cell office:value-type="float" office:value="22.5959094" calcext:value-type="float">
            <text:p>22.5959094</text:p>
          </table:table-cell>
          <table:table-cell office:value-type="float" office:value="21.7" calcext:value-type="float">
            <text:p>21.7</text:p>
          </table:table-cell>
          <table:table-cell office:value-type="float" office:value="10.3" calcext:value-type="float">
            <text:p>10.3</text:p>
          </table:table-cell>
          <table:table-cell office:value-type="float" office:value="21.50537634" calcext:value-type="float">
            <text:p>21.50537634</text:p>
          </table:table-cell>
          <table:table-cell office:value-type="float" office:value="0.670572827" calcext:value-type="float">
            <text:p>0.670572827</text:p>
          </table:table-cell>
          <table:table-cell office:value-type="float" office:value="0.445858544" calcext:value-type="float">
            <text:p>0.445858544</text:p>
          </table:table-cell>
          <table:table-cell office:value-type="float" office:value="44.1187223" calcext:value-type="float">
            <text:p>44.1187223</text:p>
          </table:table-cell>
          <table:table-cell office:value-type="float" office:value="9.75041" calcext:value-type="float">
            <text:p>9.75041</text:p>
          </table:table-cell>
          <table:table-cell office:value-type="float" office:value="90.24959" calcext:value-type="float">
            <text:p>90.24959</text:p>
          </table:table-cell>
          <table:table-cell office:value-type="float" office:value="50.41193652" calcext:value-type="float">
            <text:p>50.41193652</text:p>
          </table:table-cell>
          <table:table-cell table:style-name="ce4" office:value-type="string" calcext:value-type="string">
            <text:p>2.74E-01</text:p>
          </table:table-cell>
          <table:table-cell office:value-type="float" office:value="12.09348851" calcext:value-type="float">
            <text:p>12.09348851</text:p>
          </table:table-cell>
          <table:table-cell office:value-type="float" office:value="0.669739584" calcext:value-type="float">
            <text:p>0.669739584</text:p>
          </table:table-cell>
          <table:table-cell table:number-columns-repeated="6"/>
          <table:table-cell office:value-type="float" office:value="10.8832998" calcext:value-type="float">
            <text:p>10.8832998</text:p>
          </table:table-cell>
          <table:table-cell office:value-type="float" office:value="11.5166998" calcext:value-type="float">
            <text:p>11.5166998</text:p>
          </table:table-cell>
          <table:table-cell office:value-type="float" office:value="44.6381989" calcext:value-type="float">
            <text:p>44.6381989</text:p>
          </table:table-cell>
          <table:table-cell office:value-type="float" office:value="513.7930298" calcext:value-type="float">
            <text:p>513.7930298</text:p>
          </table:table-cell>
          <table:table-cell office:value-type="float" office:value="23.2000008" calcext:value-type="float">
            <text:p>23.2000008</text:p>
          </table:table-cell>
          <table:table-cell office:value-type="float" office:value="-2.5999999" calcext:value-type="float">
            <text:p>-2.5999999</text:p>
          </table:table-cell>
          <table:table-cell office:value-type="float" office:value="25.7999992" calcext:value-type="float">
            <text:p>25.7999992</text:p>
          </table:table-cell>
          <table:table-cell office:value-type="float" office:value="10.25" calcext:value-type="float">
            <text:p>10.25</text:p>
          </table:table-cell>
          <table:table-cell office:value-type="float" office:value="5.6333299" calcext:value-type="float">
            <text:p>5.6333299</text:p>
          </table:table-cell>
          <table:table-cell office:value-type="float" office:value="17.1499996" calcext:value-type="float">
            <text:p>17.1499996</text:p>
          </table:table-cell>
          <table:table-cell office:value-type="float" office:value="4.4333301" calcext:value-type="float">
            <text:p>4.4333301</text:p>
          </table:table-cell>
          <table:table-cell office:value-type="float" office:value="694" calcext:value-type="float">
            <text:p>694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6.8237" calcext:value-type="float">
            <text:p>16.8237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96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name-complex="Aptos Narrow" style:font-family-complex="'Aptos Narrow'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name-complex="Aptos Narrow" style:font-family-complex="'Aptos Narrow'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name-complex="Aptos Narrow" style:font-family-complex="'Aptos Narrow'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18mm 0.26mm 0.18mm" style:diagonal-bl-tr="none" style:diagonal-tl-br="none" fo:border-left="none" fo:border-right="none" fo:border-top="0.74pt solid #15608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-_20_Trait_20_data_20_-_20_Physiological_20_" style:display-name="PageStyle_2 - Trait data - Physiological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 Bryant</meta:initial-creator>
    <dc:creator>Cal Bryant</dc:creator>
    <meta:creation-date>2024-03-06T03:15:35</meta:creation-date>
    <dc:date>2024-03-06T03:23:07</dc:date>
    <meta:generator>LibreOffice/5.2.1.2$Linux_X86_64 LibreOffice_project/31dd62db80d4e60af04904455ec9c9219178d620</meta:generator>
    <meta:document-statistic meta:table-count="2" meta:cell-count="70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